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4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819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3.586cm"/>
    </style:style>
    <style:style style:name="co9" style:family="table-column">
      <style:table-column-properties fo:break-before="auto" style:column-width="4.456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8"/>
    <style:style style:name="ce9" style:family="table-cell" style:parent-style-name="Default" style:data-style-name="N118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18">
      <style:table-cell-properties fo:border-bottom="none" fo:border-left="none" fo:border-right="none" fo:border-top="0.74pt solid #000000"/>
    </style:style>
    <style:style style:name="ce11" style:family="table-cell" style:parent-style-name="Default" style:data-style-name="N118">
      <style:table-cell-properties fo:border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7" style:family="table-cell" style:parent-style-name="Default" style:data-style-name="N118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118">
      <style:table-cell-properties fo:border-bottom="0.74pt solid #000000" fo:border-left="none" fo:border-right="0.74pt solid #000000" fo:border-top="none"/>
    </style:style>
    <style:style style:name="ce19" style:family="table-cell" style:parent-style-name="Default" style:data-style-name="N128">
      <style:table-cell-properties fo:border="none"/>
    </style:style>
    <style:style style:name="ce20" style:family="table-cell" style:parent-style-name="Default" style:data-style-name="N128">
      <style:table-cell-properties fo:border-bottom="0.74pt solid #000000" fo:border-left="none" fo:border-right="none" fo:border-top="none"/>
    </style:style>
    <style:style style:name="ce21" style:family="table-cell" style:parent-style-name="Default" style:data-style-name="N81"/>
    <style:style style:name="ce22" style:family="table-cell" style:parent-style-name="Default" style:data-style-name="N128">
      <style:table-cell-properties fo:border-bottom="none" fo:border-left="0.74pt solid #000000" fo:border-right="0.74pt solid #000000" fo:border-top="none"/>
    </style:style>
    <style:style style:name="ce23" style:family="table-cell" style:parent-style-name="Default" style:data-style-name="N128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 style:data-style-name="N128">
      <style:table-cell-properties fo:border-bottom="none" fo:border-left="none" fo:border-right="0.74pt solid #000000" fo:border-top="none"/>
    </style:style>
    <style:style style:name="ce25" style:family="table-cell" style:parent-style-name="Default" style:data-style-name="N128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27" style:family="table-cell" style:parent-style-name="Default" style:data-style-name="N118">
      <style:table-cell-properties fo:border="0.74pt solid #000000"/>
    </style:style>
    <style:style style:name="ce28" style:family="table-cell" style:parent-style-name="Default" style:data-style-name="N118">
      <style:table-cell-properties fo:border-bottom="none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_means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12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9.8456290000031" calcext:value-type="float">
            <text:p>59,8456</text:p>
          </table:table-cell>
          <table:table-cell office:value-type="float" office:value="4" calcext:value-type="float">
            <text:p>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.0491793999972" calcext:value-type="float">
            <text:p>90,0492</text:p>
          </table:table-cell>
          <table:table-cell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67.785990600009" calcext:value-type="float">
            <text:p>167,7860</text:p>
          </table:table-cell>
          <table:table-cell office:value-type="float" office:value="4" calcext:value-type="float">
            <text:p>4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8.3856319999904" calcext:value-type="float">
            <text:p>58,3856</text:p>
          </table:table-cell>
          <table:table-cell office:value-type="float" office:value="3" calcext:value-type="float">
            <text:p>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1.792471499997" calcext:value-type="float">
            <text:p>301,7925</text:p>
          </table:table-cell>
          <table:table-cell office:value-type="float" office:value="9" calcext:value-type="float">
            <text:p>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9.070503499999" calcext:value-type="float">
            <text:p>109,0705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5.601483799997" calcext:value-type="float">
            <text:p>215,6015</text:p>
          </table:table-cell>
          <table:table-cell office:value-type="float" office:value="5" calcext:value-type="float">
            <text:p>5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8.858561800007" calcext:value-type="float">
            <text:p>308,8586</text:p>
          </table:table-cell>
          <table:table-cell office:value-type="float" office:value="13" calcext:value-type="float">
            <text:p>13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50000000" calcext:value-type="float">
            <text:p>35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7.171017900007" calcext:value-type="float">
            <text:p>227,1710</text:p>
          </table:table-cell>
          <table:table-cell office:value-type="float" office:value="8" calcext:value-type="float">
            <text:p>8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1.418269299989" calcext:value-type="float">
            <text:p>401,4183</text:p>
          </table:table-cell>
          <table:table-cell office:value-type="float" office:value="13" calcext:value-type="float">
            <text:p>13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5.3247811000037" calcext:value-type="float">
            <text:p>25,3248</text:p>
          </table:table-cell>
          <table:table-cell office:value-type="float" office:value="5" calcext:value-type="float">
            <text:p>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1.9074346999987" calcext:value-type="float">
            <text:p>41,9074</text:p>
          </table:table-cell>
          <table:table-cell office:value-type="float" office:value="4" calcext:value-type="float">
            <text:p>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6.6488462999987" calcext:value-type="float">
            <text:p>76,6488</text:p>
          </table:table-cell>
          <table:table-cell office:value-type="float" office:value="5" calcext:value-type="float">
            <text:p>5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.715666999997" calcext:value-type="float">
            <text:p>176,7157</text:p>
          </table:table-cell>
          <table:table-cell office:value-type="float" office:value="10" calcext:value-type="float">
            <text:p>10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220000000" calcext:value-type="float">
            <text:p>22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6.1043535000063" calcext:value-type="float">
            <text:p>26,1044</text:p>
          </table:table-cell>
          <table:table-cell office:value-type="float" office:value="4" calcext:value-type="float">
            <text:p>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.2565623000119" calcext:value-type="float">
            <text:p>51,2566</text:p>
          </table:table-cell>
          <table:table-cell office:value-type="float" office:value="4" calcext:value-type="float">
            <text:p>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12.859349800012" calcext:value-type="float">
            <text:p>112,8593</text:p>
          </table:table-cell>
          <table:table-cell office:value-type="float" office:value="6" calcext:value-type="float">
            <text:p>6</text:p>
          </table:table-cell>
          <table:table-cell office:value-type="float" office:value="52500000" calcext:value-type="float">
            <text:p>52500000</text:p>
          </table:table-cell>
          <table:table-cell office:value-type="float" office:value="157500000" calcext:value-type="float">
            <text:p>1575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7.237421999991" calcext:value-type="float">
            <text:p>237,2374</text:p>
          </table:table-cell>
          <table:table-cell office:value-type="float" office:value="10" calcext:value-type="float">
            <text:p>10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2.1487287999917" calcext:value-type="float">
            <text:p>32,1487</text:p>
          </table:table-cell>
          <table:table-cell office:value-type="float" office:value="4" calcext:value-type="float">
            <text:p>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1.8786033000069" calcext:value-type="float">
            <text:p>71,8786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64.125967699991" calcext:value-type="float">
            <text:p>264,1260</text:p>
          </table:table-cell>
          <table:table-cell office:value-type="float" office:value="13" calcext:value-type="float">
            <text:p>13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420000000" calcext:value-type="float">
            <text:p>420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.2780876999896" calcext:value-type="float">
            <text:p>50,2781</text:p>
          </table:table-cell>
          <table:table-cell office:value-type="float" office:value="6" calcext:value-type="float">
            <text:p>6</text:p>
          </table:table-cell>
          <table:table-cell office:value-type="float" office:value="17500000" calcext:value-type="float">
            <text:p>17500000</text:p>
          </table:table-cell>
          <table:table-cell office:value-type="float" office:value="87500000" calcext:value-type="float">
            <text:p>875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1.833569099996" calcext:value-type="float">
            <text:p>141,8336</text:p>
          </table:table-cell>
          <table:table-cell office:value-type="float" office:value="9" calcext:value-type="float">
            <text:p>9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96.3020705999952" calcext:value-type="float">
            <text:p>96,3021</text:p>
          </table:table-cell>
          <table:table-cell office:value-type="float" office:value="11" calcext:value-type="float">
            <text:p>11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06.1732703" calcext:value-type="float">
            <text:p>1606,1733</text:p>
          </table:table-cell>
          <table:table-cell office:value-type="float" office:value="97" calcext:value-type="float">
            <text:p>97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2940000000" calcext:value-type="float">
            <text:p>29400000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76.090867200008" calcext:value-type="float">
            <text:p>176,0909</text:p>
          </table:table-cell>
          <table:table-cell office:value-type="float" office:value="18" calcext:value-type="float">
            <text:p>18</text:p>
          </table:table-cell>
          <table:table-cell office:value-type="float" office:value="47500000" calcext:value-type="float">
            <text:p>47500000</text:p>
          </table:table-cell>
          <table:table-cell office:value-type="float" office:value="332500000" calcext:value-type="float">
            <text:p>33250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40.3616290000064" calcext:value-type="float">
            <text:p>40,3616</text:p>
          </table:table-cell>
          <table:table-cell office:value-type="float" office:value="4" calcext:value-type="float">
            <text:p>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6.8060647000093" calcext:value-type="float">
            <text:p>46,8061</text:p>
          </table:table-cell>
          <table:table-cell office:value-type="float" office:value="2" calcext:value-type="float">
            <text:p>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69.0832017000066" calcext:value-type="float">
            <text:p>69,0832</text:p>
          </table:table-cell>
          <table:table-cell office:value-type="float" office:value="2" calcext:value-type="float">
            <text:p>2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.5535158999992" calcext:value-type="float">
            <text:p>92,5535</text:p>
          </table:table-cell>
          <table:table-cell office:value-type="float" office:value="2" calcext:value-type="float">
            <text:p>2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cosine_similarity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500000" calcext:value-type="float">
            <text:p>12500000</text:p>
          </table:table-cell>
          <table:table-cell table:style-name="ce9" office:value-type="float" office:value="491.314223499998" calcext:value-type="float">
            <text:p>491,314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0000000" calcext:value-type="float">
            <text:p>150000000</text:p>
          </table:table-cell>
          <table:table-cell table:style-name="ce5" office:value-type="float" office:value="300000000" calcext:value-type="float">
            <text:p>300000000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</table:table-row>
        <table:table-row table:style-name="ro1">
          <table:table-cell/>
          <table:table-cell table:style-name="ce4" office:value-type="string" calcext:value-type="string">
            <text:p>euclidean_di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000000" calcext:value-type="float">
            <text:p>15000000</text:p>
          </table:table-cell>
          <table:table-cell table:style-name="ce10" office:value-type="float" office:value="167.785990600009" calcext:value-type="float">
            <text:p>167,786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5000000" calcext:value-type="float">
            <text:p>75000000</text:p>
          </table:table-cell>
          <table:table-cell table:style-name="ce6" office:value-type="float" office:value="150000000" calcext:value-type="float">
            <text:p>150000000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11" office:value-type="float" office:value="301.792471499997" calcext:value-type="float">
            <text:p>301,792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0000000" calcext:value-type="float">
            <text:p>100000000</text:p>
          </table:table-cell>
          <table:table-cell table:style-name="ce7" office:value-type="float" office:value="300000000" calcext:value-type="float">
            <text:p>300000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11" office:value-type="float" office:value="215.601483799997" calcext:value-type="float">
            <text:p>215,60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000000" calcext:value-type="float">
            <text:p>60000000</text:p>
          </table:table-cell>
          <table:table-cell table:style-name="ce7" office:value-type="float" office:value="240000000" calcext:value-type="float">
            <text:p>24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00000" calcext:value-type="float">
            <text:p>5000000</text:p>
          </table:table-cell>
          <table:table-cell table:style-name="ce11" office:value-type="float" office:value="308.858561800007" calcext:value-type="float">
            <text:p>308,858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0000000" calcext:value-type="float">
            <text:p>70000000</text:p>
          </table:table-cell>
          <table:table-cell table:style-name="ce7" office:value-type="float" office:value="350000000" calcext:value-type="float">
            <text:p>35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00000" calcext:value-type="float">
            <text:p>5000000</text:p>
          </table:table-cell>
          <table:table-cell table:style-name="ce11" office:value-type="float" office:value="227.171017900007" calcext:value-type="float">
            <text:p>227,17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5000000" calcext:value-type="float">
            <text:p>45000000</text:p>
          </table:table-cell>
          <table:table-cell table:style-name="ce7" office:value-type="float" office:value="270000000" calcext:value-type="float">
            <text:p>270000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3" office:value-type="string" calcext:value-type="string">
            <text:p>euclidean_distanc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00000" calcext:value-type="float">
            <text:p>5000000</text:p>
          </table:table-cell>
          <table:table-cell table:style-name="ce9" office:value-type="float" office:value="401.418269299989" calcext:value-type="float">
            <text:p>401,41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0000000" calcext:value-type="float">
            <text:p>70000000</text:p>
          </table:table-cell>
          <table:table-cell table:style-name="ce5" office:value-type="float" office:value="490000000" calcext:value-type="float">
            <text:p>490000000</text:p>
          </table:table-cell>
          <table:table-cell table:style-name="ce13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.715666999997" calcext:value-type="float">
            <text:p>176,7157</text:p>
          </table:table-cell>
          <table:table-cell office:value-type="float" office:value="10" calcext:value-type="float">
            <text:p>10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220000000" calcext:value-type="float">
            <text:p>22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7.237421999991" calcext:value-type="float">
            <text:p>237,2374</text:p>
          </table:table-cell>
          <table:table-cell office:value-type="float" office:value="10" calcext:value-type="float">
            <text:p>10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64.125967699991" calcext:value-type="float">
            <text:p>264,1260</text:p>
          </table:table-cell>
          <table:table-cell office:value-type="float" office:value="13" calcext:value-type="float">
            <text:p>13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420000000" calcext:value-type="float">
            <text:p>420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1.833569099996" calcext:value-type="float">
            <text:p>141,8336</text:p>
          </table:table-cell>
          <table:table-cell office:value-type="float" office:value="9" calcext:value-type="float">
            <text:p>9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06.1732703" calcext:value-type="float">
            <text:p>1606,1733</text:p>
          </table:table-cell>
          <table:table-cell office:value-type="float" office:value="97" calcext:value-type="float">
            <text:p>97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2940000000" calcext:value-type="float">
            <text:p>29400000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table:style-name="ce3" office:value-type="string" calcext:value-type="string">
            <text:p>manhattan_distanc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500000" calcext:value-type="float">
            <text:p>2500000</text:p>
          </table:table-cell>
          <table:table-cell table:style-name="ce9" office:value-type="float" office:value="176.090867200008" calcext:value-type="float">
            <text:p>176,090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7500000" calcext:value-type="float">
            <text:p>47500000</text:p>
          </table:table-cell>
          <table:table-cell table:style-name="ce5" office:value-type="float" office:value="332500000" calcext:value-type="float">
            <text:p>332500000</text:p>
          </table:table-cell>
          <table:table-cell table:style-name="ce13" office:value-type="float" office:value="126" calcext:value-type="float">
            <text:p>126</text:p>
          </table:table-cell>
        </table:table-row>
      </table:table>
      <table:table table:name="k_medoids" table:style-name="ta1">
        <table:table-column table:style-name="co4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12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92868000012822" calcext:value-type="float">
            <text:p>0,0193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3506" calcext:value-type="float">
            <text:p>2350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158189999965543" calcext:value-type="float">
            <text:p>0,015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19302" calcext:value-type="float">
            <text:p>1930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124292000000423" calcext:value-type="float">
            <text:p>0,0124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5368" calcext:value-type="float">
            <text:p>1536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237616999984311" calcext:value-type="float">
            <text:p>0,0238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28656" calcext:value-type="float">
            <text:p>2865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0276303999999072" calcext:value-type="float">
            <text:p>0,0276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33388" calcext:value-type="float">
            <text:p>3338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333057999996527" calcext:value-type="float">
            <text:p>0,0333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0724" calcext:value-type="float">
            <text:p>4072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401655999994546" calcext:value-type="float">
            <text:p>0,0402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49506" calcext:value-type="float">
            <text:p>4950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49396300000808" calcext:value-type="float">
            <text:p>0,0494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60732" calcext:value-type="float">
            <text:p>6073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103799900000013" calcext:value-type="float">
            <text:p>0,1038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126844" calcext:value-type="float">
            <text:p>12684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70337400000426" calcext:value-type="float">
            <text:p>0,0703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86812" calcext:value-type="float">
            <text:p>868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557415000002948" calcext:value-type="float">
            <text:p>0,0557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7072" calcext:value-type="float">
            <text:p>6707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142201099999511" calcext:value-type="float">
            <text:p>0,1422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171532" calcext:value-type="float">
            <text:p>17153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28581599998142" calcext:value-type="float">
            <text:p>0,1286</text:p>
          </table:table-cell>
          <table:table-cell office:value-type="float" office:value="3" calcext:value-type="float">
            <text:p>3</text:p>
          </table:table-cell>
          <table:table-cell office:value-type="float" office:value="927" calcext:value-type="float">
            <text:p>927</text:p>
          </table:table-cell>
          <table:table-cell office:value-type="float" office:value="147120" calcext:value-type="float">
            <text:p>14712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212918100001843" calcext:value-type="float">
            <text:p>0,2129</text:p>
          </table:table-cell>
          <table:table-cell office:value-type="float" office:value="4" calcext:value-type="float">
            <text:p>4</text:p>
          </table:table-cell>
          <table:table-cell office:value-type="float" office:value="1356" calcext:value-type="float">
            <text:p>1356</text:p>
          </table:table-cell>
          <table:table-cell office:value-type="float" office:value="250784" calcext:value-type="float">
            <text:p>25078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174611099999311" calcext:value-type="float">
            <text:p>0,1746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211086" calcext:value-type="float">
            <text:p>21108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0.279748599998129" calcext:value-type="float">
            <text:p>0,2797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  <table:table-cell office:value-type="float" office:value="342224" calcext:value-type="float">
            <text:p>34222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274608400002762" calcext:value-type="float">
            <text:p>0,2746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33588" calcext:value-type="float">
            <text:p>333588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0.418946900001174" calcext:value-type="float">
            <text:p>0,4189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510240" calcext:value-type="float">
            <text:p>51024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0.519491099999868" calcext:value-type="float">
            <text:p>0,5195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627330" calcext:value-type="float">
            <text:p>62733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0.297507200000837" calcext:value-type="float">
            <text:p>0,2975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358792" calcext:value-type="float">
            <text:p>358792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.819400399999722" calcext:value-type="float">
            <text:p>0,8194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  <table:table-cell office:value-type="float" office:value="994528" calcext:value-type="float">
            <text:p>99452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925806399998692" calcext:value-type="float">
            <text:p>0,9258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1084802" calcext:value-type="float">
            <text:p>1084802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837830399999803" calcext:value-type="float">
            <text:p>0,8378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 office:value-type="float" office:value="1001162" calcext:value-type="float">
            <text:p>100116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0.631664799999271" calcext:value-type="float">
            <text:p>0,6317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763928" calcext:value-type="float">
            <text:p>76392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.54385420000108" calcext:value-type="float">
            <text:p>1,5439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1867930" calcext:value-type="float">
            <text:p>186793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2.06856859999971" calcext:value-type="float">
            <text:p>2,0686</text:p>
          </table:table-cell>
          <table:table-cell office:value-type="float" office:value="4" calcext:value-type="float">
            <text:p>4</text:p>
          </table:table-cell>
          <table:table-cell office:value-type="float" office:value="4212" calcext:value-type="float">
            <text:p>4212</text:p>
          </table:table-cell>
          <table:table-cell office:value-type="float" office:value="2501912" calcext:value-type="float">
            <text:p>2501912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.11569899999813" calcext:value-type="float">
            <text:p>1,1157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1347912" calcext:value-type="float">
            <text:p>1347912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2.71842500000275" calcext:value-type="float">
            <text:p>2,7184</text:p>
          </table:table-cell>
          <table:table-cell office:value-type="float" office:value="4" calcext:value-type="float">
            <text:p>4</text:p>
          </table:table-cell>
          <table:table-cell office:value-type="float" office:value="5092" calcext:value-type="float">
            <text:p>5092</text:p>
          </table:table-cell>
          <table:table-cell office:value-type="float" office:value="3307880" calcext:value-type="float">
            <text:p>3307880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2.42084310000064" calcext:value-type="float">
            <text:p>2,4208</text:p>
          </table:table-cell>
          <table:table-cell office:value-type="float" office:value="3" calcext:value-type="float">
            <text:p>3</text:p>
          </table:table-cell>
          <table:table-cell office:value-type="float" office:value="4200" calcext:value-type="float">
            <text:p>4200</text:p>
          </table:table-cell>
          <table:table-cell office:value-type="float" office:value="2954282" calcext:value-type="float">
            <text:p>2954282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float" office:value="4.10942749999958" calcext:value-type="float">
            <text:p>4,1094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office:value-type="float" office:value="4990602" calcext:value-type="float">
            <text:p>4990602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3.58856379999997" calcext:value-type="float">
            <text:p>3,5886</text:p>
          </table:table-cell>
          <table:table-cell office:value-type="float" office:value="3" calcext:value-type="float">
            <text:p>3</text:p>
          </table:table-cell>
          <table:table-cell office:value-type="float" office:value="5082" calcext:value-type="float">
            <text:p>5082</text:p>
          </table:table-cell>
          <table:table-cell office:value-type="float" office:value="4333812" calcext:value-type="float">
            <text:p>4333812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863" calcext:value-type="float">
            <text:p>1863</text:p>
          </table:table-cell>
          <table:table-cell office:value-type="float" office:value="4.71830899999986" calcext:value-type="float">
            <text:p>4,7183</text:p>
          </table:table-cell>
          <table:table-cell office:value-type="float" office:value="3" calcext:value-type="float">
            <text:p>3</text:p>
          </table:table-cell>
          <table:table-cell office:value-type="float" office:value="5589" calcext:value-type="float">
            <text:p>5589</text:p>
          </table:table-cell>
          <table:table-cell office:value-type="float" office:value="5241546" calcext:value-type="float">
            <text:p>5241546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5.18663440000091" calcext:value-type="float">
            <text:p>5,1866</text:p>
          </table:table-cell>
          <table:table-cell office:value-type="float" office:value="3" calcext:value-type="float">
            <text:p>3</text:p>
          </table:table-cell>
          <table:table-cell office:value-type="float" office:value="6147" calcext:value-type="float">
            <text:p>6147</text:p>
          </table:table-cell>
          <table:table-cell office:value-type="float" office:value="6323364" calcext:value-type="float">
            <text:p>6323364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253" calcext:value-type="float">
            <text:p>2253</text:p>
          </table:table-cell>
          <table:table-cell office:value-type="float" office:value="9.88141650000034" calcext:value-type="float">
            <text:p>9,8814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office:value-type="float" office:value="11465832" calcext:value-type="float">
            <text:p>11465832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10.6940300999995" calcext:value-type="float">
            <text:p>10,6940</text:p>
          </table:table-cell>
          <table:table-cell office:value-type="float" office:value="4" calcext:value-type="float">
            <text:p>4</text:p>
          </table:table-cell>
          <table:table-cell office:value-type="float" office:value="9912" calcext:value-type="float">
            <text:p>9912</text:p>
          </table:table-cell>
          <table:table-cell office:value-type="float" office:value="12799328" calcext:value-type="float">
            <text:p>12799328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725" calcext:value-type="float">
            <text:p>2725</text:p>
          </table:table-cell>
          <table:table-cell office:value-type="float" office:value="10.3614116999997" calcext:value-type="float">
            <text:p>10,3614</text:p>
          </table:table-cell>
          <table:table-cell office:value-type="float" office:value="3" calcext:value-type="float">
            <text:p>3</text:p>
          </table:table-cell>
          <table:table-cell office:value-type="float" office:value="8175" calcext:value-type="float">
            <text:p>8175</text:p>
          </table:table-cell>
          <table:table-cell office:value-type="float" office:value="12368868" calcext:value-type="float">
            <text:p>12368868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office:value-type="float" office:value="8.01821489999929" calcext:value-type="float">
            <text:p>8,0182</text:p>
          </table:table-cell>
          <table:table-cell office:value-type="float" office:value="2" calcext:value-type="float">
            <text:p>2</text:p>
          </table:table-cell>
          <table:table-cell office:value-type="float" office:value="5994" calcext:value-type="float">
            <text:p>5994</text:p>
          </table:table-cell>
          <table:table-cell office:value-type="float" office:value="8999992" calcext:value-type="float">
            <text:p>899999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float" office:value="14.5080445999993" calcext:value-type="float">
            <text:p>14,5080</text:p>
          </table:table-cell>
          <table:table-cell office:value-type="float" office:value="3" calcext:value-type="float">
            <text:p>3</text:p>
          </table:table-cell>
          <table:table-cell office:value-type="float" office:value="9888" calcext:value-type="float">
            <text:p>9888</text:p>
          </table:table-cell>
          <table:table-cell office:value-type="float" office:value="16358888" calcext:value-type="float">
            <text:p>16358888</text:p>
          </table:table-cell>
          <table:table-cell office:value-type="float" office:value="9898" calcext:value-type="float">
            <text:p>989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11.1706255999998" calcext:value-type="float">
            <text:p>11,1706</text:p>
          </table:table-cell>
          <table:table-cell office:value-type="float" office:value="2" calcext:value-type="float">
            <text:p>2</text:p>
          </table:table-cell>
          <table:table-cell office:value-type="float" office:value="7250" calcext:value-type="float">
            <text:p>7250</text:p>
          </table:table-cell>
          <table:table-cell office:value-type="float" office:value="13162376" calcext:value-type="float">
            <text:p>13162376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987" calcext:value-type="float">
            <text:p>3987</text:p>
          </table:table-cell>
          <table:table-cell office:value-type="float" office:value="22.866495899998" calcext:value-type="float">
            <text:p>22,8665</text:p>
          </table:table-cell>
          <table:table-cell office:value-type="float" office:value="3" calcext:value-type="float">
            <text:p>3</text:p>
          </table:table-cell>
          <table:table-cell office:value-type="float" office:value="11961" calcext:value-type="float">
            <text:p>11961</text:p>
          </table:table-cell>
          <table:table-cell office:value-type="float" office:value="27457950" calcext:value-type="float">
            <text:p>27457950</text:p>
          </table:table-cell>
          <table:table-cell office:value-type="float" office:value="11971" calcext:value-type="float">
            <text:p>119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385" calcext:value-type="float">
            <text:p>4385</text:p>
          </table:table-cell>
          <table:table-cell office:value-type="float" office:value="23.8834199000012" calcext:value-type="float">
            <text:p>23,8834</text:p>
          </table:table-cell>
          <table:table-cell office:value-type="float" office:value="3" calcext:value-type="float">
            <text:p>3</text:p>
          </table:table-cell>
          <table:table-cell office:value-type="float" office:value="13155" calcext:value-type="float">
            <text:p>13155</text:p>
          </table:table-cell>
          <table:table-cell office:value-type="float" office:value="28991784" calcext:value-type="float">
            <text:p>28991784</text:p>
          </table:table-cell>
          <table:table-cell office:value-type="float" office:value="13165" calcext:value-type="float">
            <text:p>131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38.7211026000005" calcext:value-type="float">
            <text:p>38,7211</text:p>
          </table:table-cell>
          <table:table-cell office:value-type="float" office:value="4" calcext:value-type="float">
            <text:p>4</text:p>
          </table:table-cell>
          <table:table-cell office:value-type="float" office:value="19292" calcext:value-type="float">
            <text:p>19292</text:p>
          </table:table-cell>
          <table:table-cell office:value-type="float" office:value="46796904" calcext:value-type="float">
            <text:p>46796904</text:p>
          </table:table-cell>
          <table:table-cell office:value-type="float" office:value="19306" calcext:value-type="float">
            <text:p>1930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305" calcext:value-type="float">
            <text:p>5305</text:p>
          </table:table-cell>
          <table:table-cell office:value-type="float" office:value="34.9176289000025" calcext:value-type="float">
            <text:p>34,9176</text:p>
          </table:table-cell>
          <table:table-cell office:value-type="float" office:value="3" calcext:value-type="float">
            <text:p>3</text:p>
          </table:table-cell>
          <table:table-cell office:value-type="float" office:value="15915" calcext:value-type="float">
            <text:p>15915</text:p>
          </table:table-cell>
          <table:table-cell office:value-type="float" office:value="42505188" calcext:value-type="float">
            <text:p>42505188</text:p>
          </table:table-cell>
          <table:table-cell office:value-type="float" office:value="15925" calcext:value-type="float">
            <text:p>159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835" calcext:value-type="float">
            <text:p>5835</text:p>
          </table:table-cell>
          <table:table-cell office:value-type="float" office:value="42.3220957000012" calcext:value-type="float">
            <text:p>42,3221</text:p>
          </table:table-cell>
          <table:table-cell office:value-type="float" office:value="3" calcext:value-type="float">
            <text:p>3</text:p>
          </table:table-cell>
          <table:table-cell office:value-type="float" office:value="17505" calcext:value-type="float">
            <text:p>17505</text:p>
          </table:table-cell>
          <table:table-cell office:value-type="float" office:value="51399378" calcext:value-type="float">
            <text:p>51399378</text:p>
          </table:table-cell>
          <table:table-cell office:value-type="float" office:value="17515" calcext:value-type="float">
            <text:p>1751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418" calcext:value-type="float">
            <text:p>6418</text:p>
          </table:table-cell>
          <table:table-cell office:value-type="float" office:value="70.6469230999974" calcext:value-type="float">
            <text:p>70,6469</text:p>
          </table:table-cell>
          <table:table-cell office:value-type="float" office:value="4" calcext:value-type="float">
            <text:p>4</text:p>
          </table:table-cell>
          <table:table-cell office:value-type="float" office:value="25672" calcext:value-type="float">
            <text:p>25672</text:p>
          </table:table-cell>
          <table:table-cell office:value-type="float" office:value="87220140" calcext:value-type="float">
            <text:p>87220140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059" calcext:value-type="float">
            <text:p>7059</text:p>
          </table:table-cell>
          <table:table-cell office:value-type="float" office:value="64.7289458000014" calcext:value-type="float">
            <text:p>64,7289</text:p>
          </table:table-cell>
          <table:table-cell office:value-type="float" office:value="3" calcext:value-type="float">
            <text:p>3</text:p>
          </table:table-cell>
          <table:table-cell office:value-type="float" office:value="21177" calcext:value-type="float">
            <text:p>21177</text:p>
          </table:table-cell>
          <table:table-cell office:value-type="float" office:value="81399834" calcext:value-type="float">
            <text:p>81399834</text:p>
          </table:table-cell>
          <table:table-cell office:value-type="float" office:value="21187" calcext:value-type="float">
            <text:p>2118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764" calcext:value-type="float">
            <text:p>7764</text:p>
          </table:table-cell>
          <table:table-cell office:value-type="float" office:value="48.1552305999976" calcext:value-type="float">
            <text:p>48,1552</text:p>
          </table:table-cell>
          <table:table-cell office:value-type="float" office:value="2" calcext:value-type="float">
            <text:p>2</text:p>
          </table:table-cell>
          <table:table-cell office:value-type="float" office:value="15528" calcext:value-type="float">
            <text:p>15528</text:p>
          </table:table-cell>
          <table:table-cell office:value-type="float" office:value="60326330" calcext:value-type="float">
            <text:p>60326330</text:p>
          </table:table-cell>
          <table:table-cell office:value-type="float" office:value="15534" calcext:value-type="float">
            <text:p>155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540" calcext:value-type="float">
            <text:p>8540</text:p>
          </table:table-cell>
          <table:table-cell office:value-type="float" office:value="90.6014972000012" calcext:value-type="float">
            <text:p>90,6015</text:p>
          </table:table-cell>
          <table:table-cell office:value-type="float" office:value="3" calcext:value-type="float">
            <text:p>3</text:p>
          </table:table-cell>
          <table:table-cell office:value-type="float" office:value="25620" calcext:value-type="float">
            <text:p>25620</text:p>
          </table:table-cell>
          <table:table-cell office:value-type="float" office:value="114664902" calcext:value-type="float">
            <text:p>114664902</text:p>
          </table:table-cell>
          <table:table-cell office:value-type="float" office:value="25630" calcext:value-type="float">
            <text:p>2563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394" calcext:value-type="float">
            <text:p>9394</text:p>
          </table:table-cell>
          <table:table-cell office:value-type="float" office:value="147.815385099999" calcext:value-type="float">
            <text:p>147,8154</text:p>
          </table:table-cell>
          <table:table-cell office:value-type="float" office:value="4" calcext:value-type="float">
            <text:p>4</text:p>
          </table:table-cell>
          <table:table-cell office:value-type="float" office:value="37576" calcext:value-type="float">
            <text:p>37576</text:p>
          </table:table-cell>
          <table:table-cell office:value-type="float" office:value="186377334" calcext:value-type="float">
            <text:p>186377334</text:p>
          </table:table-cell>
          <table:table-cell office:value-type="float" office:value="37590" calcext:value-type="float">
            <text:p>375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237285000002885" calcext:value-type="float">
            <text:p>0,0237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7524" calcext:value-type="float">
            <text:p>2752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107907000019623" calcext:value-type="float">
            <text:p>0,010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13624" calcext:value-type="float">
            <text:p>1362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0850369999898248" calcext:value-type="float">
            <text:p>0,0085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0730" calcext:value-type="float">
            <text:p>1073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016029599999456" calcext:value-type="float">
            <text:p>0,0160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9899" calcext:value-type="float">
            <text:p>1989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0252694000009797" calcext:value-type="float">
            <text:p>0,0253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32152" calcext:value-type="float">
            <text:p>3215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301158000002033" calcext:value-type="float">
            <text:p>0,030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8176" calcext:value-type="float">
            <text:p>3817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0179071000020485" calcext:value-type="float">
            <text:p>0,0179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22060" calcext:value-type="float">
            <text:p>2206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0424781000001531" calcext:value-type="float">
            <text:p>0,0425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53664" calcext:value-type="float">
            <text:p>5366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0381974000010814" calcext:value-type="float">
            <text:p>0,0382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47634" calcext:value-type="float">
            <text:p>4763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0308463000001211" calcext:value-type="float">
            <text:p>0,0308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38058" calcext:value-type="float">
            <text:p>3805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729161999988719" calcext:value-type="float">
            <text:p>0,072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91620" calcext:value-type="float">
            <text:p>9162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0.0660723000000871" calcext:value-type="float">
            <text:p>0,0661</text:p>
          </table:table-cell>
          <table:table-cell office:value-type="float" office:value="3" calcext:value-type="float">
            <text:p>3</text:p>
          </table:table-cell>
          <table:table-cell office:value-type="float" office:value="843" calcext:value-type="float">
            <text:p>843</text:p>
          </table:table-cell>
          <table:table-cell office:value-type="float" office:value="82367" calcext:value-type="float">
            <text:p>8236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0.19476880000002" calcext:value-type="float">
            <text:p>0,1948</text:p>
          </table:table-cell>
          <table:table-cell office:value-type="float" office:value="6" calcext:value-type="float">
            <text:p>6</text:p>
          </table:table-cell>
          <table:table-cell office:value-type="float" office:value="1854" calcext:value-type="float">
            <text:p>1854</text:p>
          </table:table-cell>
          <table:table-cell office:value-type="float" office:value="245290" calcext:value-type="float">
            <text:p>24529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0.0863248000023305" calcext:value-type="float">
            <text:p>0,0863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109532" calcext:value-type="float">
            <text:p>10953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0.116486900002201" calcext:value-type="float">
            <text:p>0,1165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145938" calcext:value-type="float">
            <text:p>14593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195845300000656" calcext:value-type="float">
            <text:p>0,1958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  <table:table-cell office:value-type="float" office:value="242156" calcext:value-type="float">
            <text:p>24215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233682800000679" calcext:value-type="float">
            <text:p>0,2337</text:p>
          </table:table-cell>
          <table:table-cell office:value-type="float" office:value="4" calcext:value-type="float">
            <text:p>4</text:p>
          </table:table-cell>
          <table:table-cell office:value-type="float" office:value="1796" calcext:value-type="float">
            <text:p>1796</text:p>
          </table:table-cell>
          <table:table-cell office:value-type="float" office:value="290506" calcext:value-type="float">
            <text:p>290506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201320800002577" calcext:value-type="float">
            <text:p>0,2013</text:p>
          </table:table-cell>
          <table:table-cell office:value-type="float" office:value="3" calcext:value-type="float">
            <text:p>3</text:p>
          </table:table-cell>
          <table:table-cell office:value-type="float" office:value="1479" calcext:value-type="float">
            <text:p>1479</text:p>
          </table:table-cell>
          <table:table-cell office:value-type="float" office:value="250275" calcext:value-type="float">
            <text:p>25027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0.324801299997489" calcext:value-type="float">
            <text:p>0,3248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402378" calcext:value-type="float">
            <text:p>402378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0.43627750000087" calcext:value-type="float">
            <text:p>0,4363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541176" calcext:value-type="float">
            <text:p>541176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.354344500003208" calcext:value-type="float">
            <text:p>0,3543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437987" calcext:value-type="float">
            <text:p>43798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0.595079999999143" calcext:value-type="float">
            <text:p>0,5951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739004" calcext:value-type="float">
            <text:p>739004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0.723965299999691" calcext:value-type="float">
            <text:p>0,7240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893112" calcext:value-type="float">
            <text:p>893112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0.620030899997801" calcext:value-type="float">
            <text:p>0,6200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765746" calcext:value-type="float">
            <text:p>765746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1.49142459999712" calcext:value-type="float">
            <text:p>1,4914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1862404" calcext:value-type="float">
            <text:p>1862404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2.11333899999954" calcext:value-type="float">
            <text:p>2,1133</text:p>
          </table:table-cell>
          <table:table-cell office:value-type="float" office:value="6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 office:value-type="float" office:value="2626310" calcext:value-type="float">
            <text:p>2626310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0.726340400000481" calcext:value-type="float">
            <text:p>0,7263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903366" calcext:value-type="float">
            <text:p>903366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3.44744060000085" calcext:value-type="float">
            <text:p>3,4474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3727956" calcext:value-type="float">
            <text:p>3727956</text:p>
          </table:table-cell>
          <table:table-cell office:value-type="float" office:value="7671" calcext:value-type="float">
            <text:p>76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6.83008690000133" calcext:value-type="float">
            <text:p>6,8301</text:p>
          </table:table-cell>
          <table:table-cell office:value-type="float" office:value="10" calcext:value-type="float">
            <text:p>10</text:p>
          </table:table-cell>
          <table:table-cell office:value-type="float" office:value="14000" calcext:value-type="float">
            <text:p>14000</text:p>
          </table:table-cell>
          <table:table-cell office:value-type="float" office:value="8486150" calcext:value-type="float">
            <text:p>8486150</text:p>
          </table:table-cell>
          <table:table-cell office:value-type="float" office:value="14051" calcext:value-type="float">
            <text:p>140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  <table:table-cell office:value-type="float" office:value="4.07202360000156" calcext:value-type="float">
            <text:p>4,0720</text:p>
          </table:table-cell>
          <table:table-cell office:value-type="float" office:value="6" calcext:value-type="float">
            <text:p>6</text:p>
          </table:table-cell>
          <table:table-cell office:value-type="float" office:value="9240" calcext:value-type="float">
            <text:p>9240</text:p>
          </table:table-cell>
          <table:table-cell office:value-type="float" office:value="5058634" calcext:value-type="float">
            <text:p>5058634</text:p>
          </table:table-cell>
          <table:table-cell office:value-type="float" office:value="9271" calcext:value-type="float">
            <text:p>92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94" calcext:value-type="float">
            <text:p>1694</text:p>
          </table:table-cell>
          <table:table-cell office:value-type="float" office:value="3.46053729999767" calcext:value-type="float">
            <text:p>3,4605</text:p>
          </table:table-cell>
          <table:table-cell office:value-type="float" office:value="4" calcext:value-type="float">
            <text:p>4</text:p>
          </table:table-cell>
          <table:table-cell office:value-type="float" office:value="6776" calcext:value-type="float">
            <text:p>6776</text:p>
          </table:table-cell>
          <table:table-cell office:value-type="float" office:value="4311236" calcext:value-type="float">
            <text:p>4311236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863" calcext:value-type="float">
            <text:p>1863</text:p>
          </table:table-cell>
          <table:table-cell office:value-type="float" office:value="4.91376920000039" calcext:value-type="float">
            <text:p>4,9138</text:p>
          </table:table-cell>
          <table:table-cell office:value-type="float" office:value="5" calcext:value-type="float">
            <text:p>5</text:p>
          </table:table-cell>
          <table:table-cell office:value-type="float" office:value="9315" calcext:value-type="float">
            <text:p>9315</text:p>
          </table:table-cell>
          <table:table-cell office:value-type="float" office:value="6118749" calcext:value-type="float">
            <text:p>6118749</text:p>
          </table:table-cell>
          <table:table-cell office:value-type="float" office:value="9341" calcext:value-type="float">
            <text:p>93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049" calcext:value-type="float">
            <text:p>2049</text:p>
          </table:table-cell>
          <table:table-cell office:value-type="float" office:value="5.11076110000067" calcext:value-type="float">
            <text:p>5,1108</text:p>
          </table:table-cell>
          <table:table-cell office:value-type="float" office:value="4" calcext:value-type="float">
            <text:p>4</text:p>
          </table:table-cell>
          <table:table-cell office:value-type="float" office:value="8196" calcext:value-type="float">
            <text:p>8196</text:p>
          </table:table-cell>
          <table:table-cell office:value-type="float" office:value="5808190" calcext:value-type="float">
            <text:p>5808190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office:value-type="float" office:value="6.07008109999879" calcext:value-type="float">
            <text:p>6,0701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office:value-type="float" office:value="6928748" calcext:value-type="float">
            <text:p>6928748</text:p>
          </table:table-cell>
          <table:table-cell office:value-type="float" office:value="9031" calcext:value-type="float">
            <text:p>903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478" calcext:value-type="float">
            <text:p>2478</text:p>
          </table:table-cell>
          <table:table-cell office:value-type="float" office:value="4.96774589999768" calcext:value-type="float">
            <text:p>4,9677</text:p>
          </table:table-cell>
          <table:table-cell office:value-type="float" office:value="3" calcext:value-type="float">
            <text:p>3</text:p>
          </table:table-cell>
          <table:table-cell office:value-type="float" office:value="7434" calcext:value-type="float">
            <text:p>7434</text:p>
          </table:table-cell>
          <table:table-cell office:value-type="float" office:value="6180446" calcext:value-type="float">
            <text:p>6180446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725" calcext:value-type="float">
            <text:p>2725</text:p>
          </table:table-cell>
          <table:table-cell office:value-type="float" office:value="8.51708430000144" calcext:value-type="float">
            <text:p>8,5171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10061564" calcext:value-type="float">
            <text:p>10061564</text:p>
          </table:table-cell>
          <table:table-cell office:value-type="float" office:value="10919" calcext:value-type="float">
            <text:p>1091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997" calcext:value-type="float">
            <text:p>2997</text:p>
          </table:table-cell>
          <table:table-cell office:value-type="float" office:value="7.18744080000033" calcext:value-type="float">
            <text:p>7,1874</text:p>
          </table:table-cell>
          <table:table-cell office:value-type="float" office:value="3" calcext:value-type="float">
            <text:p>3</text:p>
          </table:table-cell>
          <table:table-cell office:value-type="float" office:value="8991" calcext:value-type="float">
            <text:p>8991</text:p>
          </table:table-cell>
          <table:table-cell office:value-type="float" office:value="9030687" calcext:value-type="float">
            <text:p>9030687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296" calcext:value-type="float">
            <text:p>3296</text:p>
          </table:table-cell>
          <table:table-cell office:value-type="float" office:value="20.2927578000017" calcext:value-type="float">
            <text:p>20,2928</text:p>
          </table:table-cell>
          <table:table-cell office:value-type="float" office:value="6" calcext:value-type="float">
            <text:p>6</text:p>
          </table:table-cell>
          <table:table-cell office:value-type="float" office:value="19776" calcext:value-type="float">
            <text:p>19776</text:p>
          </table:table-cell>
          <table:table-cell office:value-type="float" office:value="24812750" calcext:value-type="float">
            <text:p>24812750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625" calcext:value-type="float">
            <text:p>3625</text:p>
          </table:table-cell>
          <table:table-cell office:value-type="float" office:value="21.2663748000014" calcext:value-type="float">
            <text:p>21,2664</text:p>
          </table:table-cell>
          <table:table-cell office:value-type="float" office:value="4" calcext:value-type="float">
            <text:p>4</text:p>
          </table:table-cell>
          <table:table-cell office:value-type="float" office:value="14500" calcext:value-type="float">
            <text:p>14500</text:p>
          </table:table-cell>
          <table:table-cell office:value-type="float" office:value="26530406" calcext:value-type="float">
            <text:p>26530406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987" calcext:value-type="float">
            <text:p>3987</text:p>
          </table:table-cell>
          <table:table-cell office:value-type="float" office:value="13.462796900003" calcext:value-type="float">
            <text:p>13,4628</text:p>
          </table:table-cell>
          <table:table-cell office:value-type="float" office:value="3" calcext:value-type="float">
            <text:p>3</text:p>
          </table:table-cell>
          <table:table-cell office:value-type="float" office:value="11961" calcext:value-type="float">
            <text:p>11961</text:p>
          </table:table-cell>
          <table:table-cell office:value-type="float" office:value="16301871" calcext:value-type="float">
            <text:p>16301871</text:p>
          </table:table-cell>
          <table:table-cell office:value-type="float" office:value="11975" calcext:value-type="float">
            <text:p>1197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385" calcext:value-type="float">
            <text:p>4385</text:p>
          </table:table-cell>
          <table:table-cell office:value-type="float" office:value="47.0916202999979" calcext:value-type="float">
            <text:p>47,0916</text:p>
          </table:table-cell>
          <table:table-cell office:value-type="float" office:value="6" calcext:value-type="float">
            <text:p>6</text:p>
          </table:table-cell>
          <table:table-cell office:value-type="float" office:value="26310" calcext:value-type="float">
            <text:p>26310</text:p>
          </table:table-cell>
          <table:table-cell office:value-type="float" office:value="58316912" calcext:value-type="float">
            <text:p>58316912</text:p>
          </table:table-cell>
          <table:table-cell office:value-type="float" office:value="26337" calcext:value-type="float">
            <text:p>2633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823" calcext:value-type="float">
            <text:p>4823</text:p>
          </table:table-cell>
          <table:table-cell office:value-type="float" office:value="74.5581171000013" calcext:value-type="float">
            <text:p>74,5581</text:p>
          </table:table-cell>
          <table:table-cell office:value-type="float" office:value="8" calcext:value-type="float">
            <text:p>8</text:p>
          </table:table-cell>
          <table:table-cell office:value-type="float" office:value="38584" calcext:value-type="float">
            <text:p>38584</text:p>
          </table:table-cell>
          <table:table-cell office:value-type="float" office:value="93361376" calcext:value-type="float">
            <text:p>93361376</text:p>
          </table:table-cell>
          <table:table-cell office:value-type="float" office:value="38623" calcext:value-type="float">
            <text:p>3862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305" calcext:value-type="float">
            <text:p>5305</text:p>
          </table:table-cell>
          <table:table-cell office:value-type="float" office:value="14.968748700001" calcext:value-type="float">
            <text:p>14,9687</text:p>
          </table:table-cell>
          <table:table-cell office:value-type="float" office:value="2" calcext:value-type="float">
            <text:p>2</text:p>
          </table:table-cell>
          <table:table-cell office:value-type="float" office:value="10610" calcext:value-type="float">
            <text:p>10610</text:p>
          </table:table-cell>
          <table:table-cell office:value-type="float" office:value="18810618" calcext:value-type="float">
            <text:p>18810618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835" calcext:value-type="float">
            <text:p>5835</text:p>
          </table:table-cell>
          <table:table-cell office:value-type="float" office:value="38.3963808000008" calcext:value-type="float">
            <text:p>38,3964</text:p>
          </table:table-cell>
          <table:table-cell office:value-type="float" office:value="4" calcext:value-type="float">
            <text:p>4</text:p>
          </table:table-cell>
          <table:table-cell office:value-type="float" office:value="23340" calcext:value-type="float">
            <text:p>23340</text:p>
          </table:table-cell>
          <table:table-cell office:value-type="float" office:value="47276848" calcext:value-type="float">
            <text:p>47276848</text:p>
          </table:table-cell>
          <table:table-cell office:value-type="float" office:value="23359" calcext:value-type="float">
            <text:p>2335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418" calcext:value-type="float">
            <text:p>6418</text:p>
          </table:table-cell>
          <table:table-cell office:value-type="float" office:value="45.2421103000015" calcext:value-type="float">
            <text:p>45,2421</text:p>
          </table:table-cell>
          <table:table-cell office:value-type="float" office:value="4" calcext:value-type="float">
            <text:p>4</text:p>
          </table:table-cell>
          <table:table-cell office:value-type="float" office:value="25672" calcext:value-type="float">
            <text:p>25672</text:p>
          </table:table-cell>
          <table:table-cell office:value-type="float" office:value="56624700" calcext:value-type="float">
            <text:p>56624700</text:p>
          </table:table-cell>
          <table:table-cell office:value-type="float" office:value="25691" calcext:value-type="float">
            <text:p>2569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059" calcext:value-type="float">
            <text:p>7059</text:p>
          </table:table-cell>
          <table:table-cell office:value-type="float" office:value="41.6649278999976" calcext:value-type="float">
            <text:p>41,6649</text:p>
          </table:table-cell>
          <table:table-cell office:value-type="float" office:value="3" calcext:value-type="float">
            <text:p>3</text:p>
          </table:table-cell>
          <table:table-cell office:value-type="float" office:value="21177" calcext:value-type="float">
            <text:p>21177</text:p>
          </table:table-cell>
          <table:table-cell office:value-type="float" office:value="51850701" calcext:value-type="float">
            <text:p>51850701</text:p>
          </table:table-cell>
          <table:table-cell office:value-type="float" office:value="21191" calcext:value-type="float">
            <text:p>2119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764" calcext:value-type="float">
            <text:p>7764</text:p>
          </table:table-cell>
          <table:table-cell office:value-type="float" office:value="69.6107245000021" calcext:value-type="float">
            <text:p>69,6107</text:p>
          </table:table-cell>
          <table:table-cell office:value-type="float" office:value="4" calcext:value-type="float">
            <text:p>4</text:p>
          </table:table-cell>
          <table:table-cell office:value-type="float" office:value="31056" calcext:value-type="float">
            <text:p>31056</text:p>
          </table:table-cell>
          <table:table-cell office:value-type="float" office:value="87206494" calcext:value-type="float">
            <text:p>87206494</text:p>
          </table:table-cell>
          <table:table-cell office:value-type="float" office:value="31077" calcext:value-type="float">
            <text:p>3107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540" calcext:value-type="float">
            <text:p>8540</text:p>
          </table:table-cell>
          <table:table-cell office:value-type="float" office:value="100.001436000002" calcext:value-type="float">
            <text:p>100,0014</text:p>
          </table:table-cell>
          <table:table-cell office:value-type="float" office:value="5" calcext:value-type="float">
            <text:p>5</text:p>
          </table:table-cell>
          <table:table-cell office:value-type="float" office:value="42700" calcext:value-type="float">
            <text:p>42700</text:p>
          </table:table-cell>
          <table:table-cell office:value-type="float" office:value="125493626" calcext:value-type="float">
            <text:p>125493626</text:p>
          </table:table-cell>
          <table:table-cell office:value-type="float" office:value="42724" calcext:value-type="float">
            <text:p>427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394" calcext:value-type="float">
            <text:p>9394</text:p>
          </table:table-cell>
          <table:table-cell office:value-type="float" office:value="46.8776718000008" calcext:value-type="float">
            <text:p>46,8777</text:p>
          </table:table-cell>
          <table:table-cell office:value-type="float" office:value="2" calcext:value-type="float">
            <text:p>2</text:p>
          </table:table-cell>
          <table:table-cell office:value-type="float" office:value="18788" calcext:value-type="float">
            <text:p>18788</text:p>
          </table:table-cell>
          <table:table-cell office:value-type="float" office:value="58910694" calcext:value-type="float">
            <text:p>58910694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333" calcext:value-type="float">
            <text:p>10333</text:p>
          </table:table-cell>
          <table:table-cell office:value-type="float" office:value="297.577228800001" calcext:value-type="float">
            <text:p>297,5772</text:p>
          </table:table-cell>
          <table:table-cell office:value-type="float" office:value="9" calcext:value-type="float">
            <text:p>9</text:p>
          </table:table-cell>
          <table:table-cell office:value-type="float" office:value="92997" calcext:value-type="float">
            <text:p>92997</text:p>
          </table:table-cell>
          <table:table-cell office:value-type="float" office:value="373717961" calcext:value-type="float">
            <text:p>373717961</text:p>
          </table:table-cell>
          <table:table-cell office:value-type="float" office:value="93045" calcext:value-type="float">
            <text:p>9304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803219999943394" calcext:value-type="float">
            <text:p>0,008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394" calcext:value-type="float">
            <text:p>939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12028699999064" calcext:value-type="float">
            <text:p>0,0120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5160" calcext:value-type="float">
            <text:p>1516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149090999984765" calcext:value-type="float">
            <text:p>0,0149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18000" calcext:value-type="float">
            <text:p>180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171905000024708" calcext:value-type="float">
            <text:p>0,017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1540" calcext:value-type="float">
            <text:p>2154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0155601000005845" calcext:value-type="float">
            <text:p>0,0156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9100" calcext:value-type="float">
            <text:p>191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373222999987775" calcext:value-type="float">
            <text:p>0,0373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47230" calcext:value-type="float">
            <text:p>4723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0295068000013998" calcext:value-type="float">
            <text:p>0,0295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36088" calcext:value-type="float">
            <text:p>3608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0253255000025092" calcext:value-type="float">
            <text:p>0,0253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31636" calcext:value-type="float">
            <text:p>3163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0540658999998414" calcext:value-type="float">
            <text:p>0,0541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64662" calcext:value-type="float">
            <text:p>6466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0470219999988331" calcext:value-type="float">
            <text:p>0,0470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59582" calcext:value-type="float">
            <text:p>59582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0581267000015941" calcext:value-type="float">
            <text:p>0,058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3040" calcext:value-type="float">
            <text:p>7304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0.0504662999992434" calcext:value-type="float">
            <text:p>0,0505</text:p>
          </table:table-cell>
          <table:table-cell office:value-type="float" office:value="3" calcext:value-type="float">
            <text:p>3</text:p>
          </table:table-cell>
          <table:table-cell office:value-type="float" office:value="843" calcext:value-type="float">
            <text:p>843</text:p>
          </table:table-cell>
          <table:table-cell office:value-type="float" office:value="63464" calcext:value-type="float">
            <text:p>6346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0.174242000000959" calcext:value-type="float">
            <text:p>0,1742</text:p>
          </table:table-cell>
          <table:table-cell office:value-type="float" office:value="8" calcext:value-type="float">
            <text:p>8</text:p>
          </table:table-cell>
          <table:table-cell office:value-type="float" office:value="2472" calcext:value-type="float">
            <text:p>2472</text:p>
          </table:table-cell>
          <table:table-cell office:value-type="float" office:value="218758" calcext:value-type="float">
            <text:p>21875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0.100578099998529" calcext:value-type="float">
            <text:p>0,1006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125236" calcext:value-type="float">
            <text:p>12523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0.185136400003103" calcext:value-type="float">
            <text:p>0,1851</text:p>
          </table:table-cell>
          <table:table-cell office:value-type="float" office:value="5" calcext:value-type="float">
            <text:p>5</text:p>
          </table:table-cell>
          <table:table-cell office:value-type="float" office:value="1860" calcext:value-type="float">
            <text:p>1860</text:p>
          </table:table-cell>
          <table:table-cell office:value-type="float" office:value="225806" calcext:value-type="float">
            <text:p>2258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273918099999719" calcext:value-type="float">
            <text:p>0,2739</text:p>
          </table:table-cell>
          <table:table-cell office:value-type="float" office:value="7" calcext:value-type="float">
            <text:p>7</text:p>
          </table:table-cell>
          <table:table-cell office:value-type="float" office:value="2863" calcext:value-type="float">
            <text:p>2863</text:p>
          </table:table-cell>
          <table:table-cell office:value-type="float" office:value="342440" calcext:value-type="float">
            <text:p>342440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0.248551900000166" calcext:value-type="float">
            <text:p>0,2486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301960" calcext:value-type="float">
            <text:p>301960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0.205820700000913" calcext:value-type="float">
            <text:p>0,2058</text:p>
          </table:table-cell>
          <table:table-cell office:value-type="float" office:value="3" calcext:value-type="float">
            <text:p>3</text:p>
          </table:table-cell>
          <table:table-cell office:value-type="float" office:value="1479" calcext:value-type="float">
            <text:p>1479</text:p>
          </table:table-cell>
          <table:table-cell office:value-type="float" office:value="257082" calcext:value-type="float">
            <text:p>25708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0.308346900001197" calcext:value-type="float">
            <text:p>0,3083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377660" calcext:value-type="float">
            <text:p>37766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0.761770299999625" calcext:value-type="float">
            <text:p>0,7618</text:p>
          </table:table-cell>
          <table:table-cell office:value-type="float" office:value="9" calcext:value-type="float">
            <text:p>9</text:p>
          </table:table-cell>
          <table:table-cell office:value-type="float" office:value="5364" calcext:value-type="float">
            <text:p>5364</text:p>
          </table:table-cell>
          <table:table-cell office:value-type="float" office:value="948028" calcext:value-type="float">
            <text:p>948028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.828199799998401" calcext:value-type="float">
            <text:p>0,8282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1022142" calcext:value-type="float">
            <text:p>1022142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0.596765499998583" calcext:value-type="float">
            <text:p>0,5968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743750" calcext:value-type="float">
            <text:p>743750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2.28486419999899" calcext:value-type="float">
            <text:p>2,2849</text:p>
          </table:table-cell>
          <table:table-cell office:value-type="float" office:value="13" calcext:value-type="float">
            <text:p>13</text:p>
          </table:table-cell>
          <table:table-cell office:value-type="float" office:value="10296" calcext:value-type="float">
            <text:p>10296</text:p>
          </table:table-cell>
          <table:table-cell office:value-type="float" office:value="2855774" calcext:value-type="float">
            <text:p>2855774</text:p>
          </table:table-cell>
          <table:table-cell office:value-type="float" office:value="10365" calcext:value-type="float">
            <text:p>103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0.812896600000386" calcext:value-type="float">
            <text:p>0,8129</text:p>
          </table:table-cell>
          <table:table-cell office:value-type="float" office:value="5" calcext:value-type="float">
            <text:p>5</text:p>
          </table:table-cell>
          <table:table-cell office:value-type="float" office:value="4355" calcext:value-type="float">
            <text:p>4355</text:p>
          </table:table-cell>
          <table:table-cell office:value-type="float" office:value="1009158" calcext:value-type="float">
            <text:p>1009158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1.27658019999944" calcext:value-type="float">
            <text:p>1,2766</text:p>
          </table:table-cell>
          <table:table-cell office:value-type="float" office:value="6" calcext:value-type="float">
            <text:p>6</text:p>
          </table:table-cell>
          <table:table-cell office:value-type="float" office:value="5748" calcext:value-type="float">
            <text:p>5748</text:p>
          </table:table-cell>
          <table:table-cell office:value-type="float" office:value="1578410" calcext:value-type="float">
            <text:p>1578410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0.679388600001403" calcext:value-type="float">
            <text:p>0,6794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850878" calcext:value-type="float">
            <text:p>850878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.13487469999745" calcext:value-type="float">
            <text:p>1,1349</text:p>
          </table:table-cell>
          <table:table-cell office:value-type="float" office:value="4" calcext:value-type="float">
            <text:p>4</text:p>
          </table:table-cell>
          <table:table-cell office:value-type="float" office:value="4632" calcext:value-type="float">
            <text:p>4632</text:p>
          </table:table-cell>
          <table:table-cell office:value-type="float" office:value="1403020" calcext:value-type="float">
            <text:p>1403020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3.22564200000124" calcext:value-type="float">
            <text:p>3,2256</text:p>
          </table:table-cell>
          <table:table-cell office:value-type="float" office:value="7" calcext:value-type="float">
            <text:p>7</text:p>
          </table:table-cell>
          <table:table-cell office:value-type="float" office:value="8911" calcext:value-type="float">
            <text:p>8911</text:p>
          </table:table-cell>
          <table:table-cell office:value-type="float" office:value="4019144" calcext:value-type="float">
            <text:p>4019144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3.02457420000064" calcext:value-type="float">
            <text:p>3,0246</text:p>
          </table:table-cell>
          <table:table-cell office:value-type="float" office:value="7" calcext:value-type="float">
            <text:p>7</text:p>
          </table:table-cell>
          <table:table-cell office:value-type="float" office:value="9800" calcext:value-type="float">
            <text:p>9800</text:p>
          </table:table-cell>
          <table:table-cell office:value-type="float" office:value="3760474" calcext:value-type="float">
            <text:p>3760474</text:p>
          </table:table-cell>
          <table:table-cell office:value-type="float" office:value="9848" calcext:value-type="float">
            <text:p>98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540" calcext:value-type="float">
            <text:p>1540</text:p>
          </table:table-cell>
          <table:table-cell office:value-type="float" office:value="2.51820900000166" calcext:value-type="float">
            <text:p>2,5182</text:p>
          </table:table-cell>
          <table:table-cell office:value-type="float" office:value="5" calcext:value-type="float">
            <text:p>5</text:p>
          </table:table-cell>
          <table:table-cell office:value-type="float" office:value="7700" calcext:value-type="float">
            <text:p>7700</text:p>
          </table:table-cell>
          <table:table-cell office:value-type="float" office:value="3126656" calcext:value-type="float">
            <text:p>3126656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94" calcext:value-type="float">
            <text:p>1694</text:p>
          </table:table-cell>
          <table:table-cell office:value-type="float" office:value="3.19256529999984" calcext:value-type="float">
            <text:p>3,1926</text:p>
          </table:table-cell>
          <table:table-cell office:value-type="float" office:value="4" calcext:value-type="float">
            <text:p>4</text:p>
          </table:table-cell>
          <table:table-cell office:value-type="float" office:value="6776" calcext:value-type="float">
            <text:p>6776</text:p>
          </table:table-cell>
          <table:table-cell office:value-type="float" office:value="3975596" calcext:value-type="float">
            <text:p>3975596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 office:value-type="float" office:value="2.85918139999922" calcext:value-type="float">
            <text:p>2,8592</text:p>
          </table:table-cell>
          <table:table-cell office:value-type="float" office:value="4" calcext:value-type="float">
            <text:p>4</text:p>
          </table:table-cell>
          <table:table-cell office:value-type="float" office:value="7452" calcext:value-type="float">
            <text:p>7452</text:p>
          </table:table-cell>
          <table:table-cell office:value-type="float" office:value="3565658" calcext:value-type="float">
            <text:p>3565658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049" calcext:value-type="float">
            <text:p>2049</text:p>
          </table:table-cell>
          <table:table-cell office:value-type="float" office:value="11.4240213000012" calcext:value-type="float">
            <text:p>11,4240</text:p>
          </table:table-cell>
          <table:table-cell office:value-type="float" office:value="10" calcext:value-type="float">
            <text:p>10</text:p>
          </table:table-cell>
          <table:table-cell office:value-type="float" office:value="20490" calcext:value-type="float">
            <text:p>20490</text:p>
          </table:table-cell>
          <table:table-cell office:value-type="float" office:value="13641622" calcext:value-type="float">
            <text:p>13641622</text:p>
          </table:table-cell>
          <table:table-cell office:value-type="float" office:value="20547" calcext:value-type="float">
            <text:p>2054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253" calcext:value-type="float">
            <text:p>2253</text:p>
          </table:table-cell>
          <table:table-cell office:value-type="float" office:value="4.16537020000033" calcext:value-type="float">
            <text:p>4,1654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office:value-type="float" office:value="5196806" calcext:value-type="float">
            <text:p>5196806</text:p>
          </table:table-cell>
          <table:table-cell office:value-type="float" office:value="9039" calcext:value-type="float">
            <text:p>903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478" calcext:value-type="float">
            <text:p>2478</text:p>
          </table:table-cell>
          <table:table-cell office:value-type="float" office:value="3.78910700000051" calcext:value-type="float">
            <text:p>3,7891</text:p>
          </table:table-cell>
          <table:table-cell office:value-type="float" office:value="3" calcext:value-type="float">
            <text:p>3</text:p>
          </table:table-cell>
          <table:table-cell office:value-type="float" office:value="7434" calcext:value-type="float">
            <text:p>7434</text:p>
          </table:table-cell>
          <table:table-cell office:value-type="float" office:value="4707548" calcext:value-type="float">
            <text:p>4707548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6.74768870000116" calcext:value-type="float">
            <text:p>6,7477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7829416" calcext:value-type="float">
            <text:p>7829416</text:p>
          </table:table-cell>
          <table:table-cell office:value-type="float" office:value="10927" calcext:value-type="float">
            <text:p>1092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997" calcext:value-type="float">
            <text:p>2997</text:p>
          </table:table-cell>
          <table:table-cell office:value-type="float" office:value="14.5637050999976" calcext:value-type="float">
            <text:p>14,5637</text:p>
          </table:table-cell>
          <table:table-cell office:value-type="float" office:value="7" calcext:value-type="float">
            <text:p>7</text:p>
          </table:table-cell>
          <table:table-cell office:value-type="float" office:value="20979" calcext:value-type="float">
            <text:p>20979</text:p>
          </table:table-cell>
          <table:table-cell office:value-type="float" office:value="17840402" calcext:value-type="float">
            <text:p>17840402</text:p>
          </table:table-cell>
          <table:table-cell office:value-type="float" office:value="21026" calcext:value-type="float">
            <text:p>2102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296" calcext:value-type="float">
            <text:p>3296</text:p>
          </table:table-cell>
          <table:table-cell office:value-type="float" office:value="19.5491296" calcext:value-type="float">
            <text:p>19,5491</text:p>
          </table:table-cell>
          <table:table-cell office:value-type="float" office:value="8" calcext:value-type="float">
            <text:p>8</text:p>
          </table:table-cell>
          <table:table-cell office:value-type="float" office:value="26368" calcext:value-type="float">
            <text:p>26368</text:p>
          </table:table-cell>
          <table:table-cell office:value-type="float" office:value="23447240" calcext:value-type="float">
            <text:p>23447240</text:p>
          </table:table-cell>
          <table:table-cell office:value-type="float" office:value="26424" calcext:value-type="float">
            <text:p>264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625" calcext:value-type="float">
            <text:p>3625</text:p>
          </table:table-cell>
          <table:table-cell office:value-type="float" office:value="26.9994667999999" calcext:value-type="float">
            <text:p>26,9995</text:p>
          </table:table-cell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office:value-type="float" office:value="30050510" calcext:value-type="float">
            <text:p>30050510</text:p>
          </table:table-cell>
          <table:table-cell office:value-type="float" office:value="29053" calcext:value-type="float">
            <text:p>2905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987" calcext:value-type="float">
            <text:p>3987</text:p>
          </table:table-cell>
          <table:table-cell office:value-type="float" office:value="27.033321400002" calcext:value-type="float">
            <text:p>27,0333</text:p>
          </table:table-cell>
          <table:table-cell office:value-type="float" office:value="7" calcext:value-type="float">
            <text:p>7</text:p>
          </table:table-cell>
          <table:table-cell office:value-type="float" office:value="27909" calcext:value-type="float">
            <text:p>27909</text:p>
          </table:table-cell>
          <table:table-cell office:value-type="float" office:value="31715616" calcext:value-type="float">
            <text:p>31715616</text:p>
          </table:table-cell>
          <table:table-cell office:value-type="float" office:value="27956" calcext:value-type="float">
            <text:p>279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385" calcext:value-type="float">
            <text:p>4385</text:p>
          </table:table-cell>
          <table:table-cell office:value-type="float" office:value="16.9225244000008" calcext:value-type="float">
            <text:p>16,9225</text:p>
          </table:table-cell>
          <table:table-cell office:value-type="float" office:value="4" calcext:value-type="float">
            <text:p>4</text:p>
          </table:table-cell>
          <table:table-cell office:value-type="float" office:value="17540" calcext:value-type="float">
            <text:p>17540</text:p>
          </table:table-cell>
          <table:table-cell office:value-type="float" office:value="20160672" calcext:value-type="float">
            <text:p>20160672</text:p>
          </table:table-cell>
          <table:table-cell office:value-type="float" office:value="17566" calcext:value-type="float">
            <text:p>175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823" calcext:value-type="float">
            <text:p>4823</text:p>
          </table:table-cell>
          <table:table-cell office:value-type="float" office:value="38.8250880999985" calcext:value-type="float">
            <text:p>38,8251</text:p>
          </table:table-cell>
          <table:table-cell office:value-type="float" office:value="7" calcext:value-type="float">
            <text:p>7</text:p>
          </table:table-cell>
          <table:table-cell office:value-type="float" office:value="33761" calcext:value-type="float">
            <text:p>33761</text:p>
          </table:table-cell>
          <table:table-cell office:value-type="float" office:value="45423586" calcext:value-type="float">
            <text:p>45423586</text:p>
          </table:table-cell>
          <table:table-cell office:value-type="float" office:value="33810" calcext:value-type="float">
            <text:p>3381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305" calcext:value-type="float">
            <text:p>5305</text:p>
          </table:table-cell>
          <table:table-cell office:value-type="float" office:value="24.9631747999993" calcext:value-type="float">
            <text:p>24,9632</text:p>
          </table:table-cell>
          <table:table-cell office:value-type="float" office:value="4" calcext:value-type="float">
            <text:p>4</text:p>
          </table:table-cell>
          <table:table-cell office:value-type="float" office:value="21220" calcext:value-type="float">
            <text:p>21220</text:p>
          </table:table-cell>
          <table:table-cell office:value-type="float" office:value="29401976" calcext:value-type="float">
            <text:p>29401976</text:p>
          </table:table-cell>
          <table:table-cell office:value-type="float" office:value="21244" calcext:value-type="float">
            <text:p>212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835" calcext:value-type="float">
            <text:p>5835</text:p>
          </table:table-cell>
          <table:table-cell office:value-type="float" office:value="38.1375984000006" calcext:value-type="float">
            <text:p>38,1376</text:p>
          </table:table-cell>
          <table:table-cell office:value-type="float" office:value="5" calcext:value-type="float">
            <text:p>5</text:p>
          </table:table-cell>
          <table:table-cell office:value-type="float" office:value="29175" calcext:value-type="float">
            <text:p>29175</text:p>
          </table:table-cell>
          <table:table-cell office:value-type="float" office:value="44546328" calcext:value-type="float">
            <text:p>44546328</text:p>
          </table:table-cell>
          <table:table-cell office:value-type="float" office:value="29207" calcext:value-type="float">
            <text:p>2920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418" calcext:value-type="float">
            <text:p>6418</text:p>
          </table:table-cell>
          <table:table-cell office:value-type="float" office:value="49.751785299999" calcext:value-type="float">
            <text:p>49,7518</text:p>
          </table:table-cell>
          <table:table-cell office:value-type="float" office:value="5" calcext:value-type="float">
            <text:p>5</text:p>
          </table:table-cell>
          <table:table-cell office:value-type="float" office:value="32090" calcext:value-type="float">
            <text:p>32090</text:p>
          </table:table-cell>
          <table:table-cell office:value-type="float" office:value="54857590" calcext:value-type="float">
            <text:p>54857590</text:p>
          </table:table-cell>
          <table:table-cell office:value-type="float" office:value="32123" calcext:value-type="float">
            <text:p>3212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059" calcext:value-type="float">
            <text:p>7059</text:p>
          </table:table-cell>
          <table:table-cell office:value-type="float" office:value="58.8831381000018" calcext:value-type="float">
            <text:p>58,8831</text:p>
          </table:table-cell>
          <table:table-cell office:value-type="float" office:value="5" calcext:value-type="float">
            <text:p>5</text:p>
          </table:table-cell>
          <table:table-cell office:value-type="float" office:value="35295" calcext:value-type="float">
            <text:p>35295</text:p>
          </table:table-cell>
          <table:table-cell office:value-type="float" office:value="69593878" calcext:value-type="float">
            <text:p>69593878</text:p>
          </table:table-cell>
          <table:table-cell office:value-type="float" office:value="35328" calcext:value-type="float">
            <text:p>3532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764" calcext:value-type="float">
            <text:p>7764</text:p>
          </table:table-cell>
          <table:table-cell office:value-type="float" office:value="112.6375037" calcext:value-type="float">
            <text:p>112,6375</text:p>
          </table:table-cell>
          <table:table-cell office:value-type="float" office:value="8" calcext:value-type="float">
            <text:p>8</text:p>
          </table:table-cell>
          <table:table-cell office:value-type="float" office:value="62112" calcext:value-type="float">
            <text:p>62112</text:p>
          </table:table-cell>
          <table:table-cell office:value-type="float" office:value="134227962" calcext:value-type="float">
            <text:p>134227962</text:p>
          </table:table-cell>
          <table:table-cell office:value-type="float" office:value="62167" calcext:value-type="float">
            <text:p>6216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  <table:table-cell office:value-type="float" office:value="229.2288267" calcext:value-type="float">
            <text:p>229,2288</text:p>
          </table:table-cell>
          <table:table-cell office:value-type="float" office:value="11" calcext:value-type="float">
            <text:p>11</text:p>
          </table:table-cell>
          <table:table-cell office:value-type="float" office:value="93940" calcext:value-type="float">
            <text:p>93940</text:p>
          </table:table-cell>
          <table:table-cell office:value-type="float" office:value="275250218" calcext:value-type="float">
            <text:p>275250218</text:p>
          </table:table-cell>
          <table:table-cell office:value-type="float" office:value="94001" calcext:value-type="float">
            <text:p>940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0735809999969206" calcext:value-type="float">
            <text:p>0,007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146" calcext:value-type="float">
            <text:p>814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115475999991759" calcext:value-type="float">
            <text:p>0,0115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14014" calcext:value-type="float">
            <text:p>1401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125597000005655" calcext:value-type="float">
            <text:p>0,0126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15434" calcext:value-type="float">
            <text:p>15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024968000001536" calcext:value-type="float">
            <text:p>0,0250</text:p>
          </table:table-cell>
          <table:table-cell office:value-type="float" office:value="6" calcext:value-type="float">
            <text:p>6</text:p>
          </table:table-cell>
          <table:table-cell office:value-type="float" office:value="798" calcext:value-type="float">
            <text:p>798</text:p>
          </table:table-cell>
          <table:table-cell office:value-type="float" office:value="29526" calcext:value-type="float">
            <text:p>29526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00832839999930002" calcext:value-type="float">
            <text:p>0,0083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0282" calcext:value-type="float">
            <text:p>1028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0203844999996363" calcext:value-type="float">
            <text:p>0,020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5018" calcext:value-type="float">
            <text:p>2501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0184086000008392" calcext:value-type="float">
            <text:p>0,0184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21760" calcext:value-type="float">
            <text:p>2176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0426274000019475" calcext:value-type="float">
            <text:p>0,0426</text:p>
          </table:table-cell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51751" calcext:value-type="float">
            <text:p>517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0395902000018396" calcext:value-type="float">
            <text:p>0,0396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48832" calcext:value-type="float">
            <text:p>4883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0438996000011684" calcext:value-type="float">
            <text:p>0,0439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51818" calcext:value-type="float">
            <text:p>5181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490596999989066" calcext:value-type="float">
            <text:p>0,049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0508" calcext:value-type="float">
            <text:p>6050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0.0738844000006793" calcext:value-type="float">
            <text:p>0,0739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90325" calcext:value-type="float">
            <text:p>9032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0.0855152999974962" calcext:value-type="float">
            <text:p>0,0855</text:p>
          </table:table-cell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102756" calcext:value-type="float">
            <text:p>10275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0.204926200000045" calcext:value-type="float">
            <text:p>0,2049</text:p>
          </table:table-cell>
          <table:table-cell office:value-type="float" office:value="9" calcext:value-type="float">
            <text:p>9</text:p>
          </table:table-cell>
          <table:table-cell office:value-type="float" office:value="3051" calcext:value-type="float">
            <text:p>3051</text:p>
          </table:table-cell>
          <table:table-cell office:value-type="float" office:value="246855" calcext:value-type="float">
            <text:p>246855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0.203253199997562" calcext:value-type="float">
            <text:p>0,2033</text:p>
          </table:table-cell>
          <table:table-cell office:value-type="float" office:value="7" calcext:value-type="float">
            <text:p>7</text:p>
          </table:table-cell>
          <table:table-cell office:value-type="float" office:value="2604" calcext:value-type="float">
            <text:p>2604</text:p>
          </table:table-cell>
          <table:table-cell office:value-type="float" office:value="242214" calcext:value-type="float">
            <text:p>242214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0.126983999998629" calcext:value-type="float">
            <text:p>0,1270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  <table:table-cell office:value-type="float" office:value="150580" calcext:value-type="float">
            <text:p>15058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0.312953500000731" calcext:value-type="float">
            <text:p>0,3130</text:p>
          </table:table-cell>
          <table:table-cell office:value-type="float" office:value="8" calcext:value-type="float">
            <text:p>8</text:p>
          </table:table-cell>
          <table:table-cell office:value-type="float" office:value="3592" calcext:value-type="float">
            <text:p>3592</text:p>
          </table:table-cell>
          <table:table-cell office:value-type="float" office:value="379682" calcext:value-type="float">
            <text:p>379682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0.265519499997026" calcext:value-type="float">
            <text:p>0,2655</text:p>
          </table:table-cell>
          <table:table-cell office:value-type="float" office:value="5" calcext:value-type="float">
            <text:p>5</text:p>
          </table:table-cell>
          <table:table-cell office:value-type="float" office:value="2465" calcext:value-type="float">
            <text:p>2465</text:p>
          </table:table-cell>
          <table:table-cell office:value-type="float" office:value="321559" calcext:value-type="float">
            <text:p>321559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0.335769099998288" calcext:value-type="float">
            <text:p>0,3358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402280" calcext:value-type="float">
            <text:p>402280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0.338645700001507" calcext:value-type="float">
            <text:p>0,3386</text:p>
          </table:table-cell>
          <table:table-cell office:value-type="float" office:value="5" calcext:value-type="float">
            <text:p>5</text:p>
          </table:table-cell>
          <table:table-cell office:value-type="float" office:value="2980" calcext:value-type="float">
            <text:p>2980</text:p>
          </table:table-cell>
          <table:table-cell office:value-type="float" office:value="398038" calcext:value-type="float">
            <text:p>398038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.306839599998057" calcext:value-type="float">
            <text:p>0,3068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  <table:table-cell office:value-type="float" office:value="368388" calcext:value-type="float">
            <text:p>368388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0.675586200002726" calcext:value-type="float">
            <text:p>0,6756</text:p>
          </table:table-cell>
          <table:table-cell office:value-type="float" office:value="6" calcext:value-type="float">
            <text:p>6</text:p>
          </table:table-cell>
          <table:table-cell office:value-type="float" office:value="4320" calcext:value-type="float">
            <text:p>4320</text:p>
          </table:table-cell>
          <table:table-cell office:value-type="float" office:value="822618" calcext:value-type="float">
            <text:p>822618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0.433810300000914" calcext:value-type="float">
            <text:p>0,4338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523984" calcext:value-type="float">
            <text:p>52398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1.107492799998" calcext:value-type="float">
            <text:p>1,1075</text:p>
          </table:table-cell>
          <table:table-cell office:value-type="float" office:value="8" calcext:value-type="float">
            <text:p>8</text:p>
          </table:table-cell>
          <table:table-cell office:value-type="float" office:value="6968" calcext:value-type="float">
            <text:p>6968</text:p>
          </table:table-cell>
          <table:table-cell office:value-type="float" office:value="1335004" calcext:value-type="float">
            <text:p>1335004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1.45301470000049" calcext:value-type="float">
            <text:p>1,4530</text:p>
          </table:table-cell>
          <table:table-cell office:value-type="float" office:value="7" calcext:value-type="float">
            <text:p>7</text:p>
          </table:table-cell>
          <table:table-cell office:value-type="float" office:value="6706" calcext:value-type="float">
            <text:p>6706</text:p>
          </table:table-cell>
          <table:table-cell office:value-type="float" office:value="1758414" calcext:value-type="float">
            <text:p>1758414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0.702683900002739" calcext:value-type="float">
            <text:p>0,7027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849819" calcext:value-type="float">
            <text:p>849819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2.04026979999981" calcext:value-type="float">
            <text:p>2,0403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2463850" calcext:value-type="float">
            <text:p>2463850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office:value-type="float" office:value="2.04214780000257" calcext:value-type="float">
            <text:p>2,0421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2479852" calcext:value-type="float">
            <text:p>2479852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.67473310000059" calcext:value-type="float">
            <text:p>1,6747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016522" calcext:value-type="float">
            <text:p>2016522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float" office:value="1.6317326999997" calcext:value-type="float">
            <text:p>1,6317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office:value-type="float" office:value="1942040" calcext:value-type="float">
            <text:p>1942040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94" calcext:value-type="float">
            <text:p>1694</text:p>
          </table:table-cell>
          <table:table-cell office:value-type="float" office:value="4.06846249999944" calcext:value-type="float">
            <text:p>4,0685</text:p>
          </table:table-cell>
          <table:table-cell office:value-type="float" office:value="8" calcext:value-type="float">
            <text:p>8</text:p>
          </table:table-cell>
          <table:table-cell office:value-type="float" office:value="13552" calcext:value-type="float">
            <text:p>13552</text:p>
          </table:table-cell>
          <table:table-cell office:value-type="float" office:value="4900412" calcext:value-type="float">
            <text:p>4900412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863" calcext:value-type="float">
            <text:p>1863</text:p>
          </table:table-cell>
          <table:table-cell office:value-type="float" office:value="13.3072169000006" calcext:value-type="float">
            <text:p>13,3072</text:p>
          </table:table-cell>
          <table:table-cell office:value-type="float" office:value="18" calcext:value-type="float">
            <text:p>18</text:p>
          </table:table-cell>
          <table:table-cell office:value-type="float" office:value="33534" calcext:value-type="float">
            <text:p>33534</text:p>
          </table:table-cell>
          <table:table-cell office:value-type="float" office:value="16126834" calcext:value-type="float">
            <text:p>16126834</text:p>
          </table:table-cell>
          <table:table-cell office:value-type="float" office:value="33666" calcext:value-type="float">
            <text:p>336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049" calcext:value-type="float">
            <text:p>2049</text:p>
          </table:table-cell>
          <table:table-cell office:value-type="float" office:value="5.79928260000088" calcext:value-type="float">
            <text:p>5,7993</text:p>
          </table:table-cell>
          <table:table-cell office:value-type="float" office:value="4" calcext:value-type="float">
            <text:p>4</text:p>
          </table:table-cell>
          <table:table-cell office:value-type="float" office:value="8196" calcext:value-type="float">
            <text:p>8196</text:p>
          </table:table-cell>
          <table:table-cell office:value-type="float" office:value="6935982" calcext:value-type="float">
            <text:p>6935982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253" calcext:value-type="float">
            <text:p>2253</text:p>
          </table:table-cell>
          <table:table-cell office:value-type="float" office:value="8.41237860000183" calcext:value-type="float">
            <text:p>8,4124</text:p>
          </table:table-cell>
          <table:table-cell office:value-type="float" office:value="8" calcext:value-type="float">
            <text:p>8</text:p>
          </table:table-cell>
          <table:table-cell office:value-type="float" office:value="18024" calcext:value-type="float">
            <text:p>18024</text:p>
          </table:table-cell>
          <table:table-cell office:value-type="float" office:value="9981844" calcext:value-type="float">
            <text:p>9981844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float" office:value="6.58829019999757" calcext:value-type="float">
            <text:p>6,5883</text:p>
          </table:table-cell>
          <table:table-cell office:value-type="float" office:value="6" calcext:value-type="float">
            <text:p>6</text:p>
          </table:table-cell>
          <table:table-cell office:value-type="float" office:value="14868" calcext:value-type="float">
            <text:p>14868</text:p>
          </table:table-cell>
          <table:table-cell office:value-type="float" office:value="7780002" calcext:value-type="float">
            <text:p>7780002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725" calcext:value-type="float">
            <text:p>2725</text:p>
          </table:table-cell>
          <table:table-cell office:value-type="float" office:value="5.79064070000095" calcext:value-type="float">
            <text:p>5,7906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6970264" calcext:value-type="float">
            <text:p>6970264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997" calcext:value-type="float">
            <text:p>2997</text:p>
          </table:table-cell>
          <table:table-cell office:value-type="float" office:value="13.2130438999993" calcext:value-type="float">
            <text:p>13,2130</text:p>
          </table:table-cell>
          <table:table-cell office:value-type="float" office:value="7" calcext:value-type="float">
            <text:p>7</text:p>
          </table:table-cell>
          <table:table-cell office:value-type="float" office:value="20979" calcext:value-type="float">
            <text:p>20979</text:p>
          </table:table-cell>
          <table:table-cell office:value-type="float" office:value="16040755" calcext:value-type="float">
            <text:p>16040755</text:p>
          </table:table-cell>
          <table:table-cell office:value-type="float" office:value="21034" calcext:value-type="float">
            <text:p>210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296" calcext:value-type="float">
            <text:p>3296</text:p>
          </table:table-cell>
          <table:table-cell office:value-type="float" office:value="11.4298285999976" calcext:value-type="float">
            <text:p>11,4298</text:p>
          </table:table-cell>
          <table:table-cell office:value-type="float" office:value="6" calcext:value-type="float">
            <text:p>6</text:p>
          </table:table-cell>
          <table:table-cell office:value-type="float" office:value="19776" calcext:value-type="float">
            <text:p>19776</text:p>
          </table:table-cell>
          <table:table-cell office:value-type="float" office:value="13798512" calcext:value-type="float">
            <text:p>13798512</text:p>
          </table:table-cell>
          <table:table-cell office:value-type="float" office:value="19824" calcext:value-type="float">
            <text:p>198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625" calcext:value-type="float">
            <text:p>3625</text:p>
          </table:table-cell>
          <table:table-cell office:value-type="float" office:value="8.9629806999983" calcext:value-type="float">
            <text:p>8,9630</text:p>
          </table:table-cell>
          <table:table-cell office:value-type="float" office:value="4" calcext:value-type="float">
            <text:p>4</text:p>
          </table:table-cell>
          <table:table-cell office:value-type="float" office:value="14500" calcext:value-type="float">
            <text:p>14500</text:p>
          </table:table-cell>
          <table:table-cell office:value-type="float" office:value="10895934" calcext:value-type="float">
            <text:p>10895934</text:p>
          </table:table-cell>
          <table:table-cell office:value-type="float" office:value="14531" calcext:value-type="float">
            <text:p>1453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987" calcext:value-type="float">
            <text:p>3987</text:p>
          </table:table-cell>
          <table:table-cell office:value-type="float" office:value="15.9976600000009" calcext:value-type="float">
            <text:p>15,9977</text:p>
          </table:table-cell>
          <table:table-cell office:value-type="float" office:value="5" calcext:value-type="float">
            <text:p>5</text:p>
          </table:table-cell>
          <table:table-cell office:value-type="float" office:value="19935" calcext:value-type="float">
            <text:p>19935</text:p>
          </table:table-cell>
          <table:table-cell office:value-type="float" office:value="19404351" calcext:value-type="float">
            <text:p>19404351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385" calcext:value-type="float">
            <text:p>4385</text:p>
          </table:table-cell>
          <table:table-cell office:value-type="float" office:value="20.8176550999997" calcext:value-type="float">
            <text:p>20,8177</text:p>
          </table:table-cell>
          <table:table-cell office:value-type="float" office:value="6" calcext:value-type="float">
            <text:p>6</text:p>
          </table:table-cell>
          <table:table-cell office:value-type="float" office:value="26310" calcext:value-type="float">
            <text:p>26310</text:p>
          </table:table-cell>
          <table:table-cell office:value-type="float" office:value="25147190" calcext:value-type="float">
            <text:p>25147190</text:p>
          </table:table-cell>
          <table:table-cell office:value-type="float" office:value="26364" calcext:value-type="float">
            <text:p>263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823" calcext:value-type="float">
            <text:p>4823</text:p>
          </table:table-cell>
          <table:table-cell office:value-type="float" office:value="16.391268899999" calcext:value-type="float">
            <text:p>16,3913</text:p>
          </table:table-cell>
          <table:table-cell office:value-type="float" office:value="4" calcext:value-type="float">
            <text:p>4</text:p>
          </table:table-cell>
          <table:table-cell office:value-type="float" office:value="19292" calcext:value-type="float">
            <text:p>19292</text:p>
          </table:table-cell>
          <table:table-cell office:value-type="float" office:value="19812642" calcext:value-type="float">
            <text:p>19812642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305" calcext:value-type="float">
            <text:p>5305</text:p>
          </table:table-cell>
          <table:table-cell office:value-type="float" office:value="14.3711581999996" calcext:value-type="float">
            <text:p>14,3712</text:p>
          </table:table-cell>
          <table:table-cell office:value-type="float" office:value="3" calcext:value-type="float">
            <text:p>3</text:p>
          </table:table-cell>
          <table:table-cell office:value-type="float" office:value="15915" calcext:value-type="float">
            <text:p>15915</text:p>
          </table:table-cell>
          <table:table-cell office:value-type="float" office:value="17134751" calcext:value-type="float">
            <text:p>17134751</text:p>
          </table:table-cell>
          <table:table-cell office:value-type="float" office:value="15939" calcext:value-type="float">
            <text:p>1593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835" calcext:value-type="float">
            <text:p>5835</text:p>
          </table:table-cell>
          <table:table-cell office:value-type="float" office:value="45.3496391999979" calcext:value-type="float">
            <text:p>45,3496</text:p>
          </table:table-cell>
          <table:table-cell office:value-type="float" office:value="7" calcext:value-type="float">
            <text:p>7</text:p>
          </table:table-cell>
          <table:table-cell office:value-type="float" office:value="40845" calcext:value-type="float">
            <text:p>40845</text:p>
          </table:table-cell>
          <table:table-cell office:value-type="float" office:value="54619673" calcext:value-type="float">
            <text:p>54619673</text:p>
          </table:table-cell>
          <table:table-cell office:value-type="float" office:value="40905" calcext:value-type="float">
            <text:p>4090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418" calcext:value-type="float">
            <text:p>6418</text:p>
          </table:table-cell>
          <table:table-cell office:value-type="float" office:value="86.5662368000012" calcext:value-type="float">
            <text:p>86,5662</text:p>
          </table:table-cell>
          <table:table-cell office:value-type="float" office:value="10" calcext:value-type="float">
            <text:p>10</text:p>
          </table:table-cell>
          <table:table-cell office:value-type="float" office:value="64180" calcext:value-type="float">
            <text:p>64180</text:p>
          </table:table-cell>
          <table:table-cell office:value-type="float" office:value="104301108" calcext:value-type="float">
            <text:p>104301108</text:p>
          </table:table-cell>
          <table:table-cell office:value-type="float" office:value="64254" calcext:value-type="float">
            <text:p>6425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059" calcext:value-type="float">
            <text:p>7059</text:p>
          </table:table-cell>
          <table:table-cell office:value-type="float" office:value="105.465818099998" calcext:value-type="float">
            <text:p>105,4658</text:p>
          </table:table-cell>
          <table:table-cell office:value-type="float" office:value="10" calcext:value-type="float">
            <text:p>10</text:p>
          </table:table-cell>
          <table:table-cell office:value-type="float" office:value="70590" calcext:value-type="float">
            <text:p>70590</text:p>
          </table:table-cell>
          <table:table-cell office:value-type="float" office:value="127861534" calcext:value-type="float">
            <text:p>127861534</text:p>
          </table:table-cell>
          <table:table-cell office:value-type="float" office:value="70666" calcext:value-type="float">
            <text:p>706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764" calcext:value-type="float">
            <text:p>7764</text:p>
          </table:table-cell>
          <table:table-cell office:value-type="float" office:value="30.4485740000018" calcext:value-type="float">
            <text:p>30,4486</text:p>
          </table:table-cell>
          <table:table-cell office:value-type="float" office:value="3" calcext:value-type="float">
            <text:p>3</text:p>
          </table:table-cell>
          <table:table-cell office:value-type="float" office:value="23292" calcext:value-type="float">
            <text:p>23292</text:p>
          </table:table-cell>
          <table:table-cell office:value-type="float" office:value="37172852" calcext:value-type="float">
            <text:p>37172852</text:p>
          </table:table-cell>
          <table:table-cell office:value-type="float" office:value="23315" calcext:value-type="float">
            <text:p>2331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8540" calcext:value-type="float">
            <text:p>8540</text:p>
          </table:table-cell>
          <table:table-cell office:value-type="float" office:value="35.8656544000005" calcext:value-type="float">
            <text:p>35,8657</text:p>
          </table:table-cell>
          <table:table-cell office:value-type="float" office:value="3" calcext:value-type="float">
            <text:p>3</text:p>
          </table:table-cell>
          <table:table-cell office:value-type="float" office:value="25620" calcext:value-type="float">
            <text:p>25620</text:p>
          </table:table-cell>
          <table:table-cell office:value-type="float" office:value="43989744" calcext:value-type="float">
            <text:p>43989744</text:p>
          </table:table-cell>
          <table:table-cell office:value-type="float" office:value="25643" calcext:value-type="float">
            <text:p>2564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9394" calcext:value-type="float">
            <text:p>9394</text:p>
          </table:table-cell>
          <table:table-cell office:value-type="float" office:value="118.771885899998" calcext:value-type="float">
            <text:p>118,7719</text:p>
          </table:table-cell>
          <table:table-cell office:value-type="float" office:value="7" calcext:value-type="float">
            <text:p>7</text:p>
          </table:table-cell>
          <table:table-cell office:value-type="float" office:value="65758" calcext:value-type="float">
            <text:p>65758</text:p>
          </table:table-cell>
          <table:table-cell office:value-type="float" office:value="147673006" calcext:value-type="float">
            <text:p>147673006</text:p>
          </table:table-cell>
          <table:table-cell office:value-type="float" office:value="65817" calcext:value-type="float">
            <text:p>6581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333" calcext:value-type="float">
            <text:p>10333</text:p>
          </table:table-cell>
          <table:table-cell office:value-type="float" office:value="89.3759838000005" calcext:value-type="float">
            <text:p>89,3760</text:p>
          </table:table-cell>
          <table:table-cell office:value-type="float" office:value="5" calcext:value-type="float">
            <text:p>5</text:p>
          </table:table-cell>
          <table:table-cell office:value-type="float" office:value="51665" calcext:value-type="float">
            <text:p>51665</text:p>
          </table:table-cell>
          <table:table-cell office:value-type="float" office:value="111072305" calcext:value-type="float">
            <text:p>111072305</text:p>
          </table:table-cell>
          <table:table-cell office:value-type="float" office:value="51704" calcext:value-type="float">
            <text:p>5170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366" calcext:value-type="float">
            <text:p>11366</text:p>
          </table:table-cell>
          <table:table-cell office:value-type="float" office:value="108.969405799999" calcext:value-type="float">
            <text:p>108,9694</text:p>
          </table:table-cell>
          <table:table-cell office:value-type="float" office:value="5" calcext:value-type="float">
            <text:p>5</text:p>
          </table:table-cell>
          <table:table-cell office:value-type="float" office:value="56830" calcext:value-type="float">
            <text:p>56830</text:p>
          </table:table-cell>
          <table:table-cell office:value-type="float" office:value="135565164" calcext:value-type="float">
            <text:p>135565164</text:p>
          </table:table-cell>
          <table:table-cell office:value-type="float" office:value="56871" calcext:value-type="float">
            <text:p>568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502" calcext:value-type="float">
            <text:p>12502</text:p>
          </table:table-cell>
          <table:table-cell office:value-type="float" office:value="152.786738399998" calcext:value-type="float">
            <text:p>152,7867</text:p>
          </table:table-cell>
          <table:table-cell office:value-type="float" office:value="6" calcext:value-type="float">
            <text:p>6</text:p>
          </table:table-cell>
          <table:table-cell office:value-type="float" office:value="75012" calcext:value-type="float">
            <text:p>75012</text:p>
          </table:table-cell>
          <table:table-cell office:value-type="float" office:value="190065676" calcext:value-type="float">
            <text:p>190065676</text:p>
          </table:table-cell>
          <table:table-cell office:value-type="float" office:value="75062" calcext:value-type="float">
            <text:p>7506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10551100000157" calcext:value-type="float">
            <text:p>0,010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2112" calcext:value-type="float">
            <text:p>1211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0549570000293898" calcext:value-type="float">
            <text:p>0,005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592" calcext:value-type="float">
            <text:p>65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00973940000039875" calcext:value-type="float">
            <text:p>0,0097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1578" calcext:value-type="float">
            <text:p>115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0151386000034108" calcext:value-type="float">
            <text:p>0,0151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8830" calcext:value-type="float">
            <text:p>1883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00980630000049132" calcext:value-type="float">
            <text:p>0,0098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1928" calcext:value-type="float">
            <text:p>1192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00894060000064201" calcext:value-type="float">
            <text:p>0,008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0868" calcext:value-type="float">
            <text:p>1086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0385827999998583" calcext:value-type="float">
            <text:p>0,0386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49298" calcext:value-type="float">
            <text:p>49298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0344637999987754" calcext:value-type="float">
            <text:p>0,0345</text:p>
          </table:table-cell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43952" calcext:value-type="float">
            <text:p>4395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0421073999968939" calcext:value-type="float">
            <text:p>0,0421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52770" calcext:value-type="float">
            <text:p>5277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0396881000015128" calcext:value-type="float">
            <text:p>0,0397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49672" calcext:value-type="float">
            <text:p>4967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0507586999992782" calcext:value-type="float">
            <text:p>0,0508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63930" calcext:value-type="float">
            <text:p>6393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0.138045699997747" calcext:value-type="float">
            <text:p>0,1380</text:p>
          </table:table-cell>
          <table:table-cell office:value-type="float" office:value="10" calcext:value-type="float">
            <text:p>10</text:p>
          </table:table-cell>
          <table:table-cell office:value-type="float" office:value="2810" calcext:value-type="float">
            <text:p>2810</text:p>
          </table:table-cell>
          <table:table-cell office:value-type="float" office:value="173372" calcext:value-type="float">
            <text:p>173372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0.0603264000019408" calcext:value-type="float">
            <text:p>0,0603</text:p>
          </table:table-cell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72822" calcext:value-type="float">
            <text:p>72822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0.10245009999926" calcext:value-type="float">
            <text:p>0,1025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126532" calcext:value-type="float">
            <text:p>12653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0.0994247000016912" calcext:value-type="float">
            <text:p>0,0994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125350" calcext:value-type="float">
            <text:p>1253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0.129611700001988" calcext:value-type="float">
            <text:p>0,1296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  <table:table-cell office:value-type="float" office:value="162178" calcext:value-type="float">
            <text:p>16217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0.101869499998429" calcext:value-type="float">
            <text:p>0,1019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5814" calcext:value-type="float">
            <text:p>125814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0.105499299999792" calcext:value-type="float">
            <text:p>0,1055</text:p>
          </table:table-cell>
          <table:table-cell office:value-type="float" office:value="3" calcext:value-type="float">
            <text:p>3</text:p>
          </table:table-cell>
          <table:table-cell office:value-type="float" office:value="1479" calcext:value-type="float">
            <text:p>1479</text:p>
          </table:table-cell>
          <table:table-cell office:value-type="float" office:value="132274" calcext:value-type="float">
            <text:p>13227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0.214611100000184" calcext:value-type="float">
            <text:p>0,2146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267182" calcext:value-type="float">
            <text:p>267182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0.636590199999773" calcext:value-type="float">
            <text:p>0,6366</text:p>
          </table:table-cell>
          <table:table-cell office:value-type="float" office:value="9" calcext:value-type="float">
            <text:p>9</text:p>
          </table:table-cell>
          <table:table-cell office:value-type="float" office:value="5364" calcext:value-type="float">
            <text:p>5364</text:p>
          </table:table-cell>
          <table:table-cell office:value-type="float" office:value="781532" calcext:value-type="float">
            <text:p>781532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0.247425399997155" calcext:value-type="float">
            <text:p>0,2474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  <table:table-cell office:value-type="float" office:value="312322" calcext:value-type="float">
            <text:p>312322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345415499999945" calcext:value-type="float">
            <text:p>0,3454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427426" calcext:value-type="float">
            <text:p>427426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0.45256850000078" calcext:value-type="float">
            <text:p>0,4526</text:p>
          </table:table-cell>
          <table:table-cell office:value-type="float" office:value="5" calcext:value-type="float">
            <text:p>5</text:p>
          </table:table-cell>
          <table:table-cell office:value-type="float" office:value="3960" calcext:value-type="float">
            <text:p>3960</text:p>
          </table:table-cell>
          <table:table-cell office:value-type="float" office:value="563456" calcext:value-type="float">
            <text:p>563456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0.769382599999517" calcext:value-type="float">
            <text:p>0,7694</text:p>
          </table:table-cell>
          <table:table-cell office:value-type="float" office:value="6" calcext:value-type="float">
            <text:p>6</text:p>
          </table:table-cell>
          <table:table-cell office:value-type="float" office:value="5226" calcext:value-type="float">
            <text:p>5226</text:p>
          </table:table-cell>
          <table:table-cell office:value-type="float" office:value="945790" calcext:value-type="float">
            <text:p>945790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0.391759099999035" calcext:value-type="float">
            <text:p>0,3918</text:p>
          </table:table-cell>
          <table:table-cell office:value-type="float" office:value="3" calcext:value-type="float">
            <text:p>3</text:p>
          </table:table-cell>
          <table:table-cell office:value-type="float" office:value="2874" calcext:value-type="float">
            <text:p>2874</text:p>
          </table:table-cell>
          <table:table-cell office:value-type="float" office:value="481632" calcext:value-type="float">
            <text:p>481632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1.43775600000299" calcext:value-type="float">
            <text:p>1,4378</text:p>
          </table:table-cell>
          <table:table-cell office:value-type="float" office:value="7" calcext:value-type="float">
            <text:p>7</text:p>
          </table:table-cell>
          <table:table-cell office:value-type="float" office:value="7371" calcext:value-type="float">
            <text:p>7371</text:p>
          </table:table-cell>
          <table:table-cell office:value-type="float" office:value="1748414" calcext:value-type="float">
            <text:p>1748414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3.87303669999892" calcext:value-type="float">
            <text:p>3,8730</text:p>
          </table:table-cell>
          <table:table-cell office:value-type="float" office:value="18" calcext:value-type="float">
            <text:p>18</text:p>
          </table:table-cell>
          <table:table-cell office:value-type="float" office:value="20844" calcext:value-type="float">
            <text:p>20844</text:p>
          </table:table-cell>
          <table:table-cell office:value-type="float" office:value="4733586" calcext:value-type="float">
            <text:p>4733586</text:p>
          </table:table-cell>
          <table:table-cell office:value-type="float" office:value="20997" calcext:value-type="float">
            <text:p>209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.63356299999941" calcext:value-type="float">
            <text:p>1,6336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2006340" calcext:value-type="float">
            <text:p>2006340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3.00520869999673" calcext:value-type="float">
            <text:p>3,0052</text:p>
          </table:table-cell>
          <table:table-cell office:value-type="float" office:value="10" calcext:value-type="float">
            <text:p>10</text:p>
          </table:table-cell>
          <table:table-cell office:value-type="float" office:value="14000" calcext:value-type="float">
            <text:p>14000</text:p>
          </table:table-cell>
          <table:table-cell office:value-type="float" office:value="3711134" calcext:value-type="float">
            <text:p>3711134</text:p>
          </table:table-cell>
          <table:table-cell office:value-type="float" office:value="14092" calcext:value-type="float">
            <text:p>1409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540" calcext:value-type="float">
            <text:p>1540</text:p>
          </table:table-cell>
          <table:table-cell office:value-type="float" office:value="2.96479760000148" calcext:value-type="float">
            <text:p>2,9648</text:p>
          </table:table-cell>
          <table:table-cell office:value-type="float" office:value="8" calcext:value-type="float">
            <text:p>8</text:p>
          </table:table-cell>
          <table:table-cell office:value-type="float" office:value="12320" calcext:value-type="float">
            <text:p>12320</text:p>
          </table:table-cell>
          <table:table-cell office:value-type="float" office:value="3687882" calcext:value-type="float">
            <text:p>3687882</text:p>
          </table:table-cell>
          <table:table-cell office:value-type="float" office:value="12393" calcext:value-type="float">
            <text:p>1239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94" calcext:value-type="float">
            <text:p>1694</text:p>
          </table:table-cell>
          <table:table-cell office:value-type="float" office:value="3.19630110000071" calcext:value-type="float">
            <text:p>3,1963</text:p>
          </table:table-cell>
          <table:table-cell office:value-type="float" office:value="7" calcext:value-type="float">
            <text:p>7</text:p>
          </table:table-cell>
          <table:table-cell office:value-type="float" office:value="11858" calcext:value-type="float">
            <text:p>11858</text:p>
          </table:table-cell>
          <table:table-cell office:value-type="float" office:value="3946424" calcext:value-type="float">
            <text:p>3946424</text:p>
          </table:table-cell>
          <table:table-cell office:value-type="float" office:value="11914" calcext:value-type="float">
            <text:p>1191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863" calcext:value-type="float">
            <text:p>1863</text:p>
          </table:table-cell>
          <table:table-cell office:value-type="float" office:value="6.36332269999912" calcext:value-type="float">
            <text:p>6,3633</text:p>
          </table:table-cell>
          <table:table-cell office:value-type="float" office:value="10" calcext:value-type="float">
            <text:p>10</text:p>
          </table:table-cell>
          <table:table-cell office:value-type="float" office:value="18630" calcext:value-type="float">
            <text:p>18630</text:p>
          </table:table-cell>
          <table:table-cell office:value-type="float" office:value="7301204" calcext:value-type="float">
            <text:p>7301204</text:p>
          </table:table-cell>
          <table:table-cell office:value-type="float" office:value="18721" calcext:value-type="float">
            <text:p>187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049" calcext:value-type="float">
            <text:p>2049</text:p>
          </table:table-cell>
          <table:table-cell office:value-type="float" office:value="4.38878079999995" calcext:value-type="float">
            <text:p>4,3888</text:p>
          </table:table-cell>
          <table:table-cell office:value-type="float" office:value="6" calcext:value-type="float">
            <text:p>6</text:p>
          </table:table-cell>
          <table:table-cell office:value-type="float" office:value="12294" calcext:value-type="float">
            <text:p>12294</text:p>
          </table:table-cell>
          <table:table-cell office:value-type="float" office:value="5422938" calcext:value-type="float">
            <text:p>5422938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8.69367250000141" calcext:value-type="float">
            <text:p>8,6937</text:p>
          </table:table-cell>
          <table:table-cell office:value-type="float" office:value="11" calcext:value-type="float">
            <text:p>11</text:p>
          </table:table-cell>
          <table:table-cell office:value-type="float" office:value="24783" calcext:value-type="float">
            <text:p>24783</text:p>
          </table:table-cell>
          <table:table-cell office:value-type="float" office:value="10192506" calcext:value-type="float">
            <text:p>10192506</text:p>
          </table:table-cell>
          <table:table-cell office:value-type="float" office:value="24884" calcext:value-type="float">
            <text:p>248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478" calcext:value-type="float">
            <text:p>2478</text:p>
          </table:table-cell>
          <table:table-cell office:value-type="float" office:value="12.1652099999992" calcext:value-type="float">
            <text:p>12,1652</text:p>
          </table:table-cell>
          <table:table-cell office:value-type="float" office:value="13" calcext:value-type="float">
            <text:p>13</text:p>
          </table:table-cell>
          <table:table-cell office:value-type="float" office:value="32214" calcext:value-type="float">
            <text:p>32214</text:p>
          </table:table-cell>
          <table:table-cell office:value-type="float" office:value="15082950" calcext:value-type="float">
            <text:p>15082950</text:p>
          </table:table-cell>
          <table:table-cell office:value-type="float" office:value="32332" calcext:value-type="float">
            <text:p>3233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725" calcext:value-type="float">
            <text:p>2725</text:p>
          </table:table-cell>
          <table:table-cell office:value-type="float" office:value="6.46118569999817" calcext:value-type="float">
            <text:p>6,4612</text:p>
          </table:table-cell>
          <table:table-cell office:value-type="float" office:value="6" calcext:value-type="float">
            <text:p>6</text:p>
          </table:table-cell>
          <table:table-cell office:value-type="float" office:value="16350" calcext:value-type="float">
            <text:p>16350</text:p>
          </table:table-cell>
          <table:table-cell office:value-type="float" office:value="7922462" calcext:value-type="float">
            <text:p>7922462</text:p>
          </table:table-cell>
          <table:table-cell office:value-type="float" office:value="16412" calcext:value-type="float">
            <text:p>1641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997" calcext:value-type="float">
            <text:p>2997</text:p>
          </table:table-cell>
          <table:table-cell office:value-type="float" office:value="6.42606530000194" calcext:value-type="float">
            <text:p>6,4261</text:p>
          </table:table-cell>
          <table:table-cell office:value-type="float" office:value="5" calcext:value-type="float">
            <text:p>5</text:p>
          </table:table-cell>
          <table:table-cell office:value-type="float" office:value="14985" calcext:value-type="float">
            <text:p>14985</text:p>
          </table:table-cell>
          <table:table-cell office:value-type="float" office:value="7845576" calcext:value-type="float">
            <text:p>7845576</text:p>
          </table:table-cell>
          <table:table-cell office:value-type="float" office:value="15033" calcext:value-type="float">
            <text:p>1503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296" calcext:value-type="float">
            <text:p>3296</text:p>
          </table:table-cell>
          <table:table-cell office:value-type="float" office:value="13.9424494999985" calcext:value-type="float">
            <text:p>13,9424</text:p>
          </table:table-cell>
          <table:table-cell office:value-type="float" office:value="8" calcext:value-type="float">
            <text:p>8</text:p>
          </table:table-cell>
          <table:table-cell office:value-type="float" office:value="26368" calcext:value-type="float">
            <text:p>26368</text:p>
          </table:table-cell>
          <table:table-cell office:value-type="float" office:value="17261334" calcext:value-type="float">
            <text:p>17261334</text:p>
          </table:table-cell>
          <table:table-cell office:value-type="float" office:value="26442" calcext:value-type="float">
            <text:p>2644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625" calcext:value-type="float">
            <text:p>3625</text:p>
          </table:table-cell>
          <table:table-cell office:value-type="float" office:value="13.3686921000008" calcext:value-type="float">
            <text:p>13,3687</text:p>
          </table:table-cell>
          <table:table-cell office:value-type="float" office:value="6" calcext:value-type="float">
            <text:p>6</text:p>
          </table:table-cell>
          <table:table-cell office:value-type="float" office:value="21750" calcext:value-type="float">
            <text:p>21750</text:p>
          </table:table-cell>
          <table:table-cell office:value-type="float" office:value="16557386" calcext:value-type="float">
            <text:p>16557386</text:p>
          </table:table-cell>
          <table:table-cell office:value-type="float" office:value="21810" calcext:value-type="float">
            <text:p>2181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987" calcext:value-type="float">
            <text:p>3987</text:p>
          </table:table-cell>
          <table:table-cell office:value-type="float" office:value="8.94710860000123" calcext:value-type="float">
            <text:p>8,9471</text:p>
          </table:table-cell>
          <table:table-cell office:value-type="float" office:value="4" calcext:value-type="float">
            <text:p>4</text:p>
          </table:table-cell>
          <table:table-cell office:value-type="float" office:value="15948" calcext:value-type="float">
            <text:p>15948</text:p>
          </table:table-cell>
          <table:table-cell office:value-type="float" office:value="11114726" calcext:value-type="float">
            <text:p>11114726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385" calcext:value-type="float">
            <text:p>4385</text:p>
          </table:table-cell>
          <table:table-cell office:value-type="float" office:value="26.666083600001" calcext:value-type="float">
            <text:p>26,6661</text:p>
          </table:table-cell>
          <table:table-cell office:value-type="float" office:value="7" calcext:value-type="float">
            <text:p>7</text:p>
          </table:table-cell>
          <table:table-cell office:value-type="float" office:value="30695" calcext:value-type="float">
            <text:p>30695</text:p>
          </table:table-cell>
          <table:table-cell office:value-type="float" office:value="32907396" calcext:value-type="float">
            <text:p>32907396</text:p>
          </table:table-cell>
          <table:table-cell office:value-type="float" office:value="30764" calcext:value-type="float">
            <text:p>30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25.4027124999993" calcext:value-type="float">
            <text:p>25,4027</text:p>
          </table:table-cell>
          <table:table-cell office:value-type="float" office:value="6" calcext:value-type="float">
            <text:p>6</text:p>
          </table:table-cell>
          <table:table-cell office:value-type="float" office:value="28938" calcext:value-type="float">
            <text:p>28938</text:p>
          </table:table-cell>
          <table:table-cell office:value-type="float" office:value="31303782" calcext:value-type="float">
            <text:p>31303782</text:p>
          </table:table-cell>
          <table:table-cell office:value-type="float" office:value="28998" calcext:value-type="float">
            <text:p>2899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305" calcext:value-type="float">
            <text:p>5305</text:p>
          </table:table-cell>
          <table:table-cell office:value-type="float" office:value="36.5891904000018" calcext:value-type="float">
            <text:p>36,5892</text:p>
          </table:table-cell>
          <table:table-cell office:value-type="float" office:value="8" calcext:value-type="float">
            <text:p>8</text:p>
          </table:table-cell>
          <table:table-cell office:value-type="float" office:value="42440" calcext:value-type="float">
            <text:p>42440</text:p>
          </table:table-cell>
          <table:table-cell office:value-type="float" office:value="45010336" calcext:value-type="float">
            <text:p>45010336</text:p>
          </table:table-cell>
          <table:table-cell office:value-type="float" office:value="42514" calcext:value-type="float">
            <text:p>4251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835" calcext:value-type="float">
            <text:p>5835</text:p>
          </table:table-cell>
          <table:table-cell office:value-type="float" office:value="34.7029165999993" calcext:value-type="float">
            <text:p>34,7029</text:p>
          </table:table-cell>
          <table:table-cell office:value-type="float" office:value="6" calcext:value-type="float">
            <text:p>6</text:p>
          </table:table-cell>
          <table:table-cell office:value-type="float" office:value="35010" calcext:value-type="float">
            <text:p>35010</text:p>
          </table:table-cell>
          <table:table-cell office:value-type="float" office:value="42891688" calcext:value-type="float">
            <text:p>42891688</text:p>
          </table:table-cell>
          <table:table-cell office:value-type="float" office:value="35061" calcext:value-type="float">
            <text:p>350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418" calcext:value-type="float">
            <text:p>6418</text:p>
          </table:table-cell>
          <table:table-cell office:value-type="float" office:value="140.700722500002" calcext:value-type="float">
            <text:p>140,7007</text:p>
          </table:table-cell>
          <table:table-cell office:value-type="float" office:value="19" calcext:value-type="float">
            <text:p>19</text:p>
          </table:table-cell>
          <table:table-cell office:value-type="float" office:value="121942" calcext:value-type="float">
            <text:p>121942</text:p>
          </table:table-cell>
          <table:table-cell office:value-type="float" office:value="172815120" calcext:value-type="float">
            <text:p>172815120</text:p>
          </table:table-cell>
          <table:table-cell office:value-type="float" office:value="122113" calcext:value-type="float">
            <text:p>12211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144906000023184" calcext:value-type="float">
            <text:p>0,0145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18532" calcext:value-type="float">
            <text:p>1853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085402000004251" calcext:value-type="float">
            <text:p>0,0085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0516" calcext:value-type="float">
            <text:p>105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0842949999787379" calcext:value-type="float">
            <text:p>0,0084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0661" calcext:value-type="float">
            <text:p>1066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0126729000003252" calcext:value-type="float">
            <text:p>0,0127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6182" calcext:value-type="float">
            <text:p>1618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0116330999990169" calcext:value-type="float">
            <text:p>0,0116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5040" calcext:value-type="float">
            <text:p>1504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01531999999861" calcext:value-type="float">
            <text:p>0,0153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8762" calcext:value-type="float">
            <text:p>1876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0215744999986782" calcext:value-type="float">
            <text:p>0,0216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27398" calcext:value-type="float">
            <text:p>27398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0658087999981944" calcext:value-type="float">
            <text:p>0,0658</text:p>
          </table:table-cell>
          <table:table-cell office:value-type="float" office:value="9" calcext:value-type="float">
            <text:p>9</text:p>
          </table:table-cell>
          <table:table-cell office:value-type="float" office:value="1737" calcext:value-type="float">
            <text:p>1737</text:p>
          </table:table-cell>
          <table:table-cell office:value-type="float" office:value="81681" calcext:value-type="float">
            <text:p>81681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0142057000011846" calcext:value-type="float">
            <text:p>0,0142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17984" calcext:value-type="float">
            <text:p>1798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0250673000009556" calcext:value-type="float">
            <text:p>0,0251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29521" calcext:value-type="float">
            <text:p>2952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0717504999993253" calcext:value-type="float">
            <text:p>0,0718</text:p>
          </table:table-cell>
          <table:table-cell office:value-type="float" office:value="7" calcext:value-type="float">
            <text:p>7</text:p>
          </table:table-cell>
          <table:table-cell office:value-type="float" office:value="1792" calcext:value-type="float">
            <text:p>1792</text:p>
          </table:table-cell>
          <table:table-cell office:value-type="float" office:value="92192" calcext:value-type="float">
            <text:p>92192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0.077328999999736" calcext:value-type="float">
            <text:p>0,0773</text:p>
          </table:table-cell>
          <table:table-cell office:value-type="float" office:value="7" calcext:value-type="float">
            <text:p>7</text:p>
          </table:table-cell>
          <table:table-cell office:value-type="float" office:value="1967" calcext:value-type="float">
            <text:p>1967</text:p>
          </table:table-cell>
          <table:table-cell office:value-type="float" office:value="97485" calcext:value-type="float">
            <text:p>9748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0.0805835999999545" calcext:value-type="float">
            <text:p>0,0806</text:p>
          </table:table-cell>
          <table:table-cell office:value-type="float" office:value="6" calcext:value-type="float">
            <text:p>6</text:p>
          </table:table-cell>
          <table:table-cell office:value-type="float" office:value="1854" calcext:value-type="float">
            <text:p>1854</text:p>
          </table:table-cell>
          <table:table-cell office:value-type="float" office:value="100234" calcext:value-type="float">
            <text:p>100234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0.0771420999990369" calcext:value-type="float">
            <text:p>0,0771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97327" calcext:value-type="float">
            <text:p>97327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0.166044699999475" calcext:value-type="float">
            <text:p>0,1660</text:p>
          </table:table-cell>
          <table:table-cell office:value-type="float" office:value="7" calcext:value-type="float">
            <text:p>7</text:p>
          </table:table-cell>
          <table:table-cell office:value-type="float" office:value="2604" calcext:value-type="float">
            <text:p>2604</text:p>
          </table:table-cell>
          <table:table-cell office:value-type="float" office:value="208912" calcext:value-type="float">
            <text:p>208912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0.112315500002296" calcext:value-type="float">
            <text:p>0,1123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142969" calcext:value-type="float">
            <text:p>14296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0.15695119999873" calcext:value-type="float">
            <text:p>0,1570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194873" calcext:value-type="float">
            <text:p>194873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0.265610200000083" calcext:value-type="float">
            <text:p>0,2656</text:p>
          </table:table-cell>
          <table:table-cell office:value-type="float" office:value="8" calcext:value-type="float">
            <text:p>8</text:p>
          </table:table-cell>
          <table:table-cell office:value-type="float" office:value="3944" calcext:value-type="float">
            <text:p>3944</text:p>
          </table:table-cell>
          <table:table-cell office:value-type="float" office:value="316698" calcext:value-type="float">
            <text:p>31669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0.220270900001196" calcext:value-type="float">
            <text:p>0,2203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277682" calcext:value-type="float">
            <text:p>277682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0.257367199999862" calcext:value-type="float">
            <text:p>0,2574</text:p>
          </table:table-cell>
          <table:table-cell office:value-type="float" office:value="5" calcext:value-type="float">
            <text:p>5</text:p>
          </table:table-cell>
          <table:table-cell office:value-type="float" office:value="2980" calcext:value-type="float">
            <text:p>2980</text:p>
          </table:table-cell>
          <table:table-cell office:value-type="float" office:value="315352" calcext:value-type="float">
            <text:p>315352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0.588716299997032" calcext:value-type="float">
            <text:p>0,5887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728956" calcext:value-type="float">
            <text:p>728956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0.603748300000007" calcext:value-type="float">
            <text:p>0,6037</text:p>
          </table:table-cell>
          <table:table-cell office:value-type="float" office:value="8" calcext:value-type="float">
            <text:p>8</text:p>
          </table:table-cell>
          <table:table-cell office:value-type="float" office:value="5760" calcext:value-type="float">
            <text:p>5760</text:p>
          </table:table-cell>
          <table:table-cell office:value-type="float" office:value="752528" calcext:value-type="float">
            <text:p>752528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0.316906700001709" calcext:value-type="float">
            <text:p>0,3169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393620" calcext:value-type="float">
            <text:p>393620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0.574934500000381" calcext:value-type="float">
            <text:p>0,5749</text:p>
          </table:table-cell>
          <table:table-cell office:value-type="float" office:value="6" calcext:value-type="float">
            <text:p>6</text:p>
          </table:table-cell>
          <table:table-cell office:value-type="float" office:value="5226" calcext:value-type="float">
            <text:p>5226</text:p>
          </table:table-cell>
          <table:table-cell office:value-type="float" office:value="711632" calcext:value-type="float">
            <text:p>711632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1.17857569999978" calcext:value-type="float">
            <text:p>1,1786</text:p>
          </table:table-cell>
          <table:table-cell office:value-type="float" office:value="10" calcext:value-type="float">
            <text:p>10</text:p>
          </table:table-cell>
          <table:table-cell office:value-type="float" office:value="9580" calcext:value-type="float">
            <text:p>9580</text:p>
          </table:table-cell>
          <table:table-cell office:value-type="float" office:value="1479782" calcext:value-type="float">
            <text:p>1479782</text:p>
          </table:table-cell>
          <table:table-cell office:value-type="float" office:value="9684" calcext:value-type="float">
            <text:p>96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1.29818850000083" calcext:value-type="float">
            <text:p>1,2982</text:p>
          </table:table-cell>
          <table:table-cell office:value-type="float" office:value="8" calcext:value-type="float">
            <text:p>8</text:p>
          </table:table-cell>
          <table:table-cell office:value-type="float" office:value="8424" calcext:value-type="float">
            <text:p>8424</text:p>
          </table:table-cell>
          <table:table-cell office:value-type="float" office:value="1586516" calcext:value-type="float">
            <text:p>1586516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58" calcext:value-type="float">
            <text:p>1158</text:p>
          </table:table-cell>
          <table:table-cell office:value-type="float" office:value="1.08156329999838" calcext:value-type="float">
            <text:p>1,0816</text:p>
          </table:table-cell>
          <table:table-cell office:value-type="float" office:value="6" calcext:value-type="float">
            <text:p>6</text:p>
          </table:table-cell>
          <table:table-cell office:value-type="float" office:value="6948" calcext:value-type="float">
            <text:p>6948</text:p>
          </table:table-cell>
          <table:table-cell office:value-type="float" office:value="1347088" calcext:value-type="float">
            <text:p>1347088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1.1647204999972" calcext:value-type="float">
            <text:p>1,1647</text:p>
          </table:table-cell>
          <table:table-cell office:value-type="float" office:value="5" calcext:value-type="float">
            <text:p>5</text:p>
          </table:table-cell>
          <table:table-cell office:value-type="float" office:value="6365" calcext:value-type="float">
            <text:p>6365</text:p>
          </table:table-cell>
          <table:table-cell office:value-type="float" office:value="1434669" calcext:value-type="float">
            <text:p>1434669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.20128159999877" calcext:value-type="float">
            <text:p>1,2013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1491598" calcext:value-type="float">
            <text:p>1491598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540" calcext:value-type="float">
            <text:p>1540</text:p>
          </table:table-cell>
          <table:table-cell office:value-type="float" office:value="3.13874310000028" calcext:value-type="float">
            <text:p>3,1387</text:p>
          </table:table-cell>
          <table:table-cell office:value-type="float" office:value="9" calcext:value-type="float">
            <text:p>9</text:p>
          </table:table-cell>
          <table:table-cell office:value-type="float" office:value="13860" calcext:value-type="float">
            <text:p>13860</text:p>
          </table:table-cell>
          <table:table-cell office:value-type="float" office:value="3898858" calcext:value-type="float">
            <text:p>3898858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94" calcext:value-type="float">
            <text:p>1694</text:p>
          </table:table-cell>
          <table:table-cell office:value-type="float" office:value="3.31645379999827" calcext:value-type="float">
            <text:p>3,3165</text:p>
          </table:table-cell>
          <table:table-cell office:value-type="float" office:value="7" calcext:value-type="float">
            <text:p>7</text:p>
          </table:table-cell>
          <table:table-cell office:value-type="float" office:value="11858" calcext:value-type="float">
            <text:p>11858</text:p>
          </table:table-cell>
          <table:table-cell office:value-type="float" office:value="4130542" calcext:value-type="float">
            <text:p>4130542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863" calcext:value-type="float">
            <text:p>1863</text:p>
          </table:table-cell>
          <table:table-cell office:value-type="float" office:value="4.45963589999883" calcext:value-type="float">
            <text:p>4,4596</text:p>
          </table:table-cell>
          <table:table-cell office:value-type="float" office:value="10" calcext:value-type="float">
            <text:p>10</text:p>
          </table:table-cell>
          <table:table-cell office:value-type="float" office:value="18630" calcext:value-type="float">
            <text:p>18630</text:p>
          </table:table-cell>
          <table:table-cell office:value-type="float" office:value="5486496" calcext:value-type="float">
            <text:p>5486496</text:p>
          </table:table-cell>
          <table:table-cell office:value-type="float" office:value="18737" calcext:value-type="float">
            <text:p>1873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049" calcext:value-type="float">
            <text:p>2049</text:p>
          </table:table-cell>
          <table:table-cell office:value-type="float" office:value="4.6429558000018" calcext:value-type="float">
            <text:p>4,6430</text:p>
          </table:table-cell>
          <table:table-cell office:value-type="float" office:value="9" calcext:value-type="float">
            <text:p>9</text:p>
          </table:table-cell>
          <table:table-cell office:value-type="float" office:value="18441" calcext:value-type="float">
            <text:p>18441</text:p>
          </table:table-cell>
          <table:table-cell office:value-type="float" office:value="5695647" calcext:value-type="float">
            <text:p>5695647</text:p>
          </table:table-cell>
          <table:table-cell office:value-type="float" office:value="18541" calcext:value-type="float">
            <text:p>185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253" calcext:value-type="float">
            <text:p>2253</text:p>
          </table:table-cell>
          <table:table-cell office:value-type="float" office:value="3.46585509999932" calcext:value-type="float">
            <text:p>3,4659</text:p>
          </table:table-cell>
          <table:table-cell office:value-type="float" office:value="5" calcext:value-type="float">
            <text:p>5</text:p>
          </table:table-cell>
          <table:table-cell office:value-type="float" office:value="11265" calcext:value-type="float">
            <text:p>11265</text:p>
          </table:table-cell>
          <table:table-cell office:value-type="float" office:value="4276733" calcext:value-type="float">
            <text:p>4276733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478" calcext:value-type="float">
            <text:p>2478</text:p>
          </table:table-cell>
          <table:table-cell office:value-type="float" office:value="5.13102739999886" calcext:value-type="float">
            <text:p>5,1310</text:p>
          </table:table-cell>
          <table:table-cell office:value-type="float" office:value="6" calcext:value-type="float">
            <text:p>6</text:p>
          </table:table-cell>
          <table:table-cell office:value-type="float" office:value="14868" calcext:value-type="float">
            <text:p>14868</text:p>
          </table:table-cell>
          <table:table-cell office:value-type="float" office:value="6345368" calcext:value-type="float">
            <text:p>6345368</text:p>
          </table:table-cell>
          <table:table-cell office:value-type="float" office:value="14933" calcext:value-type="float">
            <text:p>1493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725" calcext:value-type="float">
            <text:p>2725</text:p>
          </table:table-cell>
          <table:table-cell office:value-type="float" office:value="6.4267265999988" calcext:value-type="float">
            <text:p>6,4267</text:p>
          </table:table-cell>
          <table:table-cell office:value-type="float" office:value="7" calcext:value-type="float">
            <text:p>7</text:p>
          </table:table-cell>
          <table:table-cell office:value-type="float" office:value="19075" calcext:value-type="float">
            <text:p>19075</text:p>
          </table:table-cell>
          <table:table-cell office:value-type="float" office:value="7983641" calcext:value-type="float">
            <text:p>7983641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997" calcext:value-type="float">
            <text:p>2997</text:p>
          </table:table-cell>
          <table:table-cell office:value-type="float" office:value="4.32564509999793" calcext:value-type="float">
            <text:p>4,3256</text:p>
          </table:table-cell>
          <table:table-cell office:value-type="float" office:value="4" calcext:value-type="float">
            <text:p>4</text:p>
          </table:table-cell>
          <table:table-cell office:value-type="float" office:value="11988" calcext:value-type="float">
            <text:p>11988</text:p>
          </table:table-cell>
          <table:table-cell office:value-type="float" office:value="5325984" calcext:value-type="float">
            <text:p>5325984</text:p>
          </table:table-cell>
          <table:table-cell office:value-type="float" office:value="12029" calcext:value-type="float">
            <text:p>120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296" calcext:value-type="float">
            <text:p>3296</text:p>
          </table:table-cell>
          <table:table-cell office:value-type="float" office:value="20.4117755000007" calcext:value-type="float">
            <text:p>20,4118</text:p>
          </table:table-cell>
          <table:table-cell office:value-type="float" office:value="13" calcext:value-type="float">
            <text:p>13</text:p>
          </table:table-cell>
          <table:table-cell office:value-type="float" office:value="42848" calcext:value-type="float">
            <text:p>42848</text:p>
          </table:table-cell>
          <table:table-cell office:value-type="float" office:value="24634180" calcext:value-type="float">
            <text:p>24634180</text:p>
          </table:table-cell>
          <table:table-cell office:value-type="float" office:value="42981" calcext:value-type="float">
            <text:p>429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625" calcext:value-type="float">
            <text:p>3625</text:p>
          </table:table-cell>
          <table:table-cell office:value-type="float" office:value="20.7573884999983" calcext:value-type="float">
            <text:p>20,7574</text:p>
          </table:table-cell>
          <table:table-cell office:value-type="float" office:value="12" calcext:value-type="float">
            <text:p>12</text:p>
          </table:table-cell>
          <table:table-cell office:value-type="float" office:value="43500" calcext:value-type="float">
            <text:p>43500</text:p>
          </table:table-cell>
          <table:table-cell office:value-type="float" office:value="25262400" calcext:value-type="float">
            <text:p>25262400</text:p>
          </table:table-cell>
          <table:table-cell office:value-type="float" office:value="43635" calcext:value-type="float">
            <text:p>4363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987" calcext:value-type="float">
            <text:p>3987</text:p>
          </table:table-cell>
          <table:table-cell office:value-type="float" office:value="10.4679690000012" calcext:value-type="float">
            <text:p>10,4680</text:p>
          </table:table-cell>
          <table:table-cell office:value-type="float" office:value="5" calcext:value-type="float">
            <text:p>5</text:p>
          </table:table-cell>
          <table:table-cell office:value-type="float" office:value="19935" calcext:value-type="float">
            <text:p>19935</text:p>
          </table:table-cell>
          <table:table-cell office:value-type="float" office:value="12986281" calcext:value-type="float">
            <text:p>12986281</text:p>
          </table:table-cell>
          <table:table-cell office:value-type="float" office:value="19993" calcext:value-type="float">
            <text:p>1999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385" calcext:value-type="float">
            <text:p>4385</text:p>
          </table:table-cell>
          <table:table-cell office:value-type="float" office:value="25.8600923999984" calcext:value-type="float">
            <text:p>25,8601</text:p>
          </table:table-cell>
          <table:table-cell office:value-type="float" office:value="9" calcext:value-type="float">
            <text:p>9</text:p>
          </table:table-cell>
          <table:table-cell office:value-type="float" office:value="39465" calcext:value-type="float">
            <text:p>39465</text:p>
          </table:table-cell>
          <table:table-cell office:value-type="float" office:value="31893961" calcext:value-type="float">
            <text:p>31893961</text:p>
          </table:table-cell>
          <table:table-cell office:value-type="float" office:value="39566" calcext:value-type="float">
            <text:p>3956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823" calcext:value-type="float">
            <text:p>4823</text:p>
          </table:table-cell>
          <table:table-cell office:value-type="float" office:value="19.516824899998" calcext:value-type="float">
            <text:p>19,5168</text:p>
          </table:table-cell>
          <table:table-cell office:value-type="float" office:value="7" calcext:value-type="float">
            <text:p>7</text:p>
          </table:table-cell>
          <table:table-cell office:value-type="float" office:value="33761" calcext:value-type="float">
            <text:p>33761</text:p>
          </table:table-cell>
          <table:table-cell office:value-type="float" office:value="24181117" calcext:value-type="float">
            <text:p>24181117</text:p>
          </table:table-cell>
          <table:table-cell office:value-type="float" office:value="33842" calcext:value-type="float">
            <text:p>3384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305" calcext:value-type="float">
            <text:p>5305</text:p>
          </table:table-cell>
          <table:table-cell office:value-type="float" office:value="37.2493776999982" calcext:value-type="float">
            <text:p>37,2494</text:p>
          </table:table-cell>
          <table:table-cell office:value-type="float" office:value="9" calcext:value-type="float">
            <text:p>9</text:p>
          </table:table-cell>
          <table:table-cell office:value-type="float" office:value="47745" calcext:value-type="float">
            <text:p>47745</text:p>
          </table:table-cell>
          <table:table-cell office:value-type="float" office:value="45731401" calcext:value-type="float">
            <text:p>45731401</text:p>
          </table:table-cell>
          <table:table-cell office:value-type="float" office:value="47851" calcext:value-type="float">
            <text:p>4785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835" calcext:value-type="float">
            <text:p>5835</text:p>
          </table:table-cell>
          <table:table-cell office:value-type="float" office:value="68.444445000001" calcext:value-type="float">
            <text:p>68,4444</text:p>
          </table:table-cell>
          <table:table-cell office:value-type="float" office:value="13" calcext:value-type="float">
            <text:p>13</text:p>
          </table:table-cell>
          <table:table-cell office:value-type="float" office:value="75855" calcext:value-type="float">
            <text:p>75855</text:p>
          </table:table-cell>
          <table:table-cell office:value-type="float" office:value="85149857" calcext:value-type="float">
            <text:p>85149857</text:p>
          </table:table-cell>
          <table:table-cell office:value-type="float" office:value="76005" calcext:value-type="float">
            <text:p>7600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418" calcext:value-type="float">
            <text:p>6418</text:p>
          </table:table-cell>
          <table:table-cell office:value-type="float" office:value="51.9716691000031" calcext:value-type="float">
            <text:p>51,9717</text:p>
          </table:table-cell>
          <table:table-cell office:value-type="float" office:value="10" calcext:value-type="float">
            <text:p>10</text:p>
          </table:table-cell>
          <table:table-cell office:value-type="float" office:value="64180" calcext:value-type="float">
            <text:p>64180</text:p>
          </table:table-cell>
          <table:table-cell office:value-type="float" office:value="64551034" calcext:value-type="float">
            <text:p>64551034</text:p>
          </table:table-cell>
          <table:table-cell office:value-type="float" office:value="64289" calcext:value-type="float">
            <text:p>6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059" calcext:value-type="float">
            <text:p>7059</text:p>
          </table:table-cell>
          <table:table-cell office:value-type="float" office:value="60.1354603" calcext:value-type="float">
            <text:p>60,1355</text:p>
          </table:table-cell>
          <table:table-cell office:value-type="float" office:value="8" calcext:value-type="float">
            <text:p>8</text:p>
          </table:table-cell>
          <table:table-cell office:value-type="float" office:value="56472" calcext:value-type="float">
            <text:p>56472</text:p>
          </table:table-cell>
          <table:table-cell office:value-type="float" office:value="74761642" calcext:value-type="float">
            <text:p>74761642</text:p>
          </table:table-cell>
          <table:table-cell office:value-type="float" office:value="56558" calcext:value-type="float">
            <text:p>56558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764" calcext:value-type="float">
            <text:p>7764</text:p>
          </table:table-cell>
          <table:table-cell office:value-type="float" office:value="79.1971847999994" calcext:value-type="float">
            <text:p>79,1972</text:p>
          </table:table-cell>
          <table:table-cell office:value-type="float" office:value="9" calcext:value-type="float">
            <text:p>9</text:p>
          </table:table-cell>
          <table:table-cell office:value-type="float" office:value="69876" calcext:value-type="float">
            <text:p>69876</text:p>
          </table:table-cell>
          <table:table-cell office:value-type="float" office:value="97882548" calcext:value-type="float">
            <text:p>97882548</text:p>
          </table:table-cell>
          <table:table-cell office:value-type="float" office:value="69980" calcext:value-type="float">
            <text:p>6998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540" calcext:value-type="float">
            <text:p>8540</text:p>
          </table:table-cell>
          <table:table-cell office:value-type="float" office:value="60.1711142999993" calcext:value-type="float">
            <text:p>60,1711</text:p>
          </table:table-cell>
          <table:table-cell office:value-type="float" office:value="7" calcext:value-type="float">
            <text:p>7</text:p>
          </table:table-cell>
          <table:table-cell office:value-type="float" office:value="59780" calcext:value-type="float">
            <text:p>59780</text:p>
          </table:table-cell>
          <table:table-cell office:value-type="float" office:value="74482830" calcext:value-type="float">
            <text:p>74482830</text:p>
          </table:table-cell>
          <table:table-cell office:value-type="float" office:value="59857" calcext:value-type="float">
            <text:p>59857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394" calcext:value-type="float">
            <text:p>9394</text:p>
          </table:table-cell>
          <table:table-cell office:value-type="float" office:value="91.9192614000021" calcext:value-type="float">
            <text:p>91,9193</text:p>
          </table:table-cell>
          <table:table-cell office:value-type="float" office:value="8" calcext:value-type="float">
            <text:p>8</text:p>
          </table:table-cell>
          <table:table-cell office:value-type="float" office:value="75152" calcext:value-type="float">
            <text:p>75152</text:p>
          </table:table-cell>
          <table:table-cell office:value-type="float" office:value="114468732" calcext:value-type="float">
            <text:p>114468732</text:p>
          </table:table-cell>
          <table:table-cell office:value-type="float" office:value="75235" calcext:value-type="float">
            <text:p>7523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333" calcext:value-type="float">
            <text:p>10333</text:p>
          </table:table-cell>
          <table:table-cell office:value-type="float" office:value="297.871679900003" calcext:value-type="float">
            <text:p>297,8717</text:p>
          </table:table-cell>
          <table:table-cell office:value-type="float" office:value="22" calcext:value-type="float">
            <text:p>22</text:p>
          </table:table-cell>
          <table:table-cell office:value-type="float" office:value="227326" calcext:value-type="float">
            <text:p>227326</text:p>
          </table:table-cell>
          <table:table-cell office:value-type="float" office:value="368963386" calcext:value-type="float">
            <text:p>368963386</text:p>
          </table:table-cell>
          <table:table-cell office:value-type="float" office:value="227565" calcext:value-type="float">
            <text:p>22756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558770000134246" calcext:value-type="float">
            <text:p>0,005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600" calcext:value-type="float">
            <text:p>106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134273000003304" calcext:value-type="float">
            <text:p>0,0134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27748" calcext:value-type="float">
            <text:p>2774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119849000002432" calcext:value-type="float">
            <text:p>0,012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4564" calcext:value-type="float">
            <text:p>2456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172127000005275" calcext:value-type="float">
            <text:p>0,0172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35052" calcext:value-type="float">
            <text:p>3505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0187651999985974" calcext:value-type="float">
            <text:p>0,0188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36700" calcext:value-type="float">
            <text:p>3670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238331000000471" calcext:value-type="float">
            <text:p>0,0238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3368" calcext:value-type="float">
            <text:p>4336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344349999977567" calcext:value-type="float">
            <text:p>0,0344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67984" calcext:value-type="float">
            <text:p>6798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688913999983924" calcext:value-type="float">
            <text:p>0,0689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27132" calcext:value-type="float">
            <text:p>12713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509395000008226" calcext:value-type="float">
            <text:p>0,0509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98832" calcext:value-type="float">
            <text:p>9883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274931000021752" calcext:value-type="float">
            <text:p>0,0275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55692" calcext:value-type="float">
            <text:p>556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508425000007264" calcext:value-type="float">
            <text:p>0,0508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01962" calcext:value-type="float">
            <text:p>10196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0710515999999188" calcext:value-type="float">
            <text:p>0,0711</text:p>
          </table:table-cell>
          <table:table-cell office:value-type="float" office:value="3" calcext:value-type="float">
            <text:p>3</text:p>
          </table:table-cell>
          <table:table-cell office:value-type="float" office:value="843" calcext:value-type="float">
            <text:p>843</text:p>
          </table:table-cell>
          <table:table-cell office:value-type="float" office:value="142396" calcext:value-type="float">
            <text:p>14239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28289700001915" calcext:value-type="float">
            <text:p>0,1283</text:p>
          </table:table-cell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office:value-type="float" office:value="257056" calcext:value-type="float">
            <text:p>25705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0933786999994481" calcext:value-type="float">
            <text:p>0,0934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186834" calcext:value-type="float">
            <text:p>18683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10640919999787" calcext:value-type="float">
            <text:p>0,1064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212174" calcext:value-type="float">
            <text:p>21217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0.127300500000274" calcext:value-type="float">
            <text:p>0,1273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254784" calcext:value-type="float">
            <text:p>254784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56833200002438" calcext:value-type="float">
            <text:p>0,1568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06988" calcext:value-type="float">
            <text:p>306988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0.125812600002973" calcext:value-type="float">
            <text:p>0,1258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246020" calcext:value-type="float">
            <text:p>24602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0.148650700000871" calcext:value-type="float">
            <text:p>0,1487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297016" calcext:value-type="float">
            <text:p>29701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0.283540899999935" calcext:value-type="float">
            <text:p>0,2835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548270" calcext:value-type="float">
            <text:p>548270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.325305000002118" calcext:value-type="float">
            <text:p>0,3253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649854" calcext:value-type="float">
            <text:p>64985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648693499999354" calcext:value-type="float">
            <text:p>0,6487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1279644" calcext:value-type="float">
            <text:p>1279644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677365100000316" calcext:value-type="float">
            <text:p>0,6774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1350274" calcext:value-type="float">
            <text:p>135027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0.904536199999711" calcext:value-type="float">
            <text:p>0,9045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1784500" calcext:value-type="float">
            <text:p>1784500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.3899659000017" calcext:value-type="float">
            <text:p>1,3900</text:p>
          </table:table-cell>
          <table:table-cell office:value-type="float" office:value="5" calcext:value-type="float">
            <text:p>5</text:p>
          </table:table-cell>
          <table:table-cell office:value-type="float" office:value="4790" calcext:value-type="float">
            <text:p>4790</text:p>
          </table:table-cell>
          <table:table-cell office:value-type="float" office:value="2759924" calcext:value-type="float">
            <text:p>2759924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0.888638899999933" calcext:value-type="float">
            <text:p>0,8886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1763004" calcext:value-type="float">
            <text:p>1763004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.00735029999851" calcext:value-type="float">
            <text:p>1,0074</text:p>
          </table:table-cell>
          <table:table-cell office:value-type="float" office:value="3" calcext:value-type="float">
            <text:p>3</text:p>
          </table:table-cell>
          <table:table-cell office:value-type="float" office:value="3474" calcext:value-type="float">
            <text:p>3474</text:p>
          </table:table-cell>
          <table:table-cell office:value-type="float" office:value="2022524" calcext:value-type="float">
            <text:p>2022524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0.829133300001558" calcext:value-type="float">
            <text:p>0,8291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1628168" calcext:value-type="float">
            <text:p>1628168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1.56828790000145" calcext:value-type="float">
            <text:p>1,5683</text:p>
          </table:table-cell>
          <table:table-cell office:value-type="float" office:value="3" calcext:value-type="float">
            <text:p>3</text:p>
          </table:table-cell>
          <table:table-cell office:value-type="float" office:value="4200" calcext:value-type="float">
            <text:p>4200</text:p>
          </table:table-cell>
          <table:table-cell office:value-type="float" office:value="3137720" calcext:value-type="float">
            <text:p>31377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float" office:value="1.19702220000181" calcext:value-type="float">
            <text:p>1,1970</text:p>
          </table:table-cell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  <table:table-cell office:value-type="float" office:value="2380840" calcext:value-type="float">
            <text:p>2380840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3.22063109999726" calcext:value-type="float">
            <text:p>3,2206</text:p>
          </table:table-cell>
          <table:table-cell office:value-type="float" office:value="4" calcext:value-type="float">
            <text:p>4</text:p>
          </table:table-cell>
          <table:table-cell office:value-type="float" office:value="6776" calcext:value-type="float">
            <text:p>6776</text:p>
          </table:table-cell>
          <table:table-cell office:value-type="float" office:value="6468340" calcext:value-type="float">
            <text:p>6468340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863" calcext:value-type="float">
            <text:p>1863</text:p>
          </table:table-cell>
          <table:table-cell office:value-type="float" office:value="3.96635810000225" calcext:value-type="float">
            <text:p>3,9664</text:p>
          </table:table-cell>
          <table:table-cell office:value-type="float" office:value="4" calcext:value-type="float">
            <text:p>4</text:p>
          </table:table-cell>
          <table:table-cell office:value-type="float" office:value="7452" calcext:value-type="float">
            <text:p>7452</text:p>
          </table:table-cell>
          <table:table-cell office:value-type="float" office:value="7948200" calcext:value-type="float">
            <text:p>7948200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4.30925600000046" calcext:value-type="float">
            <text:p>4,3093</text:p>
          </table:table-cell>
          <table:table-cell office:value-type="float" office:value="4" calcext:value-type="float">
            <text:p>4</text:p>
          </table:table-cell>
          <table:table-cell office:value-type="float" office:value="8196" calcext:value-type="float">
            <text:p>8196</text:p>
          </table:table-cell>
          <table:table-cell office:value-type="float" office:value="8562168" calcext:value-type="float">
            <text:p>8562168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253" calcext:value-type="float">
            <text:p>2253</text:p>
          </table:table-cell>
          <table:table-cell office:value-type="float" office:value="2.53847910000331" calcext:value-type="float">
            <text:p>2,5385</text:p>
          </table:table-cell>
          <table:table-cell office:value-type="float" office:value="2" calcext:value-type="float">
            <text:p>2</text:p>
          </table:table-cell>
          <table:table-cell office:value-type="float" office:value="4506" calcext:value-type="float">
            <text:p>4506</text:p>
          </table:table-cell>
          <table:table-cell office:value-type="float" office:value="5089528" calcext:value-type="float">
            <text:p>5089528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3.06769669999994" calcext:value-type="float">
            <text:p>3,0677</text:p>
          </table:table-cell>
          <table:table-cell office:value-type="float" office:value="2" calcext:value-type="float">
            <text:p>2</text:p>
          </table:table-cell>
          <table:table-cell office:value-type="float" office:value="4956" calcext:value-type="float">
            <text:p>4956</text:p>
          </table:table-cell>
          <table:table-cell office:value-type="float" office:value="6155352" calcext:value-type="float">
            <text:p>6155352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725" calcext:value-type="float">
            <text:p>2725</text:p>
          </table:table-cell>
          <table:table-cell office:value-type="float" office:value="5.65970089999973" calcext:value-type="float">
            <text:p>5,6597</text:p>
          </table:table-cell>
          <table:table-cell office:value-type="float" office:value="3" calcext:value-type="float">
            <text:p>3</text:p>
          </table:table-cell>
          <table:table-cell office:value-type="float" office:value="8175" calcext:value-type="float">
            <text:p>8175</text:p>
          </table:table-cell>
          <table:table-cell office:value-type="float" office:value="11329428" calcext:value-type="float">
            <text:p>11329428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office:value-type="float" office:value="4.48547529999996" calcext:value-type="float">
            <text:p>4,4855</text:p>
          </table:table-cell>
          <table:table-cell office:value-type="float" office:value="2" calcext:value-type="float">
            <text:p>2</text:p>
          </table:table-cell>
          <table:table-cell office:value-type="float" office:value="5994" calcext:value-type="float">
            <text:p>5994</text:p>
          </table:table-cell>
          <table:table-cell office:value-type="float" office:value="8999992" calcext:value-type="float">
            <text:p>899999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float" office:value="11.2040439000011" calcext:value-type="float">
            <text:p>11,2040</text:p>
          </table:table-cell>
          <table:table-cell office:value-type="float" office:value="4" calcext:value-type="float">
            <text:p>4</text:p>
          </table:table-cell>
          <table:table-cell office:value-type="float" office:value="13184" calcext:value-type="float">
            <text:p>13184</text:p>
          </table:table-cell>
          <table:table-cell office:value-type="float" office:value="22591504" calcext:value-type="float">
            <text:p>22591504</text:p>
          </table:table-cell>
          <table:table-cell office:value-type="float" office:value="13198" calcext:value-type="float">
            <text:p>1319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10.6390885000001" calcext:value-type="float">
            <text:p>10,6391</text:p>
          </table:table-cell>
          <table:table-cell office:value-type="float" office:value="3" calcext:value-type="float">
            <text:p>3</text:p>
          </table:table-cell>
          <table:table-cell office:value-type="float" office:value="10875" calcext:value-type="float">
            <text:p>10875</text:p>
          </table:table-cell>
          <table:table-cell office:value-type="float" office:value="21464076" calcext:value-type="float">
            <text:p>21464076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987" calcext:value-type="float">
            <text:p>3987</text:p>
          </table:table-cell>
          <table:table-cell office:value-type="float" office:value="7.93046799999866" calcext:value-type="float">
            <text:p>7,9305</text:p>
          </table:table-cell>
          <table:table-cell office:value-type="float" office:value="2" calcext:value-type="float">
            <text:p>2</text:p>
          </table:table-cell>
          <table:table-cell office:value-type="float" office:value="7974" calcext:value-type="float">
            <text:p>7974</text:p>
          </table:table-cell>
          <table:table-cell office:value-type="float" office:value="15920092" calcext:value-type="float">
            <text:p>15920092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385" calcext:value-type="float">
            <text:p>4385</text:p>
          </table:table-cell>
          <table:table-cell office:value-type="float" office:value="15.9915574000006" calcext:value-type="float">
            <text:p>15,9916</text:p>
          </table:table-cell>
          <table:table-cell office:value-type="float" office:value="3" calcext:value-type="float">
            <text:p>3</text:p>
          </table:table-cell>
          <table:table-cell office:value-type="float" office:value="13155" calcext:value-type="float">
            <text:p>13155</text:p>
          </table:table-cell>
          <table:table-cell office:value-type="float" office:value="32156044" calcext:value-type="float">
            <text:p>32156044</text:p>
          </table:table-cell>
          <table:table-cell office:value-type="float" office:value="13165" calcext:value-type="float">
            <text:p>1316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31.6041354000008" calcext:value-type="float">
            <text:p>31,6041</text:p>
          </table:table-cell>
          <table:table-cell office:value-type="float" office:value="5" calcext:value-type="float">
            <text:p>5</text:p>
          </table:table-cell>
          <table:table-cell office:value-type="float" office:value="24115" calcext:value-type="float">
            <text:p>24115</text:p>
          </table:table-cell>
          <table:table-cell office:value-type="float" office:value="63201070" calcext:value-type="float">
            <text:p>63201070</text:p>
          </table:table-cell>
          <table:table-cell office:value-type="float" office:value="24133" calcext:value-type="float">
            <text:p>241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305" calcext:value-type="float">
            <text:p>5305</text:p>
          </table:table-cell>
          <table:table-cell office:value-type="float" office:value="13.802495699998" calcext:value-type="float">
            <text:p>13,8025</text:p>
          </table:table-cell>
          <table:table-cell office:value-type="float" office:value="2" calcext:value-type="float">
            <text:p>2</text:p>
          </table:table-cell>
          <table:table-cell office:value-type="float" office:value="10610" calcext:value-type="float">
            <text:p>10610</text:p>
          </table:table-cell>
          <table:table-cell office:value-type="float" office:value="28174856" calcext:value-type="float">
            <text:p>28174856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835" calcext:value-type="float">
            <text:p>5835</text:p>
          </table:table-cell>
          <table:table-cell office:value-type="float" office:value="36.4729305000001" calcext:value-type="float">
            <text:p>36,4729</text:p>
          </table:table-cell>
          <table:table-cell office:value-type="float" office:value="4" calcext:value-type="float">
            <text:p>4</text:p>
          </table:table-cell>
          <table:table-cell office:value-type="float" office:value="23340" calcext:value-type="float">
            <text:p>23340</text:p>
          </table:table-cell>
          <table:table-cell office:value-type="float" office:value="73593140" calcext:value-type="float">
            <text:p>73593140</text:p>
          </table:table-cell>
          <table:table-cell office:value-type="float" office:value="23354" calcext:value-type="float">
            <text:p>2335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418" calcext:value-type="float">
            <text:p>6418</text:p>
          </table:table-cell>
          <table:table-cell office:value-type="float" office:value="54.5000107000014" calcext:value-type="float">
            <text:p>54,5000</text:p>
          </table:table-cell>
          <table:table-cell office:value-type="float" office:value="5" calcext:value-type="float">
            <text:p>5</text:p>
          </table:table-cell>
          <table:table-cell office:value-type="float" office:value="32090" calcext:value-type="float">
            <text:p>32090</text:p>
          </table:table-cell>
          <table:table-cell office:value-type="float" office:value="105786068" calcext:value-type="float">
            <text:p>105786068</text:p>
          </table:table-cell>
          <table:table-cell office:value-type="float" office:value="32107" calcext:value-type="float">
            <text:p>321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059" calcext:value-type="float">
            <text:p>7059</text:p>
          </table:table-cell>
          <table:table-cell office:value-type="float" office:value="65.9920063999998" calcext:value-type="float">
            <text:p>65,9920</text:p>
          </table:table-cell>
          <table:table-cell office:value-type="float" office:value="5" calcext:value-type="float">
            <text:p>5</text:p>
          </table:table-cell>
          <table:table-cell office:value-type="float" office:value="35295" calcext:value-type="float">
            <text:p>35295</text:p>
          </table:table-cell>
          <table:table-cell office:value-type="float" office:value="132763894" calcext:value-type="float">
            <text:p>132763894</text:p>
          </table:table-cell>
          <table:table-cell office:value-type="float" office:value="35313" calcext:value-type="float">
            <text:p>3531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764" calcext:value-type="float">
            <text:p>7764</text:p>
          </table:table-cell>
          <table:table-cell office:value-type="float" office:value="93.0937520000007" calcext:value-type="float">
            <text:p>93,0938</text:p>
          </table:table-cell>
          <table:table-cell office:value-type="float" office:value="6" calcext:value-type="float">
            <text:p>6</text:p>
          </table:table-cell>
          <table:table-cell office:value-type="float" office:value="46584" calcext:value-type="float">
            <text:p>46584</text:p>
          </table:table-cell>
          <table:table-cell office:value-type="float" office:value="187918388" calcext:value-type="float">
            <text:p>187918388</text:p>
          </table:table-cell>
          <table:table-cell office:value-type="float" office:value="46605" calcext:value-type="float">
            <text:p>4660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540" calcext:value-type="float">
            <text:p>8540</text:p>
          </table:table-cell>
          <table:table-cell office:value-type="float" office:value="36.0461561999982" calcext:value-type="float">
            <text:p>36,0462</text:p>
          </table:table-cell>
          <table:table-cell office:value-type="float" office:value="2" calcext:value-type="float">
            <text:p>2</text:p>
          </table:table-cell>
          <table:table-cell office:value-type="float" office:value="17080" calcext:value-type="float">
            <text:p>17080</text:p>
          </table:table-cell>
          <table:table-cell office:value-type="float" office:value="72982840" calcext:value-type="float">
            <text:p>72982840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394" calcext:value-type="float">
            <text:p>9394</text:p>
          </table:table-cell>
          <table:table-cell office:value-type="float" office:value="95.4903969000006" calcext:value-type="float">
            <text:p>95,4904</text:p>
          </table:table-cell>
          <table:table-cell office:value-type="float" office:value="4" calcext:value-type="float">
            <text:p>4</text:p>
          </table:table-cell>
          <table:table-cell office:value-type="float" office:value="37576" calcext:value-type="float">
            <text:p>37576</text:p>
          </table:table-cell>
          <table:table-cell office:value-type="float" office:value="192526824" calcext:value-type="float">
            <text:p>192526824</text:p>
          </table:table-cell>
          <table:table-cell office:value-type="float" office:value="37590" calcext:value-type="float">
            <text:p>375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333" calcext:value-type="float">
            <text:p>10333</text:p>
          </table:table-cell>
          <table:table-cell office:value-type="float" office:value="176.9811677" calcext:value-type="float">
            <text:p>176,9812</text:p>
          </table:table-cell>
          <table:table-cell office:value-type="float" office:value="6" calcext:value-type="float">
            <text:p>6</text:p>
          </table:table-cell>
          <table:table-cell office:value-type="float" office:value="61998" calcext:value-type="float">
            <text:p>61998</text:p>
          </table:table-cell>
          <table:table-cell office:value-type="float" office:value="361601724" calcext:value-type="float">
            <text:p>361601724</text:p>
          </table:table-cell>
          <table:table-cell office:value-type="float" office:value="62019" calcext:value-type="float">
            <text:p>6201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650390000009793" calcext:value-type="float">
            <text:p>0,006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206" calcext:value-type="float">
            <text:p>1120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0663929999791435" calcext:value-type="float">
            <text:p>0,006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2168" calcext:value-type="float">
            <text:p>1216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0816760000088834" calcext:value-type="float">
            <text:p>0,0082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6137" calcext:value-type="float">
            <text:p>1613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00637309999729041" calcext:value-type="float">
            <text:p>0,0064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2858" calcext:value-type="float">
            <text:p>1285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0161817999978666" calcext:value-type="float">
            <text:p>0,0162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32104" calcext:value-type="float">
            <text:p>3210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140171000020928" calcext:value-type="float">
            <text:p>0,014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27714" calcext:value-type="float">
            <text:p>277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025023099999089" calcext:value-type="float">
            <text:p>0,0250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49402" calcext:value-type="float">
            <text:p>494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0206096000001708" calcext:value-type="float">
            <text:p>0,0206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40083" calcext:value-type="float">
            <text:p>400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0165768999977445" calcext:value-type="float">
            <text:p>0,0166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31668" calcext:value-type="float">
            <text:p>3166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0289957999993931" calcext:value-type="float">
            <text:p>0,0290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57715" calcext:value-type="float">
            <text:p>5771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344244000007166" calcext:value-type="float">
            <text:p>0,034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396" calcext:value-type="float">
            <text:p>6839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0.0282957999988867" calcext:value-type="float">
            <text:p>0,0283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54890" calcext:value-type="float">
            <text:p>5489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0.039935400000104" calcext:value-type="float">
            <text:p>0,0399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78982" calcext:value-type="float">
            <text:p>7898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0.180178999999043" calcext:value-type="float">
            <text:p>0,1802</text:p>
          </table:table-cell>
          <table:table-cell office:value-type="float" office:value="7" calcext:value-type="float">
            <text:p>7</text:p>
          </table:table-cell>
          <table:table-cell office:value-type="float" office:value="2373" calcext:value-type="float">
            <text:p>2373</text:p>
          </table:table-cell>
          <table:table-cell office:value-type="float" office:value="359581" calcext:value-type="float">
            <text:p>359581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0.0708635000009963" calcext:value-type="float">
            <text:p>0,0709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142898" calcext:value-type="float">
            <text:p>14289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0947420000011334" calcext:value-type="float">
            <text:p>0,0947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188997" calcext:value-type="float">
            <text:p>18899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177336199998535" calcext:value-type="float">
            <text:p>0,1773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357663" calcext:value-type="float">
            <text:p>357663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72646600000007" calcext:value-type="float">
            <text:p>0,1726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338660" calcext:value-type="float">
            <text:p>33866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0.152588399996603" calcext:value-type="float">
            <text:p>0,1526</text:p>
          </table:table-cell>
          <table:table-cell office:value-type="float" office:value="3" calcext:value-type="float">
            <text:p>3</text:p>
          </table:table-cell>
          <table:table-cell office:value-type="float" office:value="1626" calcext:value-type="float">
            <text:p>1626</text:p>
          </table:table-cell>
          <table:table-cell office:value-type="float" office:value="300470" calcext:value-type="float">
            <text:p>30047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0.24793050000153" calcext:value-type="float">
            <text:p>0,2479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493140" calcext:value-type="float">
            <text:p>493140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.238221600000543" calcext:value-type="float">
            <text:p>0,2382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459319" calcext:value-type="float">
            <text:p>459319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0.723206899998331" calcext:value-type="float">
            <text:p>0,7232</text:p>
          </table:table-cell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1425128" calcext:value-type="float">
            <text:p>1425128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0.823153299999831" calcext:value-type="float">
            <text:p>0,8232</text:p>
          </table:table-cell>
          <table:table-cell office:value-type="float" office:value="5" calcext:value-type="float">
            <text:p>5</text:p>
          </table:table-cell>
          <table:table-cell office:value-type="float" office:value="3960" calcext:value-type="float">
            <text:p>3960</text:p>
          </table:table-cell>
          <table:table-cell office:value-type="float" office:value="1584462" calcext:value-type="float">
            <text:p>1584462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0.550745199998346" calcext:value-type="float">
            <text:p>0,5507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1035916" calcext:value-type="float">
            <text:p>1035916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0.688557199999195" calcext:value-type="float">
            <text:p>0,6886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1292588" calcext:value-type="float">
            <text:p>1292588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0.99693859999752" calcext:value-type="float">
            <text:p>0,9969</text:p>
          </table:table-cell>
          <table:table-cell office:value-type="float" office:value="5" calcext:value-type="float">
            <text:p>5</text:p>
          </table:table-cell>
          <table:table-cell office:value-type="float" office:value="5265" calcext:value-type="float">
            <text:p>5265</text:p>
          </table:table-cell>
          <table:table-cell office:value-type="float" office:value="1917841" calcext:value-type="float">
            <text:p>1917841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3.7548225999999" calcext:value-type="float">
            <text:p>3,7548</text:p>
          </table:table-cell>
          <table:table-cell office:value-type="float" office:value="13" calcext:value-type="float">
            <text:p>13</text:p>
          </table:table-cell>
          <table:table-cell office:value-type="float" office:value="15054" calcext:value-type="float">
            <text:p>15054</text:p>
          </table:table-cell>
          <table:table-cell office:value-type="float" office:value="7326752" calcext:value-type="float">
            <text:p>7326752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0.557708700001967" calcext:value-type="float">
            <text:p>0,5577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1090538" calcext:value-type="float">
            <text:p>1090538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3.48704290000023" calcext:value-type="float">
            <text:p>3,4870</text:p>
          </table:table-cell>
          <table:table-cell office:value-type="float" office:value="9" calcext:value-type="float">
            <text:p>9</text:p>
          </table:table-cell>
          <table:table-cell office:value-type="float" office:value="12600" calcext:value-type="float">
            <text:p>12600</text:p>
          </table:table-cell>
          <table:table-cell office:value-type="float" office:value="6627720" calcext:value-type="float">
            <text:p>6627720</text:p>
          </table:table-cell>
          <table:table-cell office:value-type="float" office:value="12646" calcext:value-type="float">
            <text:p>1264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  <table:table-cell office:value-type="float" office:value="1.23800750000009" calcext:value-type="float">
            <text:p>1,2380</text:p>
          </table:table-cell>
          <table:table-cell office:value-type="float" office:value="3" calcext:value-type="float">
            <text:p>3</text:p>
          </table:table-cell>
          <table:table-cell office:value-type="float" office:value="4620" calcext:value-type="float">
            <text:p>4620</text:p>
          </table:table-cell>
          <table:table-cell office:value-type="float" office:value="2402094" calcext:value-type="float">
            <text:p>24020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94" calcext:value-type="float">
            <text:p>1694</text:p>
          </table:table-cell>
          <table:table-cell office:value-type="float" office:value="2.5388411999993" calcext:value-type="float">
            <text:p>2,5388</text:p>
          </table:table-cell>
          <table:table-cell office:value-type="float" office:value="5" calcext:value-type="float">
            <text:p>5</text:p>
          </table:table-cell>
          <table:table-cell office:value-type="float" office:value="8470" calcext:value-type="float">
            <text:p>8470</text:p>
          </table:table-cell>
          <table:table-cell office:value-type="float" office:value="4893606" calcext:value-type="float">
            <text:p>4893606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863" calcext:value-type="float">
            <text:p>1863</text:p>
          </table:table-cell>
          <table:table-cell office:value-type="float" office:value="1.29096059999938" calcext:value-type="float">
            <text:p>1,2910</text:p>
          </table:table-cell>
          <table:table-cell office:value-type="float" office:value="2" calcext:value-type="float">
            <text:p>2</text:p>
          </table:table-cell>
          <table:table-cell office:value-type="float" office:value="3726" calcext:value-type="float">
            <text:p>3726</text:p>
          </table:table-cell>
          <table:table-cell office:value-type="float" office:value="2329038" calcext:value-type="float">
            <text:p>2329038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049" calcext:value-type="float">
            <text:p>2049</text:p>
          </table:table-cell>
          <table:table-cell office:value-type="float" office:value="2.19372190000286" calcext:value-type="float">
            <text:p>2,1937</text:p>
          </table:table-cell>
          <table:table-cell office:value-type="float" office:value="3" calcext:value-type="float">
            <text:p>3</text:p>
          </table:table-cell>
          <table:table-cell office:value-type="float" office:value="6147" calcext:value-type="float">
            <text:p>6147</text:p>
          </table:table-cell>
          <table:table-cell office:value-type="float" office:value="4245791" calcext:value-type="float">
            <text:p>4245791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office:value-type="float" office:value="4.64082710000002" calcext:value-type="float">
            <text:p>4,6408</text:p>
          </table:table-cell>
          <table:table-cell office:value-type="float" office:value="5" calcext:value-type="float">
            <text:p>5</text:p>
          </table:table-cell>
          <table:table-cell office:value-type="float" office:value="11265" calcext:value-type="float">
            <text:p>11265</text:p>
          </table:table-cell>
          <table:table-cell office:value-type="float" office:value="9045339" calcext:value-type="float">
            <text:p>9045339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478" calcext:value-type="float">
            <text:p>2478</text:p>
          </table:table-cell>
          <table:table-cell office:value-type="float" office:value="4.24450359999901" calcext:value-type="float">
            <text:p>4,2445</text:p>
          </table:table-cell>
          <table:table-cell office:value-type="float" office:value="4" calcext:value-type="float">
            <text:p>4</text:p>
          </table:table-cell>
          <table:table-cell office:value-type="float" office:value="9912" calcext:value-type="float">
            <text:p>9912</text:p>
          </table:table-cell>
          <table:table-cell office:value-type="float" office:value="8280432" calcext:value-type="float">
            <text:p>8280432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725" calcext:value-type="float">
            <text:p>2725</text:p>
          </table:table-cell>
          <table:table-cell office:value-type="float" office:value="9.16426250000222" calcext:value-type="float">
            <text:p>9,1643</text:p>
          </table:table-cell>
          <table:table-cell office:value-type="float" office:value="5" calcext:value-type="float">
            <text:p>5</text:p>
          </table:table-cell>
          <table:table-cell office:value-type="float" office:value="13625" calcext:value-type="float">
            <text:p>13625</text:p>
          </table:table-cell>
          <table:table-cell office:value-type="float" office:value="17990961" calcext:value-type="float">
            <text:p>17990961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997" calcext:value-type="float">
            <text:p>2997</text:p>
          </table:table-cell>
          <table:table-cell office:value-type="float" office:value="6.40360829999918" calcext:value-type="float">
            <text:p>6,4036</text:p>
          </table:table-cell>
          <table:table-cell office:value-type="float" office:value="4" calcext:value-type="float">
            <text:p>4</text:p>
          </table:table-cell>
          <table:table-cell office:value-type="float" office:value="11988" calcext:value-type="float">
            <text:p>11988</text:p>
          </table:table-cell>
          <table:table-cell office:value-type="float" office:value="12535126" calcext:value-type="float">
            <text:p>12535126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296" calcext:value-type="float">
            <text:p>3296</text:p>
          </table:table-cell>
          <table:table-cell office:value-type="float" office:value="7.57180260000314" calcext:value-type="float">
            <text:p>7,5718</text:p>
          </table:table-cell>
          <table:table-cell office:value-type="float" office:value="4" calcext:value-type="float">
            <text:p>4</text:p>
          </table:table-cell>
          <table:table-cell office:value-type="float" office:value="13184" calcext:value-type="float">
            <text:p>13184</text:p>
          </table:table-cell>
          <table:table-cell office:value-type="float" office:value="14903394" calcext:value-type="float">
            <text:p>14903394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625" calcext:value-type="float">
            <text:p>3625</text:p>
          </table:table-cell>
          <table:table-cell office:value-type="float" office:value="12.7521717999989" calcext:value-type="float">
            <text:p>12,7522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25156127" calcext:value-type="float">
            <text:p>25156127</text:p>
          </table:table-cell>
          <table:table-cell office:value-type="float" office:value="18152" calcext:value-type="float">
            <text:p>1815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987" calcext:value-type="float">
            <text:p>3987</text:p>
          </table:table-cell>
          <table:table-cell office:value-type="float" office:value="8.43965839999873" calcext:value-type="float">
            <text:p>8,4397</text:p>
          </table:table-cell>
          <table:table-cell office:value-type="float" office:value="3" calcext:value-type="float">
            <text:p>3</text:p>
          </table:table-cell>
          <table:table-cell office:value-type="float" office:value="11961" calcext:value-type="float">
            <text:p>11961</text:p>
          </table:table-cell>
          <table:table-cell office:value-type="float" office:value="15960577" calcext:value-type="float">
            <text:p>15960577</text:p>
          </table:table-cell>
          <table:table-cell office:value-type="float" office:value="11975" calcext:value-type="float">
            <text:p>1197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385" calcext:value-type="float">
            <text:p>4385</text:p>
          </table:table-cell>
          <table:table-cell office:value-type="float" office:value="14.4432204000004" calcext:value-type="float">
            <text:p>14,4432</text:p>
          </table:table-cell>
          <table:table-cell office:value-type="float" office:value="3" calcext:value-type="float">
            <text:p>3</text:p>
          </table:table-cell>
          <table:table-cell office:value-type="float" office:value="13155" calcext:value-type="float">
            <text:p>13155</text:p>
          </table:table-cell>
          <table:table-cell office:value-type="float" office:value="28770121" calcext:value-type="float">
            <text:p>28770121</text:p>
          </table:table-cell>
          <table:table-cell office:value-type="float" office:value="13170" calcext:value-type="float">
            <text:p>1317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823" calcext:value-type="float">
            <text:p>4823</text:p>
          </table:table-cell>
          <table:table-cell office:value-type="float" office:value="16.9127117000025" calcext:value-type="float">
            <text:p>16,9127</text:p>
          </table:table-cell>
          <table:table-cell office:value-type="float" office:value="4" calcext:value-type="float">
            <text:p>4</text:p>
          </table:table-cell>
          <table:table-cell office:value-type="float" office:value="19292" calcext:value-type="float">
            <text:p>19292</text:p>
          </table:table-cell>
          <table:table-cell office:value-type="float" office:value="33617106" calcext:value-type="float">
            <text:p>33617106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305" calcext:value-type="float">
            <text:p>5305</text:p>
          </table:table-cell>
          <table:table-cell office:value-type="float" office:value="14.2515726999991" calcext:value-type="float">
            <text:p>14,2516</text:p>
          </table:table-cell>
          <table:table-cell office:value-type="float" office:value="3" calcext:value-type="float">
            <text:p>3</text:p>
          </table:table-cell>
          <table:table-cell office:value-type="float" office:value="15915" calcext:value-type="float">
            <text:p>15915</text:p>
          </table:table-cell>
          <table:table-cell office:value-type="float" office:value="28269997" calcext:value-type="float">
            <text:p>28269997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835" calcext:value-type="float">
            <text:p>5835</text:p>
          </table:table-cell>
          <table:table-cell office:value-type="float" office:value="17.2696064000011" calcext:value-type="float">
            <text:p>17,2696</text:p>
          </table:table-cell>
          <table:table-cell office:value-type="float" office:value="3" calcext:value-type="float">
            <text:p>3</text:p>
          </table:table-cell>
          <table:table-cell office:value-type="float" office:value="17505" calcext:value-type="float">
            <text:p>17505</text:p>
          </table:table-cell>
          <table:table-cell office:value-type="float" office:value="34355295" calcext:value-type="float">
            <text:p>34355295</text:p>
          </table:table-cell>
          <table:table-cell office:value-type="float" office:value="17519" calcext:value-type="float">
            <text:p>1751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418" calcext:value-type="float">
            <text:p>6418</text:p>
          </table:table-cell>
          <table:table-cell office:value-type="float" office:value="28.0914721000008" calcext:value-type="float">
            <text:p>28,0915</text:p>
          </table:table-cell>
          <table:table-cell office:value-type="float" office:value="4" calcext:value-type="float">
            <text:p>4</text:p>
          </table:table-cell>
          <table:table-cell office:value-type="float" office:value="25672" calcext:value-type="float">
            <text:p>25672</text:p>
          </table:table-cell>
          <table:table-cell office:value-type="float" office:value="56111576" calcext:value-type="float">
            <text:p>56111576</text:p>
          </table:table-cell>
          <table:table-cell office:value-type="float" office:value="25693" calcext:value-type="float">
            <text:p>2569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059" calcext:value-type="float">
            <text:p>7059</text:p>
          </table:table-cell>
          <table:table-cell office:value-type="float" office:value="74.9521610000011" calcext:value-type="float">
            <text:p>74,9522</text:p>
          </table:table-cell>
          <table:table-cell office:value-type="float" office:value="6" calcext:value-type="float">
            <text:p>6</text:p>
          </table:table-cell>
          <table:table-cell office:value-type="float" office:value="42354" calcext:value-type="float">
            <text:p>42354</text:p>
          </table:table-cell>
          <table:table-cell office:value-type="float" office:value="150386630" calcext:value-type="float">
            <text:p>150386630</text:p>
          </table:table-cell>
          <table:table-cell office:value-type="float" office:value="42381" calcext:value-type="float">
            <text:p>423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764" calcext:value-type="float">
            <text:p>7764</text:p>
          </table:table-cell>
          <table:table-cell office:value-type="float" office:value="51.9736988999975" calcext:value-type="float">
            <text:p>51,9737</text:p>
          </table:table-cell>
          <table:table-cell office:value-type="float" office:value="5" calcext:value-type="float">
            <text:p>5</text:p>
          </table:table-cell>
          <table:table-cell office:value-type="float" office:value="38820" calcext:value-type="float">
            <text:p>38820</text:p>
          </table:table-cell>
          <table:table-cell office:value-type="float" office:value="104589558" calcext:value-type="float">
            <text:p>104589558</text:p>
          </table:table-cell>
          <table:table-cell office:value-type="float" office:value="38845" calcext:value-type="float">
            <text:p>3884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540" calcext:value-type="float">
            <text:p>8540</text:p>
          </table:table-cell>
          <table:table-cell office:value-type="float" office:value="36.4781771999988" calcext:value-type="float">
            <text:p>36,4782</text:p>
          </table:table-cell>
          <table:table-cell office:value-type="float" office:value="3" calcext:value-type="float">
            <text:p>3</text:p>
          </table:table-cell>
          <table:table-cell office:value-type="float" office:value="25620" calcext:value-type="float">
            <text:p>25620</text:p>
          </table:table-cell>
          <table:table-cell office:value-type="float" office:value="73071476" calcext:value-type="float">
            <text:p>73071476</text:p>
          </table:table-cell>
          <table:table-cell office:value-type="float" office:value="25634" calcext:value-type="float">
            <text:p>2563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394" calcext:value-type="float">
            <text:p>9394</text:p>
          </table:table-cell>
          <table:table-cell office:value-type="float" office:value="77.5677547999985" calcext:value-type="float">
            <text:p>77,5678</text:p>
          </table:table-cell>
          <table:table-cell office:value-type="float" office:value="5" calcext:value-type="float">
            <text:p>5</text:p>
          </table:table-cell>
          <table:table-cell office:value-type="float" office:value="46970" calcext:value-type="float">
            <text:p>46970</text:p>
          </table:table-cell>
          <table:table-cell office:value-type="float" office:value="153837246" calcext:value-type="float">
            <text:p>153837246</text:p>
          </table:table-cell>
          <table:table-cell office:value-type="float" office:value="46996" calcext:value-type="float">
            <text:p>4699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333" calcext:value-type="float">
            <text:p>10333</text:p>
          </table:table-cell>
          <table:table-cell office:value-type="float" office:value="71.5885061999979" calcext:value-type="float">
            <text:p>71,5885</text:p>
          </table:table-cell>
          <table:table-cell office:value-type="float" office:value="4" calcext:value-type="float">
            <text:p>4</text:p>
          </table:table-cell>
          <table:table-cell office:value-type="float" office:value="41332" calcext:value-type="float">
            <text:p>41332</text:p>
          </table:table-cell>
          <table:table-cell office:value-type="float" office:value="142889600" calcext:value-type="float">
            <text:p>142889600</text:p>
          </table:table-cell>
          <table:table-cell office:value-type="float" office:value="41351" calcext:value-type="float">
            <text:p>4135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366" calcext:value-type="float">
            <text:p>11366</text:p>
          </table:table-cell>
          <table:table-cell office:value-type="float" office:value="161.857229100002" calcext:value-type="float">
            <text:p>161,8572</text:p>
          </table:table-cell>
          <table:table-cell office:value-type="float" office:value="7" calcext:value-type="float">
            <text:p>7</text:p>
          </table:table-cell>
          <table:table-cell office:value-type="float" office:value="79562" calcext:value-type="float">
            <text:p>79562</text:p>
          </table:table-cell>
          <table:table-cell office:value-type="float" office:value="323492182" calcext:value-type="float">
            <text:p>323492182</text:p>
          </table:table-cell>
          <table:table-cell office:value-type="float" office:value="79599" calcext:value-type="float">
            <text:p>7959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558930000261171" calcext:value-type="float">
            <text:p>0,005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254" calcext:value-type="float">
            <text:p>925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0857889999679173" calcext:value-type="float">
            <text:p>0,0086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6756" calcext:value-type="float">
            <text:p>1675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101062999965507" calcext:value-type="float">
            <text:p>0,0101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19818" calcext:value-type="float">
            <text:p>1981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189313999981096" calcext:value-type="float">
            <text:p>0,0189</text:p>
          </table:table-cell>
          <table:table-cell office:value-type="float" office:value="7" calcext:value-type="float">
            <text:p>7</text:p>
          </table:table-cell>
          <table:table-cell office:value-type="float" office:value="931" calcext:value-type="float">
            <text:p>931</text:p>
          </table:table-cell>
          <table:table-cell office:value-type="float" office:value="38192" calcext:value-type="float">
            <text:p>3819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019495000000461" calcext:value-type="float">
            <text:p>0,0195</text:p>
          </table:table-cell>
          <table:table-cell office:value-type="float" office:value="6" calcext:value-type="float">
            <text:p>6</text:p>
          </table:table-cell>
          <table:table-cell office:value-type="float" office:value="876" calcext:value-type="float">
            <text:p>876</text:p>
          </table:table-cell>
          <table:table-cell office:value-type="float" office:value="37598" calcext:value-type="float">
            <text:p>37598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183043000033649" calcext:value-type="float">
            <text:p>0,018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222" calcext:value-type="float">
            <text:p>3622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0136428000005253" calcext:value-type="float">
            <text:p>0,0136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27328" calcext:value-type="float">
            <text:p>2732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0200242999999318" calcext:value-type="float">
            <text:p>0,0200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40390" calcext:value-type="float">
            <text:p>4039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0187368000006245" calcext:value-type="float">
            <text:p>0,0187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37338" calcext:value-type="float">
            <text:p>3733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020925900000293" calcext:value-type="float">
            <text:p>0,0209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41784" calcext:value-type="float">
            <text:p>4178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0216251000019838" calcext:value-type="float">
            <text:p>0,0216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43270" calcext:value-type="float">
            <text:p>4327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0.0748654000017268" calcext:value-type="float">
            <text:p>0,0749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149210" calcext:value-type="float">
            <text:p>14921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0.126908599999297" calcext:value-type="float">
            <text:p>0,1269</text:p>
          </table:table-cell>
          <table:table-cell office:value-type="float" office:value="9" calcext:value-type="float">
            <text:p>9</text:p>
          </table:table-cell>
          <table:table-cell office:value-type="float" office:value="2781" calcext:value-type="float">
            <text:p>2781</text:p>
          </table:table-cell>
          <table:table-cell office:value-type="float" office:value="251206" calcext:value-type="float">
            <text:p>251206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0.0875802000009571" calcext:value-type="float">
            <text:p>0,0876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175688" calcext:value-type="float">
            <text:p>17568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0.105040200000076" calcext:value-type="float">
            <text:p>0,1050</text:p>
          </table:table-cell>
          <table:table-cell office:value-type="float" office:value="5" calcext:value-type="float">
            <text:p>5</text:p>
          </table:table-cell>
          <table:table-cell office:value-type="float" office:value="1860" calcext:value-type="float">
            <text:p>1860</text:p>
          </table:table-cell>
          <table:table-cell office:value-type="float" office:value="208048" calcext:value-type="float">
            <text:p>208048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0706312000002072" calcext:value-type="float">
            <text:p>0,0706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139562" calcext:value-type="float">
            <text:p>13956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0.0820629000008921" calcext:value-type="float">
            <text:p>0,0821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60694" calcext:value-type="float">
            <text:p>16069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0.174077399999078" calcext:value-type="float">
            <text:p>0,1741</text:p>
          </table:table-cell>
          <table:table-cell office:value-type="float" office:value="5" calcext:value-type="float">
            <text:p>5</text:p>
          </table:table-cell>
          <table:table-cell office:value-type="float" office:value="2465" calcext:value-type="float">
            <text:p>2465</text:p>
          </table:table-cell>
          <table:table-cell office:value-type="float" office:value="338578" calcext:value-type="float">
            <text:p>338578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0.137207200001285" calcext:value-type="float">
            <text:p>0,1372</text:p>
          </table:table-cell>
          <table:table-cell office:value-type="float" office:value="3" calcext:value-type="float">
            <text:p>3</text:p>
          </table:table-cell>
          <table:table-cell office:value-type="float" office:value="1626" calcext:value-type="float">
            <text:p>1626</text:p>
          </table:table-cell>
          <table:table-cell office:value-type="float" office:value="274440" calcext:value-type="float">
            <text:p>274440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0.260888400000113" calcext:value-type="float">
            <text:p>0,2609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515340" calcext:value-type="float">
            <text:p>515340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.11297420000119" calcext:value-type="float">
            <text:p>0,1130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21080" calcext:value-type="float">
            <text:p>22108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0.5482957000022" calcext:value-type="float">
            <text:p>0,5483</text:p>
          </table:table-cell>
          <table:table-cell office:value-type="float" office:value="6" calcext:value-type="float">
            <text:p>6</text:p>
          </table:table-cell>
          <table:table-cell office:value-type="float" office:value="4320" calcext:value-type="float">
            <text:p>4320</text:p>
          </table:table-cell>
          <table:table-cell office:value-type="float" office:value="1066612" calcext:value-type="float">
            <text:p>106661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1.22500279999804" calcext:value-type="float">
            <text:p>1,2250</text:p>
          </table:table-cell>
          <table:table-cell office:value-type="float" office:value="12" calcext:value-type="float">
            <text:p>12</text:p>
          </table:table-cell>
          <table:table-cell office:value-type="float" office:value="9504" calcext:value-type="float">
            <text:p>9504</text:p>
          </table:table-cell>
          <table:table-cell office:value-type="float" office:value="2441872" calcext:value-type="float">
            <text:p>2441872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0.692430300001433" calcext:value-type="float">
            <text:p>0,6924</text:p>
          </table:table-cell>
          <table:table-cell office:value-type="float" office:value="5" calcext:value-type="float">
            <text:p>5</text:p>
          </table:table-cell>
          <table:table-cell office:value-type="float" office:value="4355" calcext:value-type="float">
            <text:p>4355</text:p>
          </table:table-cell>
          <table:table-cell office:value-type="float" office:value="1337516" calcext:value-type="float">
            <text:p>1337516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0.556921400002466" calcext:value-type="float">
            <text:p>0,5569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943856" calcext:value-type="float">
            <text:p>943856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0.464637299999595" calcext:value-type="float">
            <text:p>0,4646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853466" calcext:value-type="float">
            <text:p>85346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0.53887979999854" calcext:value-type="float">
            <text:p>0,5389</text:p>
          </table:table-cell>
          <table:table-cell office:value-type="float" office:value="3" calcext:value-type="float">
            <text:p>3</text:p>
          </table:table-cell>
          <table:table-cell office:value-type="float" office:value="3474" calcext:value-type="float">
            <text:p>3474</text:p>
          </table:table-cell>
          <table:table-cell office:value-type="float" office:value="1030188" calcext:value-type="float">
            <text:p>103018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0.572679400000197" calcext:value-type="float">
            <text:p>0,5727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1101430" calcext:value-type="float">
            <text:p>110143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1.0563762999991" calcext:value-type="float">
            <text:p>1,0564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  <table:table-cell office:value-type="float" office:value="2057848" calcext:value-type="float">
            <text:p>2057848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540" calcext:value-type="float">
            <text:p>1540</text:p>
          </table:table-cell>
          <table:table-cell office:value-type="float" office:value="1.24207559999923" calcext:value-type="float">
            <text:p>1,2421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office:value-type="float" office:value="2405660" calcext:value-type="float">
            <text:p>240566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94" calcext:value-type="float">
            <text:p>1694</text:p>
          </table:table-cell>
          <table:table-cell office:value-type="float" office:value="1.53552249999848" calcext:value-type="float">
            <text:p>1,5355</text:p>
          </table:table-cell>
          <table:table-cell office:value-type="float" office:value="4" calcext:value-type="float">
            <text:p>4</text:p>
          </table:table-cell>
          <table:table-cell office:value-type="float" office:value="6776" calcext:value-type="float">
            <text:p>6776</text:p>
          </table:table-cell>
          <table:table-cell office:value-type="float" office:value="2963786" calcext:value-type="float">
            <text:p>2963786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 office:value-type="float" office:value="1.44234199999846" calcext:value-type="float">
            <text:p>1,4423</text:p>
          </table:table-cell>
          <table:table-cell office:value-type="float" office:value="3" calcext:value-type="float">
            <text:p>3</text:p>
          </table:table-cell>
          <table:table-cell office:value-type="float" office:value="5589" calcext:value-type="float">
            <text:p>5589</text:p>
          </table:table-cell>
          <table:table-cell office:value-type="float" office:value="2773656" calcext:value-type="float">
            <text:p>2773656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049" calcext:value-type="float">
            <text:p>2049</text:p>
          </table:table-cell>
          <table:table-cell office:value-type="float" office:value="5.21764839999742" calcext:value-type="float">
            <text:p>5,2176</text:p>
          </table:table-cell>
          <table:table-cell office:value-type="float" office:value="7" calcext:value-type="float">
            <text:p>7</text:p>
          </table:table-cell>
          <table:table-cell office:value-type="float" office:value="14343" calcext:value-type="float">
            <text:p>14343</text:p>
          </table:table-cell>
          <table:table-cell office:value-type="float" office:value="10184638" calcext:value-type="float">
            <text:p>10184638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253" calcext:value-type="float">
            <text:p>2253</text:p>
          </table:table-cell>
          <table:table-cell office:value-type="float" office:value="4.37813629999801" calcext:value-type="float">
            <text:p>4,3781</text:p>
          </table:table-cell>
          <table:table-cell office:value-type="float" office:value="6" calcext:value-type="float">
            <text:p>6</text:p>
          </table:table-cell>
          <table:table-cell office:value-type="float" office:value="13518" calcext:value-type="float">
            <text:p>13518</text:p>
          </table:table-cell>
          <table:table-cell office:value-type="float" office:value="8530106" calcext:value-type="float">
            <text:p>8530106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478" calcext:value-type="float">
            <text:p>2478</text:p>
          </table:table-cell>
          <table:table-cell office:value-type="float" office:value="7.53583369999979" calcext:value-type="float">
            <text:p>7,5358</text:p>
          </table:table-cell>
          <table:table-cell office:value-type="float" office:value="8" calcext:value-type="float">
            <text:p>8</text:p>
          </table:table-cell>
          <table:table-cell office:value-type="float" office:value="19824" calcext:value-type="float">
            <text:p>19824</text:p>
          </table:table-cell>
          <table:table-cell office:value-type="float" office:value="14632160" calcext:value-type="float">
            <text:p>14632160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4.24126780000006" calcext:value-type="float">
            <text:p>4,2413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7586052" calcext:value-type="float">
            <text:p>7586052</text:p>
          </table:table-cell>
          <table:table-cell office:value-type="float" office:value="10927" calcext:value-type="float">
            <text:p>109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997" calcext:value-type="float">
            <text:p>2997</text:p>
          </table:table-cell>
          <table:table-cell office:value-type="float" office:value="9.4332030000005" calcext:value-type="float">
            <text:p>9,4332</text:p>
          </table:table-cell>
          <table:table-cell office:value-type="float" office:value="6" calcext:value-type="float">
            <text:p>6</text:p>
          </table:table-cell>
          <table:table-cell office:value-type="float" office:value="17982" calcext:value-type="float">
            <text:p>17982</text:p>
          </table:table-cell>
          <table:table-cell office:value-type="float" office:value="18567534" calcext:value-type="float">
            <text:p>18567534</text:p>
          </table:table-cell>
          <table:table-cell office:value-type="float" office:value="18017" calcext:value-type="float">
            <text:p>1801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296" calcext:value-type="float">
            <text:p>3296</text:p>
          </table:table-cell>
          <table:table-cell office:value-type="float" office:value="5.72128289999819" calcext:value-type="float">
            <text:p>5,7213</text:p>
          </table:table-cell>
          <table:table-cell office:value-type="float" office:value="4" calcext:value-type="float">
            <text:p>4</text:p>
          </table:table-cell>
          <table:table-cell office:value-type="float" office:value="13184" calcext:value-type="float">
            <text:p>13184</text:p>
          </table:table-cell>
          <table:table-cell office:value-type="float" office:value="11319096" calcext:value-type="float">
            <text:p>11319096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625" calcext:value-type="float">
            <text:p>3625</text:p>
          </table:table-cell>
          <table:table-cell office:value-type="float" office:value="15.5198928000027" calcext:value-type="float">
            <text:p>15,5199</text:p>
          </table:table-cell>
          <table:table-cell office:value-type="float" office:value="7" calcext:value-type="float">
            <text:p>7</text:p>
          </table:table-cell>
          <table:table-cell office:value-type="float" office:value="25375" calcext:value-type="float">
            <text:p>25375</text:p>
          </table:table-cell>
          <table:table-cell office:value-type="float" office:value="30996122" calcext:value-type="float">
            <text:p>30996122</text:p>
          </table:table-cell>
          <table:table-cell office:value-type="float" office:value="25418" calcext:value-type="float">
            <text:p>2541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987" calcext:value-type="float">
            <text:p>3987</text:p>
          </table:table-cell>
          <table:table-cell office:value-type="float" office:value="30.4974371999997" calcext:value-type="float">
            <text:p>30,4974</text:p>
          </table:table-cell>
          <table:table-cell office:value-type="float" office:value="13" calcext:value-type="float">
            <text:p>13</text:p>
          </table:table-cell>
          <table:table-cell office:value-type="float" office:value="51831" calcext:value-type="float">
            <text:p>51831</text:p>
          </table:table-cell>
          <table:table-cell office:value-type="float" office:value="59104056" calcext:value-type="float">
            <text:p>59104056</text:p>
          </table:table-cell>
          <table:table-cell office:value-type="float" office:value="51916" calcext:value-type="float">
            <text:p>519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385" calcext:value-type="float">
            <text:p>4385</text:p>
          </table:table-cell>
          <table:table-cell office:value-type="float" office:value="7.61091849999866" calcext:value-type="float">
            <text:p>7,6109</text:p>
          </table:table-cell>
          <table:table-cell office:value-type="float" office:value="3" calcext:value-type="float">
            <text:p>3</text:p>
          </table:table-cell>
          <table:table-cell office:value-type="float" office:value="13155" calcext:value-type="float">
            <text:p>13155</text:p>
          </table:table-cell>
          <table:table-cell office:value-type="float" office:value="14875324" calcext:value-type="float">
            <text:p>14875324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823" calcext:value-type="float">
            <text:p>4823</text:p>
          </table:table-cell>
          <table:table-cell office:value-type="float" office:value="22.0047347" calcext:value-type="float">
            <text:p>22,0047</text:p>
          </table:table-cell>
          <table:table-cell office:value-type="float" office:value="7" calcext:value-type="float">
            <text:p>7</text:p>
          </table:table-cell>
          <table:table-cell office:value-type="float" office:value="33761" calcext:value-type="float">
            <text:p>33761</text:p>
          </table:table-cell>
          <table:table-cell office:value-type="float" office:value="43668796" calcext:value-type="float">
            <text:p>43668796</text:p>
          </table:table-cell>
          <table:table-cell office:value-type="float" office:value="33808" calcext:value-type="float">
            <text:p>338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305" calcext:value-type="float">
            <text:p>5305</text:p>
          </table:table-cell>
          <table:table-cell office:value-type="float" office:value="17.5713127999989" calcext:value-type="float">
            <text:p>17,5713</text:p>
          </table:table-cell>
          <table:table-cell office:value-type="float" office:value="4" calcext:value-type="float">
            <text:p>4</text:p>
          </table:table-cell>
          <table:table-cell office:value-type="float" office:value="21220" calcext:value-type="float">
            <text:p>21220</text:p>
          </table:table-cell>
          <table:table-cell office:value-type="float" office:value="35186376" calcext:value-type="float">
            <text:p>35186376</text:p>
          </table:table-cell>
          <table:table-cell office:value-type="float" office:value="21244" calcext:value-type="float">
            <text:p>212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835" calcext:value-type="float">
            <text:p>5835</text:p>
          </table:table-cell>
          <table:table-cell office:value-type="float" office:value="19.2858429000007" calcext:value-type="float">
            <text:p>19,2858</text:p>
          </table:table-cell>
          <table:table-cell office:value-type="float" office:value="4" calcext:value-type="float">
            <text:p>4</text:p>
          </table:table-cell>
          <table:table-cell office:value-type="float" office:value="23340" calcext:value-type="float">
            <text:p>23340</text:p>
          </table:table-cell>
          <table:table-cell office:value-type="float" office:value="37679350" calcext:value-type="float">
            <text:p>37679350</text:p>
          </table:table-cell>
          <table:table-cell office:value-type="float" office:value="23366" calcext:value-type="float">
            <text:p>233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418" calcext:value-type="float">
            <text:p>6418</text:p>
          </table:table-cell>
          <table:table-cell office:value-type="float" office:value="26.3214546000017" calcext:value-type="float">
            <text:p>26,3215</text:p>
          </table:table-cell>
          <table:table-cell office:value-type="float" office:value="5" calcext:value-type="float">
            <text:p>5</text:p>
          </table:table-cell>
          <table:table-cell office:value-type="float" office:value="32090" calcext:value-type="float">
            <text:p>32090</text:p>
          </table:table-cell>
          <table:table-cell office:value-type="float" office:value="52577732" calcext:value-type="float">
            <text:p>52577732</text:p>
          </table:table-cell>
          <table:table-cell office:value-type="float" office:value="32121" calcext:value-type="float">
            <text:p>321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059" calcext:value-type="float">
            <text:p>7059</text:p>
          </table:table-cell>
          <table:table-cell office:value-type="float" office:value="46.8630215000012" calcext:value-type="float">
            <text:p>46,8630</text:p>
          </table:table-cell>
          <table:table-cell office:value-type="float" office:value="6" calcext:value-type="float">
            <text:p>6</text:p>
          </table:table-cell>
          <table:table-cell office:value-type="float" office:value="42354" calcext:value-type="float">
            <text:p>42354</text:p>
          </table:table-cell>
          <table:table-cell office:value-type="float" office:value="93234550" calcext:value-type="float">
            <text:p>93234550</text:p>
          </table:table-cell>
          <table:table-cell office:value-type="float" office:value="42397" calcext:value-type="float">
            <text:p>4239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764" calcext:value-type="float">
            <text:p>7764</text:p>
          </table:table-cell>
          <table:table-cell office:value-type="float" office:value="60.8567990000011" calcext:value-type="float">
            <text:p>60,8568</text:p>
          </table:table-cell>
          <table:table-cell office:value-type="float" office:value="6" calcext:value-type="float">
            <text:p>6</text:p>
          </table:table-cell>
          <table:table-cell office:value-type="float" office:value="46584" calcext:value-type="float">
            <text:p>46584</text:p>
          </table:table-cell>
          <table:table-cell office:value-type="float" office:value="121593480" calcext:value-type="float">
            <text:p>121593480</text:p>
          </table:table-cell>
          <table:table-cell office:value-type="float" office:value="46622" calcext:value-type="float">
            <text:p>4662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  <table:table-cell office:value-type="float" office:value="28.1040732000001" calcext:value-type="float">
            <text:p>28,1041</text:p>
          </table:table-cell>
          <table:table-cell office:value-type="float" office:value="3" calcext:value-type="float">
            <text:p>3</text:p>
          </table:table-cell>
          <table:table-cell office:value-type="float" office:value="25620" calcext:value-type="float">
            <text:p>25620</text:p>
          </table:table-cell>
          <table:table-cell office:value-type="float" office:value="56103210" calcext:value-type="float">
            <text:p>56103210</text:p>
          </table:table-cell>
          <table:table-cell office:value-type="float" office:value="25640" calcext:value-type="float">
            <text:p>2564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9394" calcext:value-type="float">
            <text:p>9394</text:p>
          </table:table-cell>
          <table:table-cell office:value-type="float" office:value="59.9551611999996" calcext:value-type="float">
            <text:p>59,9552</text:p>
          </table:table-cell>
          <table:table-cell office:value-type="float" office:value="5" calcext:value-type="float">
            <text:p>5</text:p>
          </table:table-cell>
          <table:table-cell office:value-type="float" office:value="46970" calcext:value-type="float">
            <text:p>46970</text:p>
          </table:table-cell>
          <table:table-cell office:value-type="float" office:value="119288430" calcext:value-type="float">
            <text:p>119288430</text:p>
          </table:table-cell>
          <table:table-cell office:value-type="float" office:value="47004" calcext:value-type="float">
            <text:p>4700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333" calcext:value-type="float">
            <text:p>10333</text:p>
          </table:table-cell>
          <table:table-cell office:value-type="float" office:value="56.659770899998" calcext:value-type="float">
            <text:p>56,6598</text:p>
          </table:table-cell>
          <table:table-cell office:value-type="float" office:value="4" calcext:value-type="float">
            <text:p>4</text:p>
          </table:table-cell>
          <table:table-cell office:value-type="float" office:value="41332" calcext:value-type="float">
            <text:p>41332</text:p>
          </table:table-cell>
          <table:table-cell office:value-type="float" office:value="113497598" calcext:value-type="float">
            <text:p>113497598</text:p>
          </table:table-cell>
          <table:table-cell office:value-type="float" office:value="41357" calcext:value-type="float">
            <text:p>413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366" calcext:value-type="float">
            <text:p>11366</text:p>
          </table:table-cell>
          <table:table-cell office:value-type="float" office:value="67.2637538000017" calcext:value-type="float">
            <text:p>67,2638</text:p>
          </table:table-cell>
          <table:table-cell office:value-type="float" office:value="4" calcext:value-type="float">
            <text:p>4</text:p>
          </table:table-cell>
          <table:table-cell office:value-type="float" office:value="45464" calcext:value-type="float">
            <text:p>45464</text:p>
          </table:table-cell>
          <table:table-cell office:value-type="float" office:value="134122152" calcext:value-type="float">
            <text:p>134122152</text:p>
          </table:table-cell>
          <table:table-cell office:value-type="float" office:value="45490" calcext:value-type="float">
            <text:p>454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502" calcext:value-type="float">
            <text:p>12502</text:p>
          </table:table-cell>
          <table:table-cell office:value-type="float" office:value="60.9496706999998" calcext:value-type="float">
            <text:p>60,9497</text:p>
          </table:table-cell>
          <table:table-cell office:value-type="float" office:value="3" calcext:value-type="float">
            <text:p>3</text:p>
          </table:table-cell>
          <table:table-cell office:value-type="float" office:value="37506" calcext:value-type="float">
            <text:p>37506</text:p>
          </table:table-cell>
          <table:table-cell office:value-type="float" office:value="121004620" calcext:value-type="float">
            <text:p>121004620</text:p>
          </table:table-cell>
          <table:table-cell office:value-type="float" office:value="37526" calcext:value-type="float">
            <text:p>3752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752" calcext:value-type="float">
            <text:p>13752</text:p>
          </table:table-cell>
          <table:table-cell office:value-type="float" office:value="255.108860100001" calcext:value-type="float">
            <text:p>255,1089</text:p>
          </table:table-cell>
          <table:table-cell office:value-type="float" office:value="8" calcext:value-type="float">
            <text:p>8</text:p>
          </table:table-cell>
          <table:table-cell office:value-type="float" office:value="110016" calcext:value-type="float">
            <text:p>110016</text:p>
          </table:table-cell>
          <table:table-cell office:value-type="float" office:value="484576350" calcext:value-type="float">
            <text:p>484576350</text:p>
          </table:table-cell>
          <table:table-cell office:value-type="float" office:value="110073" calcext:value-type="float">
            <text:p>11007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0681489999988116" calcext:value-type="float">
            <text:p>0,0068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102" calcext:value-type="float">
            <text:p>1110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0803079999968759" calcext:value-type="float">
            <text:p>0,0080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5848" calcext:value-type="float">
            <text:p>1584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0980809999964549" calcext:value-type="float">
            <text:p>0,0098</text:p>
          </table:table-cell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8795" calcext:value-type="float">
            <text:p>1879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00992269999915152" calcext:value-type="float">
            <text:p>0,0099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9859" calcext:value-type="float">
            <text:p>1985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00808739999774844" calcext:value-type="float">
            <text:p>0,0081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5826" calcext:value-type="float">
            <text:p>1582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0180285999995249" calcext:value-type="float">
            <text:p>0,018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5232" calcext:value-type="float">
            <text:p>3523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0180050000017218" calcext:value-type="float">
            <text:p>0,0180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35388" calcext:value-type="float">
            <text:p>3538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0249884000004386" calcext:value-type="float">
            <text:p>0,0250</text:p>
          </table:table-cell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48433" calcext:value-type="float">
            <text:p>4843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0162669000019378" calcext:value-type="float">
            <text:p>0,0163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31770" calcext:value-type="float">
            <text:p>3177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0236085000033199" calcext:value-type="float">
            <text:p>0,0236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45479" calcext:value-type="float">
            <text:p>4547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34530500000983" calcext:value-type="float">
            <text:p>0,034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7234" calcext:value-type="float">
            <text:p>672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0.0431551000001491" calcext:value-type="float">
            <text:p>0,0432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84304" calcext:value-type="float">
            <text:p>8430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0.0572286999995413" calcext:value-type="float">
            <text:p>0,0572</text:p>
          </table:table-cell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office:value-type="float" office:value="108801" calcext:value-type="float">
            <text:p>108801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0.0810708999997587" calcext:value-type="float">
            <text:p>0,0811</text:p>
          </table:table-cell>
          <table:table-cell office:value-type="float" office:value="6" calcext:value-type="float">
            <text:p>6</text:p>
          </table:table-cell>
          <table:table-cell office:value-type="float" office:value="2034" calcext:value-type="float">
            <text:p>2034</text:p>
          </table:table-cell>
          <table:table-cell office:value-type="float" office:value="155190" calcext:value-type="float">
            <text:p>1551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0.0771514999978535" calcext:value-type="float">
            <text:p>0,0772</text:p>
          </table:table-cell>
          <table:table-cell office:value-type="float" office:value="5" calcext:value-type="float">
            <text:p>5</text:p>
          </table:table-cell>
          <table:table-cell office:value-type="float" office:value="1860" calcext:value-type="float">
            <text:p>1860</text:p>
          </table:table-cell>
          <table:table-cell office:value-type="float" office:value="150498" calcext:value-type="float">
            <text:p>150498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0.12645650000195" calcext:value-type="float">
            <text:p>0,1265</text:p>
          </table:table-cell>
          <table:table-cell office:value-type="float" office:value="6" calcext:value-type="float">
            <text:p>6</text:p>
          </table:table-cell>
          <table:table-cell office:value-type="float" office:value="2454" calcext:value-type="float">
            <text:p>2454</text:p>
          </table:table-cell>
          <table:table-cell office:value-type="float" office:value="239432" calcext:value-type="float">
            <text:p>23943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0.214050599999609" calcext:value-type="float">
            <text:p>0,2141</text:p>
          </table:table-cell>
          <table:table-cell office:value-type="float" office:value="8" calcext:value-type="float">
            <text:p>8</text:p>
          </table:table-cell>
          <table:table-cell office:value-type="float" office:value="3592" calcext:value-type="float">
            <text:p>3592</text:p>
          </table:table-cell>
          <table:table-cell office:value-type="float" office:value="416134" calcext:value-type="float">
            <text:p>416134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0.200402399997984" calcext:value-type="float">
            <text:p>0,2004</text:p>
          </table:table-cell>
          <table:table-cell office:value-type="float" office:value="7" calcext:value-type="float">
            <text:p>7</text:p>
          </table:table-cell>
          <table:table-cell office:value-type="float" office:value="3451" calcext:value-type="float">
            <text:p>3451</text:p>
          </table:table-cell>
          <table:table-cell office:value-type="float" office:value="388605" calcext:value-type="float">
            <text:p>388605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0.112333699998999" calcext:value-type="float">
            <text:p>0,1123</text:p>
          </table:table-cell>
          <table:table-cell office:value-type="float" office:value="3" calcext:value-type="float">
            <text:p>3</text:p>
          </table:table-cell>
          <table:table-cell office:value-type="float" office:value="1626" calcext:value-type="float">
            <text:p>1626</text:p>
          </table:table-cell>
          <table:table-cell office:value-type="float" office:value="218660" calcext:value-type="float">
            <text:p>21866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0.115875499999675" calcext:value-type="float">
            <text:p>0,1159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224124" calcext:value-type="float">
            <text:p>22412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.52040770000167" calcext:value-type="float">
            <text:p>0,5204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1011082" calcext:value-type="float">
            <text:p>1011082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0.470069599999988" calcext:value-type="float">
            <text:p>0,4701</text:p>
          </table:table-cell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907138" calcext:value-type="float">
            <text:p>907138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0.414350700000796" calcext:value-type="float">
            <text:p>0,4144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806464" calcext:value-type="float">
            <text:p>806464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0.438469000000623" calcext:value-type="float">
            <text:p>0,4385</text:p>
          </table:table-cell>
          <table:table-cell office:value-type="float" office:value="5" calcext:value-type="float">
            <text:p>5</text:p>
          </table:table-cell>
          <table:table-cell office:value-type="float" office:value="4355" calcext:value-type="float">
            <text:p>4355</text:p>
          </table:table-cell>
          <table:table-cell office:value-type="float" office:value="842775" calcext:value-type="float">
            <text:p>84277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0.639671699998871" calcext:value-type="float">
            <text:p>0,6397</text:p>
          </table:table-cell>
          <table:table-cell office:value-type="float" office:value="5" calcext:value-type="float">
            <text:p>5</text:p>
          </table:table-cell>
          <table:table-cell office:value-type="float" office:value="4790" calcext:value-type="float">
            <text:p>4790</text:p>
          </table:table-cell>
          <table:table-cell office:value-type="float" office:value="1224384" calcext:value-type="float">
            <text:p>1224384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1.3662304999998" calcext:value-type="float">
            <text:p>1,3662</text:p>
          </table:table-cell>
          <table:table-cell office:value-type="float" office:value="8" calcext:value-type="float">
            <text:p>8</text:p>
          </table:table-cell>
          <table:table-cell office:value-type="float" office:value="8424" calcext:value-type="float">
            <text:p>8424</text:p>
          </table:table-cell>
          <table:table-cell office:value-type="float" office:value="2626654" calcext:value-type="float">
            <text:p>2626654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.23789530000067" calcext:value-type="float">
            <text:p>1,2379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2371626" calcext:value-type="float">
            <text:p>2371626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office:value-type="float" office:value="1.09155530000135" calcext:value-type="float">
            <text:p>1,0916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2082066" calcext:value-type="float">
            <text:p>2082066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2.77756389999922" calcext:value-type="float">
            <text:p>2,7776</text:p>
          </table:table-cell>
          <table:table-cell office:value-type="float" office:value="12" calcext:value-type="float">
            <text:p>12</text:p>
          </table:table-cell>
          <table:table-cell office:value-type="float" office:value="16800" calcext:value-type="float">
            <text:p>16800</text:p>
          </table:table-cell>
          <table:table-cell office:value-type="float" office:value="5330650" calcext:value-type="float">
            <text:p>5330650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float" office:value="0.601192899997841" calcext:value-type="float">
            <text:p>0,6012</text:p>
          </table:table-cell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  <table:table-cell office:value-type="float" office:value="1158278" calcext:value-type="float">
            <text:p>1158278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94" calcext:value-type="float">
            <text:p>1694</text:p>
          </table:table-cell>
          <table:table-cell office:value-type="float" office:value="1.55199410000205" calcext:value-type="float">
            <text:p>1,5520</text:p>
          </table:table-cell>
          <table:table-cell office:value-type="float" office:value="5" calcext:value-type="float">
            <text:p>5</text:p>
          </table:table-cell>
          <table:table-cell office:value-type="float" office:value="8470" calcext:value-type="float">
            <text:p>8470</text:p>
          </table:table-cell>
          <table:table-cell office:value-type="float" office:value="2979722" calcext:value-type="float">
            <text:p>2979722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863" calcext:value-type="float">
            <text:p>1863</text:p>
          </table:table-cell>
          <table:table-cell office:value-type="float" office:value="2.40309369999886" calcext:value-type="float">
            <text:p>2,4031</text:p>
          </table:table-cell>
          <table:table-cell office:value-type="float" office:value="6" calcext:value-type="float">
            <text:p>6</text:p>
          </table:table-cell>
          <table:table-cell office:value-type="float" office:value="11178" calcext:value-type="float">
            <text:p>11178</text:p>
          </table:table-cell>
          <table:table-cell office:value-type="float" office:value="4617790" calcext:value-type="float">
            <text:p>4617790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049" calcext:value-type="float">
            <text:p>2049</text:p>
          </table:table-cell>
          <table:table-cell office:value-type="float" office:value="3.74116630000208" calcext:value-type="float">
            <text:p>3,7412</text:p>
          </table:table-cell>
          <table:table-cell office:value-type="float" office:value="8" calcext:value-type="float">
            <text:p>8</text:p>
          </table:table-cell>
          <table:table-cell office:value-type="float" office:value="16392" calcext:value-type="float">
            <text:p>16392</text:p>
          </table:table-cell>
          <table:table-cell office:value-type="float" office:value="7164354" calcext:value-type="float">
            <text:p>7164354</text:p>
          </table:table-cell>
          <table:table-cell office:value-type="float" office:value="16459" calcext:value-type="float">
            <text:p>1645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253" calcext:value-type="float">
            <text:p>2253</text:p>
          </table:table-cell>
          <table:table-cell office:value-type="float" office:value="2.74986569999965" calcext:value-type="float">
            <text:p>2,7499</text:p>
          </table:table-cell>
          <table:table-cell office:value-type="float" office:value="5" calcext:value-type="float">
            <text:p>5</text:p>
          </table:table-cell>
          <table:table-cell office:value-type="float" office:value="11265" calcext:value-type="float">
            <text:p>11265</text:p>
          </table:table-cell>
          <table:table-cell office:value-type="float" office:value="5287627" calcext:value-type="float">
            <text:p>5287627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float" office:value="5.01510649999909" calcext:value-type="float">
            <text:p>5,0151</text:p>
          </table:table-cell>
          <table:table-cell office:value-type="float" office:value="7" calcext:value-type="float">
            <text:p>7</text:p>
          </table:table-cell>
          <table:table-cell office:value-type="float" office:value="17346" calcext:value-type="float">
            <text:p>17346</text:p>
          </table:table-cell>
          <table:table-cell office:value-type="float" office:value="9583702" calcext:value-type="float">
            <text:p>9583702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725" calcext:value-type="float">
            <text:p>2725</text:p>
          </table:table-cell>
          <table:table-cell office:value-type="float" office:value="4.95042739999917" calcext:value-type="float">
            <text:p>4,9504</text:p>
          </table:table-cell>
          <table:table-cell office:value-type="float" office:value="5" calcext:value-type="float">
            <text:p>5</text:p>
          </table:table-cell>
          <table:table-cell office:value-type="float" office:value="13625" calcext:value-type="float">
            <text:p>13625</text:p>
          </table:table-cell>
          <table:table-cell office:value-type="float" office:value="9485883" calcext:value-type="float">
            <text:p>9485883</text:p>
          </table:table-cell>
          <table:table-cell office:value-type="float" office:value="13664" calcext:value-type="float">
            <text:p>136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997" calcext:value-type="float">
            <text:p>2997</text:p>
          </table:table-cell>
          <table:table-cell office:value-type="float" office:value="3.94364860000132" calcext:value-type="float">
            <text:p>3,9436</text:p>
          </table:table-cell>
          <table:table-cell office:value-type="float" office:value="4" calcext:value-type="float">
            <text:p>4</text:p>
          </table:table-cell>
          <table:table-cell office:value-type="float" office:value="11988" calcext:value-type="float">
            <text:p>11988</text:p>
          </table:table-cell>
          <table:table-cell office:value-type="float" office:value="7547880" calcext:value-type="float">
            <text:p>7547880</text:p>
          </table:table-cell>
          <table:table-cell office:value-type="float" office:value="12022" calcext:value-type="float">
            <text:p>1202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296" calcext:value-type="float">
            <text:p>3296</text:p>
          </table:table-cell>
          <table:table-cell office:value-type="float" office:value="9.10689120000097" calcext:value-type="float">
            <text:p>9,1069</text:p>
          </table:table-cell>
          <table:table-cell office:value-type="float" office:value="7" calcext:value-type="float">
            <text:p>7</text:p>
          </table:table-cell>
          <table:table-cell office:value-type="float" office:value="23072" calcext:value-type="float">
            <text:p>23072</text:p>
          </table:table-cell>
          <table:table-cell office:value-type="float" office:value="17558794" calcext:value-type="float">
            <text:p>17558794</text:p>
          </table:table-cell>
          <table:table-cell office:value-type="float" office:value="23132" calcext:value-type="float">
            <text:p>231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625" calcext:value-type="float">
            <text:p>3625</text:p>
          </table:table-cell>
          <table:table-cell office:value-type="float" office:value="7.17751950000093" calcext:value-type="float">
            <text:p>7,1775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544507" calcext:value-type="float">
            <text:p>13544507</text:p>
          </table:table-cell>
          <table:table-cell office:value-type="float" office:value="18166" calcext:value-type="float">
            <text:p>181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987" calcext:value-type="float">
            <text:p>3987</text:p>
          </table:table-cell>
          <table:table-cell office:value-type="float" office:value="8.54327759999796" calcext:value-type="float">
            <text:p>8,5433</text:p>
          </table:table-cell>
          <table:table-cell office:value-type="float" office:value="5" calcext:value-type="float">
            <text:p>5</text:p>
          </table:table-cell>
          <table:table-cell office:value-type="float" office:value="19935" calcext:value-type="float">
            <text:p>19935</text:p>
          </table:table-cell>
          <table:table-cell office:value-type="float" office:value="16075809" calcext:value-type="float">
            <text:p>16075809</text:p>
          </table:table-cell>
          <table:table-cell office:value-type="float" office:value="19971" calcext:value-type="float">
            <text:p>1997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385" calcext:value-type="float">
            <text:p>4385</text:p>
          </table:table-cell>
          <table:table-cell office:value-type="float" office:value="14.4498648999979" calcext:value-type="float">
            <text:p>14,4499</text:p>
          </table:table-cell>
          <table:table-cell office:value-type="float" office:value="7" calcext:value-type="float">
            <text:p>7</text:p>
          </table:table-cell>
          <table:table-cell office:value-type="float" office:value="30695" calcext:value-type="float">
            <text:p>30695</text:p>
          </table:table-cell>
          <table:table-cell office:value-type="float" office:value="27527629" calcext:value-type="float">
            <text:p>27527629</text:p>
          </table:table-cell>
          <table:table-cell office:value-type="float" office:value="30749" calcext:value-type="float">
            <text:p>307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823" calcext:value-type="float">
            <text:p>4823</text:p>
          </table:table-cell>
          <table:table-cell office:value-type="float" office:value="26.9930367000015" calcext:value-type="float">
            <text:p>26,9930</text:p>
          </table:table-cell>
          <table:table-cell office:value-type="float" office:value="10" calcext:value-type="float">
            <text:p>10</text:p>
          </table:table-cell>
          <table:table-cell office:value-type="float" office:value="48230" calcext:value-type="float">
            <text:p>48230</text:p>
          </table:table-cell>
          <table:table-cell office:value-type="float" office:value="51802160" calcext:value-type="float">
            <text:p>51802160</text:p>
          </table:table-cell>
          <table:table-cell office:value-type="float" office:value="48320" calcext:value-type="float">
            <text:p>483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305" calcext:value-type="float">
            <text:p>5305</text:p>
          </table:table-cell>
          <table:table-cell office:value-type="float" office:value="32.9835209000012" calcext:value-type="float">
            <text:p>32,9835</text:p>
          </table:table-cell>
          <table:table-cell office:value-type="float" office:value="10" calcext:value-type="float">
            <text:p>10</text:p>
          </table:table-cell>
          <table:table-cell office:value-type="float" office:value="53050" calcext:value-type="float">
            <text:p>53050</text:p>
          </table:table-cell>
          <table:table-cell office:value-type="float" office:value="63302094" calcext:value-type="float">
            <text:p>63302094</text:p>
          </table:table-cell>
          <table:table-cell office:value-type="float" office:value="53135" calcext:value-type="float">
            <text:p>5313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835" calcext:value-type="float">
            <text:p>5835</text:p>
          </table:table-cell>
          <table:table-cell office:value-type="float" office:value="43.9238929999992" calcext:value-type="float">
            <text:p>43,9239</text:p>
          </table:table-cell>
          <table:table-cell office:value-type="float" office:value="10" calcext:value-type="float">
            <text:p>10</text:p>
          </table:table-cell>
          <table:table-cell office:value-type="float" office:value="58350" calcext:value-type="float">
            <text:p>58350</text:p>
          </table:table-cell>
          <table:table-cell office:value-type="float" office:value="84600302" calcext:value-type="float">
            <text:p>84600302</text:p>
          </table:table-cell>
          <table:table-cell office:value-type="float" office:value="58432" calcext:value-type="float">
            <text:p>584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418" calcext:value-type="float">
            <text:p>6418</text:p>
          </table:table-cell>
          <table:table-cell office:value-type="float" office:value="102.6260119" calcext:value-type="float">
            <text:p>102,6260</text:p>
          </table:table-cell>
          <table:table-cell office:value-type="float" office:value="20" calcext:value-type="float">
            <text:p>20</text:p>
          </table:table-cell>
          <table:table-cell office:value-type="float" office:value="128360" calcext:value-type="float">
            <text:p>128360</text:p>
          </table:table-cell>
          <table:table-cell office:value-type="float" office:value="192067308" calcext:value-type="float">
            <text:p>192067308</text:p>
          </table:table-cell>
          <table:table-cell office:value-type="float" office:value="128516" calcext:value-type="float">
            <text:p>1285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059" calcext:value-type="float">
            <text:p>7059</text:p>
          </table:table-cell>
          <table:table-cell office:value-type="float" office:value="37.8291372000022" calcext:value-type="float">
            <text:p>37,8291</text:p>
          </table:table-cell>
          <table:table-cell office:value-type="float" office:value="7" calcext:value-type="float">
            <text:p>7</text:p>
          </table:table-cell>
          <table:table-cell office:value-type="float" office:value="49413" calcext:value-type="float">
            <text:p>49413</text:p>
          </table:table-cell>
          <table:table-cell office:value-type="float" office:value="71810655" calcext:value-type="float">
            <text:p>71810655</text:p>
          </table:table-cell>
          <table:table-cell office:value-type="float" office:value="49471" calcext:value-type="float">
            <text:p>4947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764" calcext:value-type="float">
            <text:p>7764</text:p>
          </table:table-cell>
          <table:table-cell office:value-type="float" office:value="125.007426600001" calcext:value-type="float">
            <text:p>125,0074</text:p>
          </table:table-cell>
          <table:table-cell office:value-type="float" office:value="17" calcext:value-type="float">
            <text:p>17</text:p>
          </table:table-cell>
          <table:table-cell office:value-type="float" office:value="131988" calcext:value-type="float">
            <text:p>131988</text:p>
          </table:table-cell>
          <table:table-cell office:value-type="float" office:value="239676482" calcext:value-type="float">
            <text:p>239676482</text:p>
          </table:table-cell>
          <table:table-cell office:value-type="float" office:value="132132" calcext:value-type="float">
            <text:p>1321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103889999991225" calcext:value-type="float">
            <text:p>0,010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9828" calcext:value-type="float">
            <text:p>1982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0699359999998706" calcext:value-type="float">
            <text:p>0,0070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3686" calcext:value-type="float">
            <text:p>1368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00498749999678694" calcext:value-type="float">
            <text:p>0,005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0054" calcext:value-type="float">
            <text:p>1005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00927040000169654" calcext:value-type="float">
            <text:p>0,0093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8396" calcext:value-type="float">
            <text:p>1839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0142201000016939" calcext:value-type="float">
            <text:p>0,0142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28388" calcext:value-type="float">
            <text:p>2838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00933459999941988" calcext:value-type="float">
            <text:p>0,0093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8360" calcext:value-type="float">
            <text:p>1836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0139823999998043" calcext:value-type="float">
            <text:p>0,0140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27386" calcext:value-type="float">
            <text:p>2738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0190177000004041" calcext:value-type="float">
            <text:p>0,0190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37070" calcext:value-type="float">
            <text:p>3707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0276996000029612" calcext:value-type="float">
            <text:p>0,0277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51638" calcext:value-type="float">
            <text:p>51638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03550830000313" calcext:value-type="float">
            <text:p>0,0355</text:p>
          </table:table-cell>
          <table:table-cell office:value-type="float" office:value="6" calcext:value-type="float">
            <text:p>6</text:p>
          </table:table-cell>
          <table:table-cell office:value-type="float" office:value="1398" calcext:value-type="float">
            <text:p>1398</text:p>
          </table:table-cell>
          <table:table-cell office:value-type="float" office:value="67452" calcext:value-type="float">
            <text:p>6745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0478283999982523" calcext:value-type="float">
            <text:p>0,0478</text:p>
          </table:table-cell>
          <table:table-cell office:value-type="float" office:value="6" calcext:value-type="float">
            <text:p>6</text:p>
          </table:table-cell>
          <table:table-cell office:value-type="float" office:value="1536" calcext:value-type="float">
            <text:p>1536</text:p>
          </table:table-cell>
          <table:table-cell office:value-type="float" office:value="93288" calcext:value-type="float">
            <text:p>9328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0.0336200000019744" calcext:value-type="float">
            <text:p>0,0336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61408" calcext:value-type="float">
            <text:p>6140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0.109892500000569" calcext:value-type="float">
            <text:p>0,1099</text:p>
          </table:table-cell>
          <table:table-cell office:value-type="float" office:value="10" calcext:value-type="float">
            <text:p>10</text:p>
          </table:table-cell>
          <table:table-cell office:value-type="float" office:value="3090" calcext:value-type="float">
            <text:p>3090</text:p>
          </table:table-cell>
          <table:table-cell office:value-type="float" office:value="204372" calcext:value-type="float">
            <text:p>204372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0.0783967999996094" calcext:value-type="float">
            <text:p>0,0784</text:p>
          </table:table-cell>
          <table:table-cell office:value-type="float" office:value="6" calcext:value-type="float">
            <text:p>6</text:p>
          </table:table-cell>
          <table:table-cell office:value-type="float" office:value="2034" calcext:value-type="float">
            <text:p>2034</text:p>
          </table:table-cell>
          <table:table-cell office:value-type="float" office:value="151590" calcext:value-type="float">
            <text:p>15159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0.0594945999982883" calcext:value-type="float">
            <text:p>0,0595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114798" calcext:value-type="float">
            <text:p>114798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0.102070299999468" calcext:value-type="float">
            <text:p>0,1021</text:p>
          </table:table-cell>
          <table:table-cell office:value-type="float" office:value="6" calcext:value-type="float">
            <text:p>6</text:p>
          </table:table-cell>
          <table:table-cell office:value-type="float" office:value="2454" calcext:value-type="float">
            <text:p>2454</text:p>
          </table:table-cell>
          <table:table-cell office:value-type="float" office:value="199734" calcext:value-type="float">
            <text:p>199734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0.100065200000245" calcext:value-type="float">
            <text:p>0,1001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188886" calcext:value-type="float">
            <text:p>188886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0.116186600000219" calcext:value-type="float">
            <text:p>0,1162</text:p>
          </table:table-cell>
          <table:table-cell office:value-type="float" office:value="5" calcext:value-type="float">
            <text:p>5</text:p>
          </table:table-cell>
          <table:table-cell office:value-type="float" office:value="2465" calcext:value-type="float">
            <text:p>2465</text:p>
          </table:table-cell>
          <table:table-cell office:value-type="float" office:value="227202" calcext:value-type="float">
            <text:p>227202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0.192517799998313" calcext:value-type="float">
            <text:p>0,1925</text:p>
          </table:table-cell>
          <table:table-cell office:value-type="float" office:value="7" calcext:value-type="float">
            <text:p>7</text:p>
          </table:table-cell>
          <table:table-cell office:value-type="float" office:value="3794" calcext:value-type="float">
            <text:p>3794</text:p>
          </table:table-cell>
          <table:table-cell office:value-type="float" office:value="379416" calcext:value-type="float">
            <text:p>379416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0.105372199999692" calcext:value-type="float">
            <text:p>0,1054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193704" calcext:value-type="float">
            <text:p>193704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0.164288800002396" calcext:value-type="float">
            <text:p>0,1643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  <table:table-cell office:value-type="float" office:value="311130" calcext:value-type="float">
            <text:p>31113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226727699999174" calcext:value-type="float">
            <text:p>0,2267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440876" calcext:value-type="float">
            <text:p>440876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0.235022400000162" calcext:value-type="float">
            <text:p>0,2350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444842" calcext:value-type="float">
            <text:p>444842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0.341852199999266" calcext:value-type="float">
            <text:p>0,3419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653800" calcext:value-type="float">
            <text:p>653800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0.335500300003332" calcext:value-type="float">
            <text:p>0,3355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647484" calcext:value-type="float">
            <text:p>647484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0.405588199999329" calcext:value-type="float">
            <text:p>0,4056</text:p>
          </table:table-cell>
          <table:table-cell office:value-type="float" office:value="4" calcext:value-type="float">
            <text:p>4</text:p>
          </table:table-cell>
          <table:table-cell office:value-type="float" office:value="4212" calcext:value-type="float">
            <text:p>4212</text:p>
          </table:table-cell>
          <table:table-cell office:value-type="float" office:value="780670" calcext:value-type="float">
            <text:p>78067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0.576706100000592" calcext:value-type="float">
            <text:p>0,5767</text:p>
          </table:table-cell>
          <table:table-cell office:value-type="float" office:value="4" calcext:value-type="float">
            <text:p>4</text:p>
          </table:table-cell>
          <table:table-cell office:value-type="float" office:value="4632" calcext:value-type="float">
            <text:p>4632</text:p>
          </table:table-cell>
          <table:table-cell office:value-type="float" office:value="1085286" calcext:value-type="float">
            <text:p>1085286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.01359400000001" calcext:value-type="float">
            <text:p>1,0136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1943678" calcext:value-type="float">
            <text:p>1943678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0.862284800001362" calcext:value-type="float">
            <text:p>0,8623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  <table:table-cell office:value-type="float" office:value="1649050" calcext:value-type="float">
            <text:p>1649050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540" calcext:value-type="float">
            <text:p>1540</text:p>
          </table:table-cell>
          <table:table-cell office:value-type="float" office:value="1.80823750000127" calcext:value-type="float">
            <text:p>1,8082</text:p>
          </table:table-cell>
          <table:table-cell office:value-type="float" office:value="8" calcext:value-type="float">
            <text:p>8</text:p>
          </table:table-cell>
          <table:table-cell office:value-type="float" office:value="12320" calcext:value-type="float">
            <text:p>12320</text:p>
          </table:table-cell>
          <table:table-cell office:value-type="float" office:value="3491288" calcext:value-type="float">
            <text:p>3491288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94" calcext:value-type="float">
            <text:p>1694</text:p>
          </table:table-cell>
          <table:table-cell office:value-type="float" office:value="1.57075520000217" calcext:value-type="float">
            <text:p>1,5708</text:p>
          </table:table-cell>
          <table:table-cell office:value-type="float" office:value="6" calcext:value-type="float">
            <text:p>6</text:p>
          </table:table-cell>
          <table:table-cell office:value-type="float" office:value="10164" calcext:value-type="float">
            <text:p>10164</text:p>
          </table:table-cell>
          <table:table-cell office:value-type="float" office:value="3004370" calcext:value-type="float">
            <text:p>3004370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863" calcext:value-type="float">
            <text:p>1863</text:p>
          </table:table-cell>
          <table:table-cell office:value-type="float" office:value="2.92103879999922" calcext:value-type="float">
            <text:p>2,9210</text:p>
          </table:table-cell>
          <table:table-cell office:value-type="float" office:value="9" calcext:value-type="float">
            <text:p>9</text:p>
          </table:table-cell>
          <table:table-cell office:value-type="float" office:value="16767" calcext:value-type="float">
            <text:p>16767</text:p>
          </table:table-cell>
          <table:table-cell office:value-type="float" office:value="5593066" calcext:value-type="float">
            <text:p>5593066</text:p>
          </table:table-cell>
          <table:table-cell office:value-type="float" office:value="16857" calcext:value-type="float">
            <text:p>168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049" calcext:value-type="float">
            <text:p>2049</text:p>
          </table:table-cell>
          <table:table-cell office:value-type="float" office:value="1.5401692000014" calcext:value-type="float">
            <text:p>1,5402</text:p>
          </table:table-cell>
          <table:table-cell office:value-type="float" office:value="4" calcext:value-type="float">
            <text:p>4</text:p>
          </table:table-cell>
          <table:table-cell office:value-type="float" office:value="8196" calcext:value-type="float">
            <text:p>8196</text:p>
          </table:table-cell>
          <table:table-cell office:value-type="float" office:value="2931176" calcext:value-type="float">
            <text:p>2931176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5.70821090000027" calcext:value-type="float">
            <text:p>5,7082</text:p>
          </table:table-cell>
          <table:table-cell office:value-type="float" office:value="12" calcext:value-type="float">
            <text:p>12</text:p>
          </table:table-cell>
          <table:table-cell office:value-type="float" office:value="27036" calcext:value-type="float">
            <text:p>27036</text:p>
          </table:table-cell>
          <table:table-cell office:value-type="float" office:value="10778756" calcext:value-type="float">
            <text:p>10778756</text:p>
          </table:table-cell>
          <table:table-cell office:value-type="float" office:value="27151" calcext:value-type="float">
            <text:p>2715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478" calcext:value-type="float">
            <text:p>2478</text:p>
          </table:table-cell>
          <table:table-cell office:value-type="float" office:value="4.61132739999812" calcext:value-type="float">
            <text:p>4,6113</text:p>
          </table:table-cell>
          <table:table-cell office:value-type="float" office:value="6" calcext:value-type="float">
            <text:p>6</text:p>
          </table:table-cell>
          <table:table-cell office:value-type="float" office:value="14868" calcext:value-type="float">
            <text:p>14868</text:p>
          </table:table-cell>
          <table:table-cell office:value-type="float" office:value="8627884" calcext:value-type="float">
            <text:p>8627884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725" calcext:value-type="float">
            <text:p>2725</text:p>
          </table:table-cell>
          <table:table-cell office:value-type="float" office:value="7.29859840000063" calcext:value-type="float">
            <text:p>7,2986</text:p>
          </table:table-cell>
          <table:table-cell office:value-type="float" office:value="10" calcext:value-type="float">
            <text:p>10</text:p>
          </table:table-cell>
          <table:table-cell office:value-type="float" office:value="27250" calcext:value-type="float">
            <text:p>27250</text:p>
          </table:table-cell>
          <table:table-cell office:value-type="float" office:value="13961064" calcext:value-type="float">
            <text:p>13961064</text:p>
          </table:table-cell>
          <table:table-cell office:value-type="float" office:value="27347" calcext:value-type="float">
            <text:p>2734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997" calcext:value-type="float">
            <text:p>2997</text:p>
          </table:table-cell>
          <table:table-cell office:value-type="float" office:value="6.28243400000065" calcext:value-type="float">
            <text:p>6,2824</text:p>
          </table:table-cell>
          <table:table-cell office:value-type="float" office:value="7" calcext:value-type="float">
            <text:p>7</text:p>
          </table:table-cell>
          <table:table-cell office:value-type="float" office:value="20979" calcext:value-type="float">
            <text:p>20979</text:p>
          </table:table-cell>
          <table:table-cell office:value-type="float" office:value="11970974" calcext:value-type="float">
            <text:p>11970974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296" calcext:value-type="float">
            <text:p>3296</text:p>
          </table:table-cell>
          <table:table-cell office:value-type="float" office:value="5.9327394000029" calcext:value-type="float">
            <text:p>5,9327</text:p>
          </table:table-cell>
          <table:table-cell office:value-type="float" office:value="6" calcext:value-type="float">
            <text:p>6</text:p>
          </table:table-cell>
          <table:table-cell office:value-type="float" office:value="19776" calcext:value-type="float">
            <text:p>19776</text:p>
          </table:table-cell>
          <table:table-cell office:value-type="float" office:value="11430362" calcext:value-type="float">
            <text:p>11430362</text:p>
          </table:table-cell>
          <table:table-cell office:value-type="float" office:value="19833" calcext:value-type="float">
            <text:p>198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625" calcext:value-type="float">
            <text:p>3625</text:p>
          </table:table-cell>
          <table:table-cell office:value-type="float" office:value="10.0679698999993" calcext:value-type="float">
            <text:p>10,0680</text:p>
          </table:table-cell>
          <table:table-cell office:value-type="float" office:value="7" calcext:value-type="float">
            <text:p>7</text:p>
          </table:table-cell>
          <table:table-cell office:value-type="float" office:value="25375" calcext:value-type="float">
            <text:p>25375</text:p>
          </table:table-cell>
          <table:table-cell office:value-type="float" office:value="19389160" calcext:value-type="float">
            <text:p>19389160</text:p>
          </table:table-cell>
          <table:table-cell office:value-type="float" office:value="25443" calcext:value-type="float">
            <text:p>2544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987" calcext:value-type="float">
            <text:p>3987</text:p>
          </table:table-cell>
          <table:table-cell office:value-type="float" office:value="11.8437637000025" calcext:value-type="float">
            <text:p>11,8438</text:p>
          </table:table-cell>
          <table:table-cell office:value-type="float" office:value="8" calcext:value-type="float">
            <text:p>8</text:p>
          </table:table-cell>
          <table:table-cell office:value-type="float" office:value="31896" calcext:value-type="float">
            <text:p>31896</text:p>
          </table:table-cell>
          <table:table-cell office:value-type="float" office:value="22778292" calcext:value-type="float">
            <text:p>22778292</text:p>
          </table:table-cell>
          <table:table-cell office:value-type="float" office:value="31970" calcext:value-type="float">
            <text:p>3197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385" calcext:value-type="float">
            <text:p>4385</text:p>
          </table:table-cell>
          <table:table-cell office:value-type="float" office:value="10.7818666999992" calcext:value-type="float">
            <text:p>10,7819</text:p>
          </table:table-cell>
          <table:table-cell office:value-type="float" office:value="6" calcext:value-type="float">
            <text:p>6</text:p>
          </table:table-cell>
          <table:table-cell office:value-type="float" office:value="26310" calcext:value-type="float">
            <text:p>26310</text:p>
          </table:table-cell>
          <table:table-cell office:value-type="float" office:value="20478592" calcext:value-type="float">
            <text:p>20478592</text:p>
          </table:table-cell>
          <table:table-cell office:value-type="float" office:value="26367" calcext:value-type="float">
            <text:p>2636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12.5149557000004" calcext:value-type="float">
            <text:p>12,5150</text:p>
          </table:table-cell>
          <table:table-cell office:value-type="float" office:value="6" calcext:value-type="float">
            <text:p>6</text:p>
          </table:table-cell>
          <table:table-cell office:value-type="float" office:value="28938" calcext:value-type="float">
            <text:p>28938</text:p>
          </table:table-cell>
          <table:table-cell office:value-type="float" office:value="23828772" calcext:value-type="float">
            <text:p>23828772</text:p>
          </table:table-cell>
          <table:table-cell office:value-type="float" office:value="28994" calcext:value-type="float">
            <text:p>2899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305" calcext:value-type="float">
            <text:p>5305</text:p>
          </table:table-cell>
          <table:table-cell office:value-type="float" office:value="18.6299412000008" calcext:value-type="float">
            <text:p>18,6299</text:p>
          </table:table-cell>
          <table:table-cell office:value-type="float" office:value="6" calcext:value-type="float">
            <text:p>6</text:p>
          </table:table-cell>
          <table:table-cell office:value-type="float" office:value="31830" calcext:value-type="float">
            <text:p>31830</text:p>
          </table:table-cell>
          <table:table-cell office:value-type="float" office:value="33295514" calcext:value-type="float">
            <text:p>33295514</text:p>
          </table:table-cell>
          <table:table-cell office:value-type="float" office:value="31886" calcext:value-type="float">
            <text:p>3188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835" calcext:value-type="float">
            <text:p>5835</text:p>
          </table:table-cell>
          <table:table-cell office:value-type="float" office:value="35.0649176000006" calcext:value-type="float">
            <text:p>35,0649</text:p>
          </table:table-cell>
          <table:table-cell office:value-type="float" office:value="8" calcext:value-type="float">
            <text:p>8</text:p>
          </table:table-cell>
          <table:table-cell office:value-type="float" office:value="46680" calcext:value-type="float">
            <text:p>46680</text:p>
          </table:table-cell>
          <table:table-cell office:value-type="float" office:value="66705794" calcext:value-type="float">
            <text:p>66705794</text:p>
          </table:table-cell>
          <table:table-cell office:value-type="float" office:value="46757" calcext:value-type="float">
            <text:p>467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418" calcext:value-type="float">
            <text:p>6418</text:p>
          </table:table-cell>
          <table:table-cell office:value-type="float" office:value="22.4357911000006" calcext:value-type="float">
            <text:p>22,4358</text:p>
          </table:table-cell>
          <table:table-cell office:value-type="float" office:value="6" calcext:value-type="float">
            <text:p>6</text:p>
          </table:table-cell>
          <table:table-cell office:value-type="float" office:value="38508" calcext:value-type="float">
            <text:p>38508</text:p>
          </table:table-cell>
          <table:table-cell office:value-type="float" office:value="43072276" calcext:value-type="float">
            <text:p>43072276</text:p>
          </table:table-cell>
          <table:table-cell office:value-type="float" office:value="38564" calcext:value-type="float">
            <text:p>385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059" calcext:value-type="float">
            <text:p>7059</text:p>
          </table:table-cell>
          <table:table-cell office:value-type="float" office:value="24.3777272000007" calcext:value-type="float">
            <text:p>24,3777</text:p>
          </table:table-cell>
          <table:table-cell office:value-type="float" office:value="5" calcext:value-type="float">
            <text:p>5</text:p>
          </table:table-cell>
          <table:table-cell office:value-type="float" office:value="35295" calcext:value-type="float">
            <text:p>35295</text:p>
          </table:table-cell>
          <table:table-cell office:value-type="float" office:value="46795136" calcext:value-type="float">
            <text:p>46795136</text:p>
          </table:table-cell>
          <table:table-cell office:value-type="float" office:value="35344" calcext:value-type="float">
            <text:p>353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764" calcext:value-type="float">
            <text:p>7764</text:p>
          </table:table-cell>
          <table:table-cell office:value-type="float" office:value="40.2945177000001" calcext:value-type="float">
            <text:p>40,2945</text:p>
          </table:table-cell>
          <table:table-cell office:value-type="float" office:value="7" calcext:value-type="float">
            <text:p>7</text:p>
          </table:table-cell>
          <table:table-cell office:value-type="float" office:value="54348" calcext:value-type="float">
            <text:p>54348</text:p>
          </table:table-cell>
          <table:table-cell office:value-type="float" office:value="76518952" calcext:value-type="float">
            <text:p>76518952</text:p>
          </table:table-cell>
          <table:table-cell office:value-type="float" office:value="54419" calcext:value-type="float">
            <text:p>5441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8540" calcext:value-type="float">
            <text:p>8540</text:p>
          </table:table-cell>
          <table:table-cell office:value-type="float" office:value="81.9953620999986" calcext:value-type="float">
            <text:p>81,9954</text:p>
          </table:table-cell>
          <table:table-cell office:value-type="float" office:value="11" calcext:value-type="float">
            <text:p>11</text:p>
          </table:table-cell>
          <table:table-cell office:value-type="float" office:value="93940" calcext:value-type="float">
            <text:p>93940</text:p>
          </table:table-cell>
          <table:table-cell office:value-type="float" office:value="156449910" calcext:value-type="float">
            <text:p>156449910</text:p>
          </table:table-cell>
          <table:table-cell office:value-type="float" office:value="94039" calcext:value-type="float">
            <text:p>9403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9394" calcext:value-type="float">
            <text:p>9394</text:p>
          </table:table-cell>
          <table:table-cell office:value-type="float" office:value="54.8914005999977" calcext:value-type="float">
            <text:p>54,8914</text:p>
          </table:table-cell>
          <table:table-cell office:value-type="float" office:value="6" calcext:value-type="float">
            <text:p>6</text:p>
          </table:table-cell>
          <table:table-cell office:value-type="float" office:value="56364" calcext:value-type="float">
            <text:p>56364</text:p>
          </table:table-cell>
          <table:table-cell office:value-type="float" office:value="104151326" calcext:value-type="float">
            <text:p>104151326</text:p>
          </table:table-cell>
          <table:table-cell office:value-type="float" office:value="56420" calcext:value-type="float">
            <text:p>564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333" calcext:value-type="float">
            <text:p>10333</text:p>
          </table:table-cell>
          <table:table-cell office:value-type="float" office:value="149.181948000001" calcext:value-type="float">
            <text:p>149,1819</text:p>
          </table:table-cell>
          <table:table-cell office:value-type="float" office:value="14" calcext:value-type="float">
            <text:p>14</text:p>
          </table:table-cell>
          <table:table-cell office:value-type="float" office:value="144662" calcext:value-type="float">
            <text:p>144662</text:p>
          </table:table-cell>
          <table:table-cell office:value-type="float" office:value="281121962" calcext:value-type="float">
            <text:p>281121962</text:p>
          </table:table-cell>
          <table:table-cell office:value-type="float" office:value="144799" calcext:value-type="float">
            <text:p>14479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0604260000181967" calcext:value-type="float">
            <text:p>0,006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218" calcext:value-type="float">
            <text:p>1021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10030800000095" calcext:value-type="float">
            <text:p>0,0100</text:p>
          </table:table-cell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  <table:table-cell office:value-type="float" office:value="19182" calcext:value-type="float">
            <text:p>1918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0503920000119251" calcext:value-type="float">
            <text:p>0,005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0199" calcext:value-type="float">
            <text:p>1019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0108012000018789" calcext:value-type="float">
            <text:p>0,0108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21005" calcext:value-type="float">
            <text:p>2100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00869830000010552" calcext:value-type="float">
            <text:p>0,0087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7232" calcext:value-type="float">
            <text:p>1723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00863530000060564" calcext:value-type="float">
            <text:p>0,008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6860" calcext:value-type="float">
            <text:p>1686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0107790000001842" calcext:value-type="float">
            <text:p>0,0108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21554" calcext:value-type="float">
            <text:p>2155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01962260000073" calcext:value-type="float">
            <text:p>0,0196</text:p>
          </table:table-cell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39295" calcext:value-type="float">
            <text:p>3929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0160400000022491" calcext:value-type="float">
            <text:p>0,0160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30342" calcext:value-type="float">
            <text:p>3034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0282956999981252" calcext:value-type="float">
            <text:p>0,0283</text:p>
          </table:table-cell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56575" calcext:value-type="float">
            <text:p>5657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0233583000008366" calcext:value-type="float">
            <text:p>0,023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46370" calcext:value-type="float">
            <text:p>463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0.0307022999986657" calcext:value-type="float">
            <text:p>0,0307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60570" calcext:value-type="float">
            <text:p>6057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0.0684017999992648" calcext:value-type="float">
            <text:p>0,0684</text:p>
          </table:table-cell>
          <table:table-cell office:value-type="float" office:value="8" calcext:value-type="float">
            <text:p>8</text:p>
          </table:table-cell>
          <table:table-cell office:value-type="float" office:value="2472" calcext:value-type="float">
            <text:p>2472</text:p>
          </table:table-cell>
          <table:table-cell office:value-type="float" office:value="135150" calcext:value-type="float">
            <text:p>13515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0.0562528000009479" calcext:value-type="float">
            <text:p>0,0563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111849" calcext:value-type="float">
            <text:p>111849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0.0523881999979494" calcext:value-type="float">
            <text:p>0,0524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103038" calcext:value-type="float">
            <text:p>103038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0.0803957999996783" calcext:value-type="float">
            <text:p>0,0804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159243" calcext:value-type="float">
            <text:p>159243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0.11959609999758" calcext:value-type="float">
            <text:p>0,1196</text:p>
          </table:table-cell>
          <table:table-cell office:value-type="float" office:value="7" calcext:value-type="float">
            <text:p>7</text:p>
          </table:table-cell>
          <table:table-cell office:value-type="float" office:value="3143" calcext:value-type="float">
            <text:p>3143</text:p>
          </table:table-cell>
          <table:table-cell office:value-type="float" office:value="236175" calcext:value-type="float">
            <text:p>23617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0.223335200000292" calcext:value-type="float">
            <text:p>0,2233</text:p>
          </table:table-cell>
          <table:table-cell office:value-type="float" office:value="10" calcext:value-type="float">
            <text:p>10</text:p>
          </table:table-cell>
          <table:table-cell office:value-type="float" office:value="4930" calcext:value-type="float">
            <text:p>4930</text:p>
          </table:table-cell>
          <table:table-cell office:value-type="float" office:value="439372" calcext:value-type="float">
            <text:p>439372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0.164348399997834" calcext:value-type="float">
            <text:p>0,1643</text:p>
          </table:table-cell>
          <table:table-cell office:value-type="float" office:value="6" calcext:value-type="float">
            <text:p>6</text:p>
          </table:table-cell>
          <table:table-cell office:value-type="float" office:value="3252" calcext:value-type="float">
            <text:p>3252</text:p>
          </table:table-cell>
          <table:table-cell office:value-type="float" office:value="320952" calcext:value-type="float">
            <text:p>320952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0.269996199996967" calcext:value-type="float">
            <text:p>0,2700</text:p>
          </table:table-cell>
          <table:table-cell office:value-type="float" office:value="9" calcext:value-type="float">
            <text:p>9</text:p>
          </table:table-cell>
          <table:table-cell office:value-type="float" office:value="5364" calcext:value-type="float">
            <text:p>5364</text:p>
          </table:table-cell>
          <table:table-cell office:value-type="float" office:value="518218" calcext:value-type="float">
            <text:p>518218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0.264595099997678" calcext:value-type="float">
            <text:p>0,2646</text:p>
          </table:table-cell>
          <table:table-cell office:value-type="float" office:value="6" calcext:value-type="float">
            <text:p>6</text:p>
          </table:table-cell>
          <table:table-cell office:value-type="float" office:value="3930" calcext:value-type="float">
            <text:p>3930</text:p>
          </table:table-cell>
          <table:table-cell office:value-type="float" office:value="511128" calcext:value-type="float">
            <text:p>511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0.166953899999498" calcext:value-type="float">
            <text:p>0,1670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322826" calcext:value-type="float">
            <text:p>322826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0.258016899999348" calcext:value-type="float">
            <text:p>0,2580</text:p>
          </table:table-cell>
          <table:table-cell office:value-type="float" office:value="5" calcext:value-type="float">
            <text:p>5</text:p>
          </table:table-cell>
          <table:table-cell office:value-type="float" office:value="3960" calcext:value-type="float">
            <text:p>3960</text:p>
          </table:table-cell>
          <table:table-cell office:value-type="float" office:value="487528" calcext:value-type="float">
            <text:p>48752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0.278006300002744" calcext:value-type="float">
            <text:p>0,2780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532162" calcext:value-type="float">
            <text:p>532162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0.439025800002128" calcext:value-type="float">
            <text:p>0,4390</text:p>
          </table:table-cell>
          <table:table-cell office:value-type="float" office:value="5" calcext:value-type="float">
            <text:p>5</text:p>
          </table:table-cell>
          <table:table-cell office:value-type="float" office:value="4790" calcext:value-type="float">
            <text:p>4790</text:p>
          </table:table-cell>
          <table:table-cell office:value-type="float" office:value="853700" calcext:value-type="float">
            <text:p>853700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1.00768990000142" calcext:value-type="float">
            <text:p>1,0077</text:p>
          </table:table-cell>
          <table:table-cell office:value-type="float" office:value="11" calcext:value-type="float">
            <text:p>11</text:p>
          </table:table-cell>
          <table:table-cell office:value-type="float" office:value="11583" calcext:value-type="float">
            <text:p>11583</text:p>
          </table:table-cell>
          <table:table-cell office:value-type="float" office:value="1960885" calcext:value-type="float">
            <text:p>1960885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58" calcext:value-type="float">
            <text:p>1158</text:p>
          </table:table-cell>
          <table:table-cell office:value-type="float" office:value="0.618377400001918" calcext:value-type="float">
            <text:p>0,6184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1199074" calcext:value-type="float">
            <text:p>1199074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1.66526150000209" calcext:value-type="float">
            <text:p>1,6653</text:p>
          </table:table-cell>
          <table:table-cell office:value-type="float" office:value="11" calcext:value-type="float">
            <text:p>11</text:p>
          </table:table-cell>
          <table:table-cell office:value-type="float" office:value="14003" calcext:value-type="float">
            <text:p>14003</text:p>
          </table:table-cell>
          <table:table-cell office:value-type="float" office:value="3205491" calcext:value-type="float">
            <text:p>3205491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.771506699999009" calcext:value-type="float">
            <text:p>0,7715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1498986" calcext:value-type="float">
            <text:p>1498986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540" calcext:value-type="float">
            <text:p>1540</text:p>
          </table:table-cell>
          <table:table-cell office:value-type="float" office:value="0.95349989999886" calcext:value-type="float">
            <text:p>0,9535</text:p>
          </table:table-cell>
          <table:table-cell office:value-type="float" office:value="5" calcext:value-type="float">
            <text:p>5</text:p>
          </table:table-cell>
          <table:table-cell office:value-type="float" office:value="7700" calcext:value-type="float">
            <text:p>7700</text:p>
          </table:table-cell>
          <table:table-cell office:value-type="float" office:value="1832178" calcext:value-type="float">
            <text:p>1832178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94" calcext:value-type="float">
            <text:p>1694</text:p>
          </table:table-cell>
          <table:table-cell office:value-type="float" office:value="1.47812390000036" calcext:value-type="float">
            <text:p>1,4781</text:p>
          </table:table-cell>
          <table:table-cell office:value-type="float" office:value="6" calcext:value-type="float">
            <text:p>6</text:p>
          </table:table-cell>
          <table:table-cell office:value-type="float" office:value="10164" calcext:value-type="float">
            <text:p>10164</text:p>
          </table:table-cell>
          <table:table-cell office:value-type="float" office:value="2845398" calcext:value-type="float">
            <text:p>2845398</text:p>
          </table:table-cell>
          <table:table-cell office:value-type="float" office:value="10227" calcext:value-type="float">
            <text:p>1022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863" calcext:value-type="float">
            <text:p>1863</text:p>
          </table:table-cell>
          <table:table-cell office:value-type="float" office:value="1.80316149999999" calcext:value-type="float">
            <text:p>1,8032</text:p>
          </table:table-cell>
          <table:table-cell office:value-type="float" office:value="6" calcext:value-type="float">
            <text:p>6</text:p>
          </table:table-cell>
          <table:table-cell office:value-type="float" office:value="11178" calcext:value-type="float">
            <text:p>11178</text:p>
          </table:table-cell>
          <table:table-cell office:value-type="float" office:value="3450812" calcext:value-type="float">
            <text:p>3450812</text:p>
          </table:table-cell>
          <table:table-cell office:value-type="float" office:value="11233" calcext:value-type="float">
            <text:p>1123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049" calcext:value-type="float">
            <text:p>2049</text:p>
          </table:table-cell>
          <table:table-cell office:value-type="float" office:value="1.96369010000126" calcext:value-type="float">
            <text:p>1,9637</text:p>
          </table:table-cell>
          <table:table-cell office:value-type="float" office:value="6" calcext:value-type="float">
            <text:p>6</text:p>
          </table:table-cell>
          <table:table-cell office:value-type="float" office:value="12294" calcext:value-type="float">
            <text:p>12294</text:p>
          </table:table-cell>
          <table:table-cell office:value-type="float" office:value="3765136" calcext:value-type="float">
            <text:p>3765136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253" calcext:value-type="float">
            <text:p>2253</text:p>
          </table:table-cell>
          <table:table-cell office:value-type="float" office:value="1.65412100000322" calcext:value-type="float">
            <text:p>1,6541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office:value-type="float" office:value="3174198" calcext:value-type="float">
            <text:p>3174198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478" calcext:value-type="float">
            <text:p>2478</text:p>
          </table:table-cell>
          <table:table-cell office:value-type="float" office:value="2.93991969999843" calcext:value-type="float">
            <text:p>2,9399</text:p>
          </table:table-cell>
          <table:table-cell office:value-type="float" office:value="6" calcext:value-type="float">
            <text:p>6</text:p>
          </table:table-cell>
          <table:table-cell office:value-type="float" office:value="14868" calcext:value-type="float">
            <text:p>14868</text:p>
          </table:table-cell>
          <table:table-cell office:value-type="float" office:value="5632046" calcext:value-type="float">
            <text:p>5632046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725" calcext:value-type="float">
            <text:p>2725</text:p>
          </table:table-cell>
          <table:table-cell office:value-type="float" office:value="3.54363419999936" calcext:value-type="float">
            <text:p>3,5436</text:p>
          </table:table-cell>
          <table:table-cell office:value-type="float" office:value="6" calcext:value-type="float">
            <text:p>6</text:p>
          </table:table-cell>
          <table:table-cell office:value-type="float" office:value="16350" calcext:value-type="float">
            <text:p>16350</text:p>
          </table:table-cell>
          <table:table-cell office:value-type="float" office:value="6772368" calcext:value-type="float">
            <text:p>6772368</text:p>
          </table:table-cell>
          <table:table-cell office:value-type="float" office:value="16420" calcext:value-type="float">
            <text:p>164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997" calcext:value-type="float">
            <text:p>2997</text:p>
          </table:table-cell>
          <table:table-cell office:value-type="float" office:value="5.81032509999932" calcext:value-type="float">
            <text:p>5,8103</text:p>
          </table:table-cell>
          <table:table-cell office:value-type="float" office:value="7" calcext:value-type="float">
            <text:p>7</text:p>
          </table:table-cell>
          <table:table-cell office:value-type="float" office:value="20979" calcext:value-type="float">
            <text:p>20979</text:p>
          </table:table-cell>
          <table:table-cell office:value-type="float" office:value="11166419" calcext:value-type="float">
            <text:p>11166419</text:p>
          </table:table-cell>
          <table:table-cell office:value-type="float" office:value="21055" calcext:value-type="float">
            <text:p>2105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296" calcext:value-type="float">
            <text:p>3296</text:p>
          </table:table-cell>
          <table:table-cell office:value-type="float" office:value="6.42797229999997" calcext:value-type="float">
            <text:p>6,4280</text:p>
          </table:table-cell>
          <table:table-cell office:value-type="float" office:value="7" calcext:value-type="float">
            <text:p>7</text:p>
          </table:table-cell>
          <table:table-cell office:value-type="float" office:value="23072" calcext:value-type="float">
            <text:p>23072</text:p>
          </table:table-cell>
          <table:table-cell office:value-type="float" office:value="12367004" calcext:value-type="float">
            <text:p>12367004</text:p>
          </table:table-cell>
          <table:table-cell office:value-type="float" office:value="23142" calcext:value-type="float">
            <text:p>2314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625" calcext:value-type="float">
            <text:p>3625</text:p>
          </table:table-cell>
          <table:table-cell office:value-type="float" office:value="16.9770817999997" calcext:value-type="float">
            <text:p>16,9771</text:p>
          </table:table-cell>
          <table:table-cell office:value-type="float" office:value="13" calcext:value-type="float">
            <text:p>13</text:p>
          </table:table-cell>
          <table:table-cell office:value-type="float" office:value="47125" calcext:value-type="float">
            <text:p>47125</text:p>
          </table:table-cell>
          <table:table-cell office:value-type="float" office:value="31438679" calcext:value-type="float">
            <text:p>31438679</text:p>
          </table:table-cell>
          <table:table-cell office:value-type="float" office:value="47269" calcext:value-type="float">
            <text:p>4726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987" calcext:value-type="float">
            <text:p>3987</text:p>
          </table:table-cell>
          <table:table-cell office:value-type="float" office:value="7.39972059999855" calcext:value-type="float">
            <text:p>7,3997</text:p>
          </table:table-cell>
          <table:table-cell office:value-type="float" office:value="6" calcext:value-type="float">
            <text:p>6</text:p>
          </table:table-cell>
          <table:table-cell office:value-type="float" office:value="23922" calcext:value-type="float">
            <text:p>23922</text:p>
          </table:table-cell>
          <table:table-cell office:value-type="float" office:value="14300586" calcext:value-type="float">
            <text:p>14300586</text:p>
          </table:table-cell>
          <table:table-cell office:value-type="float" office:value="23992" calcext:value-type="float">
            <text:p>2399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385" calcext:value-type="float">
            <text:p>4385</text:p>
          </table:table-cell>
          <table:table-cell office:value-type="float" office:value="7.72288270000354" calcext:value-type="float">
            <text:p>7,7229</text:p>
          </table:table-cell>
          <table:table-cell office:value-type="float" office:value="5" calcext:value-type="float">
            <text:p>5</text:p>
          </table:table-cell>
          <table:table-cell office:value-type="float" office:value="21925" calcext:value-type="float">
            <text:p>21925</text:p>
          </table:table-cell>
          <table:table-cell office:value-type="float" office:value="14945865" calcext:value-type="float">
            <text:p>14945865</text:p>
          </table:table-cell>
          <table:table-cell office:value-type="float" office:value="21985" calcext:value-type="float">
            <text:p>2198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823" calcext:value-type="float">
            <text:p>4823</text:p>
          </table:table-cell>
          <table:table-cell office:value-type="float" office:value="18.7048783000027" calcext:value-type="float">
            <text:p>18,7049</text:p>
          </table:table-cell>
          <table:table-cell office:value-type="float" office:value="10" calcext:value-type="float">
            <text:p>10</text:p>
          </table:table-cell>
          <table:table-cell office:value-type="float" office:value="48230" calcext:value-type="float">
            <text:p>48230</text:p>
          </table:table-cell>
          <table:table-cell office:value-type="float" office:value="35675022" calcext:value-type="float">
            <text:p>35675022</text:p>
          </table:table-cell>
          <table:table-cell office:value-type="float" office:value="48344" calcext:value-type="float">
            <text:p>483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305" calcext:value-type="float">
            <text:p>5305</text:p>
          </table:table-cell>
          <table:table-cell office:value-type="float" office:value="25.3718649000002" calcext:value-type="float">
            <text:p>25,3719</text:p>
          </table:table-cell>
          <table:table-cell office:value-type="float" office:value="11" calcext:value-type="float">
            <text:p>11</text:p>
          </table:table-cell>
          <table:table-cell office:value-type="float" office:value="58355" calcext:value-type="float">
            <text:p>58355</text:p>
          </table:table-cell>
          <table:table-cell office:value-type="float" office:value="48924987" calcext:value-type="float">
            <text:p>48924987</text:p>
          </table:table-cell>
          <table:table-cell office:value-type="float" office:value="58476" calcext:value-type="float">
            <text:p>584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835" calcext:value-type="float">
            <text:p>5835</text:p>
          </table:table-cell>
          <table:table-cell office:value-type="float" office:value="30.7658298000024" calcext:value-type="float">
            <text:p>30,7658</text:p>
          </table:table-cell>
          <table:table-cell office:value-type="float" office:value="10" calcext:value-type="float">
            <text:p>10</text:p>
          </table:table-cell>
          <table:table-cell office:value-type="float" office:value="58350" calcext:value-type="float">
            <text:p>58350</text:p>
          </table:table-cell>
          <table:table-cell office:value-type="float" office:value="58933272" calcext:value-type="float">
            <text:p>58933272</text:p>
          </table:table-cell>
          <table:table-cell office:value-type="float" office:value="58463" calcext:value-type="float">
            <text:p>5846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418" calcext:value-type="float">
            <text:p>6418</text:p>
          </table:table-cell>
          <table:table-cell office:value-type="float" office:value="24.521250400001" calcext:value-type="float">
            <text:p>24,5213</text:p>
          </table:table-cell>
          <table:table-cell office:value-type="float" office:value="7" calcext:value-type="float">
            <text:p>7</text:p>
          </table:table-cell>
          <table:table-cell office:value-type="float" office:value="44926" calcext:value-type="float">
            <text:p>44926</text:p>
          </table:table-cell>
          <table:table-cell office:value-type="float" office:value="47017260" calcext:value-type="float">
            <text:p>47017260</text:p>
          </table:table-cell>
          <table:table-cell office:value-type="float" office:value="45001" calcext:value-type="float">
            <text:p>450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059" calcext:value-type="float">
            <text:p>7059</text:p>
          </table:table-cell>
          <table:table-cell office:value-type="float" office:value="35.434639799998" calcext:value-type="float">
            <text:p>35,4346</text:p>
          </table:table-cell>
          <table:table-cell office:value-type="float" office:value="6" calcext:value-type="float">
            <text:p>6</text:p>
          </table:table-cell>
          <table:table-cell office:value-type="float" office:value="42354" calcext:value-type="float">
            <text:p>42354</text:p>
          </table:table-cell>
          <table:table-cell office:value-type="float" office:value="65490246" calcext:value-type="float">
            <text:p>65490246</text:p>
          </table:table-cell>
          <table:table-cell office:value-type="float" office:value="42420" calcext:value-type="float">
            <text:p>4242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764" calcext:value-type="float">
            <text:p>7764</text:p>
          </table:table-cell>
          <table:table-cell office:value-type="float" office:value="39.2911891000003" calcext:value-type="float">
            <text:p>39,2912</text:p>
          </table:table-cell>
          <table:table-cell office:value-type="float" office:value="8" calcext:value-type="float">
            <text:p>8</text:p>
          </table:table-cell>
          <table:table-cell office:value-type="float" office:value="62112" calcext:value-type="float">
            <text:p>62112</text:p>
          </table:table-cell>
          <table:table-cell office:value-type="float" office:value="75151846" calcext:value-type="float">
            <text:p>75151846</text:p>
          </table:table-cell>
          <table:table-cell office:value-type="float" office:value="62207" calcext:value-type="float">
            <text:p>6220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540" calcext:value-type="float">
            <text:p>8540</text:p>
          </table:table-cell>
          <table:table-cell office:value-type="float" office:value="44.8966460999982" calcext:value-type="float">
            <text:p>44,8966</text:p>
          </table:table-cell>
          <table:table-cell office:value-type="float" office:value="6" calcext:value-type="float">
            <text:p>6</text:p>
          </table:table-cell>
          <table:table-cell office:value-type="float" office:value="51240" calcext:value-type="float">
            <text:p>51240</text:p>
          </table:table-cell>
          <table:table-cell office:value-type="float" office:value="85130528" calcext:value-type="float">
            <text:p>85130528</text:p>
          </table:table-cell>
          <table:table-cell office:value-type="float" office:value="51311" calcext:value-type="float">
            <text:p>5131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394" calcext:value-type="float">
            <text:p>9394</text:p>
          </table:table-cell>
          <table:table-cell office:value-type="float" office:value="92.2831832000011" calcext:value-type="float">
            <text:p>92,2832</text:p>
          </table:table-cell>
          <table:table-cell office:value-type="float" office:value="12" calcext:value-type="float">
            <text:p>12</text:p>
          </table:table-cell>
          <table:table-cell office:value-type="float" office:value="112728" calcext:value-type="float">
            <text:p>112728</text:p>
          </table:table-cell>
          <table:table-cell office:value-type="float" office:value="176744680" calcext:value-type="float">
            <text:p>176744680</text:p>
          </table:table-cell>
          <table:table-cell office:value-type="float" office:value="112857" calcext:value-type="float">
            <text:p>112857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333" calcext:value-type="float">
            <text:p>10333</text:p>
          </table:table-cell>
          <table:table-cell office:value-type="float" office:value="112.138956299998" calcext:value-type="float">
            <text:p>112,1390</text:p>
          </table:table-cell>
          <table:table-cell office:value-type="float" office:value="13" calcext:value-type="float">
            <text:p>13</text:p>
          </table:table-cell>
          <table:table-cell office:value-type="float" office:value="134329" calcext:value-type="float">
            <text:p>134329</text:p>
          </table:table-cell>
          <table:table-cell office:value-type="float" office:value="213897005" calcext:value-type="float">
            <text:p>213897005</text:p>
          </table:table-cell>
          <table:table-cell office:value-type="float" office:value="134476" calcext:value-type="float">
            <text:p>1344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366" calcext:value-type="float">
            <text:p>11366</text:p>
          </table:table-cell>
          <table:table-cell office:value-type="float" office:value="164.477235300001" calcext:value-type="float">
            <text:p>164,4772</text:p>
          </table:table-cell>
          <table:table-cell office:value-type="float" office:value="14" calcext:value-type="float">
            <text:p>14</text:p>
          </table:table-cell>
          <table:table-cell office:value-type="float" office:value="159124" calcext:value-type="float">
            <text:p>159124</text:p>
          </table:table-cell>
          <table:table-cell office:value-type="float" office:value="309865092" calcext:value-type="float">
            <text:p>309865092</text:p>
          </table:table-cell>
          <table:table-cell office:value-type="float" office:value="159279" calcext:value-type="float">
            <text:p>15927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68453000005684" calcext:value-type="float">
            <text:p>0,016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3202" calcext:value-type="float">
            <text:p>132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274362999989535" calcext:value-type="float">
            <text:p>0,0274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2744" calcext:value-type="float">
            <text:p>2274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093161000040709" calcext:value-type="float">
            <text:p>0,0093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684" calcext:value-type="float">
            <text:p>768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2571529999841" calcext:value-type="float">
            <text:p>0,0257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1200" calcext:value-type="float">
            <text:p>212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0195889999959036" calcext:value-type="float">
            <text:p>0,019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6096" calcext:value-type="float">
            <text:p>160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0167046000060509" calcext:value-type="float">
            <text:p>0,016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3352" calcext:value-type="float">
            <text:p>1335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213699000014458" calcext:value-type="float">
            <text:p>0,021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6898" calcext:value-type="float">
            <text:p>1689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23199499999464" calcext:value-type="float">
            <text:p>0,023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9204" calcext:value-type="float">
            <text:p>1920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0597027999974671" calcext:value-type="float">
            <text:p>0,0597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49146" calcext:value-type="float">
            <text:p>4914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347351000018534" calcext:value-type="float">
            <text:p>0,034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9704" calcext:value-type="float">
            <text:p>297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13102200004505" calcext:value-type="float">
            <text:p>0,113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4324" calcext:value-type="float">
            <text:p>9432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0604185000047437" calcext:value-type="float">
            <text:p>0,0604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48136" calcext:value-type="float">
            <text:p>4813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118568199999572" calcext:value-type="float">
            <text:p>0,1186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97364" calcext:value-type="float">
            <text:p>9736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57325399995898" calcext:value-type="float">
            <text:p>0,1573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125944" calcext:value-type="float">
            <text:p>125944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107155999998213" calcext:value-type="float">
            <text:p>0,107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5446" calcext:value-type="float">
            <text:p>8544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0.120134199998574" calcext:value-type="float">
            <text:p>0,1201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6572" calcext:value-type="float">
            <text:p>9657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30436799998279" calcext:value-type="float">
            <text:p>0,1304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2148" calcext:value-type="float">
            <text:p>10214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0.1769731999957" calcext:value-type="float">
            <text:p>0,1770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44016" calcext:value-type="float">
            <text:p>1440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0.370166599997901" calcext:value-type="float">
            <text:p>0,3702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301026" calcext:value-type="float">
            <text:p>30102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0.484638700007054" calcext:value-type="float">
            <text:p>0,4846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391058" calcext:value-type="float">
            <text:p>39105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.266796500000055" calcext:value-type="float">
            <text:p>0,2668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16478" calcext:value-type="float">
            <text:p>21647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331850800001121" calcext:value-type="float">
            <text:p>0,331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61360" calcext:value-type="float">
            <text:p>26136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864218300004723" calcext:value-type="float">
            <text:p>0,8642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701410" calcext:value-type="float">
            <text:p>70141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0.470407600005274" calcext:value-type="float">
            <text:p>0,4704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381934" calcext:value-type="float">
            <text:p>38193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.30817360000219" calcext:value-type="float">
            <text:p>1,3082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1062666" calcext:value-type="float">
            <text:p>1062666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1.95457880000322" calcext:value-type="float">
            <text:p>1,9546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1571552" calcext:value-type="float">
            <text:p>157155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0.826390800000809" calcext:value-type="float">
            <text:p>0,8264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673956" calcext:value-type="float">
            <text:p>673956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2.07024539999838" calcext:value-type="float">
            <text:p>2,0702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1674292" calcext:value-type="float">
            <text:p>1674292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2.43661469999643" calcext:value-type="float">
            <text:p>2,4366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float" office:value="1970900" calcext:value-type="float">
            <text:p>1970900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float" office:value="1.56798479999998" calcext:value-type="float">
            <text:p>1,5680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1271222" calcext:value-type="float">
            <text:p>1271222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1.77997340000002" calcext:value-type="float">
            <text:p>1,7800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1439900" calcext:value-type="float">
            <text:p>14399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863" calcext:value-type="float">
            <text:p>1863</text:p>
          </table:table-cell>
          <table:table-cell office:value-type="float" office:value="2.20212999999785" calcext:value-type="float">
            <text:p>2,2021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1741898" calcext:value-type="float">
            <text:p>1741898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2.63541310000437" calcext:value-type="float">
            <text:p>2,6354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2105348" calcext:value-type="float">
            <text:p>210534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253" calcext:value-type="float">
            <text:p>2253</text:p>
          </table:table-cell>
          <table:table-cell office:value-type="float" office:value="11.7591924999942" calcext:value-type="float">
            <text:p>11,7592</text:p>
          </table:table-cell>
          <table:table-cell office:value-type="float" office:value="2" calcext:value-type="float">
            <text:p>2</text:p>
          </table:table-cell>
          <table:table-cell office:value-type="float" office:value="4506" calcext:value-type="float">
            <text:p>4506</text:p>
          </table:table-cell>
          <table:table-cell office:value-type="float" office:value="9478588" calcext:value-type="float">
            <text:p>9478588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office:value-type="float" office:value="3.78669319999608" calcext:value-type="float">
            <text:p>3,7867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3077676" calcext:value-type="float">
            <text:p>307767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725" calcext:value-type="float">
            <text:p>2725</text:p>
          </table:table-cell>
          <table:table-cell office:value-type="float" office:value="13.5484821999999" calcext:value-type="float">
            <text:p>13,5485</text:p>
          </table:table-cell>
          <table:table-cell office:value-type="float" office:value="2" calcext:value-type="float">
            <text:p>2</text:p>
          </table:table-cell>
          <table:table-cell office:value-type="float" office:value="5450" calcext:value-type="float">
            <text:p>5450</text:p>
          </table:table-cell>
          <table:table-cell office:value-type="float" office:value="11067760" calcext:value-type="float">
            <text:p>11067760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office:value-type="float" office:value="5.52377929999784" calcext:value-type="float">
            <text:p>5,5238</text:p>
          </table:table-cell>
          <table:table-cell office:value-type="float" office:value="1" calcext:value-type="float">
            <text:p>1</text:p>
          </table:table-cell>
          <table:table-cell office:value-type="float" office:value="2997" calcext:value-type="float">
            <text:p>2997</text:p>
          </table:table-cell>
          <table:table-cell office:value-type="float" office:value="4499996" calcext:value-type="float">
            <text:p>449999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float" office:value="13.6576826000019" calcext:value-type="float">
            <text:p>13,6577</text:p>
          </table:table-cell>
          <table:table-cell office:value-type="float" office:value="2" calcext:value-type="float">
            <text:p>2</text:p>
          </table:table-cell>
          <table:table-cell office:value-type="float" office:value="6592" calcext:value-type="float">
            <text:p>6592</text:p>
          </table:table-cell>
          <table:table-cell office:value-type="float" office:value="11138290" calcext:value-type="float">
            <text:p>11138290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16.3561750999943" calcext:value-type="float">
            <text:p>16,3562</text:p>
          </table:table-cell>
          <table:table-cell office:value-type="float" office:value="2" calcext:value-type="float">
            <text:p>2</text:p>
          </table:table-cell>
          <table:table-cell office:value-type="float" office:value="7250" calcext:value-type="float">
            <text:p>7250</text:p>
          </table:table-cell>
          <table:table-cell office:value-type="float" office:value="13253540" calcext:value-type="float">
            <text:p>13253540</text:p>
          </table:table-cell>
          <table:table-cell office:value-type="float" office:value="7255" calcext:value-type="float">
            <text:p>725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987" calcext:value-type="float">
            <text:p>3987</text:p>
          </table:table-cell>
          <table:table-cell office:value-type="float" office:value="9.82487099999707" calcext:value-type="float">
            <text:p>9,8249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7975358" calcext:value-type="float">
            <text:p>797535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385" calcext:value-type="float">
            <text:p>4385</text:p>
          </table:table-cell>
          <table:table-cell office:value-type="float" office:value="11.8334620000023" calcext:value-type="float">
            <text:p>11,8335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9627268" calcext:value-type="float">
            <text:p>9627268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14.7407623000036" calcext:value-type="float">
            <text:p>14,7408</text:p>
          </table:table-cell>
          <table:table-cell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12054646" calcext:value-type="float">
            <text:p>12054646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305" calcext:value-type="float">
            <text:p>5305</text:p>
          </table:table-cell>
          <table:table-cell office:value-type="float" office:value="22.4074895000012" calcext:value-type="float">
            <text:p>22,4075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float" office:value="18312752" calcext:value-type="float">
            <text:p>18312752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835" calcext:value-type="float">
            <text:p>5835</text:p>
          </table:table-cell>
          <table:table-cell office:value-type="float" office:value="94.9947771000007" calcext:value-type="float">
            <text:p>94,9948</text:p>
          </table:table-cell>
          <table:table-cell office:value-type="float" office:value="3" calcext:value-type="float">
            <text:p>3</text:p>
          </table:table-cell>
          <table:table-cell office:value-type="float" office:value="17505" calcext:value-type="float">
            <text:p>17505</text:p>
          </table:table-cell>
          <table:table-cell office:value-type="float" office:value="76674462" calcext:value-type="float">
            <text:p>76674462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6418" calcext:value-type="float">
            <text:p>6418</text:p>
          </table:table-cell>
          <table:table-cell office:value-type="float" office:value="95.1392018999977" calcext:value-type="float">
            <text:p>95,1392</text:p>
          </table:table-cell>
          <table:table-cell office:value-type="float" office:value="3" calcext:value-type="float">
            <text:p>3</text:p>
          </table:table-cell>
          <table:table-cell office:value-type="float" office:value="19254" calcext:value-type="float">
            <text:p>19254</text:p>
          </table:table-cell>
          <table:table-cell office:value-type="float" office:value="76998098" calcext:value-type="float">
            <text:p>76998098</text:p>
          </table:table-cell>
          <table:table-cell office:value-type="float" office:value="19262" calcext:value-type="float">
            <text:p>192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059" calcext:value-type="float">
            <text:p>7059</text:p>
          </table:table-cell>
          <table:table-cell office:value-type="float" office:value="31.5138101999983" calcext:value-type="float">
            <text:p>31,5138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25481930" calcext:value-type="float">
            <text:p>25481930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764" calcext:value-type="float">
            <text:p>7764</text:p>
          </table:table-cell>
          <table:table-cell office:value-type="float" office:value="37.1256691000017" calcext:value-type="float">
            <text:p>37,1257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30172118" calcext:value-type="float">
            <text:p>30172118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8540" calcext:value-type="float">
            <text:p>8540</text:p>
          </table:table-cell>
          <table:table-cell office:value-type="float" office:value="44.8078784999962" calcext:value-type="float">
            <text:p>44,8079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36491420" calcext:value-type="float">
            <text:p>36491420</text:p>
          </table:table-cell>
          <table:table-cell office:value-type="float" office:value="8542" calcext:value-type="float">
            <text:p>854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9394" calcext:value-type="float">
            <text:p>9394</text:p>
          </table:table-cell>
          <table:table-cell office:value-type="float" office:value="125.841653099997" calcext:value-type="float">
            <text:p>125,8417</text:p>
          </table:table-cell>
          <table:table-cell office:value-type="float" office:value="2" calcext:value-type="float">
            <text:p>2</text:p>
          </table:table-cell>
          <table:table-cell office:value-type="float" office:value="18788" calcext:value-type="float">
            <text:p>18788</text:p>
          </table:table-cell>
          <table:table-cell office:value-type="float" office:value="101664074" calcext:value-type="float">
            <text:p>101664074</text:p>
          </table:table-cell>
          <table:table-cell office:value-type="float" office:value="18793" calcext:value-type="float">
            <text:p>1879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714580000203569" calcext:value-type="float">
            <text:p>0,00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138" calcext:value-type="float">
            <text:p>51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0829659999726573" calcext:value-type="float">
            <text:p>0,008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854" calcext:value-type="float">
            <text:p>68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106779999987339" calcext:value-type="float">
            <text:p>0,010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909" calcext:value-type="float">
            <text:p>89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0106713999994099" calcext:value-type="float">
            <text:p>0,010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8549" calcext:value-type="float">
            <text:p>854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00993829999788432" calcext:value-type="float">
            <text:p>0,009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8020" calcext:value-type="float">
            <text:p>80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012610500001756" calcext:value-type="float">
            <text:p>0,012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326" calcext:value-type="float">
            <text:p>103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0144514000057825" calcext:value-type="float">
            <text:p>0,0145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2138" calcext:value-type="float">
            <text:p>121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0217493000018294" calcext:value-type="float">
            <text:p>0,0217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7879" calcext:value-type="float">
            <text:p>178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0300424999950337" calcext:value-type="float">
            <text:p>0,030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4942" calcext:value-type="float">
            <text:p>2494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0265099000025657" calcext:value-type="float">
            <text:p>0,0265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1273" calcext:value-type="float">
            <text:p>2127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458433999956469" calcext:value-type="float">
            <text:p>0,045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320" calcext:value-type="float">
            <text:p>3732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0.0560584999984712" calcext:value-type="float">
            <text:p>0,056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44745" calcext:value-type="float">
            <text:p>4474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0.0669863000002806" calcext:value-type="float">
            <text:p>0,067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54281" calcext:value-type="float">
            <text:p>5428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0.13043579999794" calcext:value-type="float">
            <text:p>0,1304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108748" calcext:value-type="float">
            <text:p>10874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0.084652699995786" calcext:value-type="float">
            <text:p>0,0847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74" calcext:value-type="float">
            <text:p>6977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193925500003388" calcext:value-type="float">
            <text:p>0,193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159680" calcext:value-type="float">
            <text:p>15968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140035500000522" calcext:value-type="float">
            <text:p>0,140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13697" calcext:value-type="float">
            <text:p>11369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50787699996727" calcext:value-type="float">
            <text:p>0,1508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19631" calcext:value-type="float">
            <text:p>1196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0.206791100004921" calcext:value-type="float">
            <text:p>0,2068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65250" calcext:value-type="float">
            <text:p>16525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0.248048199995537" calcext:value-type="float">
            <text:p>0,2480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200800" calcext:value-type="float">
            <text:p>2008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.286491200000455" calcext:value-type="float">
            <text:p>0,2865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32237" calcext:value-type="float">
            <text:p>23223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0.270540299999993" calcext:value-type="float">
            <text:p>0,270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16306" calcext:value-type="float">
            <text:p>21630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0.408950300006836" calcext:value-type="float">
            <text:p>0,4090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329870" calcext:value-type="float">
            <text:p>32987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0.371848700000555" calcext:value-type="float">
            <text:p>0,3718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302589" calcext:value-type="float">
            <text:p>30258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1.17273069999646" calcext:value-type="float">
            <text:p>1,1727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936940" calcext:value-type="float">
            <text:p>936940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0.707299800000328" calcext:value-type="float">
            <text:p>0,7073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578157" calcext:value-type="float">
            <text:p>57815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0.92489100000239" calcext:value-type="float">
            <text:p>0,9249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748076" calcext:value-type="float">
            <text:p>748076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.03179519999685" calcext:value-type="float">
            <text:p>1,0318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835157" calcext:value-type="float">
            <text:p>83515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1.34799419999763" calcext:value-type="float">
            <text:p>1,348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093262" calcext:value-type="float">
            <text:p>109326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  <table:table-cell office:value-type="float" office:value="0.978259399998933" calcext:value-type="float">
            <text:p>0,9783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796694" calcext:value-type="float">
            <text:p>79669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694" calcext:value-type="float">
            <text:p>1694</text:p>
          </table:table-cell>
          <table:table-cell office:value-type="float" office:value="2.51901299999736" calcext:value-type="float">
            <text:p>2,5190</text:p>
          </table:table-cell>
          <table:table-cell office:value-type="float" office:value="2" calcext:value-type="float">
            <text:p>2</text:p>
          </table:table-cell>
          <table:table-cell office:value-type="float" office:value="3388" calcext:value-type="float">
            <text:p>3388</text:p>
          </table:table-cell>
          <table:table-cell office:value-type="float" office:value="2041594" calcext:value-type="float">
            <text:p>2041594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863" calcext:value-type="float">
            <text:p>1863</text:p>
          </table:table-cell>
          <table:table-cell office:value-type="float" office:value="2.16013999999996" calcext:value-type="float">
            <text:p>2,1601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1758149" calcext:value-type="float">
            <text:p>175814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049" calcext:value-type="float">
            <text:p>2049</text:p>
          </table:table-cell>
          <table:table-cell office:value-type="float" office:value="2.11696780000057" calcext:value-type="float">
            <text:p>2,1170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1698161" calcext:value-type="float">
            <text:p>169816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office:value-type="float" office:value="5.18411510000442" calcext:value-type="float">
            <text:p>5,1841</text:p>
          </table:table-cell>
          <table:table-cell office:value-type="float" office:value="2" calcext:value-type="float">
            <text:p>2</text:p>
          </table:table-cell>
          <table:table-cell office:value-type="float" office:value="4506" calcext:value-type="float">
            <text:p>4506</text:p>
          </table:table-cell>
          <table:table-cell office:value-type="float" office:value="4126310" calcext:value-type="float">
            <text:p>4126310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478" calcext:value-type="float">
            <text:p>2478</text:p>
          </table:table-cell>
          <table:table-cell office:value-type="float" office:value="3.01130929999636" calcext:value-type="float">
            <text:p>3,0113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2430662" calcext:value-type="float">
            <text:p>243066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725" calcext:value-type="float">
            <text:p>2725</text:p>
          </table:table-cell>
          <table:table-cell office:value-type="float" office:value="5.0280081000019" calcext:value-type="float">
            <text:p>5,0280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4059093" calcext:value-type="float">
            <text:p>405909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997" calcext:value-type="float">
            <text:p>2997</text:p>
          </table:table-cell>
          <table:table-cell office:value-type="float" office:value="5.58473870000307" calcext:value-type="float">
            <text:p>5,5847</text:p>
          </table:table-cell>
          <table:table-cell office:value-type="float" office:value="1" calcext:value-type="float">
            <text:p>1</text:p>
          </table:table-cell>
          <table:table-cell office:value-type="float" office:value="2997" calcext:value-type="float">
            <text:p>2997</text:p>
          </table:table-cell>
          <table:table-cell office:value-type="float" office:value="4523733" calcext:value-type="float">
            <text:p>45237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296" calcext:value-type="float">
            <text:p>3296</text:p>
          </table:table-cell>
          <table:table-cell office:value-type="float" office:value="6.67480870000145" calcext:value-type="float">
            <text:p>6,6748</text:p>
          </table:table-cell>
          <table:table-cell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5400370" calcext:value-type="float">
            <text:p>5400370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625" calcext:value-type="float">
            <text:p>3625</text:p>
          </table:table-cell>
          <table:table-cell office:value-type="float" office:value="8.96567559999676" calcext:value-type="float">
            <text:p>8,9657</text:p>
          </table:table-cell>
          <table:table-cell office:value-type="float" office:value="1" calcext:value-type="float">
            <text:p>1</text:p>
          </table:table-cell>
          <table:table-cell office:value-type="float" office:value="3625" calcext:value-type="float">
            <text:p>3625</text:p>
          </table:table-cell>
          <table:table-cell office:value-type="float" office:value="7233761" calcext:value-type="float">
            <text:p>7233761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987" calcext:value-type="float">
            <text:p>3987</text:p>
          </table:table-cell>
          <table:table-cell office:value-type="float" office:value="8.22663289999764" calcext:value-type="float">
            <text:p>8,2266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6649649" calcext:value-type="float">
            <text:p>664964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385" calcext:value-type="float">
            <text:p>4385</text:p>
          </table:table-cell>
          <table:table-cell office:value-type="float" office:value="8.26582980000239" calcext:value-type="float">
            <text:p>8,2658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6716509" calcext:value-type="float">
            <text:p>6716509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823" calcext:value-type="float">
            <text:p>4823</text:p>
          </table:table-cell>
          <table:table-cell office:value-type="float" office:value="22.2648210999978" calcext:value-type="float">
            <text:p>22,2648</text:p>
          </table:table-cell>
          <table:table-cell office:value-type="float" office:value="2" calcext:value-type="float">
            <text:p>2</text:p>
          </table:table-cell>
          <table:table-cell office:value-type="float" office:value="9646" calcext:value-type="float">
            <text:p>9646</text:p>
          </table:table-cell>
          <table:table-cell office:value-type="float" office:value="18060642" calcext:value-type="float">
            <text:p>18060642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305" calcext:value-type="float">
            <text:p>5305</text:p>
          </table:table-cell>
          <table:table-cell office:value-type="float" office:value="25.6836440999978" calcext:value-type="float">
            <text:p>25,6836</text:p>
          </table:table-cell>
          <table:table-cell office:value-type="float" office:value="2" calcext:value-type="float">
            <text:p>2</text:p>
          </table:table-cell>
          <table:table-cell office:value-type="float" office:value="10610" calcext:value-type="float">
            <text:p>10610</text:p>
          </table:table-cell>
          <table:table-cell office:value-type="float" office:value="20715878" calcext:value-type="float">
            <text:p>20715878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835" calcext:value-type="float">
            <text:p>5835</text:p>
          </table:table-cell>
          <table:table-cell office:value-type="float" office:value="14.9342417000007" calcext:value-type="float">
            <text:p>14,9342</text:p>
          </table:table-cell>
          <table:table-cell office:value-type="float" office:value="1" calcext:value-type="float">
            <text:p>1</text:p>
          </table:table-cell>
          <table:table-cell office:value-type="float" office:value="5835" calcext:value-type="float">
            <text:p>5835</text:p>
          </table:table-cell>
          <table:table-cell office:value-type="float" office:value="12111789" calcext:value-type="float">
            <text:p>12111789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6418" calcext:value-type="float">
            <text:p>6418</text:p>
          </table:table-cell>
          <table:table-cell office:value-type="float" office:value="21.2742299999954" calcext:value-type="float">
            <text:p>21,2742</text:p>
          </table:table-cell>
          <table:table-cell office:value-type="float" office:value="1" calcext:value-type="float">
            <text:p>1</text:p>
          </table:table-cell>
          <table:table-cell office:value-type="float" office:value="6418" calcext:value-type="float">
            <text:p>6418</text:p>
          </table:table-cell>
          <table:table-cell office:value-type="float" office:value="17261866" calcext:value-type="float">
            <text:p>17261866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059" calcext:value-type="float">
            <text:p>7059</text:p>
          </table:table-cell>
          <table:table-cell office:value-type="float" office:value="54.4363414000036" calcext:value-type="float">
            <text:p>54,4363</text:p>
          </table:table-cell>
          <table:table-cell office:value-type="float" office:value="2" calcext:value-type="float">
            <text:p>2</text:p>
          </table:table-cell>
          <table:table-cell office:value-type="float" office:value="14118" calcext:value-type="float">
            <text:p>14118</text:p>
          </table:table-cell>
          <table:table-cell office:value-type="float" office:value="44194444" calcext:value-type="float">
            <text:p>44194444</text:p>
          </table:table-cell>
          <table:table-cell office:value-type="float" office:value="14125" calcext:value-type="float">
            <text:p>141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764" calcext:value-type="float">
            <text:p>7764</text:p>
          </table:table-cell>
          <table:table-cell office:value-type="float" office:value="42.4527822000018" calcext:value-type="float">
            <text:p>42,4528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34198026" calcext:value-type="float">
            <text:p>34198026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8540" calcext:value-type="float">
            <text:p>8540</text:p>
          </table:table-cell>
          <table:table-cell office:value-type="float" office:value="69.1515205000032" calcext:value-type="float">
            <text:p>69,1515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55546752" calcext:value-type="float">
            <text:p>55546752</text:p>
          </table:table-cell>
          <table:table-cell office:value-type="float" office:value="8543" calcext:value-type="float">
            <text:p>854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9394" calcext:value-type="float">
            <text:p>9394</text:p>
          </table:table-cell>
          <table:table-cell office:value-type="float" office:value="91.6364603000038" calcext:value-type="float">
            <text:p>91,6365</text:p>
          </table:table-cell>
          <table:table-cell office:value-type="float" office:value="2" calcext:value-type="float">
            <text:p>2</text:p>
          </table:table-cell>
          <table:table-cell office:value-type="float" office:value="18788" calcext:value-type="float">
            <text:p>18788</text:p>
          </table:table-cell>
          <table:table-cell office:value-type="float" office:value="73893606" calcext:value-type="float">
            <text:p>73893606</text:p>
          </table:table-cell>
          <table:table-cell office:value-type="float" office:value="18795" calcext:value-type="float">
            <text:p>1879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0333" calcext:value-type="float">
            <text:p>10333</text:p>
          </table:table-cell>
          <table:table-cell office:value-type="float" office:value="44.971970700004" calcext:value-type="float">
            <text:p>44,9720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float" office:value="36319631" calcext:value-type="float">
            <text:p>36319631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1366" calcext:value-type="float">
            <text:p>11366</text:p>
          </table:table-cell>
          <table:table-cell office:value-type="float" office:value="89.2042693000039" calcext:value-type="float">
            <text:p>89,2043</text:p>
          </table:table-cell>
          <table:table-cell office:value-type="float" office:value="1" calcext:value-type="float">
            <text:p>1</text:p>
          </table:table-cell>
          <table:table-cell office:value-type="float" office:value="11366" calcext:value-type="float">
            <text:p>11366</text:p>
          </table:table-cell>
          <table:table-cell office:value-type="float" office:value="71535266" calcext:value-type="float">
            <text:p>71535266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2502" calcext:value-type="float">
            <text:p>12502</text:p>
          </table:table-cell>
          <table:table-cell office:value-type="float" office:value="74.6975517000028" calcext:value-type="float">
            <text:p>74,6976</text:p>
          </table:table-cell>
          <table:table-cell office:value-type="float" office:value="1" calcext:value-type="float">
            <text:p>1</text:p>
          </table:table-cell>
          <table:table-cell office:value-type="float" office:value="12502" calcext:value-type="float">
            <text:p>12502</text:p>
          </table:table-cell>
          <table:table-cell office:value-type="float" office:value="59772862" calcext:value-type="float">
            <text:p>59772862</text:p>
          </table:table-cell>
          <table:table-cell office:value-type="float" office:value="12505" calcext:value-type="float">
            <text:p>1250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3752" calcext:value-type="float">
            <text:p>13752</text:p>
          </table:table-cell>
          <table:table-cell office:value-type="float" office:value="116.740641700002" calcext:value-type="float">
            <text:p>116,7406</text:p>
          </table:table-cell>
          <table:table-cell office:value-type="float" office:value="1" calcext:value-type="float">
            <text:p>1</text:p>
          </table:table-cell>
          <table:table-cell office:value-type="float" office:value="13752" calcext:value-type="float">
            <text:p>13752</text:p>
          </table:table-cell>
          <table:table-cell office:value-type="float" office:value="93844098" calcext:value-type="float">
            <text:p>93844098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5127" calcext:value-type="float">
            <text:p>15127</text:p>
          </table:table-cell>
          <table:table-cell office:value-type="float" office:value="138.698132799997" calcext:value-type="float">
            <text:p>138,6981</text:p>
          </table:table-cell>
          <table:table-cell office:value-type="float" office:value="1" calcext:value-type="float">
            <text:p>1</text:p>
          </table:table-cell>
          <table:table-cell office:value-type="float" office:value="15127" calcext:value-type="float">
            <text:p>15127</text:p>
          </table:table-cell>
          <table:table-cell office:value-type="float" office:value="111406335" calcext:value-type="float">
            <text:p>111406335</text:p>
          </table:table-cell>
          <table:table-cell office:value-type="float" office:value="15130" calcext:value-type="float">
            <text:p>1513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657659999706084" calcext:value-type="float">
            <text:p>0,00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70" calcext:value-type="float">
            <text:p>40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0555669999448583" calcext:value-type="float">
            <text:p>0,005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680" calcext:value-type="float">
            <text:p>46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0928460000432096" calcext:value-type="float">
            <text:p>0,0093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190" calcext:value-type="float">
            <text:p>71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00762109999777749" calcext:value-type="float">
            <text:p>0,007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434" calcext:value-type="float">
            <text:p>64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00740349999978207" calcext:value-type="float">
            <text:p>0,007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6140" calcext:value-type="float">
            <text:p>6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147808000037912" calcext:value-type="float">
            <text:p>0,0148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770" calcext:value-type="float">
            <text:p>117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0146170999942115" calcext:value-type="float">
            <text:p>0,014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2050" calcext:value-type="float">
            <text:p>120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0154344999973546" calcext:value-type="float">
            <text:p>0,015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2358" calcext:value-type="float">
            <text:p>123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0163936000026297" calcext:value-type="float">
            <text:p>0,0164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3634" calcext:value-type="float">
            <text:p>1363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0278916000024765" calcext:value-type="float">
            <text:p>0,027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3126" calcext:value-type="float">
            <text:p>2312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04030739999871" calcext:value-type="float">
            <text:p>0,040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3158" calcext:value-type="float">
            <text:p>3315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0.0372102999972412" calcext:value-type="float">
            <text:p>0,0372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0100" calcext:value-type="float">
            <text:p>3010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0.0506255000000238" calcext:value-type="float">
            <text:p>0,0506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41468" calcext:value-type="float">
            <text:p>4146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0.0526672999985749" calcext:value-type="float">
            <text:p>0,0527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42902" calcext:value-type="float">
            <text:p>429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0.058880800002953" calcext:value-type="float">
            <text:p>0,0589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48564" calcext:value-type="float">
            <text:p>4856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118118200000026" calcext:value-type="float">
            <text:p>0,1181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7086" calcext:value-type="float">
            <text:p>9708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0.0824620999992476" calcext:value-type="float">
            <text:p>0,0825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66188" calcext:value-type="float">
            <text:p>6618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0.0860810999947717" calcext:value-type="float">
            <text:p>0,0861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70920" calcext:value-type="float">
            <text:p>7092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0.118935699996655" calcext:value-type="float">
            <text:p>0,1189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96146" calcext:value-type="float">
            <text:p>961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0.216018999999505" calcext:value-type="float">
            <text:p>0,2160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172014" calcext:value-type="float">
            <text:p>17201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.168783200002508" calcext:value-type="float">
            <text:p>0,1688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35138" calcext:value-type="float">
            <text:p>13513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0.184596300001431" calcext:value-type="float">
            <text:p>0,184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47218" calcext:value-type="float">
            <text:p>14721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0.244294500000251" calcext:value-type="float">
            <text:p>0,2443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90662" calcext:value-type="float">
            <text:p>19066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0.330423999999766" calcext:value-type="float">
            <text:p>0,3304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264034" calcext:value-type="float">
            <text:p>26403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0.486335399997188" calcext:value-type="float">
            <text:p>0,4863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91524" calcext:value-type="float">
            <text:p>39152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0.38204869999754" calcext:value-type="float">
            <text:p>0,3820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303760" calcext:value-type="float">
            <text:p>3037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0.601105099995039" calcext:value-type="float">
            <text:p>0,6011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480754" calcext:value-type="float">
            <text:p>48075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0.548008099998697" calcext:value-type="float">
            <text:p>0,5480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440566" calcext:value-type="float">
            <text:p>44056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0.615020500001265" calcext:value-type="float">
            <text:p>0,615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499026" calcext:value-type="float">
            <text:p>49902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540" calcext:value-type="float">
            <text:p>1540</text:p>
          </table:table-cell>
          <table:table-cell office:value-type="float" office:value="1.46204260000377" calcext:value-type="float">
            <text:p>1,4620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1182034" calcext:value-type="float">
            <text:p>1182034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694" calcext:value-type="float">
            <text:p>1694</text:p>
          </table:table-cell>
          <table:table-cell office:value-type="float" office:value="1.24386289999529" calcext:value-type="float">
            <text:p>1,2439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1002220" calcext:value-type="float">
            <text:p>100222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 office:value-type="float" office:value="1.34057939999911" calcext:value-type="float">
            <text:p>1,3406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1081786" calcext:value-type="float">
            <text:p>1081786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049" calcext:value-type="float">
            <text:p>2049</text:p>
          </table:table-cell>
          <table:table-cell office:value-type="float" office:value="1.32449139999517" calcext:value-type="float">
            <text:p>1,3245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1068822" calcext:value-type="float">
            <text:p>106882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253" calcext:value-type="float">
            <text:p>2253</text:p>
          </table:table-cell>
          <table:table-cell office:value-type="float" office:value="1.7881830999977" calcext:value-type="float">
            <text:p>1,7882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1436804" calcext:value-type="float">
            <text:p>1436804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478" calcext:value-type="float">
            <text:p>2478</text:p>
          </table:table-cell>
          <table:table-cell office:value-type="float" office:value="4.17574810000224" calcext:value-type="float">
            <text:p>4,1757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3347624" calcext:value-type="float">
            <text:p>3347624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725" calcext:value-type="float">
            <text:p>2725</text:p>
          </table:table-cell>
          <table:table-cell office:value-type="float" office:value="2.79739939999854" calcext:value-type="float">
            <text:p>2,7974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2253038" calcext:value-type="float">
            <text:p>2253038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997" calcext:value-type="float">
            <text:p>2997</text:p>
          </table:table-cell>
          <table:table-cell office:value-type="float" office:value="7.91225339999801" calcext:value-type="float">
            <text:p>7,9123</text:p>
          </table:table-cell>
          <table:table-cell office:value-type="float" office:value="2" calcext:value-type="float">
            <text:p>2</text:p>
          </table:table-cell>
          <table:table-cell office:value-type="float" office:value="5994" calcext:value-type="float">
            <text:p>5994</text:p>
          </table:table-cell>
          <table:table-cell office:value-type="float" office:value="6391938" calcext:value-type="float">
            <text:p>6391938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296" calcext:value-type="float">
            <text:p>3296</text:p>
          </table:table-cell>
          <table:table-cell office:value-type="float" office:value="3.80327799999941" calcext:value-type="float">
            <text:p>3,8033</text:p>
          </table:table-cell>
          <table:table-cell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3067744" calcext:value-type="float">
            <text:p>3067744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625" calcext:value-type="float">
            <text:p>3625</text:p>
          </table:table-cell>
          <table:table-cell office:value-type="float" office:value="12.6190573999993" calcext:value-type="float">
            <text:p>12,6191</text:p>
          </table:table-cell>
          <table:table-cell office:value-type="float" office:value="2" calcext:value-type="float">
            <text:p>2</text:p>
          </table:table-cell>
          <table:table-cell office:value-type="float" office:value="7250" calcext:value-type="float">
            <text:p>7250</text:p>
          </table:table-cell>
          <table:table-cell office:value-type="float" office:value="10207884" calcext:value-type="float">
            <text:p>10207884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987" calcext:value-type="float">
            <text:p>3987</text:p>
          </table:table-cell>
          <table:table-cell office:value-type="float" office:value="5.5331212999954" calcext:value-type="float">
            <text:p>5,5331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4473752" calcext:value-type="float">
            <text:p>4473752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385" calcext:value-type="float">
            <text:p>4385</text:p>
          </table:table-cell>
          <table:table-cell office:value-type="float" office:value="6.65371080000477" calcext:value-type="float">
            <text:p>6,6537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5393308" calcext:value-type="float">
            <text:p>5393308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823" calcext:value-type="float">
            <text:p>4823</text:p>
          </table:table-cell>
          <table:table-cell office:value-type="float" office:value="14.6416623999976" calcext:value-type="float">
            <text:p>14,6417</text:p>
          </table:table-cell>
          <table:table-cell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11874076" calcext:value-type="float">
            <text:p>11874076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305" calcext:value-type="float">
            <text:p>5305</text:p>
          </table:table-cell>
          <table:table-cell office:value-type="float" office:value="9.86300060000212" calcext:value-type="float">
            <text:p>9,8630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float" office:value="7967570" calcext:value-type="float">
            <text:p>7967570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835" calcext:value-type="float">
            <text:p>5835</text:p>
          </table:table-cell>
          <table:table-cell office:value-type="float" office:value="11.8575151000041" calcext:value-type="float">
            <text:p>11,8575</text:p>
          </table:table-cell>
          <table:table-cell office:value-type="float" office:value="1" calcext:value-type="float">
            <text:p>1</text:p>
          </table:table-cell>
          <table:table-cell office:value-type="float" office:value="5835" calcext:value-type="float">
            <text:p>5835</text:p>
          </table:table-cell>
          <table:table-cell office:value-type="float" office:value="9595532" calcext:value-type="float">
            <text:p>9595532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6418" calcext:value-type="float">
            <text:p>6418</text:p>
          </table:table-cell>
          <table:table-cell office:value-type="float" office:value="12.9189960000003" calcext:value-type="float">
            <text:p>12,9190</text:p>
          </table:table-cell>
          <table:table-cell office:value-type="float" office:value="1" calcext:value-type="float">
            <text:p>1</text:p>
          </table:table-cell>
          <table:table-cell office:value-type="float" office:value="6418" calcext:value-type="float">
            <text:p>6418</text:p>
          </table:table-cell>
          <table:table-cell office:value-type="float" office:value="10478724" calcext:value-type="float">
            <text:p>10478724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059" calcext:value-type="float">
            <text:p>7059</text:p>
          </table:table-cell>
          <table:table-cell office:value-type="float" office:value="17.5223068999985" calcext:value-type="float">
            <text:p>17,5223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14168508" calcext:value-type="float">
            <text:p>14168508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764" calcext:value-type="float">
            <text:p>7764</text:p>
          </table:table-cell>
          <table:table-cell office:value-type="float" office:value="19.6698639999959" calcext:value-type="float">
            <text:p>19,6699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15848040" calcext:value-type="float">
            <text:p>15848040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  <table:table-cell office:value-type="float" office:value="38.0670911999987" calcext:value-type="float">
            <text:p>38,0671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27903350" calcext:value-type="float">
            <text:p>27903350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9394" calcext:value-type="float">
            <text:p>9394</text:p>
          </table:table-cell>
          <table:table-cell office:value-type="float" office:value="30.3489954000033" calcext:value-type="float">
            <text:p>30,3490</text:p>
          </table:table-cell>
          <table:table-cell office:value-type="float" office:value="1" calcext:value-type="float">
            <text:p>1</text:p>
          </table:table-cell>
          <table:table-cell office:value-type="float" office:value="9394" calcext:value-type="float">
            <text:p>9394</text:p>
          </table:table-cell>
          <table:table-cell office:value-type="float" office:value="23405084" calcext:value-type="float">
            <text:p>23405084</text:p>
          </table:table-cell>
          <table:table-cell office:value-type="float" office:value="9398" calcext:value-type="float">
            <text:p>939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0333" calcext:value-type="float">
            <text:p>10333</text:p>
          </table:table-cell>
          <table:table-cell office:value-type="float" office:value="40.7425090999968" calcext:value-type="float">
            <text:p>40,7425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float" office:value="31528228" calcext:value-type="float">
            <text:p>31528228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1366" calcext:value-type="float">
            <text:p>11366</text:p>
          </table:table-cell>
          <table:table-cell office:value-type="float" office:value="83.4181439000022" calcext:value-type="float">
            <text:p>83,4181</text:p>
          </table:table-cell>
          <table:table-cell office:value-type="float" office:value="1" calcext:value-type="float">
            <text:p>1</text:p>
          </table:table-cell>
          <table:table-cell office:value-type="float" office:value="11366" calcext:value-type="float">
            <text:p>11366</text:p>
          </table:table-cell>
          <table:table-cell office:value-type="float" office:value="63673898" calcext:value-type="float">
            <text:p>63673898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2502" calcext:value-type="float">
            <text:p>12502</text:p>
          </table:table-cell>
          <table:table-cell office:value-type="float" office:value="78.2149008000051" calcext:value-type="float">
            <text:p>78,2149</text:p>
          </table:table-cell>
          <table:table-cell office:value-type="float" office:value="1" calcext:value-type="float">
            <text:p>1</text:p>
          </table:table-cell>
          <table:table-cell office:value-type="float" office:value="12502" calcext:value-type="float">
            <text:p>12502</text:p>
          </table:table-cell>
          <table:table-cell office:value-type="float" office:value="60014994" calcext:value-type="float">
            <text:p>60014994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3752" calcext:value-type="float">
            <text:p>13752</text:p>
          </table:table-cell>
          <table:table-cell office:value-type="float" office:value="124.877460199998" calcext:value-type="float">
            <text:p>124,8775</text:p>
          </table:table-cell>
          <table:table-cell office:value-type="float" office:value="1" calcext:value-type="float">
            <text:p>1</text:p>
          </table:table-cell>
          <table:table-cell office:value-type="float" office:value="13752" calcext:value-type="float">
            <text:p>13752</text:p>
          </table:table-cell>
          <table:table-cell office:value-type="float" office:value="94750520" calcext:value-type="float">
            <text:p>94750520</text:p>
          </table:table-cell>
          <table:table-cell office:value-type="float" office:value="13756" calcext:value-type="float">
            <text:p>1375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049975000001723" calcext:value-type="float">
            <text:p>0,00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70" calcext:value-type="float">
            <text:p>32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0496520000160672" calcext:value-type="float">
            <text:p>0,005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026" calcext:value-type="float">
            <text:p>40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0604749999911292" calcext:value-type="float">
            <text:p>0,006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4925" calcext:value-type="float">
            <text:p>49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0069385999959195" calcext:value-type="float">
            <text:p>0,0069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5539" calcext:value-type="float">
            <text:p>55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00704240000050049" calcext:value-type="float">
            <text:p>0,007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704" calcext:value-type="float">
            <text:p>57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0109096000014688" calcext:value-type="float">
            <text:p>0,010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836" calcext:value-type="float">
            <text:p>88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0103908000019146" calcext:value-type="float">
            <text:p>0,010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8304" calcext:value-type="float">
            <text:p>830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0252403999984381" calcext:value-type="float">
            <text:p>0,025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0075" calcext:value-type="float">
            <text:p>200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0160258000032627" calcext:value-type="float">
            <text:p>0,016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2870" calcext:value-type="float">
            <text:p>1287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0174983000033535" calcext:value-type="float">
            <text:p>0,0175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3819" calcext:value-type="float">
            <text:p>1381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191391999978805" calcext:value-type="float">
            <text:p>0,019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638" calcext:value-type="float">
            <text:p>1563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0.026142799993977" calcext:value-type="float">
            <text:p>0,026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20985" calcext:value-type="float">
            <text:p>209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0.0310096000030171" calcext:value-type="float">
            <text:p>0,031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5201" calcext:value-type="float">
            <text:p>252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0.0382872999980464" calcext:value-type="float">
            <text:p>0,0383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30857" calcext:value-type="float">
            <text:p>3085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0.0632522999949288" calcext:value-type="float">
            <text:p>0,0633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51070" calcext:value-type="float">
            <text:p>5107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0.0515173000021605" calcext:value-type="float">
            <text:p>0,05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40947" calcext:value-type="float">
            <text:p>4094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0.0951845000017784" calcext:value-type="float">
            <text:p>0,095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74311" calcext:value-type="float">
            <text:p>7431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0.15713279999909" calcext:value-type="float">
            <text:p>0,1571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24567" calcext:value-type="float">
            <text:p>12456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0.106137599999784" calcext:value-type="float">
            <text:p>0,1061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83222" calcext:value-type="float">
            <text:p>8322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0.114617100000032" calcext:value-type="float">
            <text:p>0,1146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89642" calcext:value-type="float">
            <text:p>8964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.150646300004155" calcext:value-type="float">
            <text:p>0,1506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17575" calcext:value-type="float">
            <text:p>11757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0.169629900003201" calcext:value-type="float">
            <text:p>0,169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34002" calcext:value-type="float">
            <text:p>13400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0.317669399999431" calcext:value-type="float">
            <text:p>0,3177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249686" calcext:value-type="float">
            <text:p>24968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0.254557500004012" calcext:value-type="float">
            <text:p>0,2546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201493" calcext:value-type="float">
            <text:p>20149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0.280012199997145" calcext:value-type="float">
            <text:p>0,2800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22182" calcext:value-type="float">
            <text:p>22218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0.31156049999845" calcext:value-type="float">
            <text:p>0,3116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244861" calcext:value-type="float">
            <text:p>24486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0.715298299997812" calcext:value-type="float">
            <text:p>0,7153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560334" calcext:value-type="float">
            <text:p>56033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office:value-type="float" office:value="0.853215799994359" calcext:value-type="float">
            <text:p>0,8532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674481" calcext:value-type="float">
            <text:p>674481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.03989840000577" calcext:value-type="float">
            <text:p>1,0399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811616" calcext:value-type="float">
            <text:p>81161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float" office:value="1.24060620000091" calcext:value-type="float">
            <text:p>1,2406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958372" calcext:value-type="float">
            <text:p>95837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694" calcext:value-type="float">
            <text:p>1694</text:p>
          </table:table-cell>
          <table:table-cell office:value-type="float" office:value="1.11658349999925" calcext:value-type="float">
            <text:p>1,1166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880870" calcext:value-type="float">
            <text:p>88087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863" calcext:value-type="float">
            <text:p>1863</text:p>
          </table:table-cell>
          <table:table-cell office:value-type="float" office:value="1.15491750000365" calcext:value-type="float">
            <text:p>1,1549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906141" calcext:value-type="float">
            <text:p>906141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049" calcext:value-type="float">
            <text:p>2049</text:p>
          </table:table-cell>
          <table:table-cell office:value-type="float" office:value="1.26663819999521" calcext:value-type="float">
            <text:p>1,2666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995545" calcext:value-type="float">
            <text:p>995545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253" calcext:value-type="float">
            <text:p>2253</text:p>
          </table:table-cell>
          <table:table-cell office:value-type="float" office:value="2.11809910000011" calcext:value-type="float">
            <text:p>2,1181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1654891" calcext:value-type="float">
            <text:p>1654891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float" office:value="2.56108620000305" calcext:value-type="float">
            <text:p>2,5611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2013178" calcext:value-type="float">
            <text:p>2013178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725" calcext:value-type="float">
            <text:p>2725</text:p>
          </table:table-cell>
          <table:table-cell office:value-type="float" office:value="2.6017675999974" calcext:value-type="float">
            <text:p>2,6018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2018465" calcext:value-type="float">
            <text:p>201846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997" calcext:value-type="float">
            <text:p>2997</text:p>
          </table:table-cell>
          <table:table-cell office:value-type="float" office:value="2.85828680000122" calcext:value-type="float">
            <text:p>2,8583</text:p>
          </table:table-cell>
          <table:table-cell office:value-type="float" office:value="1" calcext:value-type="float">
            <text:p>1</text:p>
          </table:table-cell>
          <table:table-cell office:value-type="float" office:value="2997" calcext:value-type="float">
            <text:p>2997</text:p>
          </table:table-cell>
          <table:table-cell office:value-type="float" office:value="2236875" calcext:value-type="float">
            <text:p>2236875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296" calcext:value-type="float">
            <text:p>3296</text:p>
          </table:table-cell>
          <table:table-cell office:value-type="float" office:value="2.91931250000198" calcext:value-type="float">
            <text:p>2,9193</text:p>
          </table:table-cell>
          <table:table-cell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2302182" calcext:value-type="float">
            <text:p>2302182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625" calcext:value-type="float">
            <text:p>3625</text:p>
          </table:table-cell>
          <table:table-cell office:value-type="float" office:value="3.65394920000108" calcext:value-type="float">
            <text:p>3,6539</text:p>
          </table:table-cell>
          <table:table-cell office:value-type="float" office:value="1" calcext:value-type="float">
            <text:p>1</text:p>
          </table:table-cell>
          <table:table-cell office:value-type="float" office:value="3625" calcext:value-type="float">
            <text:p>3625</text:p>
          </table:table-cell>
          <table:table-cell office:value-type="float" office:value="2843107" calcext:value-type="float">
            <text:p>284310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987" calcext:value-type="float">
            <text:p>3987</text:p>
          </table:table-cell>
          <table:table-cell office:value-type="float" office:value="4.9890768999976" calcext:value-type="float">
            <text:p>4,9891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3905569" calcext:value-type="float">
            <text:p>390556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385" calcext:value-type="float">
            <text:p>4385</text:p>
          </table:table-cell>
          <table:table-cell office:value-type="float" office:value="6.83494659999997" calcext:value-type="float">
            <text:p>6,8349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5390479" calcext:value-type="float">
            <text:p>5390479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823" calcext:value-type="float">
            <text:p>4823</text:p>
          </table:table-cell>
          <table:table-cell office:value-type="float" office:value="7.27207910000288" calcext:value-type="float">
            <text:p>7,2721</text:p>
          </table:table-cell>
          <table:table-cell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5741301" calcext:value-type="float">
            <text:p>5741301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305" calcext:value-type="float">
            <text:p>5305</text:p>
          </table:table-cell>
          <table:table-cell office:value-type="float" office:value="9.25893759999599" calcext:value-type="float">
            <text:p>9,2589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float" office:value="7245067" calcext:value-type="float">
            <text:p>7245067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835" calcext:value-type="float">
            <text:p>5835</text:p>
          </table:table-cell>
          <table:table-cell office:value-type="float" office:value="15.2683389999947" calcext:value-type="float">
            <text:p>15,2683</text:p>
          </table:table-cell>
          <table:table-cell office:value-type="float" office:value="1" calcext:value-type="float">
            <text:p>1</text:p>
          </table:table-cell>
          <table:table-cell office:value-type="float" office:value="5835" calcext:value-type="float">
            <text:p>5835</text:p>
          </table:table-cell>
          <table:table-cell office:value-type="float" office:value="11970041" calcext:value-type="float">
            <text:p>1197004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6418" calcext:value-type="float">
            <text:p>6418</text:p>
          </table:table-cell>
          <table:table-cell office:value-type="float" office:value="17.0184471999964" calcext:value-type="float">
            <text:p>17,0184</text:p>
          </table:table-cell>
          <table:table-cell office:value-type="float" office:value="1" calcext:value-type="float">
            <text:p>1</text:p>
          </table:table-cell>
          <table:table-cell office:value-type="float" office:value="6418" calcext:value-type="float">
            <text:p>6418</text:p>
          </table:table-cell>
          <table:table-cell office:value-type="float" office:value="13282380" calcext:value-type="float">
            <text:p>13282380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059" calcext:value-type="float">
            <text:p>7059</text:p>
          </table:table-cell>
          <table:table-cell office:value-type="float" office:value="14.1854396999988" calcext:value-type="float">
            <text:p>14,1854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11085221" calcext:value-type="float">
            <text:p>11085221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764" calcext:value-type="float">
            <text:p>7764</text:p>
          </table:table-cell>
          <table:table-cell office:value-type="float" office:value="21.2742208999989" calcext:value-type="float">
            <text:p>21,2742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16620718" calcext:value-type="float">
            <text:p>16620718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8540" calcext:value-type="float">
            <text:p>8540</text:p>
          </table:table-cell>
          <table:table-cell office:value-type="float" office:value="22.3339739000003" calcext:value-type="float">
            <text:p>22,3340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17470844" calcext:value-type="float">
            <text:p>17470844</text:p>
          </table:table-cell>
          <table:table-cell office:value-type="float" office:value="8545" calcext:value-type="float">
            <text:p>854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9394" calcext:value-type="float">
            <text:p>9394</text:p>
          </table:table-cell>
          <table:table-cell office:value-type="float" office:value="28.1840066000004" calcext:value-type="float">
            <text:p>28,1840</text:p>
          </table:table-cell>
          <table:table-cell office:value-type="float" office:value="1" calcext:value-type="float">
            <text:p>1</text:p>
          </table:table-cell>
          <table:table-cell office:value-type="float" office:value="9394" calcext:value-type="float">
            <text:p>9394</text:p>
          </table:table-cell>
          <table:table-cell office:value-type="float" office:value="22166240" calcext:value-type="float">
            <text:p>22166240</text:p>
          </table:table-cell>
          <table:table-cell office:value-type="float" office:value="9399" calcext:value-type="float">
            <text:p>93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0333" calcext:value-type="float">
            <text:p>10333</text:p>
          </table:table-cell>
          <table:table-cell office:value-type="float" office:value="46.5389002000011" calcext:value-type="float">
            <text:p>46,5389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float" office:value="36397103" calcext:value-type="float">
            <text:p>36397103</text:p>
          </table:table-cell>
          <table:table-cell office:value-type="float" office:value="10338" calcext:value-type="float">
            <text:p>103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1366" calcext:value-type="float">
            <text:p>11366</text:p>
          </table:table-cell>
          <table:table-cell office:value-type="float" office:value="51.1204875999974" calcext:value-type="float">
            <text:p>51,1205</text:p>
          </table:table-cell>
          <table:table-cell office:value-type="float" office:value="1" calcext:value-type="float">
            <text:p>1</text:p>
          </table:table-cell>
          <table:table-cell office:value-type="float" office:value="11366" calcext:value-type="float">
            <text:p>11366</text:p>
          </table:table-cell>
          <table:table-cell office:value-type="float" office:value="39789678" calcext:value-type="float">
            <text:p>39789678</text:p>
          </table:table-cell>
          <table:table-cell office:value-type="float" office:value="11371" calcext:value-type="float">
            <text:p>1137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2502" calcext:value-type="float">
            <text:p>12502</text:p>
          </table:table-cell>
          <table:table-cell office:value-type="float" office:value="52.4355375999949" calcext:value-type="float">
            <text:p>52,4355</text:p>
          </table:table-cell>
          <table:table-cell office:value-type="float" office:value="1" calcext:value-type="float">
            <text:p>1</text:p>
          </table:table-cell>
          <table:table-cell office:value-type="float" office:value="12502" calcext:value-type="float">
            <text:p>12502</text:p>
          </table:table-cell>
          <table:table-cell office:value-type="float" office:value="41581642" calcext:value-type="float">
            <text:p>41581642</text:p>
          </table:table-cell>
          <table:table-cell office:value-type="float" office:value="12507" calcext:value-type="float">
            <text:p>1250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3752" calcext:value-type="float">
            <text:p>13752</text:p>
          </table:table-cell>
          <table:table-cell office:value-type="float" office:value="60.845126500004" calcext:value-type="float">
            <text:p>60,8451</text:p>
          </table:table-cell>
          <table:table-cell office:value-type="float" office:value="1" calcext:value-type="float">
            <text:p>1</text:p>
          </table:table-cell>
          <table:table-cell office:value-type="float" office:value="13752" calcext:value-type="float">
            <text:p>13752</text:p>
          </table:table-cell>
          <table:table-cell office:value-type="float" office:value="48619418" calcext:value-type="float">
            <text:p>48619418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5127" calcext:value-type="float">
            <text:p>15127</text:p>
          </table:table-cell>
          <table:table-cell office:value-type="float" office:value="79.4335205000025" calcext:value-type="float">
            <text:p>79,4335</text:p>
          </table:table-cell>
          <table:table-cell office:value-type="float" office:value="1" calcext:value-type="float">
            <text:p>1</text:p>
          </table:table-cell>
          <table:table-cell office:value-type="float" office:value="15127" calcext:value-type="float">
            <text:p>15127</text:p>
          </table:table-cell>
          <table:table-cell office:value-type="float" office:value="60539037" calcext:value-type="float">
            <text:p>60539037</text:p>
          </table:table-cell>
          <table:table-cell office:value-type="float" office:value="15132" calcext:value-type="float">
            <text:p>1513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6639" calcext:value-type="float">
            <text:p>16639</text:p>
          </table:table-cell>
          <table:table-cell office:value-type="float" office:value="125.140366200001" calcext:value-type="float">
            <text:p>125,1404</text:p>
          </table:table-cell>
          <table:table-cell office:value-type="float" office:value="1" calcext:value-type="float">
            <text:p>1</text:p>
          </table:table-cell>
          <table:table-cell office:value-type="float" office:value="16639" calcext:value-type="float">
            <text:p>16639</text:p>
          </table:table-cell>
          <table:table-cell office:value-type="float" office:value="95348217" calcext:value-type="float">
            <text:p>95348217</text:p>
          </table:table-cell>
          <table:table-cell office:value-type="float" office:value="16644" calcext:value-type="float">
            <text:p>166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0665110000409186" calcext:value-type="float">
            <text:p>0,00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50" calcext:value-type="float">
            <text:p>40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0376110000070184" calcext:value-type="float">
            <text:p>0,003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084" calcext:value-type="float">
            <text:p>30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00604610000300454" calcext:value-type="float">
            <text:p>0,006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4422" calcext:value-type="float">
            <text:p>44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00803420000011101" calcext:value-type="float">
            <text:p>0,008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342" calcext:value-type="float">
            <text:p>634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00690310000209138" calcext:value-type="float">
            <text:p>0,006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508" calcext:value-type="float">
            <text:p>5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00826300000335323" calcext:value-type="float">
            <text:p>0,0083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6756" calcext:value-type="float">
            <text:p>675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0165631999989273" calcext:value-type="float">
            <text:p>0,016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3320" calcext:value-type="float">
            <text:p>133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0141026000055717" calcext:value-type="float">
            <text:p>0,014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818" calcext:value-type="float">
            <text:p>108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0213389999989886" calcext:value-type="float">
            <text:p>0,0213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2826" calcext:value-type="float">
            <text:p>128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0201665000058711" calcext:value-type="float">
            <text:p>0,0202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5924" calcext:value-type="float">
            <text:p>1592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0185782000044128" calcext:value-type="float">
            <text:p>0,018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738" calcext:value-type="float">
            <text:p>1473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0.0229242999994312" calcext:value-type="float">
            <text:p>0,0229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8474" calcext:value-type="float">
            <text:p>1847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0.0288425000035204" calcext:value-type="float">
            <text:p>0,0288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3438" calcext:value-type="float">
            <text:p>234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0.0380965000003926" calcext:value-type="float">
            <text:p>0,0381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30588" calcext:value-type="float">
            <text:p>3058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0.0378135000064503" calcext:value-type="float">
            <text:p>0,0378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30502" calcext:value-type="float">
            <text:p>3050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0.0657737999936217" calcext:value-type="float">
            <text:p>0,0658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51126" calcext:value-type="float">
            <text:p>5112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0.0753815999996732" calcext:value-type="float">
            <text:p>0,0754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59590" calcext:value-type="float">
            <text:p>5959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0.0607059000030858" calcext:value-type="float">
            <text:p>0,0607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47820" calcext:value-type="float">
            <text:p>478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0.0731255999999121" calcext:value-type="float">
            <text:p>0,0731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57850" calcext:value-type="float">
            <text:p>5785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0.103379399995902" calcext:value-type="float">
            <text:p>0,1034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82574" calcext:value-type="float">
            <text:p>8257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0.121563000000606" calcext:value-type="float">
            <text:p>0,1216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95750" calcext:value-type="float">
            <text:p>9575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140500200002862" calcext:value-type="float">
            <text:p>0,140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0310" calcext:value-type="float">
            <text:p>11031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0.182034899997234" calcext:value-type="float">
            <text:p>0,1820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45984" calcext:value-type="float">
            <text:p>14598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0.317417400001432" calcext:value-type="float">
            <text:p>0,3174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251438" calcext:value-type="float">
            <text:p>2514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0.26332050000201" calcext:value-type="float">
            <text:p>0,2633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09936" calcext:value-type="float">
            <text:p>2099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0.310748100004275" calcext:value-type="float">
            <text:p>0,3107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247862" calcext:value-type="float">
            <text:p>24786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0.363294299997506" calcext:value-type="float">
            <text:p>0,3633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288598" calcext:value-type="float">
            <text:p>28859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0.665608499999507" calcext:value-type="float">
            <text:p>0,6656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519086" calcext:value-type="float">
            <text:p>51908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0.592156400001841" calcext:value-type="float">
            <text:p>0,5922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464312" calcext:value-type="float">
            <text:p>46431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540" calcext:value-type="float">
            <text:p>1540</text:p>
          </table:table-cell>
          <table:table-cell office:value-type="float" office:value="0.565970899995591" calcext:value-type="float">
            <text:p>0,5660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442968" calcext:value-type="float">
            <text:p>44296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694" calcext:value-type="float">
            <text:p>1694</text:p>
          </table:table-cell>
          <table:table-cell office:value-type="float" office:value="0.668370100000175" calcext:value-type="float">
            <text:p>0,6684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525860" calcext:value-type="float">
            <text:p>52586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863" calcext:value-type="float">
            <text:p>1863</text:p>
          </table:table-cell>
          <table:table-cell office:value-type="float" office:value="1.38022810000257" calcext:value-type="float">
            <text:p>1,3802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1082894" calcext:value-type="float">
            <text:p>1082894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049" calcext:value-type="float">
            <text:p>2049</text:p>
          </table:table-cell>
          <table:table-cell office:value-type="float" office:value="1.09773370000039" calcext:value-type="float">
            <text:p>1,0977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865126" calcext:value-type="float">
            <text:p>865126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1.64979389999644" calcext:value-type="float">
            <text:p>1,6498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1286932" calcext:value-type="float">
            <text:p>128693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478" calcext:value-type="float">
            <text:p>2478</text:p>
          </table:table-cell>
          <table:table-cell office:value-type="float" office:value="2.14042290000361" calcext:value-type="float">
            <text:p>2,1404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1680448" calcext:value-type="float">
            <text:p>1680448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725" calcext:value-type="float">
            <text:p>2725</text:p>
          </table:table-cell>
          <table:table-cell office:value-type="float" office:value="1.75242260000232" calcext:value-type="float">
            <text:p>1,7524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1362562" calcext:value-type="float">
            <text:p>136256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997" calcext:value-type="float">
            <text:p>2997</text:p>
          </table:table-cell>
          <table:table-cell office:value-type="float" office:value="2.59656849999737" calcext:value-type="float">
            <text:p>2,5966</text:p>
          </table:table-cell>
          <table:table-cell office:value-type="float" office:value="1" calcext:value-type="float">
            <text:p>1</text:p>
          </table:table-cell>
          <table:table-cell office:value-type="float" office:value="2997" calcext:value-type="float">
            <text:p>2997</text:p>
          </table:table-cell>
          <table:table-cell office:value-type="float" office:value="2046750" calcext:value-type="float">
            <text:p>2046750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296" calcext:value-type="float">
            <text:p>3296</text:p>
          </table:table-cell>
          <table:table-cell office:value-type="float" office:value="2.64330809999956" calcext:value-type="float">
            <text:p>2,6433</text:p>
          </table:table-cell>
          <table:table-cell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2071458" calcext:value-type="float">
            <text:p>2071458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625" calcext:value-type="float">
            <text:p>3625</text:p>
          </table:table-cell>
          <table:table-cell office:value-type="float" office:value="4.07486779999454" calcext:value-type="float">
            <text:p>4,0749</text:p>
          </table:table-cell>
          <table:table-cell office:value-type="float" office:value="1" calcext:value-type="float">
            <text:p>1</text:p>
          </table:table-cell>
          <table:table-cell office:value-type="float" office:value="3625" calcext:value-type="float">
            <text:p>3625</text:p>
          </table:table-cell>
          <table:table-cell office:value-type="float" office:value="3185882" calcext:value-type="float">
            <text:p>3185882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987" calcext:value-type="float">
            <text:p>3987</text:p>
          </table:table-cell>
          <table:table-cell office:value-type="float" office:value="7.06561420000071" calcext:value-type="float">
            <text:p>7,0656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5552058" calcext:value-type="float">
            <text:p>5552058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385" calcext:value-type="float">
            <text:p>4385</text:p>
          </table:table-cell>
          <table:table-cell office:value-type="float" office:value="6.8862466999999" calcext:value-type="float">
            <text:p>6,8862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5384020" calcext:value-type="float">
            <text:p>5384020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6.60798910000449" calcext:value-type="float">
            <text:p>6,6080</text:p>
          </table:table-cell>
          <table:table-cell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5194580" calcext:value-type="float">
            <text:p>5194580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305" calcext:value-type="float">
            <text:p>5305</text:p>
          </table:table-cell>
          <table:table-cell office:value-type="float" office:value="7.55339269999968" calcext:value-type="float">
            <text:p>7,5534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float" office:value="5919772" calcext:value-type="float">
            <text:p>5919772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835" calcext:value-type="float">
            <text:p>5835</text:p>
          </table:table-cell>
          <table:table-cell office:value-type="float" office:value="8.55782870000257" calcext:value-type="float">
            <text:p>8,5578</text:p>
          </table:table-cell>
          <table:table-cell office:value-type="float" office:value="1" calcext:value-type="float">
            <text:p>1</text:p>
          </table:table-cell>
          <table:table-cell office:value-type="float" office:value="5835" calcext:value-type="float">
            <text:p>5835</text:p>
          </table:table-cell>
          <table:table-cell office:value-type="float" office:value="6732640" calcext:value-type="float">
            <text:p>6732640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6418" calcext:value-type="float">
            <text:p>6418</text:p>
          </table:table-cell>
          <table:table-cell office:value-type="float" office:value="10.1195528000026" calcext:value-type="float">
            <text:p>10,1196</text:p>
          </table:table-cell>
          <table:table-cell office:value-type="float" office:value="1" calcext:value-type="float">
            <text:p>1</text:p>
          </table:table-cell>
          <table:table-cell office:value-type="float" office:value="6418" calcext:value-type="float">
            <text:p>6418</text:p>
          </table:table-cell>
          <table:table-cell office:value-type="float" office:value="7946534" calcext:value-type="float">
            <text:p>7946534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059" calcext:value-type="float">
            <text:p>7059</text:p>
          </table:table-cell>
          <table:table-cell office:value-type="float" office:value="14.5581622999962" calcext:value-type="float">
            <text:p>14,5582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11416634" calcext:value-type="float">
            <text:p>11416634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764" calcext:value-type="float">
            <text:p>7764</text:p>
          </table:table-cell>
          <table:table-cell office:value-type="float" office:value="15.7052980000008" calcext:value-type="float">
            <text:p>15,7053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12330756" calcext:value-type="float">
            <text:p>12330756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8540" calcext:value-type="float">
            <text:p>8540</text:p>
          </table:table-cell>
          <table:table-cell office:value-type="float" office:value="26.4455480999968" calcext:value-type="float">
            <text:p>26,4455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20788770" calcext:value-type="float">
            <text:p>20788770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9394" calcext:value-type="float">
            <text:p>9394</text:p>
          </table:table-cell>
          <table:table-cell office:value-type="float" office:value="24.4223914000031" calcext:value-type="float">
            <text:p>24,4224</text:p>
          </table:table-cell>
          <table:table-cell office:value-type="float" office:value="1" calcext:value-type="float">
            <text:p>1</text:p>
          </table:table-cell>
          <table:table-cell office:value-type="float" office:value="9394" calcext:value-type="float">
            <text:p>9394</text:p>
          </table:table-cell>
          <table:table-cell office:value-type="float" office:value="19554368" calcext:value-type="float">
            <text:p>19554368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0333" calcext:value-type="float">
            <text:p>10333</text:p>
          </table:table-cell>
          <table:table-cell office:value-type="float" office:value="28.5986468999981" calcext:value-type="float">
            <text:p>28,5986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float" office:value="22998422" calcext:value-type="float">
            <text:p>22998422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1366" calcext:value-type="float">
            <text:p>11366</text:p>
          </table:table-cell>
          <table:table-cell office:value-type="float" office:value="30.2027002000032" calcext:value-type="float">
            <text:p>30,2027</text:p>
          </table:table-cell>
          <table:table-cell office:value-type="float" office:value="1" calcext:value-type="float">
            <text:p>1</text:p>
          </table:table-cell>
          <table:table-cell office:value-type="float" office:value="11366" calcext:value-type="float">
            <text:p>11366</text:p>
          </table:table-cell>
          <table:table-cell office:value-type="float" office:value="24287662" calcext:value-type="float">
            <text:p>24287662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2502" calcext:value-type="float">
            <text:p>12502</text:p>
          </table:table-cell>
          <table:table-cell office:value-type="float" office:value="55.7505371000007" calcext:value-type="float">
            <text:p>55,7505</text:p>
          </table:table-cell>
          <table:table-cell office:value-type="float" office:value="1" calcext:value-type="float">
            <text:p>1</text:p>
          </table:table-cell>
          <table:table-cell office:value-type="float" office:value="12502" calcext:value-type="float">
            <text:p>12502</text:p>
          </table:table-cell>
          <table:table-cell office:value-type="float" office:value="44234472" calcext:value-type="float">
            <text:p>44234472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3752" calcext:value-type="float">
            <text:p>13752</text:p>
          </table:table-cell>
          <table:table-cell office:value-type="float" office:value="76.523892199999" calcext:value-type="float">
            <text:p>76,5239</text:p>
          </table:table-cell>
          <table:table-cell office:value-type="float" office:value="1" calcext:value-type="float">
            <text:p>1</text:p>
          </table:table-cell>
          <table:table-cell office:value-type="float" office:value="13752" calcext:value-type="float">
            <text:p>13752</text:p>
          </table:table-cell>
          <table:table-cell office:value-type="float" office:value="61386938" calcext:value-type="float">
            <text:p>61386938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5127" calcext:value-type="float">
            <text:p>15127</text:p>
          </table:table-cell>
          <table:table-cell office:value-type="float" office:value="69.515862100001" calcext:value-type="float">
            <text:p>69,5159</text:p>
          </table:table-cell>
          <table:table-cell office:value-type="float" office:value="1" calcext:value-type="float">
            <text:p>1</text:p>
          </table:table-cell>
          <table:table-cell office:value-type="float" office:value="15127" calcext:value-type="float">
            <text:p>15127</text:p>
          </table:table-cell>
          <table:table-cell office:value-type="float" office:value="55805114" calcext:value-type="float">
            <text:p>55805114</text:p>
          </table:table-cell>
          <table:table-cell office:value-type="float" office:value="15133" calcext:value-type="float">
            <text:p>1513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6639" calcext:value-type="float">
            <text:p>16639</text:p>
          </table:table-cell>
          <table:table-cell office:value-type="float" office:value="69.2895193000004" calcext:value-type="float">
            <text:p>69,2895</text:p>
          </table:table-cell>
          <table:table-cell office:value-type="float" office:value="1" calcext:value-type="float">
            <text:p>1</text:p>
          </table:table-cell>
          <table:table-cell office:value-type="float" office:value="16639" calcext:value-type="float">
            <text:p>16639</text:p>
          </table:table-cell>
          <table:table-cell office:value-type="float" office:value="55444582" calcext:value-type="float">
            <text:p>55444582</text:p>
          </table:table-cell>
          <table:table-cell office:value-type="float" office:value="16645" calcext:value-type="float">
            <text:p>1664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8302" calcext:value-type="float">
            <text:p>18302</text:p>
          </table:table-cell>
          <table:table-cell office:value-type="float" office:value="92.9365336999981" calcext:value-type="float">
            <text:p>92,9365</text:p>
          </table:table-cell>
          <table:table-cell office:value-type="float" office:value="1" calcext:value-type="float">
            <text:p>1</text:p>
          </table:table-cell>
          <table:table-cell office:value-type="float" office:value="18302" calcext:value-type="float">
            <text:p>18302</text:p>
          </table:table-cell>
          <table:table-cell office:value-type="float" office:value="73557066" calcext:value-type="float">
            <text:p>73557066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0132" calcext:value-type="float">
            <text:p>20132</text:p>
          </table:table-cell>
          <table:table-cell office:value-type="float" office:value="113.533765699998" calcext:value-type="float">
            <text:p>113,5338</text:p>
          </table:table-cell>
          <table:table-cell office:value-type="float" office:value="1" calcext:value-type="float">
            <text:p>1</text:p>
          </table:table-cell>
          <table:table-cell office:value-type="float" office:value="20132" calcext:value-type="float">
            <text:p>20132</text:p>
          </table:table-cell>
          <table:table-cell office:value-type="float" office:value="88642694" calcext:value-type="float">
            <text:p>88642694</text:p>
          </table:table-cell>
          <table:table-cell office:value-type="float" office:value="20138" calcext:value-type="float">
            <text:p>2013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2145" calcext:value-type="float">
            <text:p>22145</text:p>
          </table:table-cell>
          <table:table-cell office:value-type="float" office:value="141.941889200003" calcext:value-type="float">
            <text:p>141,9419</text:p>
          </table:table-cell>
          <table:table-cell office:value-type="float" office:value="1" calcext:value-type="float">
            <text:p>1</text:p>
          </table:table-cell>
          <table:table-cell office:value-type="float" office:value="22145" calcext:value-type="float">
            <text:p>22145</text:p>
          </table:table-cell>
          <table:table-cell office:value-type="float" office:value="113113620" calcext:value-type="float">
            <text:p>113113620</text:p>
          </table:table-cell>
          <table:table-cell office:value-type="float" office:value="22151" calcext:value-type="float">
            <text:p>2215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0480729999981122" calcext:value-type="float">
            <text:p>0,00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12" calcext:value-type="float">
            <text:p>24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0390399999741931" calcext:value-type="float">
            <text:p>0,003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342" calcext:value-type="float">
            <text:p>334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0411840000015218" calcext:value-type="float">
            <text:p>0,004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395" calcext:value-type="float">
            <text:p>339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00546110000141198" calcext:value-type="float">
            <text:p>0,005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4639" calcext:value-type="float">
            <text:p>46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00780910000321455" calcext:value-type="float">
            <text:p>0,00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6432" calcext:value-type="float">
            <text:p>64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0073910999999498" calcext:value-type="float">
            <text:p>0,007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792" calcext:value-type="float">
            <text:p>579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0104132999986177" calcext:value-type="float">
            <text:p>0,010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8728" calcext:value-type="float">
            <text:p>87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00897980000445386" calcext:value-type="float">
            <text:p>0,009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7695" calcext:value-type="float">
            <text:p>76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0140481999987969" calcext:value-type="float">
            <text:p>0,014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1644" calcext:value-type="float">
            <text:p>116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022426199997426" calcext:value-type="float">
            <text:p>0,0224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8639" calcext:value-type="float">
            <text:p>186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018492299997888" calcext:value-type="float">
            <text:p>0,018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42" calcext:value-type="float">
            <text:p>1504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0.0216022000022349" calcext:value-type="float">
            <text:p>0,0216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7831" calcext:value-type="float">
            <text:p>1783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0.0303492000020924" calcext:value-type="float">
            <text:p>0,0303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4699" calcext:value-type="float">
            <text:p>2469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0.0285348999968846" calcext:value-type="float">
            <text:p>0,0285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23695" calcext:value-type="float">
            <text:p>2369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0.0351998999976786" calcext:value-type="float">
            <text:p>0,035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30092" calcext:value-type="float">
            <text:p>3009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0.0462444000004325" calcext:value-type="float">
            <text:p>0,0462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37861" calcext:value-type="float">
            <text:p>3786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0.055180700001074" calcext:value-type="float">
            <text:p>0,0552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3917" calcext:value-type="float">
            <text:p>4391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0.058953300002031" calcext:value-type="float">
            <text:p>0,0590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48711" calcext:value-type="float">
            <text:p>487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0.0629444000005606" calcext:value-type="float">
            <text:p>0,0629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52142" calcext:value-type="float">
            <text:p>5214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0.0915744000012637" calcext:value-type="float">
            <text:p>0,0916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74334" calcext:value-type="float">
            <text:p>7433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0.112077799996769" calcext:value-type="float">
            <text:p>0,1121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90009" calcext:value-type="float">
            <text:p>9000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0.111048500002653" calcext:value-type="float">
            <text:p>0,111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1362" calcext:value-type="float">
            <text:p>9136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0.208293499999854" calcext:value-type="float">
            <text:p>0,2083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70128" calcext:value-type="float">
            <text:p>17012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0.225035399998887" calcext:value-type="float">
            <text:p>0,2250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183295" calcext:value-type="float">
            <text:p>18329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0.244507199997315" calcext:value-type="float">
            <text:p>0,244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00166" calcext:value-type="float">
            <text:p>20016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0.231194899999537" calcext:value-type="float">
            <text:p>0,2312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188373" calcext:value-type="float">
            <text:p>18837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158" calcext:value-type="float">
            <text:p>1158</text:p>
          </table:table-cell>
          <table:table-cell office:value-type="float" office:value="0.406349199998658" calcext:value-type="float">
            <text:p>0,4063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332410" calcext:value-type="float">
            <text:p>33241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0.444435900004464" calcext:value-type="float">
            <text:p>0,4444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354335" calcext:value-type="float">
            <text:p>35433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.475687600002857" calcext:value-type="float">
            <text:p>0,4757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381652" calcext:value-type="float">
            <text:p>381652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540" calcext:value-type="float">
            <text:p>1540</text:p>
          </table:table-cell>
          <table:table-cell office:value-type="float" office:value="0.533013600004779" calcext:value-type="float">
            <text:p>0,5330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427824" calcext:value-type="float">
            <text:p>42782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694" calcext:value-type="float">
            <text:p>1694</text:p>
          </table:table-cell>
          <table:table-cell office:value-type="float" office:value="1.11185309999564" calcext:value-type="float">
            <text:p>1,1119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901160" calcext:value-type="float">
            <text:p>90116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863" calcext:value-type="float">
            <text:p>1863</text:p>
          </table:table-cell>
          <table:table-cell office:value-type="float" office:value="0.95175670000026" calcext:value-type="float">
            <text:p>0,9518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763111" calcext:value-type="float">
            <text:p>763111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049" calcext:value-type="float">
            <text:p>2049</text:p>
          </table:table-cell>
          <table:table-cell office:value-type="float" office:value="0.857793199997104" calcext:value-type="float">
            <text:p>0,8578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682117" calcext:value-type="float">
            <text:p>68211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253" calcext:value-type="float">
            <text:p>2253</text:p>
          </table:table-cell>
          <table:table-cell office:value-type="float" office:value="1.12345910000295" calcext:value-type="float">
            <text:p>1,1235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904497" calcext:value-type="float">
            <text:p>904497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478" calcext:value-type="float">
            <text:p>2478</text:p>
          </table:table-cell>
          <table:table-cell office:value-type="float" office:value="1.45499030000065" calcext:value-type="float">
            <text:p>1,4550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float" office:value="1159390" calcext:value-type="float">
            <text:p>1159390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725" calcext:value-type="float">
            <text:p>2725</text:p>
          </table:table-cell>
          <table:table-cell office:value-type="float" office:value="1.48576969999704" calcext:value-type="float">
            <text:p>1,4858</text:p>
          </table:table-cell>
          <table:table-cell office:value-type="float" office:value="1" calcext:value-type="float">
            <text:p>1</text:p>
          </table:table-cell>
          <table:table-cell office:value-type="float" office:value="2725" calcext:value-type="float">
            <text:p>2725</text:p>
          </table:table-cell>
          <table:table-cell office:value-type="float" office:value="1204645" calcext:value-type="float">
            <text:p>1204645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997" calcext:value-type="float">
            <text:p>2997</text:p>
          </table:table-cell>
          <table:table-cell office:value-type="float" office:value="2.14163790000021" calcext:value-type="float">
            <text:p>2,1416</text:p>
          </table:table-cell>
          <table:table-cell office:value-type="float" office:value="1" calcext:value-type="float">
            <text:p>1</text:p>
          </table:table-cell>
          <table:table-cell office:value-type="float" office:value="2997" calcext:value-type="float">
            <text:p>2997</text:p>
          </table:table-cell>
          <table:table-cell office:value-type="float" office:value="1688497" calcext:value-type="float">
            <text:p>1688497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296" calcext:value-type="float">
            <text:p>3296</text:p>
          </table:table-cell>
          <table:table-cell office:value-type="float" office:value="2.60862769999949" calcext:value-type="float">
            <text:p>2,6086</text:p>
          </table:table-cell>
          <table:table-cell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2063156" calcext:value-type="float">
            <text:p>2063156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625" calcext:value-type="float">
            <text:p>3625</text:p>
          </table:table-cell>
          <table:table-cell office:value-type="float" office:value="2.97240379999857" calcext:value-type="float">
            <text:p>2,9724</text:p>
          </table:table-cell>
          <table:table-cell office:value-type="float" office:value="1" calcext:value-type="float">
            <text:p>1</text:p>
          </table:table-cell>
          <table:table-cell office:value-type="float" office:value="3625" calcext:value-type="float">
            <text:p>3625</text:p>
          </table:table-cell>
          <table:table-cell office:value-type="float" office:value="2380173" calcext:value-type="float">
            <text:p>2380173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987" calcext:value-type="float">
            <text:p>3987</text:p>
          </table:table-cell>
          <table:table-cell office:value-type="float" office:value="3.32370980000269" calcext:value-type="float">
            <text:p>3,3237</text:p>
          </table:table-cell>
          <table:table-cell office:value-type="float" office:value="1" calcext:value-type="float">
            <text:p>1</text:p>
          </table:table-cell>
          <table:table-cell office:value-type="float" office:value="3987" calcext:value-type="float">
            <text:p>3987</text:p>
          </table:table-cell>
          <table:table-cell office:value-type="float" office:value="2638807" calcext:value-type="float">
            <text:p>2638807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385" calcext:value-type="float">
            <text:p>4385</text:p>
          </table:table-cell>
          <table:table-cell office:value-type="float" office:value="4.96672560000297" calcext:value-type="float">
            <text:p>4,9667</text:p>
          </table:table-cell>
          <table:table-cell office:value-type="float" office:value="1" calcext:value-type="float">
            <text:p>1</text:p>
          </table:table-cell>
          <table:table-cell office:value-type="float" office:value="4385" calcext:value-type="float">
            <text:p>4385</text:p>
          </table:table-cell>
          <table:table-cell office:value-type="float" office:value="4008371" calcext:value-type="float">
            <text:p>4008371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823" calcext:value-type="float">
            <text:p>4823</text:p>
          </table:table-cell>
          <table:table-cell office:value-type="float" office:value="5.15220549999503" calcext:value-type="float">
            <text:p>5,1522</text:p>
          </table:table-cell>
          <table:table-cell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4191059" calcext:value-type="float">
            <text:p>4191059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305" calcext:value-type="float">
            <text:p>5305</text:p>
          </table:table-cell>
          <table:table-cell office:value-type="float" office:value="6.47388659999706" calcext:value-type="float">
            <text:p>6,4739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float" office:value="5190599" calcext:value-type="float">
            <text:p>5190599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835" calcext:value-type="float">
            <text:p>5835</text:p>
          </table:table-cell>
          <table:table-cell office:value-type="float" office:value="9.46525290000136" calcext:value-type="float">
            <text:p>9,4653</text:p>
          </table:table-cell>
          <table:table-cell office:value-type="float" office:value="1" calcext:value-type="float">
            <text:p>1</text:p>
          </table:table-cell>
          <table:table-cell office:value-type="float" office:value="5835" calcext:value-type="float">
            <text:p>5835</text:p>
          </table:table-cell>
          <table:table-cell office:value-type="float" office:value="7580831" calcext:value-type="float">
            <text:p>7580831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6418" calcext:value-type="float">
            <text:p>6418</text:p>
          </table:table-cell>
          <table:table-cell office:value-type="float" office:value="10.003166100003" calcext:value-type="float">
            <text:p>10,0032</text:p>
          </table:table-cell>
          <table:table-cell office:value-type="float" office:value="1" calcext:value-type="float">
            <text:p>1</text:p>
          </table:table-cell>
          <table:table-cell office:value-type="float" office:value="6418" calcext:value-type="float">
            <text:p>6418</text:p>
          </table:table-cell>
          <table:table-cell office:value-type="float" office:value="7931162" calcext:value-type="float">
            <text:p>7931162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059" calcext:value-type="float">
            <text:p>7059</text:p>
          </table:table-cell>
          <table:table-cell office:value-type="float" office:value="13.5408393999969" calcext:value-type="float">
            <text:p>13,5408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float" office:value="10571995" calcext:value-type="float">
            <text:p>10571995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764" calcext:value-type="float">
            <text:p>7764</text:p>
          </table:table-cell>
          <table:table-cell office:value-type="float" office:value="14.5304155999984" calcext:value-type="float">
            <text:p>14,5304</text:p>
          </table:table-cell>
          <table:table-cell office:value-type="float" office:value="1" calcext:value-type="float">
            <text:p>1</text:p>
          </table:table-cell>
          <table:table-cell office:value-type="float" office:value="7764" calcext:value-type="float">
            <text:p>7764</text:p>
          </table:table-cell>
          <table:table-cell office:value-type="float" office:value="11665768" calcext:value-type="float">
            <text:p>11665768</text:p>
          </table:table-cell>
          <table:table-cell office:value-type="float" office:value="7771" calcext:value-type="float">
            <text:p>777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8540" calcext:value-type="float">
            <text:p>8540</text:p>
          </table:table-cell>
          <table:table-cell office:value-type="float" office:value="24.1562162999981" calcext:value-type="float">
            <text:p>24,1562</text:p>
          </table:table-cell>
          <table:table-cell office:value-type="float" office:value="1" calcext:value-type="float">
            <text:p>1</text:p>
          </table:table-cell>
          <table:table-cell office:value-type="float" office:value="8540" calcext:value-type="float">
            <text:p>8540</text:p>
          </table:table-cell>
          <table:table-cell office:value-type="float" office:value="19386416" calcext:value-type="float">
            <text:p>19386416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9394" calcext:value-type="float">
            <text:p>9394</text:p>
          </table:table-cell>
          <table:table-cell office:value-type="float" office:value="27.4808856000018" calcext:value-type="float">
            <text:p>27,4809</text:p>
          </table:table-cell>
          <table:table-cell office:value-type="float" office:value="1" calcext:value-type="float">
            <text:p>1</text:p>
          </table:table-cell>
          <table:table-cell office:value-type="float" office:value="9394" calcext:value-type="float">
            <text:p>9394</text:p>
          </table:table-cell>
          <table:table-cell office:value-type="float" office:value="19612336" calcext:value-type="float">
            <text:p>19612336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0333" calcext:value-type="float">
            <text:p>10333</text:p>
          </table:table-cell>
          <table:table-cell office:value-type="float" office:value="27.9290690999987" calcext:value-type="float">
            <text:p>27,9291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float" office:value="21682099" calcext:value-type="float">
            <text:p>21682099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1366" calcext:value-type="float">
            <text:p>11366</text:p>
          </table:table-cell>
          <table:table-cell office:value-type="float" office:value="28.8303068000023" calcext:value-type="float">
            <text:p>28,8303</text:p>
          </table:table-cell>
          <table:table-cell office:value-type="float" office:value="1" calcext:value-type="float">
            <text:p>1</text:p>
          </table:table-cell>
          <table:table-cell office:value-type="float" office:value="11366" calcext:value-type="float">
            <text:p>11366</text:p>
          </table:table-cell>
          <table:table-cell office:value-type="float" office:value="22431110" calcext:value-type="float">
            <text:p>22431110</text:p>
          </table:table-cell>
          <table:table-cell office:value-type="float" office:value="11373" calcext:value-type="float">
            <text:p>11373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2502" calcext:value-type="float">
            <text:p>12502</text:p>
          </table:table-cell>
          <table:table-cell office:value-type="float" office:value="44.3571747000024" calcext:value-type="float">
            <text:p>44,3572</text:p>
          </table:table-cell>
          <table:table-cell office:value-type="float" office:value="1" calcext:value-type="float">
            <text:p>1</text:p>
          </table:table-cell>
          <table:table-cell office:value-type="float" office:value="12502" calcext:value-type="float">
            <text:p>12502</text:p>
          </table:table-cell>
          <table:table-cell office:value-type="float" office:value="34350730" calcext:value-type="float">
            <text:p>34350730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3752" calcext:value-type="float">
            <text:p>13752</text:p>
          </table:table-cell>
          <table:table-cell office:value-type="float" office:value="39.6193147000013" calcext:value-type="float">
            <text:p>39,6193</text:p>
          </table:table-cell>
          <table:table-cell office:value-type="float" office:value="1" calcext:value-type="float">
            <text:p>1</text:p>
          </table:table-cell>
          <table:table-cell office:value-type="float" office:value="13752" calcext:value-type="float">
            <text:p>13752</text:p>
          </table:table-cell>
          <table:table-cell office:value-type="float" office:value="30816612" calcext:value-type="float">
            <text:p>30816612</text:p>
          </table:table-cell>
          <table:table-cell office:value-type="float" office:value="13759" calcext:value-type="float">
            <text:p>1375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5127" calcext:value-type="float">
            <text:p>15127</text:p>
          </table:table-cell>
          <table:table-cell office:value-type="float" office:value="48.920191600002" calcext:value-type="float">
            <text:p>48,9202</text:p>
          </table:table-cell>
          <table:table-cell office:value-type="float" office:value="1" calcext:value-type="float">
            <text:p>1</text:p>
          </table:table-cell>
          <table:table-cell office:value-type="float" office:value="15127" calcext:value-type="float">
            <text:p>15127</text:p>
          </table:table-cell>
          <table:table-cell office:value-type="float" office:value="37880237" calcext:value-type="float">
            <text:p>37880237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6639" calcext:value-type="float">
            <text:p>16639</text:p>
          </table:table-cell>
          <table:table-cell office:value-type="float" office:value="76.1168328999993" calcext:value-type="float">
            <text:p>76,1168</text:p>
          </table:table-cell>
          <table:table-cell office:value-type="float" office:value="1" calcext:value-type="float">
            <text:p>1</text:p>
          </table:table-cell>
          <table:table-cell office:value-type="float" office:value="16639" calcext:value-type="float">
            <text:p>16639</text:p>
          </table:table-cell>
          <table:table-cell office:value-type="float" office:value="57957067" calcext:value-type="float">
            <text:p>57957067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8302" calcext:value-type="float">
            <text:p>18302</text:p>
          </table:table-cell>
          <table:table-cell office:value-type="float" office:value="102.150621699999" calcext:value-type="float">
            <text:p>102,1506</text:p>
          </table:table-cell>
          <table:table-cell office:value-type="float" office:value="1" calcext:value-type="float">
            <text:p>1</text:p>
          </table:table-cell>
          <table:table-cell office:value-type="float" office:value="18302" calcext:value-type="float">
            <text:p>18302</text:p>
          </table:table-cell>
          <table:table-cell office:value-type="float" office:value="80517050" calcext:value-type="float">
            <text:p>80517050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0132" calcext:value-type="float">
            <text:p>20132</text:p>
          </table:table-cell>
          <table:table-cell office:value-type="float" office:value="95.425750800001" calcext:value-type="float">
            <text:p>95,4258</text:p>
          </table:table-cell>
          <table:table-cell office:value-type="float" office:value="1" calcext:value-type="float">
            <text:p>1</text:p>
          </table:table-cell>
          <table:table-cell office:value-type="float" office:value="20132" calcext:value-type="float">
            <text:p>20132</text:p>
          </table:table-cell>
          <table:table-cell office:value-type="float" office:value="75590554" calcext:value-type="float">
            <text:p>75590554</text:p>
          </table:table-cell>
          <table:table-cell office:value-type="float" office:value="20139" calcext:value-type="float">
            <text:p>20139</text:p>
          </table:table-cell>
        </table:table-row>
        <table:table-row table:style-name="ro1">
          <table:table-cell/>
          <table:table-cell table:style-name="ce3" office:value-type="string" calcext:value-type="string">
            <text:p>cosine_similarity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2145" calcext:value-type="float">
            <text:p>22145</text:p>
          </table:table-cell>
          <table:table-cell table:style-name="ce9" office:value-type="float" office:value="140.158187599998" calcext:value-type="float">
            <text:p>140,15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145" calcext:value-type="float">
            <text:p>22145</text:p>
          </table:table-cell>
          <table:table-cell table:style-name="ce5" office:value-type="float" office:value="110539927" calcext:value-type="float">
            <text:p>110539927</text:p>
          </table:table-cell>
          <table:table-cell table:style-name="ce13" office:value-type="float" office:value="22152" calcext:value-type="float">
            <text:p>2215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394" calcext:value-type="float">
            <text:p>9394</text:p>
          </table:table-cell>
          <table:table-cell office:value-type="float" office:value="147.815385099999" calcext:value-type="float">
            <text:p>147,8154</text:p>
          </table:table-cell>
          <table:table-cell office:value-type="float" office:value="4" calcext:value-type="float">
            <text:p>4</text:p>
          </table:table-cell>
          <table:table-cell office:value-type="float" office:value="37576" calcext:value-type="float">
            <text:p>37576</text:p>
          </table:table-cell>
          <table:table-cell office:value-type="float" office:value="186377334" calcext:value-type="float">
            <text:p>186377334</text:p>
          </table:table-cell>
          <table:table-cell office:value-type="float" office:value="37590" calcext:value-type="float">
            <text:p>3759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333" calcext:value-type="float">
            <text:p>10333</text:p>
          </table:table-cell>
          <table:table-cell office:value-type="float" office:value="297.577228800001" calcext:value-type="float">
            <text:p>297,5772</text:p>
          </table:table-cell>
          <table:table-cell office:value-type="float" office:value="9" calcext:value-type="float">
            <text:p>9</text:p>
          </table:table-cell>
          <table:table-cell office:value-type="float" office:value="92997" calcext:value-type="float">
            <text:p>92997</text:p>
          </table:table-cell>
          <table:table-cell office:value-type="float" office:value="373717961" calcext:value-type="float">
            <text:p>373717961</text:p>
          </table:table-cell>
          <table:table-cell office:value-type="float" office:value="93045" calcext:value-type="float">
            <text:p>9304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  <table:table-cell office:value-type="float" office:value="229.2288267" calcext:value-type="float">
            <text:p>229,2288</text:p>
          </table:table-cell>
          <table:table-cell office:value-type="float" office:value="11" calcext:value-type="float">
            <text:p>11</text:p>
          </table:table-cell>
          <table:table-cell office:value-type="float" office:value="93940" calcext:value-type="float">
            <text:p>93940</text:p>
          </table:table-cell>
          <table:table-cell office:value-type="float" office:value="275250218" calcext:value-type="float">
            <text:p>275250218</text:p>
          </table:table-cell>
          <table:table-cell office:value-type="float" office:value="94001" calcext:value-type="float">
            <text:p>940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502" calcext:value-type="float">
            <text:p>12502</text:p>
          </table:table-cell>
          <table:table-cell office:value-type="float" office:value="152.786738399998" calcext:value-type="float">
            <text:p>152,7867</text:p>
          </table:table-cell>
          <table:table-cell office:value-type="float" office:value="6" calcext:value-type="float">
            <text:p>6</text:p>
          </table:table-cell>
          <table:table-cell office:value-type="float" office:value="75012" calcext:value-type="float">
            <text:p>75012</text:p>
          </table:table-cell>
          <table:table-cell office:value-type="float" office:value="190065676" calcext:value-type="float">
            <text:p>190065676</text:p>
          </table:table-cell>
          <table:table-cell office:value-type="float" office:value="75062" calcext:value-type="float">
            <text:p>75062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418" calcext:value-type="float">
            <text:p>6418</text:p>
          </table:table-cell>
          <table:table-cell office:value-type="float" office:value="140.700722500002" calcext:value-type="float">
            <text:p>140,7007</text:p>
          </table:table-cell>
          <table:table-cell office:value-type="float" office:value="19" calcext:value-type="float">
            <text:p>19</text:p>
          </table:table-cell>
          <table:table-cell office:value-type="float" office:value="121942" calcext:value-type="float">
            <text:p>121942</text:p>
          </table:table-cell>
          <table:table-cell office:value-type="float" office:value="172815120" calcext:value-type="float">
            <text:p>172815120</text:p>
          </table:table-cell>
          <table:table-cell office:value-type="float" office:value="122113" calcext:value-type="float">
            <text:p>122113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333" calcext:value-type="float">
            <text:p>10333</text:p>
          </table:table-cell>
          <table:table-cell office:value-type="float" office:value="297.871679900003" calcext:value-type="float">
            <text:p>297,8717</text:p>
          </table:table-cell>
          <table:table-cell office:value-type="float" office:value="22" calcext:value-type="float">
            <text:p>22</text:p>
          </table:table-cell>
          <table:table-cell office:value-type="float" office:value="227326" calcext:value-type="float">
            <text:p>227326</text:p>
          </table:table-cell>
          <table:table-cell office:value-type="float" office:value="368963386" calcext:value-type="float">
            <text:p>368963386</text:p>
          </table:table-cell>
          <table:table-cell office:value-type="float" office:value="227565" calcext:value-type="float">
            <text:p>227565</text:p>
          </table:table-cell>
        </table:table-row>
        <table:table-row table:style-name="ro1">
          <table:table-cell/>
          <table:table-cell table:style-name="ce4" office:value-type="string" calcext:value-type="string">
            <text:p>manhattan_di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333" calcext:value-type="float">
            <text:p>10333</text:p>
          </table:table-cell>
          <table:table-cell table:style-name="ce10" office:value-type="float" office:value="176.9811677" calcext:value-type="float">
            <text:p>176,98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1998" calcext:value-type="float">
            <text:p>61998</text:p>
          </table:table-cell>
          <table:table-cell table:style-name="ce6" office:value-type="float" office:value="361601724" calcext:value-type="float">
            <text:p>361601724</text:p>
          </table:table-cell>
          <table:table-cell table:style-name="ce14" office:value-type="float" office:value="62019" calcext:value-type="float">
            <text:p>6201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366" calcext:value-type="float">
            <text:p>11366</text:p>
          </table:table-cell>
          <table:table-cell office:value-type="float" office:value="161.857229100002" calcext:value-type="float">
            <text:p>161,8572</text:p>
          </table:table-cell>
          <table:table-cell office:value-type="float" office:value="7" calcext:value-type="float">
            <text:p>7</text:p>
          </table:table-cell>
          <table:table-cell office:value-type="float" office:value="79562" calcext:value-type="float">
            <text:p>79562</text:p>
          </table:table-cell>
          <table:table-cell office:value-type="float" office:value="323492182" calcext:value-type="float">
            <text:p>323492182</text:p>
          </table:table-cell>
          <table:table-cell office:value-type="float" office:value="79599" calcext:value-type="float">
            <text:p>7959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752" calcext:value-type="float">
            <text:p>13752</text:p>
          </table:table-cell>
          <table:table-cell office:value-type="float" office:value="255.108860100001" calcext:value-type="float">
            <text:p>255,1089</text:p>
          </table:table-cell>
          <table:table-cell office:value-type="float" office:value="8" calcext:value-type="float">
            <text:p>8</text:p>
          </table:table-cell>
          <table:table-cell office:value-type="float" office:value="110016" calcext:value-type="float">
            <text:p>110016</text:p>
          </table:table-cell>
          <table:table-cell office:value-type="float" office:value="484576350" calcext:value-type="float">
            <text:p>484576350</text:p>
          </table:table-cell>
          <table:table-cell office:value-type="float" office:value="110073" calcext:value-type="float">
            <text:p>110073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764" calcext:value-type="float">
            <text:p>7764</text:p>
          </table:table-cell>
          <table:table-cell office:value-type="float" office:value="125.007426600001" calcext:value-type="float">
            <text:p>125,0074</text:p>
          </table:table-cell>
          <table:table-cell office:value-type="float" office:value="17" calcext:value-type="float">
            <text:p>17</text:p>
          </table:table-cell>
          <table:table-cell office:value-type="float" office:value="131988" calcext:value-type="float">
            <text:p>131988</text:p>
          </table:table-cell>
          <table:table-cell office:value-type="float" office:value="239676482" calcext:value-type="float">
            <text:p>239676482</text:p>
          </table:table-cell>
          <table:table-cell office:value-type="float" office:value="132132" calcext:value-type="float">
            <text:p>132132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333" calcext:value-type="float">
            <text:p>10333</text:p>
          </table:table-cell>
          <table:table-cell office:value-type="float" office:value="149.181948000001" calcext:value-type="float">
            <text:p>149,1819</text:p>
          </table:table-cell>
          <table:table-cell office:value-type="float" office:value="14" calcext:value-type="float">
            <text:p>14</text:p>
          </table:table-cell>
          <table:table-cell office:value-type="float" office:value="144662" calcext:value-type="float">
            <text:p>144662</text:p>
          </table:table-cell>
          <table:table-cell office:value-type="float" office:value="281121962" calcext:value-type="float">
            <text:p>281121962</text:p>
          </table:table-cell>
          <table:table-cell office:value-type="float" office:value="144799" calcext:value-type="float">
            <text:p>144799</text:p>
          </table:table-cell>
        </table:table-row>
        <table:table-row table:style-name="ro1">
          <table:table-cell/>
          <table:table-cell table:style-name="ce3" office:value-type="string" calcext:value-type="string">
            <text:p>manhattan_distanc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366" calcext:value-type="float">
            <text:p>11366</text:p>
          </table:table-cell>
          <table:table-cell table:style-name="ce9" office:value-type="float" office:value="164.477235300001" calcext:value-type="float">
            <text:p>164,477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9124" calcext:value-type="float">
            <text:p>159124</text:p>
          </table:table-cell>
          <table:table-cell table:style-name="ce5" office:value-type="float" office:value="309865092" calcext:value-type="float">
            <text:p>309865092</text:p>
          </table:table-cell>
          <table:table-cell table:style-name="ce13" office:value-type="float" office:value="159279" calcext:value-type="float">
            <text:p>159279</text:p>
          </table:table-cell>
        </table:table-row>
      </table:table>
      <table:table table:name="k_medoids_alt" table:style-name="ta1">
        <table:table-column table:style-name="co6" table:default-cell-style-name="Default"/>
        <table:table-column table:style-name="co7" table:default-cell-style-name="ce2"/>
        <table:table-column table:style-name="co7" table:number-columns-repeated="2" table:default-cell-style-name="Default"/>
        <table:table-column table:style-name="co7" table:default-cell-style-name="ce8"/>
        <table:table-column table:style-name="co7" table:number-columns-repeated="4" table:default-cell-style-name="Default"/>
        <table:table-column table:style-name="co7" table:default-cell-style-name="ce12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  <table:table-cell table:style-name="ce1" office:value-type="string" calcext:value-type="string">
            <text:p>vj_calculations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49992999985989" calcext:value-type="float">
            <text:p>0,05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254" calcext:value-type="float">
            <text:p>5254</text:p>
          </table:table-cell>
          <table:table-cell office:value-type="float" office:value="206" calcext:value-type="float">
            <text:p>20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720449000000372" calcext:value-type="float">
            <text:p>0,072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29" calcext:value-type="float">
            <text:p>6329</text:p>
          </table:table-cell>
          <table:table-cell office:value-type="float" office:value="226" calcext:value-type="float">
            <text:p>226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930624000029638" calcext:value-type="float">
            <text:p>0,0931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7750" calcext:value-type="float">
            <text:p>7750</text:p>
          </table:table-cell>
          <table:table-cell office:value-type="float" office:value="373" calcext:value-type="float">
            <text:p>373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25995800000965" calcext:value-type="float">
            <text:p>0,126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9181" calcext:value-type="float">
            <text:p>9181</text:p>
          </table:table-cell>
          <table:table-cell office:value-type="float" office:value="272" calcext:value-type="float">
            <text:p>272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59385700000712" calcext:value-type="float">
            <text:p>0,1594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175" calcext:value-type="float">
            <text:p>11175</text:p>
          </table:table-cell>
          <table:table-cell office:value-type="float" office:value="447" calcext:value-type="float">
            <text:p>447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210984400000598" calcext:value-type="float">
            <text:p>0,211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04" calcext:value-type="float">
            <text:p>13204</text:p>
          </table:table-cell>
          <table:table-cell office:value-type="float" office:value="326" calcext:value-type="float">
            <text:p>326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277372900000046" calcext:value-type="float">
            <text:p>0,2774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32" calcext:value-type="float">
            <text:p>15932</text:p>
          </table:table-cell>
          <table:table-cell office:value-type="float" office:value="358" calcext:value-type="float">
            <text:p>358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72766299999057" calcext:value-type="float">
            <text:p>0,3728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1" calcext:value-type="float">
            <text:p>19111</text:p>
          </table:table-cell>
          <table:table-cell office:value-type="float" office:value="392" calcext:value-type="float">
            <text:p>392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474319500001002" calcext:value-type="float">
            <text:p>0,4743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3006" calcext:value-type="float">
            <text:p>23006</text:p>
          </table:table-cell>
          <table:table-cell office:value-type="float" office:value="430" calcext:value-type="float">
            <text:p>430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645846799998253" calcext:value-type="float">
            <text:p>0,6458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27731" calcext:value-type="float">
            <text:p>27731</text:p>
          </table:table-cell>
          <table:table-cell office:value-type="float" office:value="472" calcext:value-type="float">
            <text:p>472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854792099999031" calcext:value-type="float">
            <text:p>0,854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12" calcext:value-type="float">
            <text:p>33412</text:p>
          </table:table-cell>
          <table:table-cell office:value-type="float" office:value="518" calcext:value-type="float">
            <text:p>51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.35207639999862" calcext:value-type="float">
            <text:p>1,3521</text:p>
          </table:table-cell>
          <table:table-cell office:value-type="float" office:value="3" calcext:value-type="float">
            <text:p>3</text:p>
          </table:table-cell>
          <table:table-cell office:value-type="float" office:value="843" calcext:value-type="float">
            <text:p>843</text:p>
          </table:table-cell>
          <table:table-cell office:value-type="float" office:value="40470" calcext:value-type="float">
            <text:p>40470</text:p>
          </table:table-cell>
          <table:table-cell office:value-type="float" office:value="853" calcext:value-type="float">
            <text:p>853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.54867960000047" calcext:value-type="float">
            <text:p>1,5487</text:p>
          </table:table-cell>
          <table:table-cell office:value-type="float" office:value="3" calcext:value-type="float">
            <text:p>3</text:p>
          </table:table-cell>
          <table:table-cell office:value-type="float" office:value="927" calcext:value-type="float">
            <text:p>927</text:p>
          </table:table-cell>
          <table:table-cell office:value-type="float" office:value="48828" calcext:value-type="float">
            <text:p>48828</text:p>
          </table:table-cell>
          <table:table-cell office:value-type="float" office:value="936" calcext:value-type="float">
            <text:p>936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2.06978139999774" calcext:value-type="float">
            <text:p>2,0698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12" calcext:value-type="float">
            <text:p>58312</text:p>
          </table:table-cell>
          <table:table-cell office:value-type="float" office:value="684" calcext:value-type="float">
            <text:p>684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2.79314040000099" calcext:value-type="float">
            <text:p>2,7931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70500" calcext:value-type="float">
            <text:p>70500</text:p>
          </table:table-cell>
          <table:table-cell office:value-type="float" office:value="1126" calcext:value-type="float">
            <text:p>1126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3.69885040000008" calcext:value-type="float">
            <text:p>3,6989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85078" calcext:value-type="float">
            <text:p>85078</text:p>
          </table:table-cell>
          <table:table-cell office:value-type="float" office:value="1237" calcext:value-type="float">
            <text:p>1237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5.12141990000237" calcext:value-type="float">
            <text:p>5,1214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2378" calcext:value-type="float">
            <text:p>102378</text:p>
          </table:table-cell>
          <table:table-cell office:value-type="float" office:value="1357" calcext:value-type="float">
            <text:p>1357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6.84036940000078" calcext:value-type="float">
            <text:p>6,840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1" calcext:value-type="float">
            <text:p>122761</text:p>
          </table:table-cell>
          <table:table-cell office:value-type="float" office:value="992" calcext:value-type="float">
            <text:p>992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9.5888632999995" calcext:value-type="float">
            <text:p>9,5889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41" calcext:value-type="float">
            <text:p>148241</text:p>
          </table:table-cell>
          <table:table-cell office:value-type="float" office:value="1090" calcext:value-type="float">
            <text:p>1090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12.9546489999993" calcext:value-type="float">
            <text:p>12,9546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02" calcext:value-type="float">
            <text:p>179102</text:p>
          </table:table-cell>
          <table:table-cell office:value-type="float" office:value="1198" calcext:value-type="float">
            <text:p>1198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7.4295091000022" calcext:value-type="float">
            <text:p>17,4295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216811" calcext:value-type="float">
            <text:p>216811</text:p>
          </table:table-cell>
          <table:table-cell office:value-type="float" office:value="1975" calcext:value-type="float">
            <text:p>1975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23.961371100002" calcext:value-type="float">
            <text:p>23,961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261004" calcext:value-type="float">
            <text:p>261004</text:p>
          </table:table-cell>
          <table:table-cell office:value-type="float" office:value="1446" calcext:value-type="float">
            <text:p>1446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32.6595218000002" calcext:value-type="float">
            <text:p>32,6595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16" calcext:value-type="float">
            <text:p>315616</text:p>
          </table:table-cell>
          <table:table-cell office:value-type="float" office:value="1590" calcext:value-type="float">
            <text:p>1590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45.1889876999994" calcext:value-type="float">
            <text:p>45,1890</text:p>
          </table:table-cell>
          <table:table-cell office:value-type="float" office:value="3" calcext:value-type="float">
            <text:p>3</text:p>
          </table:table-cell>
          <table:table-cell office:value-type="float" office:value="2613" calcext:value-type="float">
            <text:p>2613</text:p>
          </table:table-cell>
          <table:table-cell office:value-type="float" office:value="382375" calcext:value-type="float">
            <text:p>382375</text:p>
          </table:table-cell>
          <table:table-cell office:value-type="float" office:value="2623" calcext:value-type="float">
            <text:p>2623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60.3450651999992" calcext:value-type="float">
            <text:p>60,3451</text:p>
          </table:table-cell>
          <table:table-cell office:value-type="float" office:value="3" calcext:value-type="float">
            <text:p>3</text:p>
          </table:table-cell>
          <table:table-cell office:value-type="float" office:value="2874" calcext:value-type="float">
            <text:p>2874</text:p>
          </table:table-cell>
          <table:table-cell office:value-type="float" office:value="462241" calcext:value-type="float">
            <text:p>462241</text:p>
          </table:table-cell>
          <table:table-cell office:value-type="float" office:value="2884" calcext:value-type="float">
            <text:p>2884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82.0016321999974" calcext:value-type="float">
            <text:p>82,0016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558096" calcext:value-type="float">
            <text:p>558096</text:p>
          </table:table-cell>
          <table:table-cell office:value-type="float" office:value="3169" calcext:value-type="float">
            <text:p>3169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12.787078199999" calcext:value-type="float">
            <text:p>112,7871</text:p>
          </table:table-cell>
          <table:table-cell office:value-type="float" office:value="3" calcext:value-type="float">
            <text:p>3</text:p>
          </table:table-cell>
          <table:table-cell office:value-type="float" office:value="3474" calcext:value-type="float">
            <text:p>3474</text:p>
          </table:table-cell>
          <table:table-cell office:value-type="float" office:value="674541" calcext:value-type="float">
            <text:p>674541</text:p>
          </table:table-cell>
          <table:table-cell office:value-type="float" office:value="3484" calcext:value-type="float">
            <text:p>3484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152.179055199998" calcext:value-type="float">
            <text:p>152,1791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813451" calcext:value-type="float">
            <text:p>813451</text:p>
          </table:table-cell>
          <table:table-cell office:value-type="float" office:value="2552" calcext:value-type="float">
            <text:p>255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3548600000795" calcext:value-type="float">
            <text:p>0,053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359" calcext:value-type="float">
            <text:p>5359</text:p>
          </table:table-cell>
          <table:table-cell office:value-type="float" office:value="315" calcext:value-type="float">
            <text:p>3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715792000009969" calcext:value-type="float">
            <text:p>0,0716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444" calcext:value-type="float">
            <text:p>6444</text:p>
          </table:table-cell>
          <table:table-cell office:value-type="float" office:value="345" calcext:value-type="float">
            <text:p>34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935441000001447" calcext:value-type="float">
            <text:p>0,0935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7753" calcext:value-type="float">
            <text:p>7753</text:p>
          </table:table-cell>
          <table:table-cell office:value-type="float" office:value="378" calcext:value-type="float">
            <text:p>378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128106399999524" calcext:value-type="float">
            <text:p>0,1281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9591" calcext:value-type="float">
            <text:p>9591</text:p>
          </table:table-cell>
          <table:table-cell office:value-type="float" office:value="691" calcext:value-type="float">
            <text:p>691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165298700001586" calcext:value-type="float">
            <text:p>0,1653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1327" calcext:value-type="float">
            <text:p>11327</text:p>
          </table:table-cell>
          <table:table-cell office:value-type="float" office:value="604" calcext:value-type="float">
            <text:p>604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18801600000006" calcext:value-type="float">
            <text:p>0,2188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3369" calcext:value-type="float">
            <text:p>13369</text:p>
          </table:table-cell>
          <table:table-cell office:value-type="float" office:value="495" calcext:value-type="float">
            <text:p>495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288698700001987" calcext:value-type="float">
            <text:p>0,2887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292" calcext:value-type="float">
            <text:p>16292</text:p>
          </table:table-cell>
          <table:table-cell office:value-type="float" office:value="724" calcext:value-type="float">
            <text:p>724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366675900000701" calcext:value-type="float">
            <text:p>0,3667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19309" calcext:value-type="float">
            <text:p>19309</text:p>
          </table:table-cell>
          <table:table-cell office:value-type="float" office:value="593" calcext:value-type="float">
            <text:p>593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481990600001154" calcext:value-type="float">
            <text:p>0,4820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23223" calcext:value-type="float">
            <text:p>23223</text:p>
          </table:table-cell>
          <table:table-cell office:value-type="float" office:value="651" calcext:value-type="float">
            <text:p>651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644453900000372" calcext:value-type="float">
            <text:p>0,6445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27969" calcext:value-type="float">
            <text:p>27969</text:p>
          </table:table-cell>
          <table:table-cell office:value-type="float" office:value="714" calcext:value-type="float">
            <text:p>714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830365800000436" calcext:value-type="float">
            <text:p>0,830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4191" calcext:value-type="float">
            <text:p>34191</text:p>
          </table:table-cell>
          <table:table-cell office:value-type="float" office:value="1304" calcext:value-type="float">
            <text:p>1304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1.13420179999957" calcext:value-type="float">
            <text:p>1,1342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40757" calcext:value-type="float">
            <text:p>40757</text:p>
          </table:table-cell>
          <table:table-cell office:value-type="float" office:value="1143" calcext:value-type="float">
            <text:p>1143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1.50751769999988" calcext:value-type="float">
            <text:p>1,5075</text:p>
          </table:table-cell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49143" calcext:value-type="float">
            <text:p>49143</text:p>
          </table:table-cell>
          <table:table-cell office:value-type="float" office:value="1254" calcext:value-type="float">
            <text:p>1254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1.98598990000028" calcext:value-type="float">
            <text:p>1,9860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58656" calcext:value-type="float">
            <text:p>58656</text:p>
          </table:table-cell>
          <table:table-cell office:value-type="float" office:value="1032" calcext:value-type="float">
            <text:p>1032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2.69644230000267" calcext:value-type="float">
            <text:p>2,6964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70503" calcext:value-type="float">
            <text:p>70503</text:p>
          </table:table-cell>
          <table:table-cell office:value-type="float" office:value="1131" calcext:value-type="float">
            <text:p>1131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3.65583080000215" calcext:value-type="float">
            <text:p>3,6558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85081" calcext:value-type="float">
            <text:p>85081</text:p>
          </table:table-cell>
          <table:table-cell office:value-type="float" office:value="1242" calcext:value-type="float">
            <text:p>1242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4.99927100000059" calcext:value-type="float">
            <text:p>4,9993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2381" calcext:value-type="float">
            <text:p>102381</text:p>
          </table:table-cell>
          <table:table-cell office:value-type="float" office:value="1362" calcext:value-type="float">
            <text:p>1362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6.738782299999" calcext:value-type="float">
            <text:p>6,7388</text:p>
          </table:table-cell>
          <table:table-cell office:value-type="float" office:value="3" calcext:value-type="float">
            <text:p>3</text:p>
          </table:table-cell>
          <table:table-cell office:value-type="float" office:value="1479" calcext:value-type="float">
            <text:p>1479</text:p>
          </table:table-cell>
          <table:table-cell office:value-type="float" office:value="123259" calcext:value-type="float">
            <text:p>123259</text:p>
          </table:table-cell>
          <table:table-cell office:value-type="float" office:value="1493" calcext:value-type="float">
            <text:p>1493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10.1084817999981" calcext:value-type="float">
            <text:p>10,1085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149333" calcext:value-type="float">
            <text:p>149333</text:p>
          </table:table-cell>
          <table:table-cell office:value-type="float" office:value="2189" calcext:value-type="float">
            <text:p>2189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12.750787500001" calcext:value-type="float">
            <text:p>12,7508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179703" calcext:value-type="float">
            <text:p>179703</text:p>
          </table:table-cell>
          <table:table-cell office:value-type="float" office:value="1803" calcext:value-type="float">
            <text:p>1803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17.6769179000003" calcext:value-type="float">
            <text:p>17,6769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216814" calcext:value-type="float">
            <text:p>216814</text:p>
          </table:table-cell>
          <table:table-cell office:value-type="float" office:value="1980" calcext:value-type="float">
            <text:p>1980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24.1225821000007" calcext:value-type="float">
            <text:p>24,1226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262452" calcext:value-type="float">
            <text:p>262452</text:p>
          </table:table-cell>
          <table:table-cell office:value-type="float" office:value="2900" calcext:value-type="float">
            <text:p>2900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33.4377534000014" calcext:value-type="float">
            <text:p>33,4378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 office:value-type="float" office:value="316413" calcext:value-type="float">
            <text:p>316413</text:p>
          </table:table-cell>
          <table:table-cell office:value-type="float" office:value="2391" calcext:value-type="float">
            <text:p>2391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45.7946647999997" calcext:value-type="float">
            <text:p>45,7947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383252" calcext:value-type="float">
            <text:p>383252</text:p>
          </table:table-cell>
          <table:table-cell office:value-type="float" office:value="3504" calcext:value-type="float">
            <text:p>3504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62.0706178" calcext:value-type="float">
            <text:p>62,0706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463205" calcext:value-type="float">
            <text:p>463205</text:p>
          </table:table-cell>
          <table:table-cell office:value-type="float" office:value="3852" calcext:value-type="float">
            <text:p>3852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83.8084345999996" calcext:value-type="float">
            <text:p>83,8084</text:p>
          </table:table-cell>
          <table:table-cell office:value-type="float" office:value="3" calcext:value-type="float">
            <text:p>3</text:p>
          </table:table-cell>
          <table:table-cell office:value-type="float" office:value="3159" calcext:value-type="float">
            <text:p>3159</text:p>
          </table:table-cell>
          <table:table-cell office:value-type="float" office:value="558099" calcext:value-type="float">
            <text:p>558099</text:p>
          </table:table-cell>
          <table:table-cell office:value-type="float" office:value="3173" calcext:value-type="float">
            <text:p>3173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114.426005200003" calcext:value-type="float">
            <text:p>114,4260</text:p>
          </table:table-cell>
          <table:table-cell office:value-type="float" office:value="3" calcext:value-type="float">
            <text:p>3</text:p>
          </table:table-cell>
          <table:table-cell office:value-type="float" office:value="3474" calcext:value-type="float">
            <text:p>3474</text:p>
          </table:table-cell>
          <table:table-cell office:value-type="float" office:value="674544" calcext:value-type="float">
            <text:p>674544</text:p>
          </table:table-cell>
          <table:table-cell office:value-type="float" office:value="3489" calcext:value-type="float">
            <text:p>3489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54.027275600001" calcext:value-type="float">
            <text:p>154,0273</text:p>
          </table:table-cell>
          <table:table-cell office:value-type="float" office:value="4" calcext:value-type="float">
            <text:p>4</text:p>
          </table:table-cell>
          <table:table-cell office:value-type="float" office:value="5092" calcext:value-type="float">
            <text:p>5092</text:p>
          </table:table-cell>
          <table:table-cell office:value-type="float" office:value="816005" calcext:value-type="float">
            <text:p>816005</text:p>
          </table:table-cell>
          <table:table-cell office:value-type="float" office:value="5112" calcext:value-type="float">
            <text:p>511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47106999983953" calcext:value-type="float">
            <text:p>0,054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466" calcext:value-type="float">
            <text:p>5466</text:p>
          </table:table-cell>
          <table:table-cell office:value-type="float" office:value="422" calcext:value-type="float">
            <text:p>4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748741999996128" calcext:value-type="float">
            <text:p>0,0749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6675" calcext:value-type="float">
            <text:p>6675</text:p>
          </table:table-cell>
          <table:table-cell office:value-type="float" office:value="578" calcext:value-type="float">
            <text:p>578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923976000012772" calcext:value-type="float">
            <text:p>0,0924</text:p>
          </table:table-cell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8006" calcext:value-type="float">
            <text:p>8006</text:p>
          </table:table-cell>
          <table:table-cell office:value-type="float" office:value="635" calcext:value-type="float">
            <text:p>635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124444199998834" calcext:value-type="float">
            <text:p>0,1244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9322" calcext:value-type="float">
            <text:p>9322</text:p>
          </table:table-cell>
          <table:table-cell office:value-type="float" office:value="417" calcext:value-type="float">
            <text:p>417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159873000000516" calcext:value-type="float">
            <text:p>0,1599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11481" calcext:value-type="float">
            <text:p>11481</text:p>
          </table:table-cell>
          <table:table-cell office:value-type="float" office:value="759" calcext:value-type="float">
            <text:p>759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207207600000402" calcext:value-type="float">
            <text:p>0,207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700" calcext:value-type="float">
            <text:p>13700</text:p>
          </table:table-cell>
          <table:table-cell office:value-type="float" office:value="832" calcext:value-type="float">
            <text:p>832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27561599999899" calcext:value-type="float">
            <text:p>0,2756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296" calcext:value-type="float">
            <text:p>16296</text:p>
          </table:table-cell>
          <table:table-cell office:value-type="float" office:value="729" calcext:value-type="float">
            <text:p>729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359592699998757" calcext:value-type="float">
            <text:p>0,3596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19312" calcext:value-type="float">
            <text:p>19312</text:p>
          </table:table-cell>
          <table:table-cell office:value-type="float" office:value="597" calcext:value-type="float">
            <text:p>597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474726999997074" calcext:value-type="float">
            <text:p>0,4747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23226" calcext:value-type="float">
            <text:p>23226</text:p>
          </table:table-cell>
          <table:table-cell office:value-type="float" office:value="655" calcext:value-type="float">
            <text:p>655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657021799997892" calcext:value-type="float">
            <text:p>0,6570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28209" calcext:value-type="float">
            <text:p>28209</text:p>
          </table:table-cell>
          <table:table-cell office:value-type="float" office:value="957" calcext:value-type="float">
            <text:p>957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831944400000793" calcext:value-type="float">
            <text:p>0,831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3936" calcext:value-type="float">
            <text:p>33936</text:p>
          </table:table-cell>
          <table:table-cell office:value-type="float" office:value="1049" calcext:value-type="float">
            <text:p>1049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.13133219999872" calcext:value-type="float">
            <text:p>1,1313</text:p>
          </table:table-cell>
          <table:table-cell office:value-type="float" office:value="7" calcext:value-type="float">
            <text:p>7</text:p>
          </table:table-cell>
          <table:table-cell office:value-type="float" office:value="1967" calcext:value-type="float">
            <text:p>1967</text:p>
          </table:table-cell>
          <table:table-cell office:value-type="float" office:value="41616" calcext:value-type="float">
            <text:p>41616</text:p>
          </table:table-cell>
          <table:table-cell office:value-type="float" office:value="2010" calcext:value-type="float">
            <text:p>2010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.54367370000182" calcext:value-type="float">
            <text:p>1,5437</text:p>
          </table:table-cell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office:value-type="float" office:value="49460" calcext:value-type="float">
            <text:p>49460</text:p>
          </table:table-cell>
          <table:table-cell office:value-type="float" office:value="1576" calcext:value-type="float">
            <text:p>1576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2.03214010000011" calcext:value-type="float">
            <text:p>2,0321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58659" calcext:value-type="float">
            <text:p>58659</text:p>
          </table:table-cell>
          <table:table-cell office:value-type="float" office:value="1036" calcext:value-type="float">
            <text:p>1036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2.70571870000276" calcext:value-type="float">
            <text:p>2,7057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70882" calcext:value-type="float">
            <text:p>70882</text:p>
          </table:table-cell>
          <table:table-cell office:value-type="float" office:value="1514" calcext:value-type="float">
            <text:p>1514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4.18040009999822" calcext:value-type="float">
            <text:p>4,1804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  <table:table-cell office:value-type="float" office:value="85497" calcext:value-type="float">
            <text:p>85497</text:p>
          </table:table-cell>
          <table:table-cell office:value-type="float" office:value="1661" calcext:value-type="float">
            <text:p>1661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4.98757680000199" calcext:value-type="float">
            <text:p>4,9876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  <table:table-cell office:value-type="float" office:value="103290" calcext:value-type="float">
            <text:p>103290</text:p>
          </table:table-cell>
          <table:table-cell office:value-type="float" office:value="2276" calcext:value-type="float">
            <text:p>2276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6.80303730000014" calcext:value-type="float">
            <text:p>6,803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123759" calcext:value-type="float">
            <text:p>123759</text:p>
          </table:table-cell>
          <table:table-cell office:value-type="float" office:value="1999" calcext:value-type="float">
            <text:p>1999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9.4805234000014" calcext:value-type="float">
            <text:p>9,4805</text:p>
          </table:table-cell>
          <table:table-cell office:value-type="float" office:value="7" calcext:value-type="float">
            <text:p>7</text:p>
          </table:table-cell>
          <table:table-cell office:value-type="float" office:value="3794" calcext:value-type="float">
            <text:p>3794</text:p>
          </table:table-cell>
          <table:table-cell office:value-type="float" office:value="150975" calcext:value-type="float">
            <text:p>150975</text:p>
          </table:table-cell>
          <table:table-cell office:value-type="float" office:value="3833" calcext:value-type="float">
            <text:p>3833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13.5899556999975" calcext:value-type="float">
            <text:p>13,5900</text:p>
          </table:table-cell>
          <table:table-cell office:value-type="float" office:value="9" calcext:value-type="float">
            <text:p>9</text:p>
          </table:table-cell>
          <table:table-cell office:value-type="float" office:value="5364" calcext:value-type="float">
            <text:p>5364</text:p>
          </table:table-cell>
          <table:table-cell office:value-type="float" office:value="183306" calcext:value-type="float">
            <text:p>183306</text:p>
          </table:table-cell>
          <table:table-cell office:value-type="float" office:value="5423" calcext:value-type="float">
            <text:p>5423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17.8683994999992" calcext:value-type="float">
            <text:p>17,8684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  <table:table-cell office:value-type="float" office:value="217476" calcext:value-type="float">
            <text:p>217476</text:p>
          </table:table-cell>
          <table:table-cell office:value-type="float" office:value="2646" calcext:value-type="float">
            <text:p>2646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24.2625332000025" calcext:value-type="float">
            <text:p>24,2625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63180" calcext:value-type="float">
            <text:p>263180</text:p>
          </table:table-cell>
          <table:table-cell office:value-type="float" office:value="3630" calcext:value-type="float">
            <text:p>3630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33.3466845000003" calcext:value-type="float">
            <text:p>33,3467</text:p>
          </table:table-cell>
          <table:table-cell office:value-type="float" office:value="7" calcext:value-type="float">
            <text:p>7</text:p>
          </table:table-cell>
          <table:table-cell office:value-type="float" office:value="5544" calcext:value-type="float">
            <text:p>5544</text:p>
          </table:table-cell>
          <table:table-cell office:value-type="float" office:value="319600" calcext:value-type="float">
            <text:p>319600</text:p>
          </table:table-cell>
          <table:table-cell office:value-type="float" office:value="5592" calcext:value-type="float">
            <text:p>5592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45.9608066000001" calcext:value-type="float">
            <text:p>45,9608</text:p>
          </table:table-cell>
          <table:table-cell office:value-type="float" office:value="5" calcext:value-type="float">
            <text:p>5</text:p>
          </table:table-cell>
          <table:table-cell office:value-type="float" office:value="4355" calcext:value-type="float">
            <text:p>4355</text:p>
          </table:table-cell>
          <table:table-cell office:value-type="float" office:value="384131" calcext:value-type="float">
            <text:p>384131</text:p>
          </table:table-cell>
          <table:table-cell office:value-type="float" office:value="4387" calcext:value-type="float">
            <text:p>4387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62.5493078" calcext:value-type="float">
            <text:p>62,5493</text:p>
          </table:table-cell>
          <table:table-cell office:value-type="float" office:value="6" calcext:value-type="float">
            <text:p>6</text:p>
          </table:table-cell>
          <table:table-cell office:value-type="float" office:value="5748" calcext:value-type="float">
            <text:p>5748</text:p>
          </table:table-cell>
          <table:table-cell office:value-type="float" office:value="465133" calcext:value-type="float">
            <text:p>465133</text:p>
          </table:table-cell>
          <table:table-cell office:value-type="float" office:value="5790" calcext:value-type="float">
            <text:p>5790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86.1918967999991" calcext:value-type="float">
            <text:p>86,1919</text:p>
          </table:table-cell>
          <table:table-cell office:value-type="float" office:value="6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 office:value-type="float" office:value="561273" calcext:value-type="float">
            <text:p>561273</text:p>
          </table:table-cell>
          <table:table-cell office:value-type="float" office:value="6358" calcext:value-type="float">
            <text:p>6358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20.472686199999" calcext:value-type="float">
            <text:p>120,4727</text:p>
          </table:table-cell>
          <table:table-cell office:value-type="float" office:value="4" calcext:value-type="float">
            <text:p>4</text:p>
          </table:table-cell>
          <table:table-cell office:value-type="float" office:value="4632" calcext:value-type="float">
            <text:p>4632</text:p>
          </table:table-cell>
          <table:table-cell office:value-type="float" office:value="675709" calcext:value-type="float">
            <text:p>675709</text:p>
          </table:table-cell>
          <table:table-cell office:value-type="float" office:value="4659" calcext:value-type="float">
            <text:p>4659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59522000003199" calcext:value-type="float">
            <text:p>0,056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470" calcext:value-type="float">
            <text:p>5470</text:p>
          </table:table-cell>
          <table:table-cell office:value-type="float" office:value="428" calcext:value-type="float">
            <text:p>42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744376000002376" calcext:value-type="float">
            <text:p>0,0744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450" calcext:value-type="float">
            <text:p>6450</text:p>
          </table:table-cell>
          <table:table-cell office:value-type="float" office:value="353" calcext:value-type="float">
            <text:p>35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944081999987247" calcext:value-type="float">
            <text:p>0,0944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7885" calcext:value-type="float">
            <text:p>7885</text:p>
          </table:table-cell>
          <table:table-cell office:value-type="float" office:value="510" calcext:value-type="float">
            <text:p>510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128399100001843" calcext:value-type="float">
            <text:p>0,1284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9463" calcext:value-type="float">
            <text:p>9463</text:p>
          </table:table-cell>
          <table:table-cell office:value-type="float" office:value="562" calcext:value-type="float">
            <text:p>562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165967000000819" calcext:value-type="float">
            <text:p>0,1660</text:p>
          </table:table-cell>
          <table:table-cell office:value-type="float" office:value="11" calcext:value-type="float">
            <text:p>11</text:p>
          </table:table-cell>
          <table:table-cell office:value-type="float" office:value="1606" calcext:value-type="float">
            <text:p>1606</text:p>
          </table:table-cell>
          <table:table-cell office:value-type="float" office:value="12392" calcext:value-type="float">
            <text:p>12392</text:p>
          </table:table-cell>
          <table:table-cell office:value-type="float" office:value="1686" calcext:value-type="float">
            <text:p>1686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217745699999796" calcext:value-type="float">
            <text:p>0,2177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705" calcext:value-type="float">
            <text:p>13705</text:p>
          </table:table-cell>
          <table:table-cell office:value-type="float" office:value="838" calcext:value-type="float">
            <text:p>838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295575399999507" calcext:value-type="float">
            <text:p>0,2956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16119" calcext:value-type="float">
            <text:p>16119</text:p>
          </table:table-cell>
          <table:table-cell office:value-type="float" office:value="552" calcext:value-type="float">
            <text:p>552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37552549999964" calcext:value-type="float">
            <text:p>0,3755</text:p>
          </table:table-cell>
          <table:table-cell office:value-type="float" office:value="7" calcext:value-type="float">
            <text:p>7</text:p>
          </table:table-cell>
          <table:table-cell office:value-type="float" office:value="1351" calcext:value-type="float">
            <text:p>1351</text:p>
          </table:table-cell>
          <table:table-cell office:value-type="float" office:value="20107" calcext:value-type="float">
            <text:p>20107</text:p>
          </table:table-cell>
          <table:table-cell office:value-type="float" office:value="1402" calcext:value-type="float">
            <text:p>1402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496771099999023" calcext:value-type="float">
            <text:p>0,4968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23663" calcext:value-type="float">
            <text:p>23663</text:p>
          </table:table-cell>
          <table:table-cell office:value-type="float" office:value="1096" calcext:value-type="float">
            <text:p>1096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695662699999957" calcext:value-type="float">
            <text:p>0,6957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27975" calcext:value-type="float">
            <text:p>27975</text:p>
          </table:table-cell>
          <table:table-cell office:value-type="float" office:value="723" calcext:value-type="float">
            <text:p>723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866303499999049" calcext:value-type="float">
            <text:p>0,86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3940" calcext:value-type="float">
            <text:p>33940</text:p>
          </table:table-cell>
          <table:table-cell office:value-type="float" office:value="1055" calcext:value-type="float">
            <text:p>1055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1.17965589999949" calcext:value-type="float">
            <text:p>1,1797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41051" calcext:value-type="float">
            <text:p>41051</text:p>
          </table:table-cell>
          <table:table-cell office:value-type="float" office:value="1444" calcext:value-type="float">
            <text:p>1444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.61327600000004" calcext:value-type="float">
            <text:p>1,6133</text:p>
          </table:table-cell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office:value-type="float" office:value="49465" calcext:value-type="float">
            <text:p>49465</text:p>
          </table:table-cell>
          <table:table-cell office:value-type="float" office:value="1585" calcext:value-type="float">
            <text:p>1585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2.23451510000086" calcext:value-type="float">
            <text:p>2,2345</text:p>
          </table:table-cell>
          <table:table-cell office:value-type="float" office:value="4" calcext:value-type="float">
            <text:p>4</text:p>
          </table:table-cell>
          <table:table-cell office:value-type="float" office:value="1356" calcext:value-type="float">
            <text:p>1356</text:p>
          </table:table-cell>
          <table:table-cell office:value-type="float" office:value="59006" calcext:value-type="float">
            <text:p>59006</text:p>
          </table:table-cell>
          <table:table-cell office:value-type="float" office:value="1387" calcext:value-type="float">
            <text:p>1387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2.92180139999982" calcext:value-type="float">
            <text:p>2,9218</text:p>
          </table:table-cell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72394" calcext:value-type="float">
            <text:p>72394</text:p>
          </table:table-cell>
          <table:table-cell office:value-type="float" office:value="3034" calcext:value-type="float">
            <text:p>3034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3.92624540000179" calcext:value-type="float">
            <text:p>3,9262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85915" calcext:value-type="float">
            <text:p>85915</text:p>
          </table:table-cell>
          <table:table-cell office:value-type="float" office:value="2085" calcext:value-type="float">
            <text:p>2085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.32491020000089" calcext:value-type="float">
            <text:p>5,3249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2387" calcext:value-type="float">
            <text:p>102387</text:p>
          </table:table-cell>
          <table:table-cell office:value-type="float" office:value="1372" calcext:value-type="float">
            <text:p>1372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7.33497089999946" calcext:value-type="float">
            <text:p>7,3350</text:p>
          </table:table-cell>
          <table:table-cell office:value-type="float" office:value="5" calcext:value-type="float">
            <text:p>5</text:p>
          </table:table-cell>
          <table:table-cell office:value-type="float" office:value="2465" calcext:value-type="float">
            <text:p>2465</text:p>
          </table:table-cell>
          <table:table-cell office:value-type="float" office:value="124261" calcext:value-type="float">
            <text:p>124261</text:p>
          </table:table-cell>
          <table:table-cell office:value-type="float" office:value="2505" calcext:value-type="float">
            <text:p>2505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10.350124200002" calcext:value-type="float">
            <text:p>10,3501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149888" calcext:value-type="float">
            <text:p>149888</text:p>
          </table:table-cell>
          <table:table-cell office:value-type="float" office:value="2751" calcext:value-type="float">
            <text:p>2751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13.9368821999997" calcext:value-type="float">
            <text:p>13,9369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180310" calcext:value-type="float">
            <text:p>180310</text:p>
          </table:table-cell>
          <table:table-cell office:value-type="float" office:value="2414" calcext:value-type="float">
            <text:p>2414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19.0266021999996" calcext:value-type="float">
            <text:p>19,0266</text:p>
          </table:table-cell>
          <table:table-cell office:value-type="float" office:value="6" calcext:value-type="float">
            <text:p>6</text:p>
          </table:table-cell>
          <table:table-cell office:value-type="float" office:value="3930" calcext:value-type="float">
            <text:p>3930</text:p>
          </table:table-cell>
          <table:table-cell office:value-type="float" office:value="218800" calcext:value-type="float">
            <text:p>218800</text:p>
          </table:table-cell>
          <table:table-cell office:value-type="float" office:value="3981" calcext:value-type="float">
            <text:p>3981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26.3112115000004" calcext:value-type="float">
            <text:p>26,3112</text:p>
          </table:table-cell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264635" calcext:value-type="float">
            <text:p>264635</text:p>
          </table:table-cell>
          <table:table-cell office:value-type="float" office:value="5096" calcext:value-type="float">
            <text:p>5096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35.6770225" calcext:value-type="float">
            <text:p>35,6770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318810" calcext:value-type="float">
            <text:p>318810</text:p>
          </table:table-cell>
          <table:table-cell office:value-type="float" office:value="4797" calcext:value-type="float">
            <text:p>4797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48.9606725000012" calcext:value-type="float">
            <text:p>48,9607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383260" calcext:value-type="float">
            <text:p>383260</text:p>
          </table:table-cell>
          <table:table-cell office:value-type="float" office:value="3515" calcext:value-type="float">
            <text:p>3515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64.4203679999991" calcext:value-type="float">
            <text:p>64,4204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463213" calcext:value-type="float">
            <text:p>463213</text:p>
          </table:table-cell>
          <table:table-cell office:value-type="float" office:value="3863" calcext:value-type="float">
            <text:p>3863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93.112029099997" calcext:value-type="float">
            <text:p>93,1120</text:p>
          </table:table-cell>
          <table:table-cell office:value-type="float" office:value="5" calcext:value-type="float">
            <text:p>5</text:p>
          </table:table-cell>
          <table:table-cell office:value-type="float" office:value="5265" calcext:value-type="float">
            <text:p>5265</text:p>
          </table:table-cell>
          <table:table-cell office:value-type="float" office:value="560221" calcext:value-type="float">
            <text:p>560221</text:p>
          </table:table-cell>
          <table:table-cell office:value-type="float" office:value="5301" calcext:value-type="float">
            <text:p>5301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20.4017714" calcext:value-type="float">
            <text:p>120,4018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680365" calcext:value-type="float">
            <text:p>680365</text:p>
          </table:table-cell>
          <table:table-cell office:value-type="float" office:value="9331" calcext:value-type="float">
            <text:p>9331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559203000011621" calcext:value-type="float">
            <text:p>0,0559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5792" calcext:value-type="float">
            <text:p>5792</text:p>
          </table:table-cell>
          <table:table-cell office:value-type="float" office:value="754" calcext:value-type="float">
            <text:p>75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725722000024689" calcext:value-type="float">
            <text:p>0,0726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6685" calcext:value-type="float">
            <text:p>6685</text:p>
          </table:table-cell>
          <table:table-cell office:value-type="float" office:value="588" calcext:value-type="float">
            <text:p>588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0928910000002361" calcext:value-type="float">
            <text:p>0,0929</text:p>
          </table:table-cell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8016" calcext:value-type="float">
            <text:p>8016</text:p>
          </table:table-cell>
          <table:table-cell office:value-type="float" office:value="649" calcext:value-type="float">
            <text:p>649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125197499997739" calcext:value-type="float">
            <text:p>0,125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9467" calcext:value-type="float">
            <text:p>9467</text:p>
          </table:table-cell>
          <table:table-cell office:value-type="float" office:value="569" calcext:value-type="float">
            <text:p>569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158056399999623" calcext:value-type="float">
            <text:p>0,1581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11491" calcext:value-type="float">
            <text:p>11491</text:p>
          </table:table-cell>
          <table:table-cell office:value-type="float" office:value="773" calcext:value-type="float">
            <text:p>773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216341499999544" calcext:value-type="float">
            <text:p>0,2163</text:p>
          </table:table-cell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13876" calcext:value-type="float">
            <text:p>13876</text:p>
          </table:table-cell>
          <table:table-cell office:value-type="float" office:value="1017" calcext:value-type="float">
            <text:p>1017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279279499998665" calcext:value-type="float">
            <text:p>0,2793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304" calcext:value-type="float">
            <text:p>16304</text:p>
          </table:table-cell>
          <table:table-cell office:value-type="float" office:value="739" calcext:value-type="float">
            <text:p>739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369374000001699" calcext:value-type="float">
            <text:p>0,3694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19517" calcext:value-type="float">
            <text:p>19517</text:p>
          </table:table-cell>
          <table:table-cell office:value-type="float" office:value="808" calcext:value-type="float">
            <text:p>808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481997799997771" calcext:value-type="float">
            <text:p>0,4820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23450" calcext:value-type="float">
            <text:p>23450</text:p>
          </table:table-cell>
          <table:table-cell office:value-type="float" office:value="884" calcext:value-type="float">
            <text:p>884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635772600002383" calcext:value-type="float">
            <text:p>0,6358</text:p>
          </table:table-cell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28456" calcext:value-type="float">
            <text:p>28456</text:p>
          </table:table-cell>
          <table:table-cell office:value-type="float" office:value="1211" calcext:value-type="float">
            <text:p>1211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851386199999979" calcext:value-type="float">
            <text:p>0,851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3944" calcext:value-type="float">
            <text:p>33944</text:p>
          </table:table-cell>
          <table:table-cell office:value-type="float" office:value="1061" calcext:value-type="float">
            <text:p>1061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1.14550500000041" calcext:value-type="float">
            <text:p>1,1455</text:p>
          </table:table-cell>
          <table:table-cell office:value-type="float" office:value="6" calcext:value-type="float">
            <text:p>6</text:p>
          </table:table-cell>
          <table:table-cell office:value-type="float" office:value="1686" calcext:value-type="float">
            <text:p>1686</text:p>
          </table:table-cell>
          <table:table-cell office:value-type="float" office:value="41343" calcext:value-type="float">
            <text:p>41343</text:p>
          </table:table-cell>
          <table:table-cell office:value-type="float" office:value="1736" calcext:value-type="float">
            <text:p>1736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1.56367150000006" calcext:value-type="float">
            <text:p>1,5637</text:p>
          </table:table-cell>
          <table:table-cell office:value-type="float" office:value="9" calcext:value-type="float">
            <text:p>9</text:p>
          </table:table-cell>
          <table:table-cell office:value-type="float" office:value="2781" calcext:value-type="float">
            <text:p>2781</text:p>
          </table:table-cell>
          <table:table-cell office:value-type="float" office:value="50730" calcext:value-type="float">
            <text:p>50730</text:p>
          </table:table-cell>
          <table:table-cell office:value-type="float" office:value="2860" calcext:value-type="float">
            <text:p>2860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2.12178470000072" calcext:value-type="float">
            <text:p>2,1218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59355" calcext:value-type="float">
            <text:p>59355</text:p>
          </table:table-cell>
          <table:table-cell office:value-type="float" office:value="1739" calcext:value-type="float">
            <text:p>1739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2.83796390000134" calcext:value-type="float">
            <text:p>2,8380</text:p>
          </table:table-cell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72402" calcext:value-type="float">
            <text:p>72402</text:p>
          </table:table-cell>
          <table:table-cell office:value-type="float" office:value="3048" calcext:value-type="float">
            <text:p>3048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3.80706230000214" calcext:value-type="float">
            <text:p>3,8071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85920" calcext:value-type="float">
            <text:p>85920</text:p>
          </table:table-cell>
          <table:table-cell office:value-type="float" office:value="2092" calcext:value-type="float">
            <text:p>2092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5.02184850000049" calcext:value-type="float">
            <text:p>5,0218</text:p>
          </table:table-cell>
          <table:table-cell office:value-type="float" office:value="8" calcext:value-type="float">
            <text:p>8</text:p>
          </table:table-cell>
          <table:table-cell office:value-type="float" office:value="3592" calcext:value-type="float">
            <text:p>3592</text:p>
          </table:table-cell>
          <table:table-cell office:value-type="float" office:value="104665" calcext:value-type="float">
            <text:p>104665</text:p>
          </table:table-cell>
          <table:table-cell office:value-type="float" office:value="3664" calcext:value-type="float">
            <text:p>3664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6.89194390000193" calcext:value-type="float">
            <text:p>6,8919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123767" calcext:value-type="float">
            <text:p>123767</text:p>
          </table:table-cell>
          <table:table-cell office:value-type="float" office:value="2009" calcext:value-type="float">
            <text:p>2009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9.53277570000137" calcext:value-type="float">
            <text:p>9,5328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149345" calcext:value-type="float">
            <text:p>149345</text:p>
          </table:table-cell>
          <table:table-cell office:value-type="float" office:value="2207" calcext:value-type="float">
            <text:p>2207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4.3636641000012" calcext:value-type="float">
            <text:p>14,3637</text:p>
          </table:table-cell>
          <table:table-cell office:value-type="float" office:value="13" calcext:value-type="float">
            <text:p>13</text:p>
          </table:table-cell>
          <table:table-cell office:value-type="float" office:value="7748" calcext:value-type="float">
            <text:p>7748</text:p>
          </table:table-cell>
          <table:table-cell office:value-type="float" office:value="185732" calcext:value-type="float">
            <text:p>185732</text:p>
          </table:table-cell>
          <table:table-cell office:value-type="float" office:value="7864" calcext:value-type="float">
            <text:p>7864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18.3712398999996" calcext:value-type="float">
            <text:p>18,3712</text:p>
          </table:table-cell>
          <table:table-cell office:value-type="float" office:value="12" calcext:value-type="float">
            <text:p>12</text:p>
          </table:table-cell>
          <table:table-cell office:value-type="float" office:value="7860" calcext:value-type="float">
            <text:p>7860</text:p>
          </table:table-cell>
          <table:table-cell office:value-type="float" office:value="222772" calcext:value-type="float">
            <text:p>222772</text:p>
          </table:table-cell>
          <table:table-cell office:value-type="float" office:value="7963" calcext:value-type="float">
            <text:p>7963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24.6332196000003" calcext:value-type="float">
            <text:p>24,6332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63190" calcext:value-type="float">
            <text:p>263190</text:p>
          </table:table-cell>
          <table:table-cell office:value-type="float" office:value="3645" calcext:value-type="float">
            <text:p>3645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34.3888299999999" calcext:value-type="float">
            <text:p>34,3888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318816" calcext:value-type="float">
            <text:p>318816</text:p>
          </table:table-cell>
          <table:table-cell office:value-type="float" office:value="4808" calcext:value-type="float">
            <text:p>4808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47.4574743000012" calcext:value-type="float">
            <text:p>47,4575</text:p>
          </table:table-cell>
          <table:table-cell office:value-type="float" office:value="5" calcext:value-type="float">
            <text:p>5</text:p>
          </table:table-cell>
          <table:table-cell office:value-type="float" office:value="4355" calcext:value-type="float">
            <text:p>4355</text:p>
          </table:table-cell>
          <table:table-cell office:value-type="float" office:value="384141" calcext:value-type="float">
            <text:p>384141</text:p>
          </table:table-cell>
          <table:table-cell office:value-type="float" office:value="4404" calcext:value-type="float">
            <text:p>4404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64.0330403000007" calcext:value-type="float">
            <text:p>64,0330</text:p>
          </table:table-cell>
          <table:table-cell office:value-type="float" office:value="13" calcext:value-type="float">
            <text:p>13</text:p>
          </table:table-cell>
          <table:table-cell office:value-type="float" office:value="12454" calcext:value-type="float">
            <text:p>12454</text:p>
          </table:table-cell>
          <table:table-cell office:value-type="float" office:value="471893" calcext:value-type="float">
            <text:p>471893</text:p>
          </table:table-cell>
          <table:table-cell office:value-type="float" office:value="12560" calcext:value-type="float">
            <text:p>12560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6.3584827999985" calcext:value-type="float">
            <text:p>86,3585</text:p>
          </table:table-cell>
          <table:table-cell office:value-type="float" office:value="4" calcext:value-type="float">
            <text:p>4</text:p>
          </table:table-cell>
          <table:table-cell office:value-type="float" office:value="4212" calcext:value-type="float">
            <text:p>4212</text:p>
          </table:table-cell>
          <table:table-cell office:value-type="float" office:value="559167" calcext:value-type="float">
            <text:p>559167</text:p>
          </table:table-cell>
          <table:table-cell office:value-type="float" office:value="4250" calcext:value-type="float">
            <text:p>4250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17.994605899999" calcext:value-type="float">
            <text:p>117,9946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676881" calcext:value-type="float">
            <text:p>676881</text:p>
          </table:table-cell>
          <table:table-cell office:value-type="float" office:value="5836" calcext:value-type="float">
            <text:p>5836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57.7690864" calcext:value-type="float">
            <text:p>157,7691</text:p>
          </table:table-cell>
          <table:table-cell office:value-type="float" office:value="8" calcext:value-type="float">
            <text:p>8</text:p>
          </table:table-cell>
          <table:table-cell office:value-type="float" office:value="10184" calcext:value-type="float">
            <text:p>10184</text:p>
          </table:table-cell>
          <table:table-cell office:value-type="float" office:value="821133" calcext:value-type="float">
            <text:p>821133</text:p>
          </table:table-cell>
          <table:table-cell office:value-type="float" office:value="10254" calcext:value-type="float">
            <text:p>10254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576689000008628" calcext:value-type="float">
            <text:p>0,0577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5799" calcext:value-type="float">
            <text:p>5799</text:p>
          </table:table-cell>
          <table:table-cell office:value-type="float" office:value="770" calcext:value-type="float">
            <text:p>77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715426999995543" calcext:value-type="float">
            <text:p>0,0715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456" calcext:value-type="float">
            <text:p>6456</text:p>
          </table:table-cell>
          <table:table-cell office:value-type="float" office:value="362" calcext:value-type="float">
            <text:p>36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923459000005096" calcext:value-type="float">
            <text:p>0,0923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7893" calcext:value-type="float">
            <text:p>7893</text:p>
          </table:table-cell>
          <table:table-cell office:value-type="float" office:value="523" calcext:value-type="float">
            <text:p>523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163200300001336" calcext:value-type="float">
            <text:p>0,163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9471" calcext:value-type="float">
            <text:p>9471</text:p>
          </table:table-cell>
          <table:table-cell office:value-type="float" office:value="571" calcext:value-type="float">
            <text:p>571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169198499999766" calcext:value-type="float">
            <text:p>0,1692</text:p>
          </table:table-cell>
          <table:table-cell office:value-type="float" office:value="8" calcext:value-type="float">
            <text:p>8</text:p>
          </table:table-cell>
          <table:table-cell office:value-type="float" office:value="1168" calcext:value-type="float">
            <text:p>1168</text:p>
          </table:table-cell>
          <table:table-cell office:value-type="float" office:value="11955" calcext:value-type="float">
            <text:p>11955</text:p>
          </table:table-cell>
          <table:table-cell office:value-type="float" office:value="1245" calcext:value-type="float">
            <text:p>1245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223270900001808" calcext:value-type="float">
            <text:p>0,22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3548" calcext:value-type="float">
            <text:p>13548</text:p>
          </table:table-cell>
          <table:table-cell office:value-type="float" office:value="677" calcext:value-type="float">
            <text:p>677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361583599998994" calcext:value-type="float">
            <text:p>0,3616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308" calcext:value-type="float">
            <text:p>16308</text:p>
          </table:table-cell>
          <table:table-cell office:value-type="float" office:value="743" calcext:value-type="float">
            <text:p>743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368861799997831" calcext:value-type="float">
            <text:p>0,3689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9921" calcext:value-type="float">
            <text:p>19921</text:p>
          </table:table-cell>
          <table:table-cell office:value-type="float" office:value="1221" calcext:value-type="float">
            <text:p>1221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483656500000507" calcext:value-type="float">
            <text:p>0,4837</text:p>
          </table:table-cell>
          <table:table-cell office:value-type="float" office:value="6" calcext:value-type="float">
            <text:p>6</text:p>
          </table:table-cell>
          <table:table-cell office:value-type="float" office:value="1272" calcext:value-type="float">
            <text:p>1272</text:p>
          </table:table-cell>
          <table:table-cell office:value-type="float" office:value="23892" calcext:value-type="float">
            <text:p>23892</text:p>
          </table:table-cell>
          <table:table-cell office:value-type="float" office:value="1334" calcext:value-type="float">
            <text:p>1334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661898100002873" calcext:value-type="float">
            <text:p>0,6619</text:p>
          </table:table-cell>
          <table:table-cell office:value-type="float" office:value="6" calcext:value-type="float">
            <text:p>6</text:p>
          </table:table-cell>
          <table:table-cell office:value-type="float" office:value="1398" calcext:value-type="float">
            <text:p>1398</text:p>
          </table:table-cell>
          <table:table-cell office:value-type="float" office:value="28701" calcext:value-type="float">
            <text:p>28701</text:p>
          </table:table-cell>
          <table:table-cell office:value-type="float" office:value="1462" calcext:value-type="float">
            <text:p>1462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840808000000834" calcext:value-type="float">
            <text:p>0,8408</text:p>
          </table:table-cell>
          <table:table-cell office:value-type="float" office:value="7" calcext:value-type="float">
            <text:p>7</text:p>
          </table:table-cell>
          <table:table-cell office:value-type="float" office:value="1792" calcext:value-type="float">
            <text:p>1792</text:p>
          </table:table-cell>
          <table:table-cell office:value-type="float" office:value="34737" calcext:value-type="float">
            <text:p>34737</text:p>
          </table:table-cell>
          <table:table-cell office:value-type="float" office:value="1862" calcext:value-type="float">
            <text:p>1862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1.14597090000098" calcext:value-type="float">
            <text:p>1,1460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41061" calcext:value-type="float">
            <text:p>41061</text:p>
          </table:table-cell>
          <table:table-cell office:value-type="float" office:value="1462" calcext:value-type="float">
            <text:p>1462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.57269269999961" calcext:value-type="float">
            <text:p>1,5727</text:p>
          </table:table-cell>
          <table:table-cell office:value-type="float" office:value="8" calcext:value-type="float">
            <text:p>8</text:p>
          </table:table-cell>
          <table:table-cell office:value-type="float" office:value="2472" calcext:value-type="float">
            <text:p>2472</text:p>
          </table:table-cell>
          <table:table-cell office:value-type="float" office:value="50423" calcext:value-type="float">
            <text:p>50423</text:p>
          </table:table-cell>
          <table:table-cell office:value-type="float" office:value="2552" calcext:value-type="float">
            <text:p>2552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2.03058950000195" calcext:value-type="float">
            <text:p>2,0306</text:p>
          </table:table-cell>
          <table:table-cell office:value-type="float" office:value="6" calcext:value-type="float">
            <text:p>6</text:p>
          </table:table-cell>
          <table:table-cell office:value-type="float" office:value="2034" calcext:value-type="float">
            <text:p>2034</text:p>
          </table:table-cell>
          <table:table-cell office:value-type="float" office:value="59706" calcext:value-type="float">
            <text:p>59706</text:p>
          </table:table-cell>
          <table:table-cell office:value-type="float" office:value="2095" calcext:value-type="float">
            <text:p>2095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2.80294520000098" calcext:value-type="float">
            <text:p>2,8029</text:p>
          </table:table-cell>
          <table:table-cell office:value-type="float" office:value="7" calcext:value-type="float">
            <text:p>7</text:p>
          </table:table-cell>
          <table:table-cell office:value-type="float" office:value="2604" calcext:value-type="float">
            <text:p>2604</text:p>
          </table:table-cell>
          <table:table-cell office:value-type="float" office:value="72031" calcext:value-type="float">
            <text:p>72031</text:p>
          </table:table-cell>
          <table:table-cell office:value-type="float" office:value="2677" calcext:value-type="float">
            <text:p>2677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3.71446289999949" calcext:value-type="float">
            <text:p>3,7145</text:p>
          </table:table-cell>
          <table:table-cell office:value-type="float" office:value="6" calcext:value-type="float">
            <text:p>6</text:p>
          </table:table-cell>
          <table:table-cell office:value-type="float" office:value="2454" calcext:value-type="float">
            <text:p>2454</text:p>
          </table:table-cell>
          <table:table-cell office:value-type="float" office:value="86341" calcext:value-type="float">
            <text:p>86341</text:p>
          </table:table-cell>
          <table:table-cell office:value-type="float" office:value="2518" calcext:value-type="float">
            <text:p>2518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5.25294519999807" calcext:value-type="float">
            <text:p>5,2529</text:p>
          </table:table-cell>
          <table:table-cell office:value-type="float" office:value="6" calcext:value-type="float">
            <text:p>6</text:p>
          </table:table-cell>
          <table:table-cell office:value-type="float" office:value="2694" calcext:value-type="float">
            <text:p>2694</text:p>
          </table:table-cell>
          <table:table-cell office:value-type="float" office:value="103761" calcext:value-type="float">
            <text:p>103761</text:p>
          </table:table-cell>
          <table:table-cell office:value-type="float" office:value="2757" calcext:value-type="float">
            <text:p>2757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6.91494539999985" calcext:value-type="float">
            <text:p>6,9149</text:p>
          </table:table-cell>
          <table:table-cell office:value-type="float" office:value="9" calcext:value-type="float">
            <text:p>9</text:p>
          </table:table-cell>
          <table:table-cell office:value-type="float" office:value="4437" calcext:value-type="float">
            <text:p>4437</text:p>
          </table:table-cell>
          <table:table-cell office:value-type="float" office:value="126271" calcext:value-type="float">
            <text:p>126271</text:p>
          </table:table-cell>
          <table:table-cell office:value-type="float" office:value="4525" calcext:value-type="float">
            <text:p>4525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9.59943309999653" calcext:value-type="float">
            <text:p>9,5994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149898" calcext:value-type="float">
            <text:p>149898</text:p>
          </table:table-cell>
          <table:table-cell office:value-type="float" office:value="2759" calcext:value-type="float">
            <text:p>2759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13.5976164000022" calcext:value-type="float">
            <text:p>13,5976</text:p>
          </table:table-cell>
          <table:table-cell office:value-type="float" office:value="7" calcext:value-type="float">
            <text:p>7</text:p>
          </table:table-cell>
          <table:table-cell office:value-type="float" office:value="4172" calcext:value-type="float">
            <text:p>4172</text:p>
          </table:table-cell>
          <table:table-cell office:value-type="float" office:value="182127" calcext:value-type="float">
            <text:p>182127</text:p>
          </table:table-cell>
          <table:table-cell office:value-type="float" office:value="4244" calcext:value-type="float">
            <text:p>4244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18.4630730999997" calcext:value-type="float">
            <text:p>18,4631</text:p>
          </table:table-cell>
          <table:table-cell office:value-type="float" office:value="5" calcext:value-type="float">
            <text:p>5</text:p>
          </table:table-cell>
          <table:table-cell office:value-type="float" office:value="3275" calcext:value-type="float">
            <text:p>3275</text:p>
          </table:table-cell>
          <table:table-cell office:value-type="float" office:value="218150" calcext:value-type="float">
            <text:p>218150</text:p>
          </table:table-cell>
          <table:table-cell office:value-type="float" office:value="3328" calcext:value-type="float">
            <text:p>3328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24.5223697000001" calcext:value-type="float">
            <text:p>24,5224</text:p>
          </table:table-cell>
          <table:table-cell office:value-type="float" office:value="8" calcext:value-type="float">
            <text:p>8</text:p>
          </table:table-cell>
          <table:table-cell office:value-type="float" office:value="5760" calcext:value-type="float">
            <text:p>5760</text:p>
          </table:table-cell>
          <table:table-cell office:value-type="float" office:value="265376" calcext:value-type="float">
            <text:p>265376</text:p>
          </table:table-cell>
          <table:table-cell office:value-type="float" office:value="5844" calcext:value-type="float">
            <text:p>5844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33.7380774000012" calcext:value-type="float">
            <text:p>33,7381</text:p>
          </table:table-cell>
          <table:table-cell office:value-type="float" office:value="10" calcext:value-type="float">
            <text:p>10</text:p>
          </table:table-cell>
          <table:table-cell office:value-type="float" office:value="7920" calcext:value-type="float">
            <text:p>7920</text:p>
          </table:table-cell>
          <table:table-cell office:value-type="float" office:value="322018" calcext:value-type="float">
            <text:p>322018</text:p>
          </table:table-cell>
          <table:table-cell office:value-type="float" office:value="8015" calcext:value-type="float">
            <text:p>8015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46.4930389000001" calcext:value-type="float">
            <text:p>46,4930</text:p>
          </table:table-cell>
          <table:table-cell office:value-type="float" office:value="7" calcext:value-type="float">
            <text:p>7</text:p>
          </table:table-cell>
          <table:table-cell office:value-type="float" office:value="6097" calcext:value-type="float">
            <text:p>6097</text:p>
          </table:table-cell>
          <table:table-cell office:value-type="float" office:value="385902" calcext:value-type="float">
            <text:p>385902</text:p>
          </table:table-cell>
          <table:table-cell office:value-type="float" office:value="6169" calcext:value-type="float">
            <text:p>6169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62.1933400000016" calcext:value-type="float">
            <text:p>62,1933</text:p>
          </table:table-cell>
          <table:table-cell office:value-type="float" office:value="8" calcext:value-type="float">
            <text:p>8</text:p>
          </table:table-cell>
          <table:table-cell office:value-type="float" office:value="7664" calcext:value-type="float">
            <text:p>7664</text:p>
          </table:table-cell>
          <table:table-cell office:value-type="float" office:value="467081" calcext:value-type="float">
            <text:p>467081</text:p>
          </table:table-cell>
          <table:table-cell office:value-type="float" office:value="7752" calcext:value-type="float">
            <text:p>7752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84.0834861000003" calcext:value-type="float">
            <text:p>84,0835</text:p>
          </table:table-cell>
          <table:table-cell office:value-type="float" office:value="15" calcext:value-type="float">
            <text:p>15</text:p>
          </table:table-cell>
          <table:table-cell office:value-type="float" office:value="15795" calcext:value-type="float">
            <text:p>15795</text:p>
          </table:table-cell>
          <table:table-cell office:value-type="float" office:value="570831" calcext:value-type="float">
            <text:p>570831</text:p>
          </table:table-cell>
          <table:table-cell office:value-type="float" office:value="15947" calcext:value-type="float">
            <text:p>15947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58" calcext:value-type="float">
            <text:p>1158</text:p>
          </table:table-cell>
          <table:table-cell office:value-type="float" office:value="115.886777399999" calcext:value-type="float">
            <text:p>115,8868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680381" calcext:value-type="float">
            <text:p>680381</text:p>
          </table:table-cell>
          <table:table-cell office:value-type="float" office:value="9352" calcext:value-type="float">
            <text:p>9352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156.197826400003" calcext:value-type="float">
            <text:p>156,1978</text:p>
          </table:table-cell>
          <table:table-cell office:value-type="float" office:value="8" calcext:value-type="float">
            <text:p>8</text:p>
          </table:table-cell>
          <table:table-cell office:value-type="float" office:value="10184" calcext:value-type="float">
            <text:p>10184</text:p>
          </table:table-cell>
          <table:table-cell office:value-type="float" office:value="821141" calcext:value-type="float">
            <text:p>821141</text:p>
          </table:table-cell>
          <table:table-cell office:value-type="float" office:value="10277" calcext:value-type="float">
            <text:p>10277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46575000007579" calcext:value-type="float">
            <text:p>0,054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254" calcext:value-type="float">
            <text:p>5254</text:p>
          </table:table-cell>
          <table:table-cell office:value-type="float" office:value="206" calcext:value-type="float">
            <text:p>20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728395000005548" calcext:value-type="float">
            <text:p>0,0728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29" calcext:value-type="float">
            <text:p>6329</text:p>
          </table:table-cell>
          <table:table-cell office:value-type="float" office:value="226" calcext:value-type="float">
            <text:p>226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931496000011975" calcext:value-type="float">
            <text:p>0,093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7627" calcext:value-type="float">
            <text:p>7627</text:p>
          </table:table-cell>
          <table:table-cell office:value-type="float" office:value="248" calcext:value-type="float">
            <text:p>248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28288100000646" calcext:value-type="float">
            <text:p>0,1283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9181" calcext:value-type="float">
            <text:p>9181</text:p>
          </table:table-cell>
          <table:table-cell office:value-type="float" office:value="272" calcext:value-type="float">
            <text:p>272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6310169999997" calcext:value-type="float">
            <text:p>0,1631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175" calcext:value-type="float">
            <text:p>11175</text:p>
          </table:table-cell>
          <table:table-cell office:value-type="float" office:value="448" calcext:value-type="float">
            <text:p>448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222325599999749" calcext:value-type="float">
            <text:p>0,2223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04" calcext:value-type="float">
            <text:p>13204</text:p>
          </table:table-cell>
          <table:table-cell office:value-type="float" office:value="326" calcext:value-type="float">
            <text:p>326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287782999999763" calcext:value-type="float">
            <text:p>0,2878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16110" calcext:value-type="float">
            <text:p>16110</text:p>
          </table:table-cell>
          <table:table-cell office:value-type="float" office:value="537" calcext:value-type="float">
            <text:p>537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94073400002526" calcext:value-type="float">
            <text:p>0,3941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1" calcext:value-type="float">
            <text:p>19111</text:p>
          </table:table-cell>
          <table:table-cell office:value-type="float" office:value="392" calcext:value-type="float">
            <text:p>392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490161099998659" calcext:value-type="float">
            <text:p>0,4902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3006" calcext:value-type="float">
            <text:p>23006</text:p>
          </table:table-cell>
          <table:table-cell office:value-type="float" office:value="430" calcext:value-type="float">
            <text:p>430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654071100001602" calcext:value-type="float">
            <text:p>0,6541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27966" calcext:value-type="float">
            <text:p>27966</text:p>
          </table:table-cell>
          <table:table-cell office:value-type="float" office:value="708" calcext:value-type="float">
            <text:p>708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856576700000005" calcext:value-type="float">
            <text:p>0,8566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33670" calcext:value-type="float">
            <text:p>33670</text:p>
          </table:table-cell>
          <table:table-cell office:value-type="float" office:value="778" calcext:value-type="float">
            <text:p>77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.34328579999783" calcext:value-type="float">
            <text:p>1,3433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87" calcext:value-type="float">
            <text:p>40187</text:p>
          </table:table-cell>
          <table:table-cell office:value-type="float" office:value="568" calcext:value-type="float">
            <text:p>568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.55099029999838" calcext:value-type="float">
            <text:p>1,5510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17" calcext:value-type="float">
            <text:p>48517</text:p>
          </table:table-cell>
          <table:table-cell office:value-type="float" office:value="624" calcext:value-type="float">
            <text:p>624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2.09239220000018" calcext:value-type="float">
            <text:p>2,0924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58653" calcext:value-type="float">
            <text:p>58653</text:p>
          </table:table-cell>
          <table:table-cell office:value-type="float" office:value="1026" calcext:value-type="float">
            <text:p>1026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2.92395759999999" calcext:value-type="float">
            <text:p>2,9240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70126" calcext:value-type="float">
            <text:p>70126</text:p>
          </table:table-cell>
          <table:table-cell office:value-type="float" office:value="750" calcext:value-type="float">
            <text:p>750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3.81156680000277" calcext:value-type="float">
            <text:p>3,8116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84667" calcext:value-type="float">
            <text:p>84667</text:p>
          </table:table-cell>
          <table:table-cell office:value-type="float" office:value="824" calcext:value-type="float">
            <text:p>824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5.24249820000114" calcext:value-type="float">
            <text:p>5,2425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2378" calcext:value-type="float">
            <text:p>102378</text:p>
          </table:table-cell>
          <table:table-cell office:value-type="float" office:value="1357" calcext:value-type="float">
            <text:p>1357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7.25814410000021" calcext:value-type="float">
            <text:p>7,2581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1" calcext:value-type="float">
            <text:p>122761</text:p>
          </table:table-cell>
          <table:table-cell office:value-type="float" office:value="992" calcext:value-type="float">
            <text:p>992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9.98756819999835" calcext:value-type="float">
            <text:p>9,9876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41" calcext:value-type="float">
            <text:p>148241</text:p>
          </table:table-cell>
          <table:table-cell office:value-type="float" office:value="1090" calcext:value-type="float">
            <text:p>1090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13.7243363000016" calcext:value-type="float">
            <text:p>13,7243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179700" calcext:value-type="float">
            <text:p>179700</text:p>
          </table:table-cell>
          <table:table-cell office:value-type="float" office:value="1798" calcext:value-type="float">
            <text:p>1798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8.7247739000013" calcext:value-type="float">
            <text:p>18,7248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16154" calcext:value-type="float">
            <text:p>216154</text:p>
          </table:table-cell>
          <table:table-cell office:value-type="float" office:value="1316" calcext:value-type="float">
            <text:p>1316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25.2441209999997" calcext:value-type="float">
            <text:p>25,2441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61726" calcext:value-type="float">
            <text:p>261726</text:p>
          </table:table-cell>
          <table:table-cell office:value-type="float" office:value="2169" calcext:value-type="float">
            <text:p>2169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34.2764898999994" calcext:value-type="float">
            <text:p>34,2765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 office:value-type="float" office:value="316410" calcext:value-type="float">
            <text:p>316410</text:p>
          </table:table-cell>
          <table:table-cell office:value-type="float" office:value="2385" calcext:value-type="float">
            <text:p>2385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46.4056369000027" calcext:value-type="float">
            <text:p>46,4056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381502" calcext:value-type="float">
            <text:p>381502</text:p>
          </table:table-cell>
          <table:table-cell office:value-type="float" office:value="1748" calcext:value-type="float">
            <text:p>1748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62.6207069999946" calcext:value-type="float">
            <text:p>62,6207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461281" calcext:value-type="float">
            <text:p>461281</text:p>
          </table:table-cell>
          <table:table-cell office:value-type="float" office:value="1922" calcext:value-type="float">
            <text:p>1922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84.3038871000026" calcext:value-type="float">
            <text:p>84,3039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557041" calcext:value-type="float">
            <text:p>557041</text:p>
          </table:table-cell>
          <table:table-cell office:value-type="float" office:value="2112" calcext:value-type="float">
            <text:p>2112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16.653690400002" calcext:value-type="float">
            <text:p>116,6537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673381" calcext:value-type="float">
            <text:p>673381</text:p>
          </table:table-cell>
          <table:table-cell office:value-type="float" office:value="2322" calcext:value-type="float">
            <text:p>2322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159.145624099998" calcext:value-type="float">
            <text:p>159,1456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813451" calcext:value-type="float">
            <text:p>813451</text:p>
          </table:table-cell>
          <table:table-cell office:value-type="float" office:value="2552" calcext:value-type="float">
            <text:p>255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39777000012691" calcext:value-type="float">
            <text:p>0,054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462" calcext:value-type="float">
            <text:p>5462</text:p>
          </table:table-cell>
          <table:table-cell office:value-type="float" office:value="419" calcext:value-type="float">
            <text:p>4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723845000029542" calcext:value-type="float">
            <text:p>0,0724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444" calcext:value-type="float">
            <text:p>6444</text:p>
          </table:table-cell>
          <table:table-cell office:value-type="float" office:value="344" calcext:value-type="float">
            <text:p>344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968836999963969" calcext:value-type="float">
            <text:p>0,0969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office:value-type="float" office:value="7877" calcext:value-type="float">
            <text:p>7877</text:p>
          </table:table-cell>
          <table:table-cell office:value-type="float" office:value="502" calcext:value-type="float">
            <text:p>502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125929800000449" calcext:value-type="float">
            <text:p>0,1259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9319" calcext:value-type="float">
            <text:p>9319</text:p>
          </table:table-cell>
          <table:table-cell office:value-type="float" office:value="414" calcext:value-type="float">
            <text:p>414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16321080000489" calcext:value-type="float">
            <text:p>0,1632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1327" calcext:value-type="float">
            <text:p>11327</text:p>
          </table:table-cell>
          <table:table-cell office:value-type="float" office:value="604" calcext:value-type="float">
            <text:p>604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15917900000932" calcext:value-type="float">
            <text:p>0,2159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3369" calcext:value-type="float">
            <text:p>13369</text:p>
          </table:table-cell>
          <table:table-cell office:value-type="float" office:value="494" calcext:value-type="float">
            <text:p>494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285482300001604" calcext:value-type="float">
            <text:p>0,2855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292" calcext:value-type="float">
            <text:p>16292</text:p>
          </table:table-cell>
          <table:table-cell office:value-type="float" office:value="722" calcext:value-type="float">
            <text:p>722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385773699999845" calcext:value-type="float">
            <text:p>0,3858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19309" calcext:value-type="float">
            <text:p>19309</text:p>
          </table:table-cell>
          <table:table-cell office:value-type="float" office:value="593" calcext:value-type="float">
            <text:p>593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48034049999842" calcext:value-type="float">
            <text:p>0,4803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23223" calcext:value-type="float">
            <text:p>23223</text:p>
          </table:table-cell>
          <table:table-cell office:value-type="float" office:value="651" calcext:value-type="float">
            <text:p>651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640490699996008" calcext:value-type="float">
            <text:p>0,6405</text:p>
          </table:table-cell>
          <table:table-cell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27969" calcext:value-type="float">
            <text:p>27969</text:p>
          </table:table-cell>
          <table:table-cell office:value-type="float" office:value="714" calcext:value-type="float">
            <text:p>714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83897910000087" calcext:value-type="float">
            <text:p>0,8390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33673" calcext:value-type="float">
            <text:p>33673</text:p>
          </table:table-cell>
          <table:table-cell office:value-type="float" office:value="783" calcext:value-type="float">
            <text:p>783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1.16810429999896" calcext:value-type="float">
            <text:p>1,1681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40757" calcext:value-type="float">
            <text:p>40757</text:p>
          </table:table-cell>
          <table:table-cell office:value-type="float" office:value="1145" calcext:value-type="float">
            <text:p>1145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1.56449079999584" calcext:value-type="float">
            <text:p>1,5645</text:p>
          </table:table-cell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49143" calcext:value-type="float">
            <text:p>49143</text:p>
          </table:table-cell>
          <table:table-cell office:value-type="float" office:value="1254" calcext:value-type="float">
            <text:p>1254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2.10557120000158" calcext:value-type="float">
            <text:p>2,1056</text:p>
          </table:table-cell>
          <table:table-cell office:value-type="float" office:value="4" calcext:value-type="float">
            <text:p>4</text:p>
          </table:table-cell>
          <table:table-cell office:value-type="float" office:value="1356" calcext:value-type="float">
            <text:p>1356</text:p>
          </table:table-cell>
          <table:table-cell office:value-type="float" office:value="58998" calcext:value-type="float">
            <text:p>58998</text:p>
          </table:table-cell>
          <table:table-cell office:value-type="float" office:value="1375" calcext:value-type="float">
            <text:p>1375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2.83475480000197" calcext:value-type="float">
            <text:p>2,8348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70878" calcext:value-type="float">
            <text:p>70878</text:p>
          </table:table-cell>
          <table:table-cell office:value-type="float" office:value="1507" calcext:value-type="float">
            <text:p>1507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3.81913350000104" calcext:value-type="float">
            <text:p>3,8191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float" office:value="85081" calcext:value-type="float">
            <text:p>85081</text:p>
          </table:table-cell>
          <table:table-cell office:value-type="float" office:value="1241" calcext:value-type="float">
            <text:p>1241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5.1955209000007" calcext:value-type="float">
            <text:p>5,1955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2381" calcext:value-type="float">
            <text:p>102381</text:p>
          </table:table-cell>
          <table:table-cell office:value-type="float" office:value="1362" calcext:value-type="float">
            <text:p>1362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7.16499739999563" calcext:value-type="float">
            <text:p>7,1650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office:value-type="float" office:value="123755" calcext:value-type="float">
            <text:p>123755</text:p>
          </table:table-cell>
          <table:table-cell office:value-type="float" office:value="1993" calcext:value-type="float">
            <text:p>1993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10.8698128999968" calcext:value-type="float">
            <text:p>10,8698</text:p>
          </table:table-cell>
          <table:table-cell office:value-type="float" office:value="4" calcext:value-type="float">
            <text:p>4</text:p>
          </table:table-cell>
          <table:table-cell office:value-type="float" office:value="2168" calcext:value-type="float">
            <text:p>2168</text:p>
          </table:table-cell>
          <table:table-cell office:value-type="float" office:value="149333" calcext:value-type="float">
            <text:p>149333</text:p>
          </table:table-cell>
          <table:table-cell office:value-type="float" office:value="2188" calcext:value-type="float">
            <text:p>2188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13.480137700004" calcext:value-type="float">
            <text:p>13,4801</text:p>
          </table:table-cell>
          <table:table-cell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float" office:value="179703" calcext:value-type="float">
            <text:p>179703</text:p>
          </table:table-cell>
          <table:table-cell office:value-type="float" office:value="1803" calcext:value-type="float">
            <text:p>1803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18.3150419000012" calcext:value-type="float">
            <text:p>18,3150</text:p>
          </table:table-cell>
          <table:table-cell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float" office:value="216814" calcext:value-type="float">
            <text:p>216814</text:p>
          </table:table-cell>
          <table:table-cell office:value-type="float" office:value="1980" calcext:value-type="float">
            <text:p>1980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26.3086096999978" calcext:value-type="float">
            <text:p>26,3086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  <table:table-cell office:value-type="float" office:value="262452" calcext:value-type="float">
            <text:p>262452</text:p>
          </table:table-cell>
          <table:table-cell office:value-type="float" office:value="2900" calcext:value-type="float">
            <text:p>2900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35.0179300999953" calcext:value-type="float">
            <text:p>35,0179</text:p>
          </table:table-cell>
          <table:table-cell office:value-type="float" office:value="4" calcext:value-type="float">
            <text:p>4</text:p>
          </table:table-cell>
          <table:table-cell office:value-type="float" office:value="3168" calcext:value-type="float">
            <text:p>3168</text:p>
          </table:table-cell>
          <table:table-cell office:value-type="float" office:value="317208" calcext:value-type="float">
            <text:p>317208</text:p>
          </table:table-cell>
          <table:table-cell office:value-type="float" office:value="3187" calcext:value-type="float">
            <text:p>3187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48.3860600999979" calcext:value-type="float">
            <text:p>48,3861</text:p>
          </table:table-cell>
          <table:table-cell office:value-type="float" office:value="3" calcext:value-type="float">
            <text:p>3</text:p>
          </table:table-cell>
          <table:table-cell office:value-type="float" office:value="2613" calcext:value-type="float">
            <text:p>2613</text:p>
          </table:table-cell>
          <table:table-cell office:value-type="float" office:value="382378" calcext:value-type="float">
            <text:p>382378</text:p>
          </table:table-cell>
          <table:table-cell office:value-type="float" office:value="2628" calcext:value-type="float">
            <text:p>2628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64.6581833000018" calcext:value-type="float">
            <text:p>64,6582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463205" calcext:value-type="float">
            <text:p>463205</text:p>
          </table:table-cell>
          <table:table-cell office:value-type="float" office:value="3852" calcext:value-type="float">
            <text:p>3852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88.6020977000007" calcext:value-type="float">
            <text:p>88,6021</text:p>
          </table:table-cell>
          <table:table-cell office:value-type="float" office:value="6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 office:value-type="float" office:value="561267" calcext:value-type="float">
            <text:p>561267</text:p>
          </table:table-cell>
          <table:table-cell office:value-type="float" office:value="6351" calcext:value-type="float">
            <text:p>6351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119.2363492" calcext:value-type="float">
            <text:p>119,2363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676866" calcext:value-type="float">
            <text:p>676866</text:p>
          </table:table-cell>
          <table:table-cell office:value-type="float" office:value="5816" calcext:value-type="float">
            <text:p>5816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59.842308300002" calcext:value-type="float">
            <text:p>159,8423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818557" calcext:value-type="float">
            <text:p>818557</text:p>
          </table:table-cell>
          <table:table-cell office:value-type="float" office:value="7671" calcext:value-type="float">
            <text:p>7671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54940000001807" calcext:value-type="float">
            <text:p>0,055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362" calcext:value-type="float">
            <text:p>5362</text:p>
          </table:table-cell>
          <table:table-cell office:value-type="float" office:value="318" calcext:value-type="float">
            <text:p>3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709561000039685" calcext:value-type="float">
            <text:p>0,0710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6561" calcext:value-type="float">
            <text:p>6561</text:p>
          </table:table-cell>
          <table:table-cell office:value-type="float" office:value="465" calcext:value-type="float">
            <text:p>46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949099000063143" calcext:value-type="float">
            <text:p>0,0949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  <table:table-cell office:value-type="float" office:value="8131" calcext:value-type="float">
            <text:p>8131</text:p>
          </table:table-cell>
          <table:table-cell office:value-type="float" office:value="764" calcext:value-type="float">
            <text:p>764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132981099995959" calcext:value-type="float">
            <text:p>0,133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9596" calcext:value-type="float">
            <text:p>9596</text:p>
          </table:table-cell>
          <table:table-cell office:value-type="float" office:value="696" calcext:value-type="float">
            <text:p>696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158133700002509" calcext:value-type="float">
            <text:p>0,1581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1331" calcext:value-type="float">
            <text:p>11331</text:p>
          </table:table-cell>
          <table:table-cell office:value-type="float" office:value="609" calcext:value-type="float">
            <text:p>609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213146100002632" calcext:value-type="float">
            <text:p>0,2131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13372" calcext:value-type="float">
            <text:p>13372</text:p>
          </table:table-cell>
          <table:table-cell office:value-type="float" office:value="500" calcext:value-type="float">
            <text:p>50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29032030000235" calcext:value-type="float">
            <text:p>0,2903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16476" calcext:value-type="float">
            <text:p>16476</text:p>
          </table:table-cell>
          <table:table-cell office:value-type="float" office:value="911" calcext:value-type="float">
            <text:p>911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395214799995301" calcext:value-type="float">
            <text:p>0,3952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19509" calcext:value-type="float">
            <text:p>19509</text:p>
          </table:table-cell>
          <table:table-cell office:value-type="float" office:value="796" calcext:value-type="float">
            <text:p>796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492167299998982" calcext:value-type="float">
            <text:p>0,4922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23658" calcext:value-type="float">
            <text:p>23658</text:p>
          </table:table-cell>
          <table:table-cell office:value-type="float" office:value="1093" calcext:value-type="float">
            <text:p>1093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669710999995004" calcext:value-type="float">
            <text:p>0,6697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28209" calcext:value-type="float">
            <text:p>28209</text:p>
          </table:table-cell>
          <table:table-cell office:value-type="float" office:value="959" calcext:value-type="float">
            <text:p>959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8584050999998" calcext:value-type="float">
            <text:p>0,858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16" calcext:value-type="float">
            <text:p>33416</text:p>
          </table:table-cell>
          <table:table-cell office:value-type="float" office:value="524" calcext:value-type="float">
            <text:p>524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.15764729999501" calcext:value-type="float">
            <text:p>1,1576</text:p>
          </table:table-cell>
          <table:table-cell office:value-type="float" office:value="3" calcext:value-type="float">
            <text:p>3</text:p>
          </table:table-cell>
          <table:table-cell office:value-type="float" office:value="843" calcext:value-type="float">
            <text:p>843</text:p>
          </table:table-cell>
          <table:table-cell office:value-type="float" office:value="40476" calcext:value-type="float">
            <text:p>40476</text:p>
          </table:table-cell>
          <table:table-cell office:value-type="float" office:value="862" calcext:value-type="float">
            <text:p>862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.60215369999787" calcext:value-type="float">
            <text:p>1,6022</text:p>
          </table:table-cell>
          <table:table-cell office:value-type="float" office:value="6" calcext:value-type="float">
            <text:p>6</text:p>
          </table:table-cell>
          <table:table-cell office:value-type="float" office:value="1854" calcext:value-type="float">
            <text:p>1854</text:p>
          </table:table-cell>
          <table:table-cell office:value-type="float" office:value="49773" calcext:value-type="float">
            <text:p>49773</text:p>
          </table:table-cell>
          <table:table-cell office:value-type="float" office:value="1891" calcext:value-type="float">
            <text:p>1891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2.14754009999888" calcext:value-type="float">
            <text:p>2,1475</text:p>
          </table:table-cell>
          <table:table-cell office:value-type="float" office:value="7" calcext:value-type="float">
            <text:p>7</text:p>
          </table:table-cell>
          <table:table-cell office:value-type="float" office:value="2373" calcext:value-type="float">
            <text:p>2373</text:p>
          </table:table-cell>
          <table:table-cell office:value-type="float" office:value="60031" calcext:value-type="float">
            <text:p>60031</text:p>
          </table:table-cell>
          <table:table-cell office:value-type="float" office:value="2416" calcext:value-type="float">
            <text:p>2416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2.88952340000105" calcext:value-type="float">
            <text:p>2,8895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70506" calcext:value-type="float">
            <text:p>70506</text:p>
          </table:table-cell>
          <table:table-cell office:value-type="float" office:value="1136" calcext:value-type="float">
            <text:p>1136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4.39982869999949" calcext:value-type="float">
            <text:p>4,3998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85910" calcext:value-type="float">
            <text:p>85910</text:p>
          </table:table-cell>
          <table:table-cell office:value-type="float" office:value="2075" calcext:value-type="float">
            <text:p>2075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5.44037460000254" calcext:value-type="float">
            <text:p>5,4404</text:p>
          </table:table-cell>
          <table:table-cell office:value-type="float" office:value="9" calcext:value-type="float">
            <text:p>9</text:p>
          </table:table-cell>
          <table:table-cell office:value-type="float" office:value="4041" calcext:value-type="float">
            <text:p>4041</text:p>
          </table:table-cell>
          <table:table-cell office:value-type="float" office:value="105102" calcext:value-type="float">
            <text:p>105102</text:p>
          </table:table-cell>
          <table:table-cell office:value-type="float" office:value="4101" calcext:value-type="float">
            <text:p>4101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7.41377880000073" calcext:value-type="float">
            <text:p>7,4138</text:p>
          </table:table-cell>
          <table:table-cell office:value-type="float" office:value="9" calcext:value-type="float">
            <text:p>9</text:p>
          </table:table-cell>
          <table:table-cell office:value-type="float" office:value="4437" calcext:value-type="float">
            <text:p>4437</text:p>
          </table:table-cell>
          <table:table-cell office:value-type="float" office:value="126244" calcext:value-type="float">
            <text:p>126244</text:p>
          </table:table-cell>
          <table:table-cell office:value-type="float" office:value="4500" calcext:value-type="float">
            <text:p>4500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10.1456286999965" calcext:value-type="float">
            <text:p>10,1456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149883" calcext:value-type="float">
            <text:p>149883</text:p>
          </table:table-cell>
          <table:table-cell office:value-type="float" office:value="2743" calcext:value-type="float">
            <text:p>2743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13.7809600000037" calcext:value-type="float">
            <text:p>13,7810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180306" calcext:value-type="float">
            <text:p>180306</text:p>
          </table:table-cell>
          <table:table-cell office:value-type="float" office:value="2408" calcext:value-type="float">
            <text:p>2408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19.2722569999969" calcext:value-type="float">
            <text:p>19,2723</text:p>
          </table:table-cell>
          <table:table-cell office:value-type="float" office:value="5" calcext:value-type="float">
            <text:p>5</text:p>
          </table:table-cell>
          <table:table-cell office:value-type="float" office:value="3275" calcext:value-type="float">
            <text:p>3275</text:p>
          </table:table-cell>
          <table:table-cell office:value-type="float" office:value="218135" calcext:value-type="float">
            <text:p>218135</text:p>
          </table:table-cell>
          <table:table-cell office:value-type="float" office:value="3307" calcext:value-type="float">
            <text:p>3307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25.6594352999964" calcext:value-type="float">
            <text:p>25,6594</text:p>
          </table:table-cell>
          <table:table-cell office:value-type="float" office:value="6" calcext:value-type="float">
            <text:p>6</text:p>
          </table:table-cell>
          <table:table-cell office:value-type="float" office:value="4320" calcext:value-type="float">
            <text:p>4320</text:p>
          </table:table-cell>
          <table:table-cell office:value-type="float" office:value="263904" calcext:value-type="float">
            <text:p>263904</text:p>
          </table:table-cell>
          <table:table-cell office:value-type="float" office:value="4357" calcext:value-type="float">
            <text:p>4357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35.4660504999993" calcext:value-type="float">
            <text:p>35,4661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318804" calcext:value-type="float">
            <text:p>318804</text:p>
          </table:table-cell>
          <table:table-cell office:value-type="float" office:value="4790" calcext:value-type="float">
            <text:p>4790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47.9936682000043" calcext:value-type="float">
            <text:p>47,9937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383256" calcext:value-type="float">
            <text:p>383256</text:p>
          </table:table-cell>
          <table:table-cell office:value-type="float" office:value="3510" calcext:value-type="float">
            <text:p>3510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63.9079562999978" calcext:value-type="float">
            <text:p>63,9080</text:p>
          </table:table-cell>
          <table:table-cell office:value-type="float" office:value="4" calcext:value-type="float">
            <text:p>4</text:p>
          </table:table-cell>
          <table:table-cell office:value-type="float" office:value="3832" calcext:value-type="float">
            <text:p>3832</text:p>
          </table:table-cell>
          <table:table-cell office:value-type="float" office:value="463209" calcext:value-type="float">
            <text:p>463209</text:p>
          </table:table-cell>
          <table:table-cell office:value-type="float" office:value="3858" calcext:value-type="float">
            <text:p>3858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86.4112107000037" calcext:value-type="float">
            <text:p>86,4112</text:p>
          </table:table-cell>
          <table:table-cell office:value-type="float" office:value="5" calcext:value-type="float">
            <text:p>5</text:p>
          </table:table-cell>
          <table:table-cell office:value-type="float" office:value="5265" calcext:value-type="float">
            <text:p>5265</text:p>
          </table:table-cell>
          <table:table-cell office:value-type="float" office:value="560216" calcext:value-type="float">
            <text:p>560216</text:p>
          </table:table-cell>
          <table:table-cell office:value-type="float" office:value="5298" calcext:value-type="float">
            <text:p>5298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19.044370300006" calcext:value-type="float">
            <text:p>119,0444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676871" calcext:value-type="float">
            <text:p>676871</text:p>
          </table:table-cell>
          <table:table-cell office:value-type="float" office:value="5822" calcext:value-type="float">
            <text:p>5822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159.285114600003" calcext:value-type="float">
            <text:p>159,2851</text:p>
          </table:table-cell>
          <table:table-cell office:value-type="float" office:value="3" calcext:value-type="float">
            <text:p>3</text:p>
          </table:table-cell>
          <table:table-cell office:value-type="float" office:value="3819" calcext:value-type="float">
            <text:p>3819</text:p>
          </table:table-cell>
          <table:table-cell office:value-type="float" office:value="814732" calcext:value-type="float">
            <text:p>814732</text:p>
          </table:table-cell>
          <table:table-cell office:value-type="float" office:value="3839" calcext:value-type="float">
            <text:p>3839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4753599994001" calcext:value-type="float">
            <text:p>0,054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575" calcext:value-type="float">
            <text:p>5575</text:p>
          </table:table-cell>
          <table:table-cell office:value-type="float" office:value="538" calcext:value-type="float">
            <text:p>53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742887999949744" calcext:value-type="float">
            <text:p>0,0743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450" calcext:value-type="float">
            <text:p>6450</text:p>
          </table:table-cell>
          <table:table-cell office:value-type="float" office:value="352" calcext:value-type="float">
            <text:p>35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952754999962053" calcext:value-type="float">
            <text:p>0,0953</text:p>
          </table:table-cell>
          <table:table-cell office:value-type="float" office:value="7" calcext:value-type="float">
            <text:p>7</text:p>
          </table:table-cell>
          <table:table-cell office:value-type="float" office:value="847" calcext:value-type="float">
            <text:p>847</text:p>
          </table:table-cell>
          <table:table-cell office:value-type="float" office:value="8263" calcext:value-type="float">
            <text:p>8263</text:p>
          </table:table-cell>
          <table:table-cell office:value-type="float" office:value="895" calcext:value-type="float">
            <text:p>895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126505399995949" calcext:value-type="float">
            <text:p>0,1265</text:p>
          </table:table-cell>
          <table:table-cell office:value-type="float" office:value="6" calcext:value-type="float">
            <text:p>6</text:p>
          </table:table-cell>
          <table:table-cell office:value-type="float" office:value="798" calcext:value-type="float">
            <text:p>798</text:p>
          </table:table-cell>
          <table:table-cell office:value-type="float" office:value="9739" calcext:value-type="float">
            <text:p>9739</text:p>
          </table:table-cell>
          <table:table-cell office:value-type="float" office:value="844" calcext:value-type="float">
            <text:p>844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162241800004267" calcext:value-type="float">
            <text:p>0,1622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11184" calcext:value-type="float">
            <text:p>11184</text:p>
          </table:table-cell>
          <table:table-cell office:value-type="float" office:value="462" calcext:value-type="float">
            <text:p>462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215636900000391" calcext:value-type="float">
            <text:p>0,215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3540" calcext:value-type="float">
            <text:p>13540</text:p>
          </table:table-cell>
          <table:table-cell office:value-type="float" office:value="670" calcext:value-type="float">
            <text:p>67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297414900000149" calcext:value-type="float">
            <text:p>0,2974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6300" calcext:value-type="float">
            <text:p>16300</text:p>
          </table:table-cell>
          <table:table-cell office:value-type="float" office:value="733" calcext:value-type="float">
            <text:p>733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390179999994871" calcext:value-type="float">
            <text:p>0,3902</text:p>
          </table:table-cell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19711" calcext:value-type="float">
            <text:p>19711</text:p>
          </table:table-cell>
          <table:table-cell office:value-type="float" office:value="1003" calcext:value-type="float">
            <text:p>1003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490448500000639" calcext:value-type="float">
            <text:p>0,4904</text:p>
          </table:table-cell>
          <table:table-cell office:value-type="float" office:value="8" calcext:value-type="float">
            <text:p>8</text:p>
          </table:table-cell>
          <table:table-cell office:value-type="float" office:value="1696" calcext:value-type="float">
            <text:p>1696</text:p>
          </table:table-cell>
          <table:table-cell office:value-type="float" office:value="24314" calcext:value-type="float">
            <text:p>24314</text:p>
          </table:table-cell>
          <table:table-cell office:value-type="float" office:value="1756" calcext:value-type="float">
            <text:p>1756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651741800000309" calcext:value-type="float">
            <text:p>0,6517</text:p>
          </table:table-cell>
          <table:table-cell office:value-type="float" office:value="6" calcext:value-type="float">
            <text:p>6</text:p>
          </table:table-cell>
          <table:table-cell office:value-type="float" office:value="1398" calcext:value-type="float">
            <text:p>1398</text:p>
          </table:table-cell>
          <table:table-cell office:value-type="float" office:value="28689" calcext:value-type="float">
            <text:p>28689</text:p>
          </table:table-cell>
          <table:table-cell office:value-type="float" office:value="1441" calcext:value-type="float">
            <text:p>1441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861129200005962" calcext:value-type="float">
            <text:p>0,861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4984" calcext:value-type="float">
            <text:p>34984</text:p>
          </table:table-cell>
          <table:table-cell office:value-type="float" office:value="2109" calcext:value-type="float">
            <text:p>2109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1.14661260000139" calcext:value-type="float">
            <text:p>1,1466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41051" calcext:value-type="float">
            <text:p>41051</text:p>
          </table:table-cell>
          <table:table-cell office:value-type="float" office:value="1442" calcext:value-type="float">
            <text:p>1442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.56217599999945" calcext:value-type="float">
            <text:p>1,5622</text:p>
          </table:table-cell>
          <table:table-cell office:value-type="float" office:value="4" calcext:value-type="float">
            <text:p>4</text:p>
          </table:table-cell>
          <table:table-cell office:value-type="float" office:value="1236" calcext:value-type="float">
            <text:p>1236</text:p>
          </table:table-cell>
          <table:table-cell office:value-type="float" office:value="49151" calcext:value-type="float">
            <text:p>49151</text:p>
          </table:table-cell>
          <table:table-cell office:value-type="float" office:value="1267" calcext:value-type="float">
            <text:p>1267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2.10117249999894" calcext:value-type="float">
            <text:p>2,1012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58662" calcext:value-type="float">
            <text:p>58662</text:p>
          </table:table-cell>
          <table:table-cell office:value-type="float" office:value="1040" calcext:value-type="float">
            <text:p>1040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2.85627150000073" calcext:value-type="float">
            <text:p>2,8563</text:p>
          </table:table-cell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72394" calcext:value-type="float">
            <text:p>72394</text:p>
          </table:table-cell>
          <table:table-cell office:value-type="float" office:value="3040" calcext:value-type="float">
            <text:p>3040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3.83389129999705" calcext:value-type="float">
            <text:p>3,8339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office:value-type="float" office:value="85915" calcext:value-type="float">
            <text:p>85915</text:p>
          </table:table-cell>
          <table:table-cell office:value-type="float" office:value="2086" calcext:value-type="float">
            <text:p>2086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.42870940000285" calcext:value-type="float">
            <text:p>5,4287</text:p>
          </table:table-cell>
          <table:table-cell office:value-type="float" office:value="9" calcext:value-type="float">
            <text:p>9</text:p>
          </table:table-cell>
          <table:table-cell office:value-type="float" office:value="4041" calcext:value-type="float">
            <text:p>4041</text:p>
          </table:table-cell>
          <table:table-cell office:value-type="float" office:value="105111" calcext:value-type="float">
            <text:p>105111</text:p>
          </table:table-cell>
          <table:table-cell office:value-type="float" office:value="4109" calcext:value-type="float">
            <text:p>4109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7.21444419999898" calcext:value-type="float">
            <text:p>7,2144</text:p>
          </table:table-cell>
          <table:table-cell office:value-type="float" office:value="5" calcext:value-type="float">
            <text:p>5</text:p>
          </table:table-cell>
          <table:table-cell office:value-type="float" office:value="2465" calcext:value-type="float">
            <text:p>2465</text:p>
          </table:table-cell>
          <table:table-cell office:value-type="float" office:value="124261" calcext:value-type="float">
            <text:p>124261</text:p>
          </table:table-cell>
          <table:table-cell office:value-type="float" office:value="2504" calcext:value-type="float">
            <text:p>2504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9.92344919999596" calcext:value-type="float">
            <text:p>9,9234</text:p>
          </table:table-cell>
          <table:table-cell office:value-type="float" office:value="7" calcext:value-type="float">
            <text:p>7</text:p>
          </table:table-cell>
          <table:table-cell office:value-type="float" office:value="3794" calcext:value-type="float">
            <text:p>3794</text:p>
          </table:table-cell>
          <table:table-cell office:value-type="float" office:value="150982" calcext:value-type="float">
            <text:p>150982</text:p>
          </table:table-cell>
          <table:table-cell office:value-type="float" office:value="3847" calcext:value-type="float">
            <text:p>3847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13.8284952999966" calcext:value-type="float">
            <text:p>13,8285</text:p>
          </table:table-cell>
          <table:table-cell office:value-type="float" office:value="5" calcext:value-type="float">
            <text:p>5</text:p>
          </table:table-cell>
          <table:table-cell office:value-type="float" office:value="2980" calcext:value-type="float">
            <text:p>2980</text:p>
          </table:table-cell>
          <table:table-cell office:value-type="float" office:value="180911" calcext:value-type="float">
            <text:p>180911</text:p>
          </table:table-cell>
          <table:table-cell office:value-type="float" office:value="3020" calcext:value-type="float">
            <text:p>3020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18.9856749000028" calcext:value-type="float">
            <text:p>18,9857</text:p>
          </table:table-cell>
          <table:table-cell office:value-type="float" office:value="5" calcext:value-type="float">
            <text:p>5</text:p>
          </table:table-cell>
          <table:table-cell office:value-type="float" office:value="3275" calcext:value-type="float">
            <text:p>3275</text:p>
          </table:table-cell>
          <table:table-cell office:value-type="float" office:value="218140" calcext:value-type="float">
            <text:p>218140</text:p>
          </table:table-cell>
          <table:table-cell office:value-type="float" office:value="3312" calcext:value-type="float">
            <text:p>3312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26.0392763999989" calcext:value-type="float">
            <text:p>26,0393</text:p>
          </table:table-cell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264635" calcext:value-type="float">
            <text:p>264635</text:p>
          </table:table-cell>
          <table:table-cell office:value-type="float" office:value="5094" calcext:value-type="float">
            <text:p>5094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34.4001588000028" calcext:value-type="float">
            <text:p>34,4002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318810" calcext:value-type="float">
            <text:p>318810</text:p>
          </table:table-cell>
          <table:table-cell office:value-type="float" office:value="4802" calcext:value-type="float">
            <text:p>4802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46.7011243000015" calcext:value-type="float">
            <text:p>46,7011</text:p>
          </table:table-cell>
          <table:table-cell office:value-type="float" office:value="3" calcext:value-type="float">
            <text:p>3</text:p>
          </table:table-cell>
          <table:table-cell office:value-type="float" office:value="2613" calcext:value-type="float">
            <text:p>2613</text:p>
          </table:table-cell>
          <table:table-cell office:value-type="float" office:value="382384" calcext:value-type="float">
            <text:p>382384</text:p>
          </table:table-cell>
          <table:table-cell office:value-type="float" office:value="2638" calcext:value-type="float">
            <text:p>2638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63.2181640999988" calcext:value-type="float">
            <text:p>63,2182</text:p>
          </table:table-cell>
          <table:table-cell office:value-type="float" office:value="3" calcext:value-type="float">
            <text:p>3</text:p>
          </table:table-cell>
          <table:table-cell office:value-type="float" office:value="2874" calcext:value-type="float">
            <text:p>2874</text:p>
          </table:table-cell>
          <table:table-cell office:value-type="float" office:value="462250" calcext:value-type="float">
            <text:p>462250</text:p>
          </table:table-cell>
          <table:table-cell office:value-type="float" office:value="2899" calcext:value-type="float">
            <text:p>2899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88.4685641999968" calcext:value-type="float">
            <text:p>88,4686</text:p>
          </table:table-cell>
          <table:table-cell office:value-type="float" office:value="5" calcext:value-type="float">
            <text:p>5</text:p>
          </table:table-cell>
          <table:table-cell office:value-type="float" office:value="5265" calcext:value-type="float">
            <text:p>5265</text:p>
          </table:table-cell>
          <table:table-cell office:value-type="float" office:value="560221" calcext:value-type="float">
            <text:p>560221</text:p>
          </table:table-cell>
          <table:table-cell office:value-type="float" office:value="5303" calcext:value-type="float">
            <text:p>5303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17.316805299997" calcext:value-type="float">
            <text:p>117,3168</text:p>
          </table:table-cell>
          <table:table-cell office:value-type="float" office:value="6" calcext:value-type="float">
            <text:p>6</text:p>
          </table:table-cell>
          <table:table-cell office:value-type="float" office:value="6948" calcext:value-type="float">
            <text:p>6948</text:p>
          </table:table-cell>
          <table:table-cell office:value-type="float" office:value="678039" calcext:value-type="float">
            <text:p>678039</text:p>
          </table:table-cell>
          <table:table-cell office:value-type="float" office:value="6996" calcext:value-type="float">
            <text:p>6996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office:value-type="float" office:value="155.953421500002" calcext:value-type="float">
            <text:p>155,9534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818569" calcext:value-type="float">
            <text:p>818569</text:p>
          </table:table-cell>
          <table:table-cell office:value-type="float" office:value="7682" calcext:value-type="float">
            <text:p>768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531324999974459" calcext:value-type="float">
            <text:p>0,053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474" calcext:value-type="float">
            <text:p>5474</text:p>
          </table:table-cell>
          <table:table-cell office:value-type="float" office:value="433" calcext:value-type="float">
            <text:p>43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706017000047723" calcext:value-type="float">
            <text:p>0,0706</text:p>
          </table:table-cell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  <table:table-cell office:value-type="float" office:value="6801" calcext:value-type="float">
            <text:p>6801</text:p>
          </table:table-cell>
          <table:table-cell office:value-type="float" office:value="711" calcext:value-type="float">
            <text:p>711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0890239000000292" calcext:value-type="float">
            <text:p>0,089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7762" calcext:value-type="float">
            <text:p>7762</text:p>
          </table:table-cell>
          <table:table-cell office:value-type="float" office:value="391" calcext:value-type="float">
            <text:p>391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124536800001806" calcext:value-type="float">
            <text:p>0,1245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9606" calcext:value-type="float">
            <text:p>9606</text:p>
          </table:table-cell>
          <table:table-cell office:value-type="float" office:value="706" calcext:value-type="float">
            <text:p>706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162423900001158" calcext:value-type="float">
            <text:p>0,1624</text:p>
          </table:table-cell>
          <table:table-cell office:value-type="float" office:value="8" calcext:value-type="float">
            <text:p>8</text:p>
          </table:table-cell>
          <table:table-cell office:value-type="float" office:value="1168" calcext:value-type="float">
            <text:p>1168</text:p>
          </table:table-cell>
          <table:table-cell office:value-type="float" office:value="11947" calcext:value-type="float">
            <text:p>11947</text:p>
          </table:table-cell>
          <table:table-cell office:value-type="float" office:value="1236" calcext:value-type="float">
            <text:p>1236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210482700000284" calcext:value-type="float">
            <text:p>0,2105</text:p>
          </table:table-cell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13876" calcext:value-type="float">
            <text:p>13876</text:p>
          </table:table-cell>
          <table:table-cell office:value-type="float" office:value="1011" calcext:value-type="float">
            <text:p>1011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284389499996905" calcext:value-type="float">
            <text:p>0,2844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16486" calcext:value-type="float">
            <text:p>16486</text:p>
          </table:table-cell>
          <table:table-cell office:value-type="float" office:value="923" calcext:value-type="float">
            <text:p>923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376700100001472" calcext:value-type="float">
            <text:p>0,3767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19517" calcext:value-type="float">
            <text:p>19517</text:p>
          </table:table-cell>
          <table:table-cell office:value-type="float" office:value="804" calcext:value-type="float">
            <text:p>804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485998799995286" calcext:value-type="float">
            <text:p>0,4860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23668" calcext:value-type="float">
            <text:p>23668</text:p>
          </table:table-cell>
          <table:table-cell office:value-type="float" office:value="1108" calcext:value-type="float">
            <text:p>1108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655185000003257" calcext:value-type="float">
            <text:p>0,6552</text:p>
          </table:table-cell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28456" calcext:value-type="float">
            <text:p>28456</text:p>
          </table:table-cell>
          <table:table-cell office:value-type="float" office:value="1214" calcext:value-type="float">
            <text:p>1214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844534300005762" calcext:value-type="float">
            <text:p>0,8445</text:p>
          </table:table-cell>
          <table:table-cell office:value-type="float" office:value="7" calcext:value-type="float">
            <text:p>7</text:p>
          </table:table-cell>
          <table:table-cell office:value-type="float" office:value="1792" calcext:value-type="float">
            <text:p>1792</text:p>
          </table:table-cell>
          <table:table-cell office:value-type="float" office:value="34730" calcext:value-type="float">
            <text:p>34730</text:p>
          </table:table-cell>
          <table:table-cell office:value-type="float" office:value="1853" calcext:value-type="float">
            <text:p>1853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1.15483210000093" calcext:value-type="float">
            <text:p>1,1548</text:p>
          </table:table-cell>
          <table:table-cell office:value-type="float" office:value="8" calcext:value-type="float">
            <text:p>8</text:p>
          </table:table-cell>
          <table:table-cell office:value-type="float" office:value="2248" calcext:value-type="float">
            <text:p>2248</text:p>
          </table:table-cell>
          <table:table-cell office:value-type="float" office:value="41917" calcext:value-type="float">
            <text:p>41917</text:p>
          </table:table-cell>
          <table:table-cell office:value-type="float" office:value="2314" calcext:value-type="float">
            <text:p>2314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1.52215290000458" calcext:value-type="float">
            <text:p>1,5222</text:p>
          </table:table-cell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office:value-type="float" office:value="49470" calcext:value-type="float">
            <text:p>49470</text:p>
          </table:table-cell>
          <table:table-cell office:value-type="float" office:value="1589" calcext:value-type="float">
            <text:p>1589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2.03819870000007" calcext:value-type="float">
            <text:p>2,0382</text:p>
          </table:table-cell>
          <table:table-cell office:value-type="float" office:value="12" calcext:value-type="float">
            <text:p>12</text:p>
          </table:table-cell>
          <table:table-cell office:value-type="float" office:value="4068" calcext:value-type="float">
            <text:p>4068</text:p>
          </table:table-cell>
          <table:table-cell office:value-type="float" office:value="61770" calcext:value-type="float">
            <text:p>61770</text:p>
          </table:table-cell>
          <table:table-cell office:value-type="float" office:value="4170" calcext:value-type="float">
            <text:p>4170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2.73603379999986" calcext:value-type="float">
            <text:p>2,7360</text:p>
          </table:table-cell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70890" calcext:value-type="float">
            <text:p>70890</text:p>
          </table:table-cell>
          <table:table-cell office:value-type="float" office:value="1525" calcext:value-type="float">
            <text:p>1525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3.75029380000342" calcext:value-type="float">
            <text:p>3,7503</text:p>
          </table:table-cell>
          <table:table-cell office:value-type="float" office:value="10" calcext:value-type="float">
            <text:p>10</text:p>
          </table:table-cell>
          <table:table-cell office:value-type="float" office:value="4090" calcext:value-type="float">
            <text:p>4090</text:p>
          </table:table-cell>
          <table:table-cell office:value-type="float" office:value="87995" calcext:value-type="float">
            <text:p>87995</text:p>
          </table:table-cell>
          <table:table-cell office:value-type="float" office:value="4174" calcext:value-type="float">
            <text:p>4174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5.04519639999489" calcext:value-type="float">
            <text:p>5,0452</text:p>
          </table:table-cell>
          <table:table-cell office:value-type="float" office:value="10" calcext:value-type="float">
            <text:p>10</text:p>
          </table:table-cell>
          <table:table-cell office:value-type="float" office:value="4490" calcext:value-type="float">
            <text:p>4490</text:p>
          </table:table-cell>
          <table:table-cell office:value-type="float" office:value="105575" calcext:value-type="float">
            <text:p>105575</text:p>
          </table:table-cell>
          <table:table-cell office:value-type="float" office:value="4583" calcext:value-type="float">
            <text:p>4583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7.0937799999956" calcext:value-type="float">
            <text:p>7,0938</text:p>
          </table:table-cell>
          <table:table-cell office:value-type="float" office:value="7" calcext:value-type="float">
            <text:p>7</text:p>
          </table:table-cell>
          <table:table-cell office:value-type="float" office:value="3451" calcext:value-type="float">
            <text:p>3451</text:p>
          </table:table-cell>
          <table:table-cell office:value-type="float" office:value="125264" calcext:value-type="float">
            <text:p>125264</text:p>
          </table:table-cell>
          <table:table-cell office:value-type="float" office:value="3516" calcext:value-type="float">
            <text:p>3516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9.53891360000125" calcext:value-type="float">
            <text:p>9,5389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office:value-type="float" office:value="149893" calcext:value-type="float">
            <text:p>149893</text:p>
          </table:table-cell>
          <table:table-cell office:value-type="float" office:value="2757" calcext:value-type="float">
            <text:p>2757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3.2444078999979" calcext:value-type="float">
            <text:p>13,2444</text:p>
          </table:table-cell>
          <table:table-cell office:value-type="float" office:value="6" calcext:value-type="float">
            <text:p>6</text:p>
          </table:table-cell>
          <table:table-cell office:value-type="float" office:value="3576" calcext:value-type="float">
            <text:p>3576</text:p>
          </table:table-cell>
          <table:table-cell office:value-type="float" office:value="181518" calcext:value-type="float">
            <text:p>181518</text:p>
          </table:table-cell>
          <table:table-cell office:value-type="float" office:value="3631" calcext:value-type="float">
            <text:p>3631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18.2123356000011" calcext:value-type="float">
            <text:p>18,2123</text:p>
          </table:table-cell>
          <table:table-cell office:value-type="float" office:value="6" calcext:value-type="float">
            <text:p>6</text:p>
          </table:table-cell>
          <table:table-cell office:value-type="float" office:value="3930" calcext:value-type="float">
            <text:p>3930</text:p>
          </table:table-cell>
          <table:table-cell office:value-type="float" office:value="218806" calcext:value-type="float">
            <text:p>218806</text:p>
          </table:table-cell>
          <table:table-cell office:value-type="float" office:value="3987" calcext:value-type="float">
            <text:p>3987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24.9883001999988" calcext:value-type="float">
            <text:p>24,9883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63190" calcext:value-type="float">
            <text:p>263190</text:p>
          </table:table-cell>
          <table:table-cell office:value-type="float" office:value="3651" calcext:value-type="float">
            <text:p>3651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34.7199244000003" calcext:value-type="float">
            <text:p>34,7199</text:p>
          </table:table-cell>
          <table:table-cell office:value-type="float" office:value="7" calcext:value-type="float">
            <text:p>7</text:p>
          </table:table-cell>
          <table:table-cell office:value-type="float" office:value="5544" calcext:value-type="float">
            <text:p>5544</text:p>
          </table:table-cell>
          <table:table-cell office:value-type="float" office:value="319614" calcext:value-type="float">
            <text:p>319614</text:p>
          </table:table-cell>
          <table:table-cell office:value-type="float" office:value="5606" calcext:value-type="float">
            <text:p>5606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50.1423271999956" calcext:value-type="float">
            <text:p>50,1423</text:p>
          </table:table-cell>
          <table:table-cell office:value-type="float" office:value="4" calcext:value-type="float">
            <text:p>4</text:p>
          </table:table-cell>
          <table:table-cell office:value-type="float" office:value="3484" calcext:value-type="float">
            <text:p>3484</text:p>
          </table:table-cell>
          <table:table-cell office:value-type="float" office:value="383264" calcext:value-type="float">
            <text:p>383264</text:p>
          </table:table-cell>
          <table:table-cell office:value-type="float" office:value="3522" calcext:value-type="float">
            <text:p>3522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66.5200533000025" calcext:value-type="float">
            <text:p>66,5201</text:p>
          </table:table-cell>
          <table:table-cell office:value-type="float" office:value="6" calcext:value-type="float">
            <text:p>6</text:p>
          </table:table-cell>
          <table:table-cell office:value-type="float" office:value="5748" calcext:value-type="float">
            <text:p>5748</text:p>
          </table:table-cell>
          <table:table-cell office:value-type="float" office:value="465145" calcext:value-type="float">
            <text:p>465145</text:p>
          </table:table-cell>
          <table:table-cell office:value-type="float" office:value="5804" calcext:value-type="float">
            <text:p>5804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90.327695699998" calcext:value-type="float">
            <text:p>90,3277</text:p>
          </table:table-cell>
          <table:table-cell office:value-type="float" office:value="6" calcext:value-type="float">
            <text:p>6</text:p>
          </table:table-cell>
          <table:table-cell office:value-type="float" office:value="6318" calcext:value-type="float">
            <text:p>6318</text:p>
          </table:table-cell>
          <table:table-cell office:value-type="float" office:value="561285" calcext:value-type="float">
            <text:p>561285</text:p>
          </table:table-cell>
          <table:table-cell office:value-type="float" office:value="6376" calcext:value-type="float">
            <text:p>6376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21.9731617" calcext:value-type="float">
            <text:p>121,9732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680373" calcext:value-type="float">
            <text:p>680373</text:p>
          </table:table-cell>
          <table:table-cell office:value-type="float" office:value="9338" calcext:value-type="float">
            <text:p>9338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556268000000273" calcext:value-type="float">
            <text:p>0,0556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692" calcext:value-type="float">
            <text:p>5692</text:p>
          </table:table-cell>
          <table:table-cell office:value-type="float" office:value="657" calcext:value-type="float">
            <text:p>65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740303999991738" calcext:value-type="float">
            <text:p>0,0740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6573" calcext:value-type="float">
            <text:p>6573</text:p>
          </table:table-cell>
          <table:table-cell office:value-type="float" office:value="477" calcext:value-type="float">
            <text:p>477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925228999985848" calcext:value-type="float">
            <text:p>0,0925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  <table:table-cell office:value-type="float" office:value="8149" calcext:value-type="float">
            <text:p>8149</text:p>
          </table:table-cell>
          <table:table-cell office:value-type="float" office:value="784" calcext:value-type="float">
            <text:p>784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170263699998031" calcext:value-type="float">
            <text:p>0,1703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9611" calcext:value-type="float">
            <text:p>9611</text:p>
          </table:table-cell>
          <table:table-cell office:value-type="float" office:value="714" calcext:value-type="float">
            <text:p>714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181612300002598" calcext:value-type="float">
            <text:p>0,1816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1343" calcext:value-type="float">
            <text:p>11343</text:p>
          </table:table-cell>
          <table:table-cell office:value-type="float" office:value="622" calcext:value-type="float">
            <text:p>622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216542399997707" calcext:value-type="float">
            <text:p>0,216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4216" calcext:value-type="float">
            <text:p>14216</text:p>
          </table:table-cell>
          <table:table-cell office:value-type="float" office:value="1359" calcext:value-type="float">
            <text:p>1359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302886500001478" calcext:value-type="float">
            <text:p>0,3029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16491" calcext:value-type="float">
            <text:p>16491</text:p>
          </table:table-cell>
          <table:table-cell office:value-type="float" office:value="933" calcext:value-type="float">
            <text:p>933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370172700000694" calcext:value-type="float">
            <text:p>0,3702</text:p>
          </table:table-cell>
          <table:table-cell office:value-type="float" office:value="7" calcext:value-type="float">
            <text:p>7</text:p>
          </table:table-cell>
          <table:table-cell office:value-type="float" office:value="1351" calcext:value-type="float">
            <text:p>1351</text:p>
          </table:table-cell>
          <table:table-cell office:value-type="float" office:value="20121" calcext:value-type="float">
            <text:p>20121</text:p>
          </table:table-cell>
          <table:table-cell office:value-type="float" office:value="1423" calcext:value-type="float">
            <text:p>1423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501156199999969" calcext:value-type="float">
            <text:p>0,5012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  <table:table-cell office:value-type="float" office:value="23673" calcext:value-type="float">
            <text:p>23673</text:p>
          </table:table-cell>
          <table:table-cell office:value-type="float" office:value="1111" calcext:value-type="float">
            <text:p>1111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631169100000989" calcext:value-type="float">
            <text:p>0,6312</text:p>
          </table:table-cell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28461" calcext:value-type="float">
            <text:p>28461</text:p>
          </table:table-cell>
          <table:table-cell office:value-type="float" office:value="1216" calcext:value-type="float">
            <text:p>1216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842889100000321" calcext:value-type="float">
            <text:p>0,8429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4211" calcext:value-type="float">
            <text:p>34211</text:p>
          </table:table-cell>
          <table:table-cell office:value-type="float" office:value="1331" calcext:value-type="float">
            <text:p>1331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1.13575980000314" calcext:value-type="float">
            <text:p>1,1358</text:p>
          </table:table-cell>
          <table:table-cell office:value-type="float" office:value="6" calcext:value-type="float">
            <text:p>6</text:p>
          </table:table-cell>
          <table:table-cell office:value-type="float" office:value="1686" calcext:value-type="float">
            <text:p>1686</text:p>
          </table:table-cell>
          <table:table-cell office:value-type="float" office:value="41349" calcext:value-type="float">
            <text:p>41349</text:p>
          </table:table-cell>
          <table:table-cell office:value-type="float" office:value="1747" calcext:value-type="float">
            <text:p>1747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.5317073000042" calcext:value-type="float">
            <text:p>1,5317</text:p>
          </table:table-cell>
          <table:table-cell office:value-type="float" office:value="8" calcext:value-type="float">
            <text:p>8</text:p>
          </table:table-cell>
          <table:table-cell office:value-type="float" office:value="2472" calcext:value-type="float">
            <text:p>2472</text:p>
          </table:table-cell>
          <table:table-cell office:value-type="float" office:value="50423" calcext:value-type="float">
            <text:p>50423</text:p>
          </table:table-cell>
          <table:table-cell office:value-type="float" office:value="2556" calcext:value-type="float">
            <text:p>2556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2.53294119999919" calcext:value-type="float">
            <text:p>2,5329</text:p>
          </table:table-cell>
          <table:table-cell office:value-type="float" office:value="5" calcext:value-type="float">
            <text:p>5</text:p>
          </table:table-cell>
          <table:table-cell office:value-type="float" office:value="1695" calcext:value-type="float">
            <text:p>1695</text:p>
          </table:table-cell>
          <table:table-cell office:value-type="float" office:value="59360" calcext:value-type="float">
            <text:p>59360</text:p>
          </table:table-cell>
          <table:table-cell office:value-type="float" office:value="1747" calcext:value-type="float">
            <text:p>1747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2.81703459999699" calcext:value-type="float">
            <text:p>2,8170</text:p>
          </table:table-cell>
          <table:table-cell office:value-type="float" office:value="12" calcext:value-type="float">
            <text:p>12</text:p>
          </table:table-cell>
          <table:table-cell office:value-type="float" office:value="4464" calcext:value-type="float">
            <text:p>4464</text:p>
          </table:table-cell>
          <table:table-cell office:value-type="float" office:value="73926" calcext:value-type="float">
            <text:p>73926</text:p>
          </table:table-cell>
          <table:table-cell office:value-type="float" office:value="4577" calcext:value-type="float">
            <text:p>4577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3.70335460000206" calcext:value-type="float">
            <text:p>3,7034</text:p>
          </table:table-cell>
          <table:table-cell office:value-type="float" office:value="6" calcext:value-type="float">
            <text:p>6</text:p>
          </table:table-cell>
          <table:table-cell office:value-type="float" office:value="2454" calcext:value-type="float">
            <text:p>2454</text:p>
          </table:table-cell>
          <table:table-cell office:value-type="float" office:value="86341" calcext:value-type="float">
            <text:p>86341</text:p>
          </table:table-cell>
          <table:table-cell office:value-type="float" office:value="2520" calcext:value-type="float">
            <text:p>2520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4.96732029999839" calcext:value-type="float">
            <text:p>4,9673</text:p>
          </table:table-cell>
          <table:table-cell office:value-type="float" office:value="7" calcext:value-type="float">
            <text:p>7</text:p>
          </table:table-cell>
          <table:table-cell office:value-type="float" office:value="3143" calcext:value-type="float">
            <text:p>3143</text:p>
          </table:table-cell>
          <table:table-cell office:value-type="float" office:value="104217" calcext:value-type="float">
            <text:p>104217</text:p>
          </table:table-cell>
          <table:table-cell office:value-type="float" office:value="3218" calcext:value-type="float">
            <text:p>3218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6.95129490000545" calcext:value-type="float">
            <text:p>6,9513</text:p>
          </table:table-cell>
          <table:table-cell office:value-type="float" office:value="13" calcext:value-type="float">
            <text:p>13</text:p>
          </table:table-cell>
          <table:table-cell office:value-type="float" office:value="6409" calcext:value-type="float">
            <text:p>6409</text:p>
          </table:table-cell>
          <table:table-cell office:value-type="float" office:value="128271" calcext:value-type="float">
            <text:p>128271</text:p>
          </table:table-cell>
          <table:table-cell office:value-type="float" office:value="6540" calcext:value-type="float">
            <text:p>6540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9.69365330000437" calcext:value-type="float">
            <text:p>9,6937</text:p>
          </table:table-cell>
          <table:table-cell office:value-type="float" office:value="15" calcext:value-type="float">
            <text:p>15</text:p>
          </table:table-cell>
          <table:table-cell office:value-type="float" office:value="8130" calcext:value-type="float">
            <text:p>8130</text:p>
          </table:table-cell>
          <table:table-cell office:value-type="float" office:value="155388" calcext:value-type="float">
            <text:p>155388</text:p>
          </table:table-cell>
          <table:table-cell office:value-type="float" office:value="8271" calcext:value-type="float">
            <text:p>8271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13.1573946000062" calcext:value-type="float">
            <text:p>13,1574</text:p>
          </table:table-cell>
          <table:table-cell office:value-type="float" office:value="4" calcext:value-type="float">
            <text:p>4</text:p>
          </table:table-cell>
          <table:table-cell office:value-type="float" office:value="2384" calcext:value-type="float">
            <text:p>2384</text:p>
          </table:table-cell>
          <table:table-cell office:value-type="float" office:value="180318" calcext:value-type="float">
            <text:p>180318</text:p>
          </table:table-cell>
          <table:table-cell office:value-type="float" office:value="2428" calcext:value-type="float">
            <text:p>2428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18.5709260000003" calcext:value-type="float">
            <text:p>18,5709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220136" calcext:value-type="float">
            <text:p>220136</text:p>
          </table:table-cell>
          <table:table-cell office:value-type="float" office:value="5316" calcext:value-type="float">
            <text:p>5316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25.5973091999986" calcext:value-type="float">
            <text:p>25,5973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63195" calcext:value-type="float">
            <text:p>263195</text:p>
          </table:table-cell>
          <table:table-cell office:value-type="float" office:value="3658" calcext:value-type="float">
            <text:p>3658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34.8682755000045" calcext:value-type="float">
            <text:p>34,8683</text:p>
          </table:table-cell>
          <table:table-cell office:value-type="float" office:value="6" calcext:value-type="float">
            <text:p>6</text:p>
          </table:table-cell>
          <table:table-cell office:value-type="float" office:value="4752" calcext:value-type="float">
            <text:p>4752</text:p>
          </table:table-cell>
          <table:table-cell office:value-type="float" office:value="318822" calcext:value-type="float">
            <text:p>318822</text:p>
          </table:table-cell>
          <table:table-cell office:value-type="float" office:value="4817" calcext:value-type="float">
            <text:p>4817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46.7624872000015" calcext:value-type="float">
            <text:p>46,7625</text:p>
          </table:table-cell>
          <table:table-cell office:value-type="float" office:value="11" calcext:value-type="float">
            <text:p>11</text:p>
          </table:table-cell>
          <table:table-cell office:value-type="float" office:value="9581" calcext:value-type="float">
            <text:p>9581</text:p>
          </table:table-cell>
          <table:table-cell office:value-type="float" office:value="389414" calcext:value-type="float">
            <text:p>389414</text:p>
          </table:table-cell>
          <table:table-cell office:value-type="float" office:value="9692" calcext:value-type="float">
            <text:p>9692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63.1078062000015" calcext:value-type="float">
            <text:p>63,1078</text:p>
          </table:table-cell>
          <table:table-cell office:value-type="float" office:value="9" calcext:value-type="float">
            <text:p>9</text:p>
          </table:table-cell>
          <table:table-cell office:value-type="float" office:value="8622" calcext:value-type="float">
            <text:p>8622</text:p>
          </table:table-cell>
          <table:table-cell office:value-type="float" office:value="468046" calcext:value-type="float">
            <text:p>468046</text:p>
          </table:table-cell>
          <table:table-cell office:value-type="float" office:value="8716" calcext:value-type="float">
            <text:p>8716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85.3414789999952" calcext:value-type="float">
            <text:p>85,3415</text:p>
          </table:table-cell>
          <table:table-cell office:value-type="float" office:value="10" calcext:value-type="float">
            <text:p>10</text:p>
          </table:table-cell>
          <table:table-cell office:value-type="float" office:value="10530" calcext:value-type="float">
            <text:p>10530</text:p>
          </table:table-cell>
          <table:table-cell office:value-type="float" office:value="565531" calcext:value-type="float">
            <text:p>565531</text:p>
          </table:table-cell>
          <table:table-cell office:value-type="float" office:value="10640" calcext:value-type="float">
            <text:p>10640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158" calcext:value-type="float">
            <text:p>1158</text:p>
          </table:table-cell>
          <table:table-cell office:value-type="float" office:value="116.2296929" calcext:value-type="float">
            <text:p>116,2297</text:p>
          </table:table-cell>
          <table:table-cell office:value-type="float" office:value="5" calcext:value-type="float">
            <text:p>5</text:p>
          </table:table-cell>
          <table:table-cell office:value-type="float" office:value="5790" calcext:value-type="float">
            <text:p>5790</text:p>
          </table:table-cell>
          <table:table-cell office:value-type="float" office:value="676886" calcext:value-type="float">
            <text:p>676886</text:p>
          </table:table-cell>
          <table:table-cell office:value-type="float" office:value="5850" calcext:value-type="float">
            <text:p>5850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156.081618099997" calcext:value-type="float">
            <text:p>156,0816</text:p>
          </table:table-cell>
          <table:table-cell office:value-type="float" office:value="8" calcext:value-type="float">
            <text:p>8</text:p>
          </table:table-cell>
          <table:table-cell office:value-type="float" office:value="10184" calcext:value-type="float">
            <text:p>10184</text:p>
          </table:table-cell>
          <table:table-cell office:value-type="float" office:value="821141" calcext:value-type="float">
            <text:p>821141</text:p>
          </table:table-cell>
          <table:table-cell office:value-type="float" office:value="10275" calcext:value-type="float">
            <text:p>10275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90871000022162" calcext:value-type="float">
            <text:p>0,059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254" calcext:value-type="float">
            <text:p>5254</text:p>
          </table:table-cell>
          <table:table-cell office:value-type="float" office:value="205" calcext:value-type="float">
            <text:p>20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0750513999955729" calcext:value-type="float">
            <text:p>0,075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29" calcext:value-type="float">
            <text:p>6329</text:p>
          </table:table-cell>
          <table:table-cell office:value-type="float" office:value="225" calcext:value-type="float">
            <text:p>22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964837999999872" calcext:value-type="float">
            <text:p>0,0965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504" calcext:value-type="float">
            <text:p>7504</text:p>
          </table:table-cell>
          <table:table-cell office:value-type="float" office:value="123" calcext:value-type="float">
            <text:p>123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32555700001831" calcext:value-type="float">
            <text:p>0,1326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9316" calcext:value-type="float">
            <text:p>9316</text:p>
          </table:table-cell>
          <table:table-cell office:value-type="float" office:value="407" calcext:value-type="float">
            <text:p>407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160205799998948" calcext:value-type="float">
            <text:p>0,160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1027" calcext:value-type="float">
            <text:p>11027</text:p>
          </table:table-cell>
          <table:table-cell office:value-type="float" office:value="297" calcext:value-type="float">
            <text:p>297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216907699999865" calcext:value-type="float">
            <text:p>0,216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04" calcext:value-type="float">
            <text:p>13204</text:p>
          </table:table-cell>
          <table:table-cell office:value-type="float" office:value="325" calcext:value-type="float">
            <text:p>325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284270900003321" calcext:value-type="float">
            <text:p>0,2843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32" calcext:value-type="float">
            <text:p>15932</text:p>
          </table:table-cell>
          <table:table-cell office:value-type="float" office:value="358" calcext:value-type="float">
            <text:p>358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400596799998311" calcext:value-type="float">
            <text:p>0,4006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1" calcext:value-type="float">
            <text:p>19111</text:p>
          </table:table-cell>
          <table:table-cell office:value-type="float" office:value="391" calcext:value-type="float">
            <text:p>391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491428900000756" calcext:value-type="float">
            <text:p>0,4914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3006" calcext:value-type="float">
            <text:p>23006</text:p>
          </table:table-cell>
          <table:table-cell office:value-type="float" office:value="429" calcext:value-type="float">
            <text:p>429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650155799994536" calcext:value-type="float">
            <text:p>0,6502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27731" calcext:value-type="float">
            <text:p>27731</text:p>
          </table:table-cell>
          <table:table-cell office:value-type="float" office:value="471" calcext:value-type="float">
            <text:p>471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838477299999795" calcext:value-type="float">
            <text:p>0,838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3154" calcext:value-type="float">
            <text:p>33154</text:p>
          </table:table-cell>
          <table:table-cell office:value-type="float" office:value="258" calcext:value-type="float">
            <text:p>25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.33309639999788" calcext:value-type="float">
            <text:p>1,333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87" calcext:value-type="float">
            <text:p>40187</text:p>
          </table:table-cell>
          <table:table-cell office:value-type="float" office:value="567" calcext:value-type="float">
            <text:p>567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.57045120000112" calcext:value-type="float">
            <text:p>1,5705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17" calcext:value-type="float">
            <text:p>48517</text:p>
          </table:table-cell>
          <table:table-cell office:value-type="float" office:value="623" calcext:value-type="float">
            <text:p>623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2.05165519999719" calcext:value-type="float">
            <text:p>2,0517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57971" calcext:value-type="float">
            <text:p>57971</text:p>
          </table:table-cell>
          <table:table-cell office:value-type="float" office:value="341" calcext:value-type="float">
            <text:p>341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2.86692749999929" calcext:value-type="float">
            <text:p>2,8669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52" calcext:value-type="float">
            <text:p>69752</text:p>
          </table:table-cell>
          <table:table-cell office:value-type="float" office:value="374" calcext:value-type="float">
            <text:p>374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3.73040010000113" calcext:value-type="float">
            <text:p>3,7304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84667" calcext:value-type="float">
            <text:p>84667</text:p>
          </table:table-cell>
          <table:table-cell office:value-type="float" office:value="823" calcext:value-type="float">
            <text:p>823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4.99131219999981" calcext:value-type="float">
            <text:p>4,991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1476" calcext:value-type="float">
            <text:p>101476</text:p>
          </table:table-cell>
          <table:table-cell office:value-type="float" office:value="451" calcext:value-type="float">
            <text:p>451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6.84506279999914" calcext:value-type="float">
            <text:p>6,8451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1" calcext:value-type="float">
            <text:p>122761</text:p>
          </table:table-cell>
          <table:table-cell office:value-type="float" office:value="991" calcext:value-type="float">
            <text:p>991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9.57491780000419" calcext:value-type="float">
            <text:p>9,5749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41" calcext:value-type="float">
            <text:p>148241</text:p>
          </table:table-cell>
          <table:table-cell office:value-type="float" office:value="1089" calcext:value-type="float">
            <text:p>1089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  <table:table-cell office:value-type="float" office:value="13.1264316000015" calcext:value-type="float">
            <text:p>13,1264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02" calcext:value-type="float">
            <text:p>179102</text:p>
          </table:table-cell>
          <table:table-cell office:value-type="float" office:value="1197" calcext:value-type="float">
            <text:p>1197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7.979719899995" calcext:value-type="float">
            <text:p>17,9797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15497" calcext:value-type="float">
            <text:p>215497</text:p>
          </table:table-cell>
          <table:table-cell office:value-type="float" office:value="657" calcext:value-type="float">
            <text:p>657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24.7630692000021" calcext:value-type="float">
            <text:p>24,7631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261004" calcext:value-type="float">
            <text:p>261004</text:p>
          </table:table-cell>
          <table:table-cell office:value-type="float" office:value="1445" calcext:value-type="float">
            <text:p>1445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33.5607996000035" calcext:value-type="float">
            <text:p>33,5608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16" calcext:value-type="float">
            <text:p>315616</text:p>
          </table:table-cell>
          <table:table-cell office:value-type="float" office:value="1589" calcext:value-type="float">
            <text:p>1589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46.1033022999982" calcext:value-type="float">
            <text:p>46,1033</text:p>
          </table:table-cell>
          <table:table-cell office:value-type="float" office:value="3" calcext:value-type="float">
            <text:p>3</text:p>
          </table:table-cell>
          <table:table-cell office:value-type="float" office:value="2613" calcext:value-type="float">
            <text:p>2613</text:p>
          </table:table-cell>
          <table:table-cell office:value-type="float" office:value="382375" calcext:value-type="float">
            <text:p>382375</text:p>
          </table:table-cell>
          <table:table-cell office:value-type="float" office:value="2621" calcext:value-type="float">
            <text:p>2621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61.8433978999965" calcext:value-type="float">
            <text:p>61,8434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461281" calcext:value-type="float">
            <text:p>461281</text:p>
          </table:table-cell>
          <table:table-cell office:value-type="float" office:value="1921" calcext:value-type="float">
            <text:p>1921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office:value-type="float" office:value="83.9608764000004" calcext:value-type="float">
            <text:p>83,9609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557041" calcext:value-type="float">
            <text:p>557041</text:p>
          </table:table-cell>
          <table:table-cell office:value-type="float" office:value="2111" calcext:value-type="float">
            <text:p>2111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158" calcext:value-type="float">
            <text:p>1158</text:p>
          </table:table-cell>
          <table:table-cell office:value-type="float" office:value="114.046840399998" calcext:value-type="float">
            <text:p>114,0468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673381" calcext:value-type="float">
            <text:p>673381</text:p>
          </table:table-cell>
          <table:table-cell office:value-type="float" office:value="2321" calcext:value-type="float">
            <text:p>2321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154.960973900001" calcext:value-type="float">
            <text:p>154,9610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812176" calcext:value-type="float">
            <text:p>812176</text:p>
          </table:table-cell>
          <table:table-cell office:value-type="float" office:value="1275" calcext:value-type="float">
            <text:p>1275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54135999991559" calcext:value-type="float">
            <text:p>0,05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153" calcext:value-type="float">
            <text:p>5153</text:p>
          </table:table-cell>
          <table:table-cell office:value-type="float" office:value="103" calcext:value-type="float">
            <text:p>10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.0735328999944613" calcext:value-type="float">
            <text:p>0,073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31" calcext:value-type="float">
            <text:p>6331</text:p>
          </table:table-cell>
          <table:table-cell office:value-type="float" office:value="227" calcext:value-type="float">
            <text:p>227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.0948792999988655" calcext:value-type="float">
            <text:p>0,0949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7629" calcext:value-type="float">
            <text:p>7629</text:p>
          </table:table-cell>
          <table:table-cell office:value-type="float" office:value="249" calcext:value-type="float">
            <text:p>249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0.128685299998324" calcext:value-type="float">
            <text:p>0,128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047" calcext:value-type="float">
            <text:p>9047</text:p>
          </table:table-cell>
          <table:table-cell office:value-type="float" office:value="136" calcext:value-type="float">
            <text:p>136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0.164181500003906" calcext:value-type="float">
            <text:p>0,164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1029" calcext:value-type="float">
            <text:p>11029</text:p>
          </table:table-cell>
          <table:table-cell office:value-type="float" office:value="299" calcext:value-type="float">
            <text:p>299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14956099996925" calcext:value-type="float">
            <text:p>0,215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3043" calcext:value-type="float">
            <text:p>13043</text:p>
          </table:table-cell>
          <table:table-cell office:value-type="float" office:value="163" calcext:value-type="float">
            <text:p>163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.300154299999122" calcext:value-type="float">
            <text:p>0,3002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34" calcext:value-type="float">
            <text:p>15934</text:p>
          </table:table-cell>
          <table:table-cell office:value-type="float" office:value="359" calcext:value-type="float">
            <text:p>359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3879162000012" calcext:value-type="float">
            <text:p>0,3879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3" calcext:value-type="float">
            <text:p>19113</text:p>
          </table:table-cell>
          <table:table-cell office:value-type="float" office:value="393" calcext:value-type="float">
            <text:p>393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0.499903100004303" calcext:value-type="float">
            <text:p>0,4999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2793" calcext:value-type="float">
            <text:p>22793</text:p>
          </table:table-cell>
          <table:table-cell office:value-type="float" office:value="215" calcext:value-type="float">
            <text:p>215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658468399997219" calcext:value-type="float">
            <text:p>0,6585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7497" calcext:value-type="float">
            <text:p>27497</text:p>
          </table:table-cell>
          <table:table-cell office:value-type="float" office:value="236" calcext:value-type="float">
            <text:p>236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853360599998268" calcext:value-type="float">
            <text:p>0,853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14" calcext:value-type="float">
            <text:p>33414</text:p>
          </table:table-cell>
          <table:table-cell office:value-type="float" office:value="520" calcext:value-type="float">
            <text:p>520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1.16417020000517" calcext:value-type="float">
            <text:p>1,1642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9905" calcext:value-type="float">
            <text:p>39905</text:p>
          </table:table-cell>
          <table:table-cell office:value-type="float" office:value="284" calcext:value-type="float">
            <text:p>284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1.55479169999307" calcext:value-type="float">
            <text:p>1,5548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19" calcext:value-type="float">
            <text:p>48519</text:p>
          </table:table-cell>
          <table:table-cell office:value-type="float" office:value="625" calcext:value-type="float">
            <text:p>625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2.06607900000381" calcext:value-type="float">
            <text:p>2,0661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14" calcext:value-type="float">
            <text:p>58314</text:p>
          </table:table-cell>
          <table:table-cell office:value-type="float" office:value="686" calcext:value-type="float">
            <text:p>686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2.85048330000427" calcext:value-type="float">
            <text:p>2,8505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53" calcext:value-type="float">
            <text:p>69753</text:p>
          </table:table-cell>
          <table:table-cell office:value-type="float" office:value="375" calcext:value-type="float">
            <text:p>375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3.78240820000065" calcext:value-type="float">
            <text:p>3,782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84257" calcext:value-type="float">
            <text:p>84257</text:p>
          </table:table-cell>
          <table:table-cell office:value-type="float" office:value="412" calcext:value-type="float">
            <text:p>412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5.0888111000022" calcext:value-type="float">
            <text:p>5,0888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101929" calcext:value-type="float">
            <text:p>101929</text:p>
          </table:table-cell>
          <table:table-cell office:value-type="float" office:value="905" calcext:value-type="float">
            <text:p>905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6.93521889999829" calcext:value-type="float">
            <text:p>6,9352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3" calcext:value-type="float">
            <text:p>122763</text:p>
          </table:table-cell>
          <table:table-cell office:value-type="float" office:value="994" calcext:value-type="float">
            <text:p>994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9.58139200000005" calcext:value-type="float">
            <text:p>9,5814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43" calcext:value-type="float">
            <text:p>148243</text:p>
          </table:table-cell>
          <table:table-cell office:value-type="float" office:value="1091" calcext:value-type="float">
            <text:p>1091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13.2087494000007" calcext:value-type="float">
            <text:p>13,2087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04" calcext:value-type="float">
            <text:p>179104</text:p>
          </table:table-cell>
          <table:table-cell office:value-type="float" office:value="1199" calcext:value-type="float">
            <text:p>1199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17.9483525000032" calcext:value-type="float">
            <text:p>17,9484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16156" calcext:value-type="float">
            <text:p>216156</text:p>
          </table:table-cell>
          <table:table-cell office:value-type="float" office:value="1317" calcext:value-type="float">
            <text:p>1317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24.7692638000008" calcext:value-type="float">
            <text:p>24,7693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61729" calcext:value-type="float">
            <text:p>261729</text:p>
          </table:table-cell>
          <table:table-cell office:value-type="float" office:value="2171" calcext:value-type="float">
            <text:p>2171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33.6611851000052" calcext:value-type="float">
            <text:p>33,6612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18" calcext:value-type="float">
            <text:p>315618</text:p>
          </table:table-cell>
          <table:table-cell office:value-type="float" office:value="1591" calcext:value-type="float">
            <text:p>1591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46.5038291000019" calcext:value-type="float">
            <text:p>46,5038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380630" calcext:value-type="float">
            <text:p>380630</text:p>
          </table:table-cell>
          <table:table-cell office:value-type="float" office:value="874" calcext:value-type="float">
            <text:p>874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63.1437959000032" calcext:value-type="float">
            <text:p>63,1438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460322" calcext:value-type="float">
            <text:p>460322</text:p>
          </table:table-cell>
          <table:table-cell office:value-type="float" office:value="961" calcext:value-type="float">
            <text:p>961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  <table:table-cell office:value-type="float" office:value="86.3448652999941" calcext:value-type="float">
            <text:p>86,3449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555987" calcext:value-type="float">
            <text:p>555987</text:p>
          </table:table-cell>
          <table:table-cell office:value-type="float" office:value="1056" calcext:value-type="float">
            <text:p>1056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116.329682099997" calcext:value-type="float">
            <text:p>116,3297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672222" calcext:value-type="float">
            <text:p>672222</text:p>
          </table:table-cell>
          <table:table-cell office:value-type="float" office:value="1161" calcext:value-type="float">
            <text:p>1161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60.115545200002" calcext:value-type="float">
            <text:p>160,1155</text:p>
          </table:table-cell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float" office:value="812177" calcext:value-type="float">
            <text:p>812177</text:p>
          </table:table-cell>
          <table:table-cell office:value-type="float" office:value="1276" calcext:value-type="float">
            <text:p>1276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55672999980743" calcext:value-type="float">
            <text:p>0,05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154" calcext:value-type="float">
            <text:p>5154</text:p>
          </table:table-cell>
          <table:table-cell office:value-type="float" office:value="104" calcext:value-type="float">
            <text:p>1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0.0734821000005468" calcext:value-type="float">
            <text:p>0,073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33" calcext:value-type="float">
            <text:p>6333</text:p>
          </table:table-cell>
          <table:table-cell office:value-type="float" office:value="229" calcext:value-type="float">
            <text:p>229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.0967988999982481" calcext:value-type="float">
            <text:p>0,096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506" calcext:value-type="float">
            <text:p>7506</text:p>
          </table:table-cell>
          <table:table-cell office:value-type="float" office:value="125" calcext:value-type="float">
            <text:p>125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130756599995948" calcext:value-type="float">
            <text:p>0,1308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9185" calcext:value-type="float">
            <text:p>9185</text:p>
          </table:table-cell>
          <table:table-cell office:value-type="float" office:value="275" calcext:value-type="float">
            <text:p>275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161426499995287" calcext:value-type="float">
            <text:p>0,161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881" calcext:value-type="float">
            <text:p>10881</text:p>
          </table:table-cell>
          <table:table-cell office:value-type="float" office:value="150" calcext:value-type="float">
            <text:p>150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214981299999636" calcext:value-type="float">
            <text:p>0,215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08" calcext:value-type="float">
            <text:p>13208</text:p>
          </table:table-cell>
          <table:table-cell office:value-type="float" office:value="330" calcext:value-type="float">
            <text:p>33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.290949800000817" calcext:value-type="float">
            <text:p>0,2909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36" calcext:value-type="float">
            <text:p>15936</text:p>
          </table:table-cell>
          <table:table-cell office:value-type="float" office:value="361" calcext:value-type="float">
            <text:p>361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.397311499997159" calcext:value-type="float">
            <text:p>0,3973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5" calcext:value-type="float">
            <text:p>19115</text:p>
          </table:table-cell>
          <table:table-cell office:value-type="float" office:value="395" calcext:value-type="float">
            <text:p>395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0.489636099999188" calcext:value-type="float">
            <text:p>0,4896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2794" calcext:value-type="float">
            <text:p>22794</text:p>
          </table:table-cell>
          <table:table-cell office:value-type="float" office:value="216" calcext:value-type="float">
            <text:p>216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.685720400004357" calcext:value-type="float">
            <text:p>0,685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7498" calcext:value-type="float">
            <text:p>27498</text:p>
          </table:table-cell>
          <table:table-cell office:value-type="float" office:value="237" calcext:value-type="float">
            <text:p>237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881321799999569" calcext:value-type="float">
            <text:p>0,8813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16" calcext:value-type="float">
            <text:p>33416</text:p>
          </table:table-cell>
          <table:table-cell office:value-type="float" office:value="522" calcext:value-type="float">
            <text:p>522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.19085079999786" calcext:value-type="float">
            <text:p>1,1909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91" calcext:value-type="float">
            <text:p>40191</text:p>
          </table:table-cell>
          <table:table-cell office:value-type="float" office:value="571" calcext:value-type="float">
            <text:p>571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.58115600000019" calcext:value-type="float">
            <text:p>1,5812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21" calcext:value-type="float">
            <text:p>48521</text:p>
          </table:table-cell>
          <table:table-cell office:value-type="float" office:value="627" calcext:value-type="float">
            <text:p>627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2.08733629999915" calcext:value-type="float">
            <text:p>2,0873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16" calcext:value-type="float">
            <text:p>58316</text:p>
          </table:table-cell>
          <table:table-cell office:value-type="float" office:value="687" calcext:value-type="float">
            <text:p>687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2.81165969999711" calcext:value-type="float">
            <text:p>2,8117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54" calcext:value-type="float">
            <text:p>69754</text:p>
          </table:table-cell>
          <table:table-cell office:value-type="float" office:value="376" calcext:value-type="float">
            <text:p>376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3.79584309999336" calcext:value-type="float">
            <text:p>3,7958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84671" calcext:value-type="float">
            <text:p>84671</text:p>
          </table:table-cell>
          <table:table-cell office:value-type="float" office:value="827" calcext:value-type="float">
            <text:p>827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5.02888610000082" calcext:value-type="float">
            <text:p>5,0289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1478" calcext:value-type="float">
            <text:p>101478</text:p>
          </table:table-cell>
          <table:table-cell office:value-type="float" office:value="453" calcext:value-type="float">
            <text:p>453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6.98385269999562" calcext:value-type="float">
            <text:p>6,9839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5" calcext:value-type="float">
            <text:p>122765</text:p>
          </table:table-cell>
          <table:table-cell office:value-type="float" office:value="995" calcext:value-type="float">
            <text:p>995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9.78126899999916" calcext:value-type="float">
            <text:p>9,7813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47699" calcext:value-type="float">
            <text:p>147699</text:p>
          </table:table-cell>
          <table:table-cell office:value-type="float" office:value="546" calcext:value-type="float">
            <text:p>546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13.581705800003" calcext:value-type="float">
            <text:p>13,5817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06" calcext:value-type="float">
            <text:p>179106</text:p>
          </table:table-cell>
          <table:table-cell office:value-type="float" office:value="1201" calcext:value-type="float">
            <text:p>1201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18.2918325999999" calcext:value-type="float">
            <text:p>18,2918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16158" calcext:value-type="float">
            <text:p>216158</text:p>
          </table:table-cell>
          <table:table-cell office:value-type="float" office:value="1320" calcext:value-type="float">
            <text:p>1320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25.3759164999938" calcext:value-type="float">
            <text:p>25,3759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261008" calcext:value-type="float">
            <text:p>261008</text:p>
          </table:table-cell>
          <table:table-cell office:value-type="float" office:value="1449" calcext:value-type="float">
            <text:p>1449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34.503412500002" calcext:value-type="float">
            <text:p>34,5034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20" calcext:value-type="float">
            <text:p>315620</text:p>
          </table:table-cell>
          <table:table-cell office:value-type="float" office:value="1593" calcext:value-type="float">
            <text:p>1593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47.2992980999989" calcext:value-type="float">
            <text:p>47,2993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381506" calcext:value-type="float">
            <text:p>381506</text:p>
          </table:table-cell>
          <table:table-cell office:value-type="float" office:value="1751" calcext:value-type="float">
            <text:p>1751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float" office:value="63.0822014000005" calcext:value-type="float">
            <text:p>63,0822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460323" calcext:value-type="float">
            <text:p>460323</text:p>
          </table:table-cell>
          <table:table-cell office:value-type="float" office:value="962" calcext:value-type="float">
            <text:p>962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  <table:table-cell office:value-type="float" office:value="86.7077080000017" calcext:value-type="float">
            <text:p>86,7077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557045" calcext:value-type="float">
            <text:p>557045</text:p>
          </table:table-cell>
          <table:table-cell office:value-type="float" office:value="2117" calcext:value-type="float">
            <text:p>2117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16.369591799994" calcext:value-type="float">
            <text:p>116,3696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673385" calcext:value-type="float">
            <text:p>673385</text:p>
          </table:table-cell>
          <table:table-cell office:value-type="float" office:value="2326" calcext:value-type="float">
            <text:p>2326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159.578009600002" calcext:value-type="float">
            <text:p>159,5780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813455" calcext:value-type="float">
            <text:p>813455</text:p>
          </table:table-cell>
          <table:table-cell office:value-type="float" office:value="2555" calcext:value-type="float">
            <text:p>2555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56141999986721" calcext:value-type="float">
            <text:p>0,05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155" calcext:value-type="float">
            <text:p>5155</text:p>
          </table:table-cell>
          <table:table-cell office:value-type="float" office:value="105" calcext:value-type="float">
            <text:p>10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0747335999985808" calcext:value-type="float">
            <text:p>0,0747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35" calcext:value-type="float">
            <text:p>6335</text:p>
          </table:table-cell>
          <table:table-cell office:value-type="float" office:value="231" calcext:value-type="float">
            <text:p>231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.0950786999965203" calcext:value-type="float">
            <text:p>0,095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7633" calcext:value-type="float">
            <text:p>7633</text:p>
          </table:table-cell>
          <table:table-cell office:value-type="float" office:value="253" calcext:value-type="float">
            <text:p>253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126909300000989" calcext:value-type="float">
            <text:p>0,1269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9187" calcext:value-type="float">
            <text:p>9187</text:p>
          </table:table-cell>
          <table:table-cell office:value-type="float" office:value="279" calcext:value-type="float">
            <text:p>279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.162048899997899" calcext:value-type="float">
            <text:p>0,1620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1033" calcext:value-type="float">
            <text:p>11033</text:p>
          </table:table-cell>
          <table:table-cell office:value-type="float" office:value="304" calcext:value-type="float">
            <text:p>304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212055999996664" calcext:value-type="float">
            <text:p>0,212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3045" calcext:value-type="float">
            <text:p>13045</text:p>
          </table:table-cell>
          <table:table-cell office:value-type="float" office:value="165" calcext:value-type="float">
            <text:p>165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289264699997148" calcext:value-type="float">
            <text:p>0,2893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38" calcext:value-type="float">
            <text:p>15938</text:p>
          </table:table-cell>
          <table:table-cell office:value-type="float" office:value="363" calcext:value-type="float">
            <text:p>363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0.391821600002004" calcext:value-type="float">
            <text:p>0,3918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17" calcext:value-type="float">
            <text:p>19117</text:p>
          </table:table-cell>
          <table:table-cell office:value-type="float" office:value="397" calcext:value-type="float">
            <text:p>397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0.497601499999291" calcext:value-type="float">
            <text:p>0,4976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3012" calcext:value-type="float">
            <text:p>23012</text:p>
          </table:table-cell>
          <table:table-cell office:value-type="float" office:value="436" calcext:value-type="float">
            <text:p>436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0.649622199998703" calcext:value-type="float">
            <text:p>0,6496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27737" calcext:value-type="float">
            <text:p>27737</text:p>
          </table:table-cell>
          <table:table-cell office:value-type="float" office:value="478" calcext:value-type="float">
            <text:p>478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880777500002296" calcext:value-type="float">
            <text:p>0,880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18" calcext:value-type="float">
            <text:p>33418</text:p>
          </table:table-cell>
          <table:table-cell office:value-type="float" office:value="524" calcext:value-type="float">
            <text:p>524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1.17631999999867" calcext:value-type="float">
            <text:p>1,1763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93" calcext:value-type="float">
            <text:p>40193</text:p>
          </table:table-cell>
          <table:table-cell office:value-type="float" office:value="573" calcext:value-type="float">
            <text:p>573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.56068180000148" calcext:value-type="float">
            <text:p>1,5607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48209" calcext:value-type="float">
            <text:p>48209</text:p>
          </table:table-cell>
          <table:table-cell office:value-type="float" office:value="314" calcext:value-type="float">
            <text:p>314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2.10438830000203" calcext:value-type="float">
            <text:p>2,1044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18" calcext:value-type="float">
            <text:p>58318</text:p>
          </table:table-cell>
          <table:table-cell office:value-type="float" office:value="689" calcext:value-type="float">
            <text:p>689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2.81550589999824" calcext:value-type="float">
            <text:p>2,8155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55" calcext:value-type="float">
            <text:p>69755</text:p>
          </table:table-cell>
          <table:table-cell office:value-type="float" office:value="377" calcext:value-type="float">
            <text:p>377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3.80053149999731" calcext:value-type="float">
            <text:p>3,800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84259" calcext:value-type="float">
            <text:p>84259</text:p>
          </table:table-cell>
          <table:table-cell office:value-type="float" office:value="414" calcext:value-type="float">
            <text:p>414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.0696287000028" calcext:value-type="float">
            <text:p>5,0696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01479" calcext:value-type="float">
            <text:p>101479</text:p>
          </table:table-cell>
          <table:table-cell office:value-type="float" office:value="454" calcext:value-type="float">
            <text:p>454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6.94681759999367" calcext:value-type="float">
            <text:p>6,9468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7" calcext:value-type="float">
            <text:p>122767</text:p>
          </table:table-cell>
          <table:table-cell office:value-type="float" office:value="997" calcext:value-type="float">
            <text:p>997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9.82730019999872" calcext:value-type="float">
            <text:p>9,8273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47700" calcext:value-type="float">
            <text:p>147700</text:p>
          </table:table-cell>
          <table:table-cell office:value-type="float" office:value="547" calcext:value-type="float">
            <text:p>547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13.3981766999932" calcext:value-type="float">
            <text:p>13,3982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08" calcext:value-type="float">
            <text:p>179108</text:p>
          </table:table-cell>
          <table:table-cell office:value-type="float" office:value="1204" calcext:value-type="float">
            <text:p>1204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17.7865923999998" calcext:value-type="float">
            <text:p>17,7866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15500" calcext:value-type="float">
            <text:p>215500</text:p>
          </table:table-cell>
          <table:table-cell office:value-type="float" office:value="660" calcext:value-type="float">
            <text:p>660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24.7202746999974" calcext:value-type="float">
            <text:p>24,720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60285" calcext:value-type="float">
            <text:p>260285</text:p>
          </table:table-cell>
          <table:table-cell office:value-type="float" office:value="725" calcext:value-type="float">
            <text:p>725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34.4167276999942" calcext:value-type="float">
            <text:p>34,4167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22" calcext:value-type="float">
            <text:p>315622</text:p>
          </table:table-cell>
          <table:table-cell office:value-type="float" office:value="1595" calcext:value-type="float">
            <text:p>1595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47.6434560999987" calcext:value-type="float">
            <text:p>47,6435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380632" calcext:value-type="float">
            <text:p>380632</text:p>
          </table:table-cell>
          <table:table-cell office:value-type="float" office:value="876" calcext:value-type="float">
            <text:p>876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958" calcext:value-type="float">
            <text:p>958</text:p>
          </table:table-cell>
          <table:table-cell office:value-type="float" office:value="64.2745982999986" calcext:value-type="float">
            <text:p>64,2746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460324" calcext:value-type="float">
            <text:p>460324</text:p>
          </table:table-cell>
          <table:table-cell office:value-type="float" office:value="963" calcext:value-type="float">
            <text:p>963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office:value-type="float" office:value="88.2434028999996" calcext:value-type="float">
            <text:p>88,2434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555989" calcext:value-type="float">
            <text:p>555989</text:p>
          </table:table-cell>
          <table:table-cell office:value-type="float" office:value="1058" calcext:value-type="float">
            <text:p>1058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22.051511599995" calcext:value-type="float">
            <text:p>122,0515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672224" calcext:value-type="float">
            <text:p>672224</text:p>
          </table:table-cell>
          <table:table-cell office:value-type="float" office:value="1163" calcext:value-type="float">
            <text:p>1163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577199000035762" calcext:value-type="float">
            <text:p>0,057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262" calcext:value-type="float">
            <text:p>5262</text:p>
          </table:table-cell>
          <table:table-cell office:value-type="float" office:value="213" calcext:value-type="float">
            <text:p>21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774971999999252" calcext:value-type="float">
            <text:p>0,077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37" calcext:value-type="float">
            <text:p>6337</text:p>
          </table:table-cell>
          <table:table-cell office:value-type="float" office:value="233" calcext:value-type="float">
            <text:p>23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101527599996189" calcext:value-type="float">
            <text:p>0,1015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7635" calcext:value-type="float">
            <text:p>7635</text:p>
          </table:table-cell>
          <table:table-cell office:value-type="float" office:value="255" calcext:value-type="float">
            <text:p>255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.13103879999835" calcext:value-type="float">
            <text:p>0,131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050" calcext:value-type="float">
            <text:p>9050</text:p>
          </table:table-cell>
          <table:table-cell office:value-type="float" office:value="139" calcext:value-type="float">
            <text:p>139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0.174133499996969" calcext:value-type="float">
            <text:p>0,1741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1035" calcext:value-type="float">
            <text:p>11035</text:p>
          </table:table-cell>
          <table:table-cell office:value-type="float" office:value="306" calcext:value-type="float">
            <text:p>306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0.219005999999354" calcext:value-type="float">
            <text:p>0,219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12" calcext:value-type="float">
            <text:p>13212</text:p>
          </table:table-cell>
          <table:table-cell office:value-type="float" office:value="333" calcext:value-type="float">
            <text:p>333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294318599997496" calcext:value-type="float">
            <text:p>0,2943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40" calcext:value-type="float">
            <text:p>15940</text:p>
          </table:table-cell>
          <table:table-cell office:value-type="float" office:value="366" calcext:value-type="float">
            <text:p>366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0.396104499996" calcext:value-type="float">
            <text:p>0,396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8920" calcext:value-type="float">
            <text:p>18920</text:p>
          </table:table-cell>
          <table:table-cell office:value-type="float" office:value="199" calcext:value-type="float">
            <text:p>199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.506669999995211" calcext:value-type="float">
            <text:p>0,5067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3014" calcext:value-type="float">
            <text:p>23014</text:p>
          </table:table-cell>
          <table:table-cell office:value-type="float" office:value="437" calcext:value-type="float">
            <text:p>437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0.662765599998238" calcext:value-type="float">
            <text:p>0,6628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27739" calcext:value-type="float">
            <text:p>27739</text:p>
          </table:table-cell>
          <table:table-cell office:value-type="float" office:value="479" calcext:value-type="float">
            <text:p>479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.891897800000152" calcext:value-type="float">
            <text:p>0,8919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3158" calcext:value-type="float">
            <text:p>33158</text:p>
          </table:table-cell>
          <table:table-cell office:value-type="float" office:value="262" calcext:value-type="float">
            <text:p>262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1.18811789999745" calcext:value-type="float">
            <text:p>1,188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95" calcext:value-type="float">
            <text:p>40195</text:p>
          </table:table-cell>
          <table:table-cell office:value-type="float" office:value="576" calcext:value-type="float">
            <text:p>576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1.62091570000484" calcext:value-type="float">
            <text:p>1,6209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25" calcext:value-type="float">
            <text:p>48525</text:p>
          </table:table-cell>
          <table:table-cell office:value-type="float" office:value="631" calcext:value-type="float">
            <text:p>631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2.20561219999945" calcext:value-type="float">
            <text:p>2,2056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20" calcext:value-type="float">
            <text:p>58320</text:p>
          </table:table-cell>
          <table:table-cell office:value-type="float" office:value="692" calcext:value-type="float">
            <text:p>692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2.98883249999926" calcext:value-type="float">
            <text:p>2,9888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69756" calcext:value-type="float">
            <text:p>69756</text:p>
          </table:table-cell>
          <table:table-cell office:value-type="float" office:value="378" calcext:value-type="float">
            <text:p>378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4.05003109999961" calcext:value-type="float">
            <text:p>4,0500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84675" calcext:value-type="float">
            <text:p>84675</text:p>
          </table:table-cell>
          <table:table-cell office:value-type="float" office:value="831" calcext:value-type="float">
            <text:p>831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5.48667800000112" calcext:value-type="float">
            <text:p>5,4867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101935" calcext:value-type="float">
            <text:p>101935</text:p>
          </table:table-cell>
          <table:table-cell office:value-type="float" office:value="911" calcext:value-type="float">
            <text:p>911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7.57878089999576" calcext:value-type="float">
            <text:p>7,5788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69" calcext:value-type="float">
            <text:p>122769</text:p>
          </table:table-cell>
          <table:table-cell office:value-type="float" office:value="1001" calcext:value-type="float">
            <text:p>1001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10.3122518999953" calcext:value-type="float">
            <text:p>10,3123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49" calcext:value-type="float">
            <text:p>148249</text:p>
          </table:table-cell>
          <table:table-cell office:value-type="float" office:value="1097" calcext:value-type="float">
            <text:p>1097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4.0570318000027" calcext:value-type="float">
            <text:p>14,0570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10" calcext:value-type="float">
            <text:p>179110</text:p>
          </table:table-cell>
          <table:table-cell office:value-type="float" office:value="1205" calcext:value-type="float">
            <text:p>1205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19.3939057000025" calcext:value-type="float">
            <text:p>19,3939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16162" calcext:value-type="float">
            <text:p>216162</text:p>
          </table:table-cell>
          <table:table-cell office:value-type="float" office:value="1324" calcext:value-type="float">
            <text:p>1324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26.4088058999987" calcext:value-type="float">
            <text:p>26,408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60286" calcext:value-type="float">
            <text:p>260286</text:p>
          </table:table-cell>
          <table:table-cell office:value-type="float" office:value="726" calcext:value-type="float">
            <text:p>726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36.8455164000043" calcext:value-type="float">
            <text:p>36,8455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24" calcext:value-type="float">
            <text:p>315624</text:p>
          </table:table-cell>
          <table:table-cell office:value-type="float" office:value="1597" calcext:value-type="float">
            <text:p>1597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871" calcext:value-type="float">
            <text:p>871</text:p>
          </table:table-cell>
          <table:table-cell office:value-type="float" office:value="49.9744190999991" calcext:value-type="float">
            <text:p>49,9744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381510" calcext:value-type="float">
            <text:p>381510</text:p>
          </table:table-cell>
          <table:table-cell office:value-type="float" office:value="1755" calcext:value-type="float">
            <text:p>1755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float" office:value="65.1374320999967" calcext:value-type="float">
            <text:p>65,1374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461289" calcext:value-type="float">
            <text:p>461289</text:p>
          </table:table-cell>
          <table:table-cell office:value-type="float" office:value="1930" calcext:value-type="float">
            <text:p>1930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8.4011574000033" calcext:value-type="float">
            <text:p>88,4012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557049" calcext:value-type="float">
            <text:p>557049</text:p>
          </table:table-cell>
          <table:table-cell office:value-type="float" office:value="2119" calcext:value-type="float">
            <text:p>2119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20.142062600004" calcext:value-type="float">
            <text:p>120,1421</text:p>
          </table:table-cell>
          <table:table-cell office:value-type="float" office:value="2" calcext:value-type="float">
            <text:p>2</text:p>
          </table:table-cell>
          <table:table-cell office:value-type="float" office:value="2316" calcext:value-type="float">
            <text:p>2316</text:p>
          </table:table-cell>
          <table:table-cell office:value-type="float" office:value="673389" calcext:value-type="float">
            <text:p>673389</text:p>
          </table:table-cell>
          <table:table-cell office:value-type="float" office:value="2329" calcext:value-type="float">
            <text:p>2329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557222999996156" calcext:value-type="float">
            <text:p>0,055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264" calcext:value-type="float">
            <text:p>5264</text:p>
          </table:table-cell>
          <table:table-cell office:value-type="float" office:value="215" calcext:value-type="float">
            <text:p>2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0.0728770999994595" calcext:value-type="float">
            <text:p>0,072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339" calcext:value-type="float">
            <text:p>6339</text:p>
          </table:table-cell>
          <table:table-cell office:value-type="float" office:value="237" calcext:value-type="float">
            <text:p>237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.0951200999988942" calcext:value-type="float">
            <text:p>0,095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509" calcext:value-type="float">
            <text:p>7509</text:p>
          </table:table-cell>
          <table:table-cell office:value-type="float" office:value="128" calcext:value-type="float">
            <text:p>128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.169137600001704" calcext:value-type="float">
            <text:p>0,1691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9191" calcext:value-type="float">
            <text:p>9191</text:p>
          </table:table-cell>
          <table:table-cell office:value-type="float" office:value="282" calcext:value-type="float">
            <text:p>282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.161621700004616" calcext:value-type="float">
            <text:p>0,16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884" calcext:value-type="float">
            <text:p>10884</text:p>
          </table:table-cell>
          <table:table-cell office:value-type="float" office:value="153" calcext:value-type="float">
            <text:p>153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211303600000974" calcext:value-type="float">
            <text:p>0,2113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3214" calcext:value-type="float">
            <text:p>13214</text:p>
          </table:table-cell>
          <table:table-cell office:value-type="float" office:value="335" calcext:value-type="float">
            <text:p>335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.281879900001513" calcext:value-type="float">
            <text:p>0,2819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5942" calcext:value-type="float">
            <text:p>15942</text:p>
          </table:table-cell>
          <table:table-cell office:value-type="float" office:value="367" calcext:value-type="float">
            <text:p>367</text:p>
          </table:table-cell>
          <table:table-cell office:value-type="float" office:value="30976" calcext:value-type="float">
            <text:p>3097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.370410200004699" calcext:value-type="float">
            <text:p>0,3704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19121" calcext:value-type="float">
            <text:p>19121</text:p>
          </table:table-cell>
          <table:table-cell office:value-type="float" office:value="401" calcext:value-type="float">
            <text:p>401</text:p>
          </table:table-cell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.476653400000942" calcext:value-type="float">
            <text:p>0,476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2797" calcext:value-type="float">
            <text:p>22797</text:p>
          </table:table-cell>
          <table:table-cell office:value-type="float" office:value="219" calcext:value-type="float">
            <text:p>219</text:p>
          </table:table-cell>
          <table:table-cell office:value-type="float" office:value="44944" calcext:value-type="float">
            <text:p>4494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0.662788900001033" calcext:value-type="float">
            <text:p>0,6628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float" office:value="27741" calcext:value-type="float">
            <text:p>27741</text:p>
          </table:table-cell>
          <table:table-cell office:value-type="float" office:value="482" calcext:value-type="float">
            <text:p>482</text:p>
          </table:table-cell>
          <table:table-cell office:value-type="float" office:value="54289" calcext:value-type="float">
            <text:p>5428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.852139000002353" calcext:value-type="float">
            <text:p>0,852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3422" calcext:value-type="float">
            <text:p>33422</text:p>
          </table:table-cell>
          <table:table-cell office:value-type="float" office:value="527" calcext:value-type="float">
            <text:p>527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1.1451664999986" calcext:value-type="float">
            <text:p>1,1452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40197" calcext:value-type="float">
            <text:p>40197</text:p>
          </table:table-cell>
          <table:table-cell office:value-type="float" office:value="578" calcext:value-type="float">
            <text:p>578</text:p>
          </table:table-cell>
          <table:table-cell office:value-type="float" office:value="78961" calcext:value-type="float">
            <text:p>7896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.55730849999964" calcext:value-type="float">
            <text:p>1,5573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48527" calcext:value-type="float">
            <text:p>48527</text:p>
          </table:table-cell>
          <table:table-cell office:value-type="float" office:value="633" calcext:value-type="float">
            <text:p>633</text:p>
          </table:table-cell>
          <table:table-cell office:value-type="float" office:value="95481" calcext:value-type="float">
            <text:p>954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float" office:value="2.09604869999748" calcext:value-type="float">
            <text:p>2,0960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58322" calcext:value-type="float">
            <text:p>58322</text:p>
          </table:table-cell>
          <table:table-cell office:value-type="float" office:value="694" calcext:value-type="float">
            <text:p>694</text:p>
          </table:table-cell>
          <table:table-cell office:value-type="float" office:value="114921" calcext:value-type="float">
            <text:p>11492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2.81062709999969" calcext:value-type="float">
            <text:p>2,8106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70136" calcext:value-type="float">
            <text:p>70136</text:p>
          </table:table-cell>
          <table:table-cell office:value-type="float" office:value="762" calcext:value-type="float">
            <text:p>762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3.81086599999981" calcext:value-type="float">
            <text:p>3,810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office:value-type="float" office:value="84677" calcext:value-type="float">
            <text:p>84677</text:p>
          </table:table-cell>
          <table:table-cell office:value-type="float" office:value="834" calcext:value-type="float">
            <text:p>834</text:p>
          </table:table-cell>
          <table:table-cell office:value-type="float" office:value="167281" calcext:value-type="float">
            <text:p>16728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5.33294249999744" calcext:value-type="float">
            <text:p>5,3329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office:value-type="float" office:value="101937" calcext:value-type="float">
            <text:p>101937</text:p>
          </table:table-cell>
          <table:table-cell office:value-type="float" office:value="913" calcext:value-type="float">
            <text:p>913</text:p>
          </table:table-cell>
          <table:table-cell office:value-type="float" office:value="201601" calcext:value-type="float">
            <text:p>20160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6.95125220000045" calcext:value-type="float">
            <text:p>6,9513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122771" calcext:value-type="float">
            <text:p>122771</text:p>
          </table:table-cell>
          <table:table-cell office:value-type="float" office:value="1002" calcext:value-type="float">
            <text:p>1002</text:p>
          </table:table-cell>
          <table:table-cell office:value-type="float" office:value="243049" calcext:value-type="float">
            <text:p>243049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9.69445660000201" calcext:value-type="float">
            <text:p>9,6945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148251" calcext:value-type="float">
            <text:p>148251</text:p>
          </table:table-cell>
          <table:table-cell office:value-type="float" office:value="1101" calcext:value-type="float">
            <text:p>1101</text:p>
          </table:table-cell>
          <table:table-cell office:value-type="float" office:value="293764" calcext:value-type="float">
            <text:p>293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13.5142362999977" calcext:value-type="float">
            <text:p>13,5142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179112" calcext:value-type="float">
            <text:p>179112</text:p>
          </table:table-cell>
          <table:table-cell office:value-type="float" office:value="1207" calcext:value-type="float">
            <text:p>1207</text:p>
          </table:table-cell>
          <table:table-cell office:value-type="float" office:value="355216" calcext:value-type="float">
            <text:p>355216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18.3338951999976" calcext:value-type="float">
            <text:p>18,3339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216164" calcext:value-type="float">
            <text:p>216164</text:p>
          </table:table-cell>
          <table:table-cell office:value-type="float" office:value="1325" calcext:value-type="float">
            <text:p>1325</text:p>
          </table:table-cell>
          <table:table-cell office:value-type="float" office:value="429025" calcext:value-type="float">
            <text:p>429025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25.5110535999993" calcext:value-type="float">
            <text:p>25,5111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261014" calcext:value-type="float">
            <text:p>261014</text:p>
          </table:table-cell>
          <table:table-cell office:value-type="float" office:value="1455" calcext:value-type="float">
            <text:p>1455</text:p>
          </table:table-cell>
          <table:table-cell office:value-type="float" office:value="518400" calcext:value-type="float">
            <text:p>518400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35.2099122999935" calcext:value-type="float">
            <text:p>35,2099</text:p>
          </table:table-cell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315626" calcext:value-type="float">
            <text:p>315626</text:p>
          </table:table-cell>
          <table:table-cell office:value-type="float" office:value="1601" calcext:value-type="float">
            <text:p>1601</text:p>
          </table:table-cell>
          <table:table-cell office:value-type="float" office:value="627264" calcext:value-type="float">
            <text:p>6272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48.469022199999" calcext:value-type="float">
            <text:p>48,4690</text:p>
          </table:table-cell>
          <table:table-cell office:value-type="float" office:value="2" calcext:value-type="float">
            <text:p>2</text:p>
          </table:table-cell>
          <table:table-cell office:value-type="float" office:value="1742" calcext:value-type="float">
            <text:p>1742</text:p>
          </table:table-cell>
          <table:table-cell office:value-type="float" office:value="381512" calcext:value-type="float">
            <text:p>381512</text:p>
          </table:table-cell>
          <table:table-cell office:value-type="float" office:value="1758" calcext:value-type="float">
            <text:p>1758</text:p>
          </table:table-cell>
          <table:table-cell office:value-type="float" office:value="758641" calcext:value-type="float">
            <text:p>758641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958" calcext:value-type="float">
            <text:p>958</text:p>
          </table:table-cell>
          <table:table-cell office:value-type="float" office:value="66.2007432000028" calcext:value-type="float">
            <text:p>66,2007</text:p>
          </table:table-cell>
          <table:table-cell office:value-type="float" office:value="2" calcext:value-type="float">
            <text:p>2</text:p>
          </table:table-cell>
          <table:table-cell office:value-type="float" office:value="1916" calcext:value-type="float">
            <text:p>1916</text:p>
          </table:table-cell>
          <table:table-cell office:value-type="float" office:value="461291" calcext:value-type="float">
            <text:p>461291</text:p>
          </table:table-cell>
          <table:table-cell office:value-type="float" office:value="1931" calcext:value-type="float">
            <text:p>1931</text:p>
          </table:table-cell>
          <table:table-cell office:value-type="float" office:value="917764" calcext:value-type="float">
            <text:p>917764</text:p>
          </table:table-cell>
        </table:table-row>
        <table:table-row table:style-name="ro1">
          <table:table-cell/>
          <table:table-cell office:value-type="string" calcext:value-type="string">
            <text:p>cosine_similarity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88.2618985000008" calcext:value-type="float">
            <text:p>88,2619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555991" calcext:value-type="float">
            <text:p>555991</text:p>
          </table:table-cell>
          <table:table-cell office:value-type="float" office:value="1060" calcext:value-type="float">
            <text:p>1060</text:p>
          </table:table-cell>
          <table:table-cell office:value-type="float" office:value="1108809" calcext:value-type="float">
            <text:p>1108809</text:p>
          </table:table-cell>
        </table:table-row>
        <table:table-row table:style-name="ro1">
          <table:table-cell/>
          <table:table-cell table:style-name="ce3" office:value-type="string" calcext:value-type="string">
            <text:p>cosine_similarity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58" calcext:value-type="float">
            <text:p>1158</text:p>
          </table:table-cell>
          <table:table-cell table:style-name="ce9" office:value-type="float" office:value="120.639496800002" calcext:value-type="float">
            <text:p>120,639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673391" calcext:value-type="float">
            <text:p>673391</text:p>
          </table:table-cell>
          <table:table-cell table:style-name="ce5" office:value-type="float" office:value="2331" calcext:value-type="float">
            <text:p>2331</text:p>
          </table:table-cell>
          <table:table-cell table:style-name="ce13" office:value-type="float" office:value="1340964" calcext:value-type="float">
            <text:p>134096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issimilarity_use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_resul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ssignments</text:p>
          </table:table-cell>
          <table:table-cell table:style-name="ce1" office:value-type="string" calcext:value-type="string">
            <text:p>cost_calculations</text:p>
          </table:table-cell>
          <table:table-cell table:style-name="ce1" office:value-type="string" calcext:value-type="string">
            <text:p>cluster_calculations</text:p>
          </table:table-cell>
          <table:table-cell table:style-name="ce1" office:value-type="string" calcext:value-type="string">
            <text:p>vj_calculations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152.179055199998" calcext:value-type="float">
            <text:p>152,1791</text:p>
          </table:table-cell>
          <table:table-cell office:value-type="float" office:value="2" calcext:value-type="float">
            <text:p>2</text:p>
          </table:table-cell>
          <table:table-cell office:value-type="float" office:value="2546" calcext:value-type="float">
            <text:p>2546</text:p>
          </table:table-cell>
          <table:table-cell office:value-type="float" office:value="813451" calcext:value-type="float">
            <text:p>813451</text:p>
          </table:table-cell>
          <table:table-cell office:value-type="float" office:value="2552" calcext:value-type="float">
            <text:p>255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54.027275600001" calcext:value-type="float">
            <text:p>154,0273</text:p>
          </table:table-cell>
          <table:table-cell office:value-type="float" office:value="4" calcext:value-type="float">
            <text:p>4</text:p>
          </table:table-cell>
          <table:table-cell office:value-type="float" office:value="5092" calcext:value-type="float">
            <text:p>5092</text:p>
          </table:table-cell>
          <table:table-cell office:value-type="float" office:value="816005" calcext:value-type="float">
            <text:p>816005</text:p>
          </table:table-cell>
          <table:table-cell office:value-type="float" office:value="5112" calcext:value-type="float">
            <text:p>511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20.472686199999" calcext:value-type="float">
            <text:p>120,4727</text:p>
          </table:table-cell>
          <table:table-cell office:value-type="float" office:value="4" calcext:value-type="float">
            <text:p>4</text:p>
          </table:table-cell>
          <table:table-cell office:value-type="float" office:value="4632" calcext:value-type="float">
            <text:p>4632</text:p>
          </table:table-cell>
          <table:table-cell office:value-type="float" office:value="675709" calcext:value-type="float">
            <text:p>675709</text:p>
          </table:table-cell>
          <table:table-cell office:value-type="float" office:value="4659" calcext:value-type="float">
            <text:p>4659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office:value-type="float" office:value="120.4017714" calcext:value-type="float">
            <text:p>120,4018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680365" calcext:value-type="float">
            <text:p>680365</text:p>
          </table:table-cell>
          <table:table-cell office:value-type="float" office:value="9331" calcext:value-type="float">
            <text:p>9331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57.7690864" calcext:value-type="float">
            <text:p>157,7691</text:p>
          </table:table-cell>
          <table:table-cell office:value-type="float" office:value="8" calcext:value-type="float">
            <text:p>8</text:p>
          </table:table-cell>
          <table:table-cell office:value-type="float" office:value="10184" calcext:value-type="float">
            <text:p>10184</text:p>
          </table:table-cell>
          <table:table-cell office:value-type="float" office:value="821133" calcext:value-type="float">
            <text:p>821133</text:p>
          </table:table-cell>
          <table:table-cell office:value-type="float" office:value="10254" calcext:value-type="float">
            <text:p>10254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7" calcext:value-type="float">
            <text:p>7</text:p>
          </table:table-cell>
          <table:table-cell office:value-type="float" office:value="1273" calcext:value-type="float">
            <text:p>1273</text:p>
          </table:table-cell>
          <table:table-cell office:value-type="float" office:value="156.197826400003" calcext:value-type="float">
            <text:p>156,1978</text:p>
          </table:table-cell>
          <table:table-cell office:value-type="float" office:value="8" calcext:value-type="float">
            <text:p>8</text:p>
          </table:table-cell>
          <table:table-cell office:value-type="float" office:value="10184" calcext:value-type="float">
            <text:p>10184</text:p>
          </table:table-cell>
          <table:table-cell office:value-type="float" office:value="821141" calcext:value-type="float">
            <text:p>821141</text:p>
          </table:table-cell>
          <table:table-cell office:value-type="float" office:value="10277" calcext:value-type="float">
            <text:p>10277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table:style-name="ce4" office:value-type="string" calcext:value-type="string">
            <text:p>manhattan_di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73" calcext:value-type="float">
            <text:p>1273</text:p>
          </table:table-cell>
          <table:table-cell table:style-name="ce10" office:value-type="float" office:value="159.145624099998" calcext:value-type="float">
            <text:p>159,145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46" calcext:value-type="float">
            <text:p>2546</text:p>
          </table:table-cell>
          <table:table-cell table:style-name="ce6" office:value-type="float" office:value="813451" calcext:value-type="float">
            <text:p>813451</text:p>
          </table:table-cell>
          <table:table-cell table:style-name="ce6" office:value-type="float" office:value="2552" calcext:value-type="float">
            <text:p>2552</text:p>
          </table:table-cell>
          <table:table-cell table:style-name="ce14"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59.842308300002" calcext:value-type="float">
            <text:p>159,8423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818557" calcext:value-type="float">
            <text:p>818557</text:p>
          </table:table-cell>
          <table:table-cell office:value-type="float" office:value="7671" calcext:value-type="float">
            <text:p>7671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159.285114600003" calcext:value-type="float">
            <text:p>159,2851</text:p>
          </table:table-cell>
          <table:table-cell office:value-type="float" office:value="3" calcext:value-type="float">
            <text:p>3</text:p>
          </table:table-cell>
          <table:table-cell office:value-type="float" office:value="3819" calcext:value-type="float">
            <text:p>3819</text:p>
          </table:table-cell>
          <table:table-cell office:value-type="float" office:value="814732" calcext:value-type="float">
            <text:p>814732</text:p>
          </table:table-cell>
          <table:table-cell office:value-type="float" office:value="3839" calcext:value-type="float">
            <text:p>3839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 office:value-type="float" office:value="155.953421500002" calcext:value-type="float">
            <text:p>155,9534</text:p>
          </table:table-cell>
          <table:table-cell office:value-type="float" office:value="6" calcext:value-type="float">
            <text:p>6</text:p>
          </table:table-cell>
          <table:table-cell office:value-type="float" office:value="7638" calcext:value-type="float">
            <text:p>7638</text:p>
          </table:table-cell>
          <table:table-cell office:value-type="float" office:value="818569" calcext:value-type="float">
            <text:p>818569</text:p>
          </table:table-cell>
          <table:table-cell office:value-type="float" office:value="7682" calcext:value-type="float">
            <text:p>7682</text:p>
          </table:table-cell>
          <table:table-cell office:value-type="float" office:value="1620529" calcext:value-type="float">
            <text:p>1620529</text:p>
          </table:table-cell>
        </table:table-row>
        <table:table-row table:style-name="ro1">
          <table:table-cell/>
          <table:table-cell office:value-type="string" calcext:value-type="string">
            <text:p>manhattan_distance</text:p>
          </table:table-cell>
          <table:table-cell office:value-type="float" office:value="6" calcext:value-type="float">
            <text:p>6</text:p>
          </table:table-cell>
          <table:table-cell office:value-type="float" office:value="1158" calcext:value-type="float">
            <text:p>1158</text:p>
          </table:table-cell>
          <table:table-cell office:value-type="float" office:value="121.9731617" calcext:value-type="float">
            <text:p>121,9732</text:p>
          </table:table-cell>
          <table:table-cell office:value-type="float" office:value="8" calcext:value-type="float">
            <text:p>8</text:p>
          </table:table-cell>
          <table:table-cell office:value-type="float" office:value="9264" calcext:value-type="float">
            <text:p>9264</text:p>
          </table:table-cell>
          <table:table-cell office:value-type="float" office:value="680373" calcext:value-type="float">
            <text:p>680373</text:p>
          </table:table-cell>
          <table:table-cell office:value-type="float" office:value="9338" calcext:value-type="float">
            <text:p>9338</text:p>
          </table:table-cell>
          <table:table-cell office:value-type="float" office:value="1340964" calcext:value-type="float">
            <text:p>1340964</text:p>
          </table:table-cell>
        </table:table-row>
        <table:table-row table:style-name="ro1">
          <table:table-cell/>
          <table:table-cell table:style-name="ce3" office:value-type="string" calcext:value-type="string">
            <text:p>manhattan_distanc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73" calcext:value-type="float">
            <text:p>1273</text:p>
          </table:table-cell>
          <table:table-cell table:style-name="ce9" office:value-type="float" office:value="156.081618099997" calcext:value-type="float">
            <text:p>156,08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184" calcext:value-type="float">
            <text:p>10184</text:p>
          </table:table-cell>
          <table:table-cell table:style-name="ce5" office:value-type="float" office:value="821141" calcext:value-type="float">
            <text:p>821141</text:p>
          </table:table-cell>
          <table:table-cell table:style-name="ce5" office:value-type="float" office:value="10275" calcext:value-type="float">
            <text:p>10275</text:p>
          </table:table-cell>
          <table:table-cell table:style-name="ce13" office:value-type="float" office:value="1620529" calcext:value-type="float">
            <text:p>1620529</text:p>
          </table:table-cell>
        </table:table-row>
      </table:table>
      <table:table table:name="time_comparison_general" table:style-name="ta1">
        <table:shapes>
          <draw:frame draw:z-index="0" draw:style-name="gr1" draw:text-style-name="P1" svg:width="15.986cm" svg:height="8.988cm" svg:x="3.432cm" svg:y="6.859cm">
            <draw:object draw:notify-on-update-of-ranges="time_comparison_general.C3:time_comparison_general.C12 time_comparison_general.B3:time_comparison_general.B12 time_comparison_general.D3:time_comparison_general.D12 time_comparison_general.B3:time_comparison_general.B12 time_comparison_general.E3:time_comparison_general.E12 time_comparison_general.B3:time_comparison_general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8" table:default-cell-style-name="ce15"/>
        <table:table-column table:style-name="co8" table:number-columns-repeated="2" table:default-cell-style-name="ce8"/>
        <table:table-column table:style-name="co8" table:default-cell-style-name="ce1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(k=5)</text:p>
          </table:table-cell>
          <table:table-cell table:style-name="ce1" office:value-type="string" calcext:value-type="string">
            <text:p><text:s/>k_means_time</text:p>
          </table:table-cell>
          <table:table-cell table:style-name="ce1" office:value-type="string" calcext:value-type="string">
            <text:p><text:s/>k_medoids_time</text:p>
          </table:table-cell>
          <table:table-cell table:style-name="ce1" office:value-type="string" calcext:value-type="string">
            <text:p><text:s/>k_medoids_alt_tim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46619999982067" calcext:value-type="float">
            <text:p>0,0035</text:p>
          </table:table-cell>
          <table:table-cell office:value-type="float" office:value="0.00495899999987159" calcext:value-type="float">
            <text:p>0,0050</text:p>
          </table:table-cell>
          <table:table-cell office:value-type="float" office:value="0.055953000000045" calcext:value-type="float">
            <text:p>0,05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49962000002779" calcext:value-type="float">
            <text:p>0,0050</text:p>
          </table:table-cell>
          <table:table-cell office:value-type="float" office:value="0.0309463000003234" calcext:value-type="float">
            <text:p>0,0309</text:p>
          </table:table-cell>
          <table:table-cell office:value-type="float" office:value="0.406836600000133" calcext:value-type="float">
            <text:p>0,40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837669999964419" calcext:value-type="float">
            <text:p>0,0084</text:p>
          </table:table-cell>
          <table:table-cell office:value-type="float" office:value="0.101247300000068" calcext:value-type="float">
            <text:p>0,1012</text:p>
          </table:table-cell>
          <table:table-cell office:value-type="float" office:value="1.40558429999965" calcext:value-type="float">
            <text:p>1,405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113790999994308" calcext:value-type="float">
            <text:p>0,0114</text:p>
          </table:table-cell>
          <table:table-cell office:value-type="float" office:value="0.152995499999633" calcext:value-type="float">
            <text:p>0,1530</text:p>
          </table:table-cell>
          <table:table-cell office:value-type="float" office:value="3.87641840000015" calcext:value-type="float">
            <text:p>3,876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302959999999075" calcext:value-type="float">
            <text:p>0,0303</text:p>
          </table:table-cell>
          <table:table-cell office:value-type="float" office:value="0.156211500000609" calcext:value-type="float">
            <text:p>0,1562</text:p>
          </table:table-cell>
          <table:table-cell office:value-type="float" office:value="7.29641320000064" calcext:value-type="float">
            <text:p>7,296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170468000005712" calcext:value-type="float">
            <text:p>0,0170</text:p>
          </table:table-cell>
          <table:table-cell office:value-type="float" office:value="0.420423599999594" calcext:value-type="float">
            <text:p>0,4204</text:p>
          </table:table-cell>
          <table:table-cell office:value-type="float" office:value="13.2074364" calcext:value-type="float">
            <text:p>13,207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0254767999995238" calcext:value-type="float">
            <text:p>0,0255</text:p>
          </table:table-cell>
          <table:table-cell office:value-type="float" office:value="0.218730699999469" calcext:value-type="float">
            <text:p>0,2187</text:p>
          </table:table-cell>
          <table:table-cell office:value-type="float" office:value="22.1488368" calcext:value-type="float">
            <text:p>22,148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032510099999854" calcext:value-type="float">
            <text:p>0,0325</text:p>
          </table:table-cell>
          <table:table-cell office:value-type="float" office:value="1.09419080000043" calcext:value-type="float">
            <text:p>1,0942</text:p>
          </table:table-cell>
          <table:table-cell office:value-type="float" office:value="34.1077208999996" calcext:value-type="float">
            <text:p>34,1077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403140999997049" calcext:value-type="float">
            <text:p>0,0403</text:p>
          </table:table-cell>
          <table:table-cell office:value-type="float" office:value="1.44503760000043" calcext:value-type="float">
            <text:p>1,4450</text:p>
          </table:table-cell>
          <table:table-cell office:value-type="float" office:value="50.1278038999999" calcext:value-type="float">
            <text:p>50,1278</text:p>
          </table:table-cell>
        </table:table-row>
        <table:table-row table:style-name="ro1">
          <table:table-cell/>
          <table:table-cell table:style-name="ce16" office:value-type="float" office:value="1000" calcext:value-type="float">
            <text:p>1000</text:p>
          </table:table-cell>
          <table:table-cell table:style-name="ce9" office:value-type="float" office:value="0.0498340999993161" calcext:value-type="float">
            <text:p>0,0498</text:p>
          </table:table-cell>
          <table:table-cell table:style-name="ce9" office:value-type="float" office:value="2.07525450000048" calcext:value-type="float">
            <text:p>2,0753</text:p>
          </table:table-cell>
          <table:table-cell table:style-name="ce18" office:value-type="float" office:value="70.5475551" calcext:value-type="float">
            <text:p>70,5476</text:p>
          </table:table-cell>
        </table:table-row>
      </table:table>
      <table:table table:name="time_comparison_selected" table:style-name="ta1">
        <table:shapes>
          <draw:frame draw:z-index="0" draw:style-name="gr1" draw:text-style-name="P1" svg:width="17.924cm" svg:height="9.526cm" svg:x="1.258cm" svg:y="13.374cm">
            <draw:object draw:notify-on-update-of-ranges="time_comparison_selected.B3:time_comparison_selected.B12 time_comparison_selected.B3:time_comparison_selected.B12 time_comparison_selected.F3:time_comparison_selected.F12 time_comparison_selected.B3:time_comparison_selected.B12 time_comparison_selected.D3:time_comparison_selected.D12 time_comparison_selected.B3:time_comparison_selected.B12 time_comparison_selected.I3:time_comparison_selected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017cm" svg:height="9.655cm" svg:x="19.758cm" svg:y="13.138cm">
            <draw:object draw:notify-on-update-of-ranges="time_comparison_selected.B3:time_comparison_selected.B12 time_comparison_selected.C3:time_comparison_selected.C12 time_comparison_selected.B3:time_comparison_selected.B12 time_comparison_selected.E3:time_comparison_selected.E12 time_comparison_selected.B3:time_comparison_selected.B12 time_comparison_selected.H15:time_comparison_selected.H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default-cell-style-name="Default"/>
        <table:table-column table:style-name="co10" table:default-cell-style-name="ce19"/>
        <table:table-column table:style-name="co10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n(k=5)</text:p>
          </table:table-cell>
          <table:table-cell table:style-name="ce1" office:value-type="string" calcext:value-type="string">
            <text:p><text:s/>init_points_time</text:p>
          </table:table-cell>
          <table:table-cell table:style-name="ce1" office:value-type="string" calcext:value-type="string">
            <text:p>k_means_time</text:p>
          </table:table-cell>
          <table:table-cell table:style-name="ce1" office:value-type="string" calcext:value-type="string">
            <text:p>init_points_time</text:p>
          </table:table-cell>
          <table:table-cell table:style-name="ce1" office:value-type="string" calcext:value-type="string">
            <text:p>k_medoids_time</text:p>
          </table:table-cell>
          <table:table-cell table:style-name="ce1" office:value-type="string" calcext:value-type="string">
            <text:p>dissimilarity_matrix_time</text:p>
          </table:table-cell>
          <table:table-cell table:style-name="ce1" office:value-type="string" calcext:value-type="string">
            <text:p>points_vj_time</text:p>
          </table:table-cell>
          <table:table-cell table:style-name="ce1" office:value-type="string" calcext:value-type="string">
            <text:p>k_medoids_time</text:p>
          </table:table-cell>
        </table:table-row>
        <table:table-row table:style-name="ro1">
          <table:table-cell/>
          <table:table-cell table:style-name="ce15" office:value-type="float" office:value="100" calcext:value-type="float">
            <text:p>100</text:p>
          </table:table-cell>
          <table:table-cell table:style-name="ce19" office:value-type="float" office:value="0.0000279000005320995" calcext:value-type="float">
            <text:p>2,7900E-05</text:p>
          </table:table-cell>
          <table:table-cell table:style-name="ce19" office:value-type="float" office:value="0.00353670000004058" calcext:value-type="float">
            <text:p>3,5367E-03</text:p>
          </table:table-cell>
          <table:table-cell table:style-name="ce19" office:value-type="float" office:value="0.0000279000005320995" calcext:value-type="float">
            <text:p>2,7900E-05</text:p>
          </table:table-cell>
          <table:table-cell table:style-name="ce19" office:value-type="float" office:value="0.0114971000002697" calcext:value-type="float">
            <text:p>1,1497E-02</text:p>
          </table:table-cell>
          <table:table-cell table:style-name="ce19" office:value-type="float" office:value="0.0037374000003183" calcext:value-type="float">
            <text:p>3,7374E-03</text:p>
          </table:table-cell>
          <table:table-cell office:value-type="float" office:value="0.0501325999994151" calcext:value-type="float">
            <text:p>5,0133E-02</text:p>
          </table:table-cell>
          <table:table-cell table:style-name="ce24" office:value-type="float" office:value="0.00124389999928098" calcext:value-type="float">
            <text:p>1,2439E-03</text:p>
          </table:table-cell>
        </table:table-row>
        <table:table-row table:style-name="ro1">
          <table:table-cell/>
          <table:table-cell table:style-name="ce15" office:value-type="float" office:value="200" calcext:value-type="float">
            <text:p>200</text:p>
          </table:table-cell>
          <table:table-cell table:style-name="ce19" office:value-type="float" office:value="0.0000124999996842234" calcext:value-type="float">
            <text:p>1,2500E-05</text:p>
          </table:table-cell>
          <table:table-cell table:style-name="ce19" office:value-type="float" office:value="0.00475589999950898" calcext:value-type="float">
            <text:p>4,7559E-03</text:p>
          </table:table-cell>
          <table:table-cell table:style-name="ce19" office:value-type="float" office:value="0.0000124999996842234" calcext:value-type="float">
            <text:p>1,2500E-05</text:p>
          </table:table-cell>
          <table:table-cell table:style-name="ce19" office:value-type="float" office:value="0.0397786999992604" calcext:value-type="float">
            <text:p>3,9779E-02</text:p>
          </table:table-cell>
          <table:table-cell table:style-name="ce19" office:value-type="float" office:value="0.0171345000007932" calcext:value-type="float">
            <text:p>1,7135E-02</text:p>
          </table:table-cell>
          <table:table-cell office:value-type="float" office:value="0.379727399999865" calcext:value-type="float">
            <text:p>3,7973E-01</text:p>
          </table:table-cell>
          <table:table-cell table:style-name="ce24" office:value-type="float" office:value="0.00870409999970434" calcext:value-type="float">
            <text:p>8,7041E-03</text:p>
          </table:table-cell>
        </table:table-row>
        <table:table-row table:style-name="ro1">
          <table:table-cell/>
          <table:table-cell table:style-name="ce15" office:value-type="float" office:value="300" calcext:value-type="float">
            <text:p>300</text:p>
          </table:table-cell>
          <table:table-cell table:style-name="ce19" office:value-type="float" office:value="0.0000141999998959363" calcext:value-type="float">
            <text:p>1,4200E-05</text:p>
          </table:table-cell>
          <table:table-cell table:style-name="ce19" office:value-type="float" office:value="0.00981169999977283" calcext:value-type="float">
            <text:p>9,8117E-03</text:p>
          </table:table-cell>
          <table:table-cell table:style-name="ce19" office:value-type="float" office:value="0.0000141999998959363" calcext:value-type="float">
            <text:p>1,4200E-05</text:p>
          </table:table-cell>
          <table:table-cell table:style-name="ce19" office:value-type="float" office:value="0.152814900000521" calcext:value-type="float">
            <text:p>1,5281E-01</text:p>
          </table:table-cell>
          <table:table-cell table:style-name="ce19" office:value-type="float" office:value="0.0312268999996377" calcext:value-type="float">
            <text:p>3,1227E-02</text:p>
          </table:table-cell>
          <table:table-cell office:value-type="float" office:value="1.32666729999983" calcext:value-type="float">
            <text:p>1,3267E+00</text:p>
          </table:table-cell>
          <table:table-cell table:style-name="ce24" office:value-type="float" office:value="0.0154612999995152" calcext:value-type="float">
            <text:p>1,5461E-02</text:p>
          </table:table-cell>
        </table:table-row>
        <table:table-row table:style-name="ro1">
          <table:table-cell/>
          <table:table-cell table:style-name="ce15" office:value-type="float" office:value="400" calcext:value-type="float">
            <text:p>400</text:p>
          </table:table-cell>
          <table:table-cell table:style-name="ce19" office:value-type="float" office:value="0.0000148999997691135" calcext:value-type="float">
            <text:p>1,4900E-05</text:p>
          </table:table-cell>
          <table:table-cell table:style-name="ce19" office:value-type="float" office:value="0.00996840000061638" calcext:value-type="float">
            <text:p>9,9684E-03</text:p>
          </table:table-cell>
          <table:table-cell table:style-name="ce19" office:value-type="float" office:value="0.0000148999997691135" calcext:value-type="float">
            <text:p>1,4900E-05</text:p>
          </table:table-cell>
          <table:table-cell table:style-name="ce19" office:value-type="float" office:value="0.0841970000001311" calcext:value-type="float">
            <text:p>8,4197E-02</text:p>
          </table:table-cell>
          <table:table-cell table:style-name="ce19" office:value-type="float" office:value="0.0559814999996888" calcext:value-type="float">
            <text:p>5,5981E-02</text:p>
          </table:table-cell>
          <table:table-cell office:value-type="float" office:value="3.47226430000046" calcext:value-type="float">
            <text:p>3,4723E+00</text:p>
          </table:table-cell>
          <table:table-cell table:style-name="ce24" office:value-type="float" office:value="0.0312155000001439" calcext:value-type="float">
            <text:p>3,1216E-02</text:p>
          </table:table-cell>
        </table:table-row>
        <table:table-row table:style-name="ro1">
          <table:table-cell/>
          <table:table-cell table:style-name="ce15" office:value-type="float" office:value="500" calcext:value-type="float">
            <text:p>500</text:p>
          </table:table-cell>
          <table:table-cell table:style-name="ce19" office:value-type="float" office:value="0.0000155000006998307" calcext:value-type="float">
            <text:p>1,5500E-05</text:p>
          </table:table-cell>
          <table:table-cell table:style-name="ce19" office:value-type="float" office:value="0.0158344999999827" calcext:value-type="float">
            <text:p>1,5834E-02</text:p>
          </table:table-cell>
          <table:table-cell table:style-name="ce19" office:value-type="float" office:value="0.0000155000006998307" calcext:value-type="float">
            <text:p>1,5500E-05</text:p>
          </table:table-cell>
          <table:table-cell table:style-name="ce19" office:value-type="float" office:value="0.273502900000494" calcext:value-type="float">
            <text:p>2,7350E-01</text:p>
          </table:table-cell>
          <table:table-cell table:style-name="ce19" office:value-type="float" office:value="0.0883052999997744" calcext:value-type="float">
            <text:p>8,8305E-02</text:p>
          </table:table-cell>
          <table:table-cell office:value-type="float" office:value="6.96596279999994" calcext:value-type="float">
            <text:p>6,9660E+00</text:p>
          </table:table-cell>
          <table:table-cell table:style-name="ce24" office:value-type="float" office:value="0.0233797000000777" calcext:value-type="float">
            <text:p>2,3380E-02</text:p>
          </table:table-cell>
        </table:table-row>
        <table:table-row table:style-name="ro1">
          <table:table-cell/>
          <table:table-cell table:style-name="ce15" office:value-type="float" office:value="600" calcext:value-type="float">
            <text:p>600</text:p>
          </table:table-cell>
          <table:table-cell table:style-name="ce19" office:value-type="float" office:value="0.0000153999999383814" calcext:value-type="float">
            <text:p>1,5400E-05</text:p>
          </table:table-cell>
          <table:table-cell table:style-name="ce19" office:value-type="float" office:value="0.0144996000008177" calcext:value-type="float">
            <text:p>1,4500E-02</text:p>
          </table:table-cell>
          <table:table-cell table:style-name="ce19" office:value-type="float" office:value="0.0000153999999383814" calcext:value-type="float">
            <text:p>1,5400E-05</text:p>
          </table:table-cell>
          <table:table-cell table:style-name="ce19" office:value-type="float" office:value="0.250877800000126" calcext:value-type="float">
            <text:p>2,5088E-01</text:p>
          </table:table-cell>
          <table:table-cell table:style-name="ce19" office:value-type="float" office:value="0.125979999999799" calcext:value-type="float">
            <text:p>1,2598E-01</text:p>
          </table:table-cell>
          <table:table-cell office:value-type="float" office:value="12.7191120999996" calcext:value-type="float">
            <text:p>1,2719E+01</text:p>
          </table:table-cell>
          <table:table-cell table:style-name="ce24" office:value-type="float" office:value="0.0271759999995993" calcext:value-type="float">
            <text:p>2,7176E-02</text:p>
          </table:table-cell>
        </table:table-row>
        <table:table-row table:style-name="ro1">
          <table:table-cell/>
          <table:table-cell table:style-name="ce15" office:value-type="float" office:value="700" calcext:value-type="float">
            <text:p>700</text:p>
          </table:table-cell>
          <table:table-cell table:style-name="ce19" office:value-type="float" office:value="0.0000178000000232714" calcext:value-type="float">
            <text:p>1,7800E-05</text:p>
          </table:table-cell>
          <table:table-cell table:style-name="ce19" office:value-type="float" office:value="0.0394876999998814" calcext:value-type="float">
            <text:p>3,9488E-02</text:p>
          </table:table-cell>
          <table:table-cell table:style-name="ce19" office:value-type="float" office:value="0.0000178000000232714" calcext:value-type="float">
            <text:p>1,7800E-05</text:p>
          </table:table-cell>
          <table:table-cell table:style-name="ce19" office:value-type="float" office:value="0.554568499999732" calcext:value-type="float">
            <text:p>5,5457E-01</text:p>
          </table:table-cell>
          <table:table-cell table:style-name="ce19" office:value-type="float" office:value="0.168907300000683" calcext:value-type="float">
            <text:p>1,6891E-01</text:p>
          </table:table-cell>
          <table:table-cell office:value-type="float" office:value="21.1170787000001" calcext:value-type="float">
            <text:p>2,1117E+01</text:p>
          </table:table-cell>
          <table:table-cell table:style-name="ce24" office:value-type="float" office:value="0.0544123999998192" calcext:value-type="float">
            <text:p>5,4412E-02</text:p>
          </table:table-cell>
        </table:table-row>
        <table:table-row table:style-name="ro1">
          <table:table-cell/>
          <table:table-cell table:style-name="ce15" office:value-type="float" office:value="800" calcext:value-type="float">
            <text:p>800</text:p>
          </table:table-cell>
          <table:table-cell table:style-name="ce19" office:value-type="float" office:value="0.0000162000005730079" calcext:value-type="float">
            <text:p>1,6200E-05</text:p>
          </table:table-cell>
          <table:table-cell table:style-name="ce19" office:value-type="float" office:value="0.0220085000000836" calcext:value-type="float">
            <text:p>2,2009E-02</text:p>
          </table:table-cell>
          <table:table-cell table:style-name="ce19" office:value-type="float" office:value="0.0000162000005730079" calcext:value-type="float">
            <text:p>1,6200E-05</text:p>
          </table:table-cell>
          <table:table-cell table:style-name="ce19" office:value-type="float" office:value="0.451580099999774" calcext:value-type="float">
            <text:p>4,5158E-01</text:p>
          </table:table-cell>
          <table:table-cell table:style-name="ce19" office:value-type="float" office:value="0.224062600000252" calcext:value-type="float">
            <text:p>2,2406E-01</text:p>
          </table:table-cell>
          <table:table-cell office:value-type="float" office:value="33.045255" calcext:value-type="float">
            <text:p>3,3045E+01</text:p>
          </table:table-cell>
          <table:table-cell table:style-name="ce24" office:value-type="float" office:value="0.0588025999995807" calcext:value-type="float">
            <text:p>5,8803E-02</text:p>
          </table:table-cell>
        </table:table-row>
        <table:table-row table:style-name="ro1">
          <table:table-cell/>
          <table:table-cell table:style-name="ce15" office:value-type="float" office:value="900" calcext:value-type="float">
            <text:p>900</text:p>
          </table:table-cell>
          <table:table-cell table:style-name="ce19" office:value-type="float" office:value="0.0000206000004254747" calcext:value-type="float">
            <text:p>2,0600E-05</text:p>
          </table:table-cell>
          <table:table-cell table:style-name="ce19" office:value-type="float" office:value="0.033093000000008" calcext:value-type="float">
            <text:p>3,3093E-02</text:p>
          </table:table-cell>
          <table:table-cell table:style-name="ce19" office:value-type="float" office:value="0.0000206000004254747" calcext:value-type="float">
            <text:p>2,0600E-05</text:p>
          </table:table-cell>
          <table:table-cell table:style-name="ce19" office:value-type="float" office:value="1.8990260999999" calcext:value-type="float">
            <text:p>1,8990E+00</text:p>
          </table:table-cell>
          <table:table-cell table:style-name="ce19" office:value-type="float" office:value="0.282340000000659" calcext:value-type="float">
            <text:p>2,8234E-01</text:p>
          </table:table-cell>
          <table:table-cell office:value-type="float" office:value="48.4125295000003" calcext:value-type="float">
            <text:p>4,8413E+01</text:p>
          </table:table-cell>
          <table:table-cell table:style-name="ce24" office:value-type="float" office:value="0.0969773000006171" calcext:value-type="float">
            <text:p>9,6977E-02</text:p>
          </table:table-cell>
        </table:table-row>
        <table:table-row table:style-name="ro1">
          <table:table-cell/>
          <table:table-cell table:style-name="ce16" office:value-type="float" office:value="1000" calcext:value-type="float">
            <text:p>1000</text:p>
          </table:table-cell>
          <table:table-cell table:style-name="ce20" office:value-type="float" office:value="0.0000168999995366903" calcext:value-type="float">
            <text:p>1,6900E-05</text:p>
          </table:table-cell>
          <table:table-cell table:style-name="ce20" office:value-type="float" office:value="0.0486273999995319" calcext:value-type="float">
            <text:p>4,8627E-02</text:p>
          </table:table-cell>
          <table:table-cell table:style-name="ce20" office:value-type="float" office:value="0.0000168999995366903" calcext:value-type="float">
            <text:p>1,6900E-05</text:p>
          </table:table-cell>
          <table:table-cell table:style-name="ce20" office:value-type="float" office:value="0.8243966" calcext:value-type="float">
            <text:p>8,2440E-01</text:p>
          </table:table-cell>
          <table:table-cell table:style-name="ce20" office:value-type="float" office:value="0.346126299999924" calcext:value-type="float">
            <text:p>3,4613E-01</text:p>
          </table:table-cell>
          <table:table-cell table:style-name="ce20" office:value-type="float" office:value="69.3575654000006" calcext:value-type="float">
            <text:p>6,9358E+01</text:p>
          </table:table-cell>
          <table:table-cell table:style-name="ce25" office:value-type="float" office:value="0.132214199999908" calcext:value-type="float">
            <text:p>1,3221E-0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d_mat+vj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3];[.H3])" office:value-type="float" office:value="0.0538699999997334" calcext:value-type="float">
            <text:p>5,3870E-02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4];[.H4])" office:value-type="float" office:value="0.396861900000658" calcext:value-type="float">
            <text:p>3,9686E-01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5];[.H5])" office:value-type="float" office:value="1.35789419999946" calcext:value-type="float">
            <text:p>1,3579E+00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6];[.H6])" office:value-type="float" office:value="3.52824580000015" calcext:value-type="float">
            <text:p>3,5282E+00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7];[.H7])" office:value-type="float" office:value="7.05426809999972" calcext:value-type="float">
            <text:p>7,0543E+00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8];[.H8])" office:value-type="float" office:value="12.8450920999994" calcext:value-type="float">
            <text:p>1,2845E+01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9];[.H9])" office:value-type="float" office:value="21.2859860000008" calcext:value-type="float">
            <text:p>2,1286E+01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10];[.H10])" office:value-type="float" office:value="33.2693176000003" calcext:value-type="float">
            <text:p>3,3269E+01</text:p>
          </table:table-cell>
          <table:table-cell/>
        </table:table-row>
        <table:table-row table:style-name="ro1">
          <table:table-cell table:number-columns-repeated="7"/>
          <table:table-cell table:style-name="ce22" table:formula="of:=SUM([.G11];[.H11])" office:value-type="float" office:value="48.694869500001" calcext:value-type="float">
            <text:p>4,8695E+0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23" table:formula="of:=SUM([.G12];[.H12])" office:value-type="float" office:value="69.7036917000005" calcext:value-type="float">
            <text:p>6,9704E+01</text:p>
          </table:table-cell>
          <table:table-cell/>
        </table:table-row>
      </table:table>
      <table:table table:name="success_rates" table:style-name="ta1">
        <table:shapes>
          <draw:frame draw:z-index="0" draw:style-name="gr1" draw:text-style-name="P1" svg:width="21.416cm" svg:height="13.525cm" svg:x="20.055cm" svg:y="0.452cm">
            <draw:object draw:notify-on-update-of-ranges="success_rates.A17:success_rates.A17 success_rates.A18:success_rates.A20 success_rates.C17:success_rates.C17 success_rates.C18:success_rates.C20 success_rates.D17:success_rates.D17 success_rates.D18:success_rates.D20 success_rates.B18:success_rates.B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ce15"/>
        <table:table-column table:style-name="co2" table:number-columns-repeated="2" table:default-cell-style-name="ce8"/>
        <table:table-column table:style-name="co2" table:default-cell-style-name="ce1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k_means_score</text:p>
          </table:table-cell>
          <table:table-cell table:style-name="ce1" office:value-type="string" calcext:value-type="string">
            <text:p><text:s/>k_medoids_score</text:p>
          </table:table-cell>
          <table:table-cell table:style-name="ce1" office:value-type="string" calcext:value-type="string">
            <text:p><text:s/>k_medoids_alt_score</text:p>
          </table:table-cell>
        </table:table-row>
        <table:table-row table:style-name="ro1">
          <table:table-cell/>
          <table:table-cell table:style-name="ce26" office:value-type="float" office:value="100" calcext:value-type="float">
            <text:p>100</text:p>
          </table:table-cell>
          <table:table-cell table:number-columns-repeated="2" table:style-name="ce10" office:value-type="float" office:value="0.650729683144353" calcext:value-type="float">
            <text:p>0,6507</text:p>
          </table:table-cell>
          <table:table-cell table:style-name="ce28" office:value-type="float" office:value="0.220026953478608" calcext:value-type="float">
            <text:p>0,22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0.0919044120315885" calcext:value-type="float">
            <text:p>-0,0919</text:p>
          </table:table-cell>
          <table:table-cell office:value-type="float" office:value="0.00939656872547601" calcext:value-type="float">
            <text:p>0,0094</text:p>
          </table:table-cell>
          <table:table-cell office:value-type="float" office:value="0.311804754125253" calcext:value-type="float">
            <text:p>0,311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71520959148137" calcext:value-type="float">
            <text:p>0,5715</text:p>
          </table:table-cell>
          <table:table-cell office:value-type="float" office:value="0.548806686740132" calcext:value-type="float">
            <text:p>0,5488</text:p>
          </table:table-cell>
          <table:table-cell office:value-type="float" office:value="0.563799789069193" calcext:value-type="float">
            <text:p>0,563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11283512090118" calcext:value-type="float">
            <text:p>0,1128</text:p>
          </table:table-cell>
          <table:table-cell office:value-type="float" office:value="0.178389693538816" calcext:value-type="float">
            <text:p>0,1784</text:p>
          </table:table-cell>
          <table:table-cell office:value-type="float" office:value="0.596775850164724" calcext:value-type="float">
            <text:p>0,59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208049844334729" calcext:value-type="float">
            <text:p>0,2080</text:p>
          </table:table-cell>
          <table:table-cell office:value-type="float" office:value="0.198392409792538" calcext:value-type="float">
            <text:p>0,1984</text:p>
          </table:table-cell>
          <table:table-cell office:value-type="float" office:value="0.619824472742172" calcext:value-type="float">
            <text:p>0,61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.568220741726808" calcext:value-type="float">
            <text:p>0,5682</text:p>
          </table:table-cell>
          <table:table-cell office:value-type="float" office:value="0.118107981951805" calcext:value-type="float">
            <text:p>0,1181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 office:value-type="float" office:value="0.586224471118419" calcext:value-type="float">
            <text:p>0,5862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 office:value-type="float" office:value="0.570262436303019" calcext:value-type="float">
            <text:p>0,570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 office:value-type="float" office:value="0.57876694226503" calcext:value-type="float">
            <text:p>0,5788</text:p>
          </table:table-cell>
        </table:table-row>
        <table:table-row table:style-name="ro1">
          <table:table-cell/>
          <table:table-cell table:style-name="ce16" office:value-type="float" office:value="1000" calcext:value-type="float">
            <text:p>1000</text:p>
          </table:table-cell>
          <table:table-cell table:number-columns-repeated="2" table:style-name="ce9" office:value-type="float" office:value="0.555346591737525" calcext:value-type="float">
            <text:p>0,5553</text:p>
          </table:table-cell>
          <table:table-cell table:style-name="ce18" office:value-type="float" office:value="0.555346591737525" calcext:value-type="float">
            <text:p>0,555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27" table:formula="of:=AVERAGE([.C3:.C12])" office:value-type="float" office:value="0.431005237864761" calcext:value-type="float">
            <text:p>0,4310</text:p>
          </table:table-cell>
          <table:table-cell table:style-name="ce27" table:formula="of:=AVERAGE([.D3:.D12])" office:value-type="float" office:value="0.444453622509212" calcext:value-type="float">
            <text:p>0,4445</text:p>
          </table:table-cell>
          <table:table-cell table:style-name="ce27" table:formula="of:=AVERAGE([.E3:.E12])" office:value-type="float" office:value="0.472094024295575" calcext:value-type="float">
            <text:p>0,4721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27" table:formula="of:=MIN([.C3:.C12])" office:value-type="float" office:value="-0.0919044120315885" calcext:value-type="float">
            <text:p>-0,0919</text:p>
          </table:table-cell>
          <table:table-cell table:style-name="ce27" table:formula="of:=MIN([.D3:.D12])" office:value-type="float" office:value="0.00939656872547601" calcext:value-type="float">
            <text:p>0,0094</text:p>
          </table:table-cell>
          <table:table-cell table:style-name="ce27" table:formula="of:=MIN([.E3:.E12])" office:value-type="float" office:value="0.118107981951805" calcext:value-type="float">
            <text:p>0,1181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27" table:formula="of:=MAX([.C3:.C12])" office:value-type="float" office:value="0.650729683144353" calcext:value-type="float">
            <text:p>0,6507</text:p>
          </table:table-cell>
          <table:table-cell table:style-name="ce27" table:formula="of:=MAX([.D3:.D12])" office:value-type="float" office:value="0.650729683144353" calcext:value-type="float">
            <text:p>0,6507</text:p>
          </table:table-cell>
          <table:table-cell table:style-name="ce27" table:formula="of:=MAX([.E3:.E12])" office:value-type="float" office:value="0.619824472742172" calcext:value-type="float">
            <text:p>0,619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<text:s/>k_means_score</text:p>
          </table:table-cell>
          <table:table-cell table:style-name="Default" office:value-type="float" office:value="0.431" calcext:value-type="float">
            <text:p>0,431</text:p>
          </table:table-cell>
          <table:table-cell table:style-name="Default" office:value-type="float" office:value="-0.0919" calcext:value-type="float">
            <text:p>-0,0919</text:p>
          </table:table-cell>
          <table:table-cell table:style-name="ce12" office:value-type="float" office:value="0.6507" calcext:value-type="float">
            <text:p>0,6507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<text:s/>k_medoids_score</text:p>
          </table:table-cell>
          <table:table-cell table:style-name="Default" office:value-type="float" office:value="0.4445" calcext:value-type="float">
            <text:p>0,4445</text:p>
          </table:table-cell>
          <table:table-cell table:style-name="Default" office:value-type="float" office:value="0.0094" calcext:value-type="float">
            <text:p>0,0094</text:p>
          </table:table-cell>
          <table:table-cell table:style-name="ce12" office:value-type="float" office:value="0.6507" calcext:value-type="float">
            <text:p>0,6507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<text:s/>k_medoids_alt_score</text:p>
          </table:table-cell>
          <table:table-cell table:style-name="ce5" office:value-type="float" office:value="0.4721" calcext:value-type="float">
            <text:p>0,4721</text:p>
          </table:table-cell>
          <table:table-cell table:style-name="ce5" office:value-type="float" office:value="0.1181" calcext:value-type="float">
            <text:p>0,1181</text:p>
          </table:table-cell>
          <table:table-cell table:style-name="ce13" office:value-type="float" office:value="0.6198" calcext:value-type="float">
            <text:p>0,619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number number:decimal-places="16" number:min-decimal-places="16" number:min-integer-digits="1"/>
    </number:number-style>
    <number:number-style style:name="N13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9T02:54:00.478000000</dc:date>
    <meta:editing-duration>PT8H2M56S</meta:editing-duration>
    <meta:editing-cycles>13</meta:editing-cycles>
    <meta:generator>LibreOffice/7.4.2.3$Windows_X86_64 LibreOffice_project/382eef1f22670f7f4118c8c2dd222ec7ad009daf</meta:generator>
    <meta:document-statistic meta:table-count="6" meta:cell-count="1267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title svg:x="3.369cm" svg:y="0.315cm" chart:style-name="ch2">
          <text:p>Časová náročnost algoritmů s narůstajícím n</text:p>
        </chart:title>
        <chart:legend chart:legend-position="end" svg:x="10.981cm" svg:y="3.688cm" style:legend-expansion="high" chart:style-name="ch3"/>
        <chart:plot-area chart:style-name="ch4" table:cell-range-address="time_comparison_general.B3:time_comparison_general.E12" chart:data-source-has-labels="row" svg:x="1.32cm" svg:y="1.299cm" svg:width="9.342cm" svg:height="6.54cm">
          <chart:coordinate-region svg:x="1.952cm" svg:y="1.501cm" svg:width="8.327cm" svg:height="5.685cm"/>
          <chart:axis chart:dimension="x" chart:name="primary-x" chart:style-name="ch5">
            <chart:title svg:x="5.849cm" svg:y="8.018cm" chart:style-name="ch6">
              <text:p>n</text:p>
            </chart:title>
          </chart:axis>
          <chart:axis chart:dimension="y" chart:name="primary-y" chart:style-name="ch7">
            <chart:title svg:x="0.451cm" svg:y="5.124cm" chart:style-name="ch8">
              <text:p>Čas [s]</text:p>
            </chart:title>
            <chart:grid chart:style-name="ch9" chart:class="major"/>
          </chart:axis>
          <chart:series chart:style-name="ch10" chart:values-cell-range-address="time_comparison_general.C3:time_comparison_general.C12" loext:label-string="&quot;k-means&quot;" chart:class="chart:scatter">
            <chart:domain table:cell-range-address="time_comparison_general.B3:time_comparison_general.B12"/>
            <chart:data-point chart:repeated="10"/>
          </chart:series>
          <chart:series chart:style-name="ch11" chart:values-cell-range-address="time_comparison_general.D3:time_comparison_general.D12" loext:label-string="&quot;k-medoids&quot;" chart:class="chart:scatter">
            <chart:data-point chart:repeated="10"/>
          </chart:series>
          <chart:series chart:style-name="ch12" chart:values-cell-range-address="time_comparison_general.E3:time_comparison_general.E12" loext:label-string="&quot;Navrhovaný algoritmus&quot;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k-means</text:p>
              </table:table-cell>
              <table:table-cell office:value-type="string">
                <text:p>k-medoids</text:p>
              </table:table-cell>
              <table:table-cell office:value-type="string">
                <text:p>Navrhovaný algoritm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_comparison_general.B3:time_comparison_general.B12</svg:desc>
                </draw:g>
              </table:table-cell>
              <table:table-cell office:value-type="float" office:value="0.00346619999982067">
                <text:p>0.00346619999982067</text:p>
                <draw:g>
                  <svg:desc>time_comparison_general.C3:time_comparison_general.C12</svg:desc>
                </draw:g>
              </table:table-cell>
              <table:table-cell office:value-type="float" office:value="0.00495899999987159">
                <text:p>0.00495899999987159</text:p>
                <draw:g>
                  <svg:desc>time_comparison_general.D3:time_comparison_general.D12</svg:desc>
                </draw:g>
              </table:table-cell>
              <table:table-cell office:value-type="float" office:value="0.055953000000045">
                <text:p>0.055953000000045</text:p>
                <draw:g>
                  <svg:desc>time_comparison_general.E3:time_comparison_general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49962000002779">
                <text:p>0.0049962000002779</text:p>
              </table:table-cell>
              <table:table-cell office:value-type="float" office:value="0.0309463000003234">
                <text:p>0.0309463000003234</text:p>
              </table:table-cell>
              <table:table-cell office:value-type="float" office:value="0.406836600000133">
                <text:p>0.40683660000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837669999964419">
                <text:p>0.00837669999964419</text:p>
              </table:table-cell>
              <table:table-cell office:value-type="float" office:value="0.101247300000068">
                <text:p>0.101247300000068</text:p>
              </table:table-cell>
              <table:table-cell office:value-type="float" office:value="1.40558429999965">
                <text:p>1.40558429999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113790999994308">
                <text:p>0.0113790999994308</text:p>
              </table:table-cell>
              <table:table-cell office:value-type="float" office:value="0.152995499999633">
                <text:p>0.152995499999633</text:p>
              </table:table-cell>
              <table:table-cell office:value-type="float" office:value="3.87641840000015">
                <text:p>3.8764184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302959999999075">
                <text:p>0.0302959999999075</text:p>
              </table:table-cell>
              <table:table-cell office:value-type="float" office:value="0.156211500000609">
                <text:p>0.156211500000609</text:p>
              </table:table-cell>
              <table:table-cell office:value-type="float" office:value="7.29641320000064">
                <text:p>7.2964132000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170468000005712">
                <text:p>0.0170468000005712</text:p>
              </table:table-cell>
              <table:table-cell office:value-type="float" office:value="0.420423599999594">
                <text:p>0.420423599999594</text:p>
              </table:table-cell>
              <table:table-cell office:value-type="float" office:value="13.2074364">
                <text:p>13.20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254767999995238">
                <text:p>0.0254767999995238</text:p>
              </table:table-cell>
              <table:table-cell office:value-type="float" office:value="0.218730699999469">
                <text:p>0.218730699999469</text:p>
              </table:table-cell>
              <table:table-cell office:value-type="float" office:value="22.1488368">
                <text:p>22.1488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32510099999854">
                <text:p>0.032510099999854</text:p>
              </table:table-cell>
              <table:table-cell office:value-type="float" office:value="1.09419080000043">
                <text:p>1.09419080000043</text:p>
              </table:table-cell>
              <table:table-cell office:value-type="float" office:value="34.1077208999996">
                <text:p>34.1077208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403140999997049">
                <text:p>0.0403140999997049</text:p>
              </table:table-cell>
              <table:table-cell office:value-type="float" office:value="1.44503760000043">
                <text:p>1.44503760000043</text:p>
              </table:table-cell>
              <table:table-cell office:value-type="float" office:value="50.1278038999999">
                <text:p>50.1278038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498340999993161">
                <text:p>0.0498340999993161</text:p>
              </table:table-cell>
              <table:table-cell office:value-type="float" office:value="2.07525450000048">
                <text:p>2.07525450000048</text:p>
              </table:table-cell>
              <table:table-cell office:value-type="float" office:value="70.5475551">
                <text:p>70.5475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25cm" svg:height="9.527cm" xlink:href=".." xlink:type="simple" chart:class="chart:scatter" chart:style-name="ch1">
        <chart:title svg:x="2cm" svg:y="0.326cm" chart:style-name="ch2">
          <text:p>Časová náročnost běhu hlavních smyček algoritmů s narůstajícím n</text:p>
        </chart:title>
        <chart:legend chart:legend-position="end" svg:x="12.919cm" svg:y="3.957cm" style:legend-expansion="high" chart:style-name="ch3"/>
        <chart:plot-area chart:style-name="ch4" table:cell-range-address="time_comparison_selected.B3:time_comparison_selected.B12 time_comparison_selected.F3:time_comparison_selected.F12 time_comparison_selected.D3:time_comparison_selected.D12 time_comparison_selected.I3:time_comparison_selected.I12" chart:data-source-has-labels="both" svg:x="1.359cm" svg:y="1.321cm" svg:width="11.202cm" svg:height="7.045cm">
          <chart:coordinate-region svg:x="3.113cm" svg:y="1.523cm" svg:width="9.066cm" svg:height="6.19cm"/>
          <chart:axis chart:dimension="x" chart:name="primary-x" chart:style-name="ch5" chartooo:axis-type="auto">
            <chart:title svg:x="6.818cm" svg:y="8.556cm" chart:style-name="ch6">
              <text:p>n</text:p>
            </chart:title>
            <chart:categories table:cell-range-address="time_comparison_selected.B3:time_comparison_selected.B12"/>
          </chart:axis>
          <chart:axis chart:dimension="y" chart:name="primary-y" chart:style-name="ch7">
            <chart:title svg:x="0.451cm" svg:y="5.398cm" chart:style-name="ch8">
              <text:p>Čas [s]</text:p>
            </chart:title>
            <chart:grid chart:style-name="ch9" chart:class="major"/>
          </chart:axis>
          <chart:series chart:style-name="ch10" chart:values-cell-range-address="time_comparison_selected.F3:time_comparison_selected.F12" loext:label-string="&quot;k-medoids&quot;" chart:class="chart:scatter">
            <chart:domain table:cell-range-address="time_comparison_selected.B3:time_comparison_selected.B12"/>
            <chart:data-point chart:repeated="10"/>
          </chart:series>
          <chart:series chart:style-name="ch11" chart:values-cell-range-address="time_comparison_selected.D3:time_comparison_selected.D12" loext:label-string="&quot;k-means&quot;" chart:class="chart:scatter">
            <chart:data-point chart:repeated="10"/>
          </chart:series>
          <chart:series chart:style-name="ch12" chart:values-cell-range-address="time_comparison_selected.I3:time_comparison_selected.I12" loext:label-string="&quot;Navrhovaný algoritmus&quot;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k-medoids</text:p>
              </table:table-cell>
              <table:table-cell office:value-type="string">
                <text:p>k-means</text:p>
              </table:table-cell>
              <table:table-cell office:value-type="string">
                <text:p>Navrhovaný algoritmus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e_comparison_selected.B3:time_comparison_selected.B12</svg:desc>
                </draw:g>
              </table:table-cell>
              <table:table-cell office:value-type="float" office:value="100">
                <text:p>100</text:p>
                <draw:g>
                  <svg:desc>time_comparison_selected.B3:time_comparison_selected.B12</svg:desc>
                </draw:g>
              </table:table-cell>
              <table:table-cell office:value-type="float" office:value="0.0114971000002697">
                <text:p>0.0114971000002697</text:p>
                <draw:g>
                  <svg:desc>time_comparison_selected.F3:time_comparison_selected.F12</svg:desc>
                </draw:g>
              </table:table-cell>
              <table:table-cell office:value-type="float" office:value="0.00353670000004058">
                <text:p>0.00353670000004058</text:p>
                <draw:g>
                  <svg:desc>time_comparison_selected.D3:time_comparison_selected.D12</svg:desc>
                </draw:g>
              </table:table-cell>
              <table:table-cell office:value-type="float" office:value="0.00124389999928098">
                <text:p>0.00124389999928098</text:p>
                <draw:g>
                  <svg:desc>time_comparison_selected.I3:time_comparison_selected.I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97786999992604">
                <text:p>0.0397786999992604</text:p>
              </table:table-cell>
              <table:table-cell office:value-type="float" office:value="0.00475589999950898">
                <text:p>0.00475589999950898</text:p>
              </table:table-cell>
              <table:table-cell office:value-type="float" office:value="0.00870409999970434">
                <text:p>0.008704099999704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52814900000521">
                <text:p>0.152814900000521</text:p>
              </table:table-cell>
              <table:table-cell office:value-type="float" office:value="0.00981169999977283">
                <text:p>0.00981169999977283</text:p>
              </table:table-cell>
              <table:table-cell office:value-type="float" office:value="0.0154612999995152">
                <text:p>0.01546129999951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841970000001311">
                <text:p>0.0841970000001311</text:p>
              </table:table-cell>
              <table:table-cell office:value-type="float" office:value="0.00996840000061638">
                <text:p>0.00996840000061638</text:p>
              </table:table-cell>
              <table:table-cell office:value-type="float" office:value="0.0312155000001439">
                <text:p>0.03121550000014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273502900000494">
                <text:p>0.273502900000494</text:p>
              </table:table-cell>
              <table:table-cell office:value-type="float" office:value="0.0158344999999827">
                <text:p>0.0158344999999827</text:p>
              </table:table-cell>
              <table:table-cell office:value-type="float" office:value="0.0233797000000777">
                <text:p>0.02337970000007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50877800000126">
                <text:p>0.250877800000126</text:p>
              </table:table-cell>
              <table:table-cell office:value-type="float" office:value="0.0144996000008177">
                <text:p>0.0144996000008177</text:p>
              </table:table-cell>
              <table:table-cell office:value-type="float" office:value="0.0271759999995993">
                <text:p>0.02717599999959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554568499999732">
                <text:p>0.554568499999732</text:p>
              </table:table-cell>
              <table:table-cell office:value-type="float" office:value="0.0394876999998814">
                <text:p>0.0394876999998814</text:p>
              </table:table-cell>
              <table:table-cell office:value-type="float" office:value="0.0544123999998192">
                <text:p>0.05441239999981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1580099999774">
                <text:p>0.451580099999774</text:p>
              </table:table-cell>
              <table:table-cell office:value-type="float" office:value="0.0220085000000836">
                <text:p>0.0220085000000836</text:p>
              </table:table-cell>
              <table:table-cell office:value-type="float" office:value="0.0588025999995807">
                <text:p>0.05880259999958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8990260999999">
                <text:p>1.8990260999999</text:p>
              </table:table-cell>
              <table:table-cell office:value-type="float" office:value="0.033093000000008">
                <text:p>0.033093000000008</text:p>
              </table:table-cell>
              <table:table-cell office:value-type="float" office:value="0.0969773000006171">
                <text:p>0.09697730000061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8243966">
                <text:p>0.8243966</text:p>
              </table:table-cell>
              <table:table-cell office:value-type="float" office:value="0.0486273999995319">
                <text:p>0.0486273999995319</text:p>
              </table:table-cell>
              <table:table-cell office:value-type="float" office:value="0.132214199999908">
                <text:p>0.132214199999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18cm" svg:height="9.656cm" xlink:href=".." xlink:type="simple" chart:class="chart:scatter" chart:style-name="ch1">
        <chart:title svg:x="2.441cm" svg:y="0.329cm" chart:style-name="ch2">
          <text:p>Časová náročnost přípravy dat pro každý algoritmus s narůstajícím n</text:p>
        </chart:title>
        <chart:legend chart:legend-position="end" svg:x="14.012cm" svg:y="4.022cm" style:legend-expansion="high" chart:style-name="ch3"/>
        <chart:plot-area chart:style-name="ch4" table:cell-range-address="time_comparison_selected.B3:time_comparison_selected.C12 time_comparison_selected.E3:time_comparison_selected.E12 time_comparison_selected.H15:time_comparison_selected.H24" chart:data-source-has-labels="row" svg:x="1.381cm" svg:y="1.327cm" svg:width="12.251cm" svg:height="7.165cm">
          <chart:coordinate-region svg:x="3.135cm" svg:y="1.529cm" svg:width="10.114cm" svg:height="6.31cm"/>
          <chart:axis chart:dimension="x" chart:name="primary-x" chart:style-name="ch5">
            <chart:title svg:x="7.364cm" svg:y="8.685cm" chart:style-name="ch6">
              <text:p>n</text:p>
            </chart:title>
          </chart:axis>
          <chart:axis chart:dimension="y" chart:name="primary-y" chart:style-name="ch7">
            <chart:title svg:x="0.451cm" svg:y="5.464cm" chart:style-name="ch8">
              <text:p>Čas [s]</text:p>
            </chart:title>
            <chart:grid chart:style-name="ch9" chart:class="major"/>
          </chart:axis>
          <chart:series chart:style-name="ch10" chart:values-cell-range-address="time_comparison_selected.C3:time_comparison_selected.C12" loext:label-string="&quot;k-means&quot;" chart:class="chart:scatter">
            <chart:domain table:cell-range-address="time_comparison_selected.B3:time_comparison_selected.B12"/>
            <chart:data-point chart:repeated="10"/>
          </chart:series>
          <chart:series chart:style-name="ch11" chart:values-cell-range-address="time_comparison_selected.E3:time_comparison_selected.E12" loext:label-string="&quot;k-medoids&quot;" chart:class="chart:scatter">
            <chart:data-point chart:repeated="10"/>
          </chart:series>
          <chart:series chart:style-name="ch12" chart:values-cell-range-address="time_comparison_selected.H15:time_comparison_selected.H24" loext:label-string="&quot;Navrhovaný algoritmus&quot;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k-means</text:p>
              </table:table-cell>
              <table:table-cell office:value-type="string">
                <text:p>k-medoids</text:p>
              </table:table-cell>
              <table:table-cell office:value-type="string">
                <text:p>Navrhovaný algoritm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_comparison_selected.B3:time_comparison_selected.B12</svg:desc>
                </draw:g>
              </table:table-cell>
              <table:table-cell office:value-type="float" office:value="0.0000279000005320995">
                <text:p>0.0000279000005320995</text:p>
                <draw:g>
                  <svg:desc>time_comparison_selected.C3:time_comparison_selected.C12</svg:desc>
                </draw:g>
              </table:table-cell>
              <table:table-cell office:value-type="float" office:value="0.0000279000005320995">
                <text:p>0.0000279000005320995</text:p>
                <draw:g>
                  <svg:desc>time_comparison_selected.E3:time_comparison_selected.E12</svg:desc>
                </draw:g>
              </table:table-cell>
              <table:table-cell office:value-type="float" office:value="0.0538699999997334">
                <text:p>0.0538699999997334</text:p>
                <draw:g>
                  <svg:desc>time_comparison_selected.H15:time_comparison_selected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124999996842234">
                <text:p>0.0000124999996842234</text:p>
              </table:table-cell>
              <table:table-cell office:value-type="float" office:value="0.0000124999996842234">
                <text:p>0.0000124999996842234</text:p>
              </table:table-cell>
              <table:table-cell office:value-type="float" office:value="0.396861900000658">
                <text:p>0.396861900000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141999998959363">
                <text:p>0.0000141999998959363</text:p>
              </table:table-cell>
              <table:table-cell office:value-type="float" office:value="0.0000141999998959363">
                <text:p>0.0000141999998959363</text:p>
              </table:table-cell>
              <table:table-cell office:value-type="float" office:value="1.35789419999946">
                <text:p>1.35789419999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148999997691135">
                <text:p>0.0000148999997691135</text:p>
              </table:table-cell>
              <table:table-cell office:value-type="float" office:value="0.0000148999997691135">
                <text:p>0.0000148999997691135</text:p>
              </table:table-cell>
              <table:table-cell office:value-type="float" office:value="3.52824580000015">
                <text:p>3.5282458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155000006998307">
                <text:p>0.0000155000006998307</text:p>
              </table:table-cell>
              <table:table-cell office:value-type="float" office:value="0.0000155000006998307">
                <text:p>0.0000155000006998307</text:p>
              </table:table-cell>
              <table:table-cell office:value-type="float" office:value="7.05426809999972">
                <text:p>7.05426809999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0153999999383814">
                <text:p>0.0000153999999383814</text:p>
              </table:table-cell>
              <table:table-cell office:value-type="float" office:value="0.0000153999999383814">
                <text:p>0.0000153999999383814</text:p>
              </table:table-cell>
              <table:table-cell office:value-type="float" office:value="12.8450920999994">
                <text:p>12.8450920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0178000000232714">
                <text:p>0.0000178000000232714</text:p>
              </table:table-cell>
              <table:table-cell office:value-type="float" office:value="0.0000178000000232714">
                <text:p>0.0000178000000232714</text:p>
              </table:table-cell>
              <table:table-cell office:value-type="float" office:value="21.2859860000008">
                <text:p>21.2859860000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0162000005730079">
                <text:p>0.0000162000005730079</text:p>
              </table:table-cell>
              <table:table-cell office:value-type="float" office:value="0.0000162000005730079">
                <text:p>0.0000162000005730079</text:p>
              </table:table-cell>
              <table:table-cell office:value-type="float" office:value="33.2693176000003">
                <text:p>33.2693176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0206000004254747">
                <text:p>0.0000206000004254747</text:p>
              </table:table-cell>
              <table:table-cell office:value-type="float" office:value="0.0000206000004254747">
                <text:p>0.0000206000004254747</text:p>
              </table:table-cell>
              <table:table-cell office:value-type="float" office:value="48.694869500001">
                <text:p>48.6948695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0168999995366903">
                <text:p>0.0000168999995366903</text:p>
              </table:table-cell>
              <table:table-cell office:value-type="float" office:value="0.0000168999995366903">
                <text:p>0.0000168999995366903</text:p>
              </table:table-cell>
              <table:table-cell office:value-type="float" office:value="69.7036917000005">
                <text:p>69.7036917000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17cm" svg:height="13.526cm" xlink:href=".." xlink:type="simple" chart:class="chart:bar" chart:style-name="ch1">
        <chart:title svg:x="7.344cm" svg:y="0.406cm" chart:style-name="ch2">
          <text:p>Hodnocení úspěšnosti algoritmů</text:p>
        </chart:title>
        <chart:subtitle svg:x="8.415cm" svg:y="1.481cm" chart:style-name="ch3">
          <text:p>za použití "silhuette score"</text:p>
        </chart:subtitle>
        <chart:legend chart:legend-position="end" svg:x="19.498cm" svg:y="5.957cm" style:legend-expansion="high" chart:style-name="ch4"/>
        <chart:plot-area chart:style-name="ch5" table:cell-range-address="success_rates.A17:success_rates.A20 success_rates.C17:success_rates.D20 success_rates.B18:success_rates.B20" chart:data-source-has-labels="both" svg:x="0.428cm" svg:y="2.408cm" svg:width="18.642cm" svg:height="10.848cm">
          <chart:coordinate-region svg:x="1.293cm" svg:y="2.61cm" svg:width="17.777cm" svg:height="9.993cm"/>
          <chart:axis chart:dimension="x" chart:name="primary-x" chart:style-name="ch6" chartooo:axis-type="auto">
            <chartooo:date-scale/>
            <chart:categories table:cell-range-address="success_rates.A18:success_rates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ccess_rates.C18:success_rates.C20" chart:label-cell-address="success_rates.C17:success_rates.C17" chart:class="chart:bar">
            <chart:data-point chart:repeated="3"/>
          </chart:series>
          <chart:series chart:style-name="ch10" chart:values-cell-range-address="success_rates.D18:success_rates.D20" chart:label-cell-address="success_rates.D17:success_rates.D17" chart:class="chart:bar">
            <chart:data-point chart:repeated="3"/>
          </chart:series>
          <chart:series chart:style-name="ch11" chart:values-cell-range-address="success_rates.B18:success_rates.B20" loext:label-string="&quot;Průměr&quot;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uccess_rates.C17:success_rates.C17</svg:desc>
                </draw:g>
              </table:table-cell>
              <table:table-cell office:value-type="string">
                <text:p>Max</text:p>
                <draw:g>
                  <svg:desc>success_rates.D17:success_rates.D17</svg:desc>
                </draw:g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 k_means_score</text:p>
                <draw:g>
                  <svg:desc>success_rates.A18:success_rates.A20</svg:desc>
                </draw:g>
              </table:table-cell>
              <table:table-cell office:value-type="float" office:value="-0.0919">
                <text:p>-0.0919</text:p>
                <draw:g>
                  <svg:desc>success_rates.C18:success_rates.C20</svg:desc>
                </draw:g>
              </table:table-cell>
              <table:table-cell office:value-type="float" office:value="0.6507">
                <text:p>0.6507</text:p>
                <draw:g>
                  <svg:desc>success_rates.D18:success_rates.D20</svg:desc>
                </draw:g>
              </table:table-cell>
              <table:table-cell office:value-type="float" office:value="0.431">
                <text:p>0.431</text:p>
                <draw:g>
                  <svg:desc>success_rates.B18:success_rates.B20</svg:desc>
                </draw:g>
              </table:table-cell>
            </table:table-row>
            <table:table-row>
              <table:table-cell office:value-type="string">
                <text:p> k_medoids_score</text:p>
              </table:table-cell>
              <table:table-cell office:value-type="float" office:value="0.0094">
                <text:p>0.0094</text:p>
              </table:table-cell>
              <table:table-cell office:value-type="float" office:value="0.6507">
                <text:p>0.6507</text:p>
              </table:table-cell>
              <table:table-cell office:value-type="float" office:value="0.4445">
                <text:p>0.4445</text:p>
              </table:table-cell>
            </table:table-row>
            <table:table-row>
              <table:table-cell office:value-type="string">
                <text:p> k_medoids_alt_score</text:p>
              </table:table-cell>
              <table:table-cell office:value-type="float" office:value="0.1181">
                <text:p>0.1181</text:p>
              </table:table-cell>
              <table:table-cell office:value-type="float" office:value="0.6198">
                <text:p>0.6198</text:p>
              </table:table-cell>
              <table:table-cell office:value-type="float" office:value="0.4721">
                <text:p>0.47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